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38.9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1.0">
      <style:table-properties table:display="true" style:writing-mode="lr-tb" tableooo:tab-color="#3d85c6"/>
    </style:style>
    <style:style style:name="ta2" style:family="table" style:master-page-name="PageStyle_5f_1.1">
      <style:table-properties table:display="true" style:writing-mode="lr-tb" tableooo:tab-color="#3d85c6"/>
    </style:style>
    <style:style style:name="ta3" style:family="table" style:master-page-name="PageStyle_5f_1.2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72pt" fo:font-style="normal" fo:text-shadow="none" style:text-underline-style="none" fo:font-weight="normal" style:font-size-asian="72pt" style:font-style-asian="normal" style:font-weight-asian="normal" style:font-name-complex="Pacifico" style:font-size-complex="7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ackground-color="#e6c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24pt" fo:font-style="normal" fo:text-shadow="none" style:text-underline-style="none" fo:font-weight="normal" style:font-size-asian="24pt" style:font-style-asian="normal" style:font-weight-asian="normal" style:font-name-complex="Lora" style:font-size-complex="24pt" style:font-style-complex="normal" style:font-weight-complex="normal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2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2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4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0.74pt solid #cccccc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6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7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8" style:family="table-cell" style:parent-style-name="Default" style:data-style-name="N128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1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2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3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4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5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0'.H9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7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58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5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0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4" style:family="table-cell" style:parent-style-name="Default">
      <style:table-cell-properties fo:border-bottom="none" fo:background-color="#ff6d98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7" style:family="table-cell" style:parent-style-name="Default" style:data-style-name="N125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68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6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7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7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74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7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7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7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7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8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4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8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87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8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89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9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9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2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95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6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9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04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0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0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1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1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1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7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1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20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21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2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2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26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2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2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3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5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3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3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3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4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4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4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45" style:family="table-cell" style:parent-style-name="Default">
      <style:table-cell-properties fo:border-bottom="none" fo:background-color="#b34c6a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6" style:family="table-cell" style:parent-style-name="Default">
      <style:table-cell-properties fo:border-bottom="0.74pt solid #b7b7b7" fo:background-color="#d9d9d9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7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8" style:family="table-cell" style:parent-style-name="Default" style:data-style-name="N125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14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5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5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5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5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5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5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6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62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6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6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6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9]))&gt;0)" style:apply-style-name="ConditionalStyle_5f_6" style:base-cell-address="'1.0'.J9"/>
    </style:style>
    <style:style style:name="ce17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13]))&gt;0)" style:apply-style-name="ConditionalStyle_5f_6" style:base-cell-address="'1.0'.J13"/>
    </style:style>
    <style:style style:name="ce17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7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24]))&gt;0)" style:apply-style-name="ConditionalStyle_5f_6" style:base-cell-address="'1.0'.J24"/>
    </style:style>
    <style:style style:name="ce17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7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is-true-formula(LEN(TRIM([.J40]))&gt;0)" style:apply-style-name="ConditionalStyle_5f_6" style:base-cell-address="'1.0'.J40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7" style:family="table-cell" style:parent-style-name="Default">
      <style:table-cell-properties fo:border-bottom="none" fo:background-color="#9e435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79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3" style:family="table-cell" style:parent-style-name="Default">
      <style:table-cell-properties fo:background-color="#bec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8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b7b7b7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0'.I45"/>
    </style:style>
    <style:style style:name="ce190" style:family="table-cell" style:parent-style-name="Default">
      <style:table-cell-properties fo:border-bottom="0.06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pt solid #b7b7b7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93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94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5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6" style:family="table-cell" style:parent-style-name="Default" style:data-style-name="N127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7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98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9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0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1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1'.H9"/>
    </style:style>
    <style:style style:name="ce202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3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1'.H9"/>
    </style:style>
    <style:style style:name="ce204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5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H9]&gt;[.G9])" style:apply-style-name="ConditionalStyle_5f_1" style:base-cell-address="'1.1'.H9"/>
    </style:style>
    <style:style style:name="ce206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1'.H9"/>
    </style:style>
    <style:style style:name="ce207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8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09" style:family="table-cell" style:parent-style-name="Default" style:data-style-name="N10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1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11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12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1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14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1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1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17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18" style:family="table-cell" style:parent-style-name="Default">
      <style:table-cell-properties fo:border-bottom="none" fo:background-color="#e4e9e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19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20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2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2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23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2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25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2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2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2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29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1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3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3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3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3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4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43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5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4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48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4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0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51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5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3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5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6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5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58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59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60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61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6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6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6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68" style:family="table-cell" style:parent-style-name="Default">
      <style:table-cell-properties fo:border-bottom="0.06pt solid #b7b7b7" fo:background-color="#de5f85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69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0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71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7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7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76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8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7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8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8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8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8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8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8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8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1'.I46"/>
    </style:style>
    <style:style style:name="ce28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1'.I46"/>
    </style:style>
    <style:style style:name="ce29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91" style:family="table-cell" style:parent-style-name="Default">
      <style:table-cell-properties fo:border-bottom="0.06pt solid #b7b7b7" fo:background-color="#de5f85" style:diagonal-bl-tr="none" style:diagonal-tl-br="none" fo:border-left="0.74pt dotted #000000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1'.J24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9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9"/>
    </style:style>
    <style:style style:name="ce29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13"/>
    </style:style>
    <style:style style:name="ce29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24"/>
    </style:style>
    <style:style style:name="ce29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9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1'.J41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1'.I46"/>
    </style:style>
    <style:style style:name="ce3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0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05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0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8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09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310" style:family="table-cell" style:parent-style-name="Default">
      <style:table-cell-properties fo:background-color="#e6c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11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4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18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19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20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21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7" style:family="table-cell" style:parent-style-name="Default" style:data-style-name="N127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8" style:family="table-cell" style:parent-style-name="Default" style:data-style-name="N127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9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0" style:family="table-cell" style:parent-style-name="Default" style:data-style-name="N127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31" style:family="table-cell" style:parent-style-name="Default" style:data-style-name="N127">
      <style:table-cell-properties fo:border-bottom="0.74pt solid #b7b7b7" fo:background-color="#e4e9e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3" style:family="table-cell" style:parent-style-name="Default" style:data-style-name="N127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3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35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37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38" style:family="table-cell" style:parent-style-name="Default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341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42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3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44" style:family="table-cell" style:parent-style-name="Default" style:data-style-name="N128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5" style:family="table-cell" style:parent-style-name="Default" style:data-style-name="N128">
      <style:table-cell-properties fo:border-bottom="0.74pt solid #b7b7b7" fo:background-color="#e4e9e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6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47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8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49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0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is-true-formula([.H9]&gt;[.G9])" style:apply-style-name="ConditionalStyle_5f_1" style:base-cell-address="'1.2'.H9"/>
    </style:style>
    <style:style style:name="ce351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is-true-formula([.H9]&gt;[.G9])" style:apply-style-name="ConditionalStyle_5f_1" style:base-cell-address="'1.2'.H9"/>
    </style:style>
    <style:style style:name="ce352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2'.H9"/>
    </style:style>
    <style:style style:name="ce353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54" style:family="table-cell" style:parent-style-name="Default" style:data-style-name="N128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is-true-formula([.H9]&gt;[.G9])" style:apply-style-name="ConditionalStyle_5f_1" style:base-cell-address="'1.2'.H9"/>
    </style:style>
    <style:style style:name="ce355" style:family="table-cell" style:parent-style-name="Default" style:data-style-name="N128">
      <style:table-cell-properties fo:border-bottom="0.74pt solid #000000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56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57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is-true-formula([.H9]&gt;[.G9])" style:apply-style-name="ConditionalStyle_5f_1" style:base-cell-address="'1.2'.H9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0" style:family="table-cell" style:parent-style-name="Default" style:data-style-name="N10">
      <style:table-cell-properties fo:border-bottom="0.74pt solid #b7b7b7" fo:background-color="#565656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 style:data-style-name="N10">
      <style:table-cell-properties fo:border-bottom="0.74pt solid #b7b7b7" fo:background-color="#565656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63" style:family="table-cell" style:parent-style-name="Default" style:data-style-name="N10">
      <style:table-cell-properties fo:border-bottom="0.74pt solid #b7b7b7" fo:background-color="#71575f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64" style:family="table-cell" style:parent-style-name="Default" style:data-style-name="N10">
      <style:table-cell-properties fo:border-bottom="0.74pt solid #b7b7b7" fo:background-color="#de5f85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365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&gt;0" style:apply-style-name="ConditionalStyle_5f_8" style:base-cell-address="'1.2'.I50"/>
    </style:style>
    <style:style style:name="ce366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cell-content()&gt;0" style:apply-style-name="ConditionalStyle_5f_10" style:base-cell-address="'1.2'.I51"/>
    </style:style>
    <style:style style:name="ce3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68" style:family="table-cell" style:parent-style-name="Default">
      <style:table-cell-properties fo:border-bottom="0.74pt solid #b7b7b7" fo:background-color="#ff6d98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69" style:family="table-cell" style:parent-style-name="Default">
      <style:table-cell-properties fo:border-bottom="0.74pt solid #b7b7b7" fo:background-color="#d9d9d9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70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371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372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373" style:family="table-cell" style:parent-style-name="Default" style:data-style-name="N126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&gt;0" style:apply-style-name="ConditionalStyle_5f_6" style:base-cell-address="'1.2'.J11"/>
    </style:style>
    <style:style style:name="ce374" style:family="table-cell" style:parent-style-name="Default" style:data-style-name="N125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37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6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7" style:family="table-cell" style:parent-style-name="Default" style:data-style-name="N10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&gt;0" style:apply-style-name="ConditionalStyle_5f_6" style:base-cell-address="'1.2'.J11"/>
    </style:style>
    <style:style style:name="ce378" style:family="table-cell" style:parent-style-name="Default" style:data-style-name="N10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9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9"/>
    </style:style>
    <style:style style:name="ce38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382" style:family="table-cell" style:parent-style-name="Default" style:data-style-name="N10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383" style:family="table-cell" style:parent-style-name="Default">
      <style:table-cell-properties fo:border-bottom="0.06pt solid #b7b7b7" fo:background-color="#e4e9e2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384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38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386" style:family="table-cell" style:parent-style-name="Default">
      <style:table-cell-properties fo:border-bottom="0.06pt solid #b7b7b7" fo:background-color="#e4e9e2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J11"/>
    </style:style>
    <style:style style:name="ce387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388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&gt;0" style:apply-style-name="ConditionalStyle_5f_6" style:base-cell-address="'1.2'.J11"/>
    </style:style>
    <style:style style:name="ce389" style:family="table-cell" style:parent-style-name="Default" style:data-style-name="N10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390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cell-content()&gt;0" style:apply-style-name="ConditionalStyle_5f_10" style:base-cell-address="'1.2'.I51"/>
    </style:style>
    <style:style style:name="ce39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26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4" style:family="table-cell" style:parent-style-name="Default" style:data-style-name="N126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395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6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7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9"/>
    </style:style>
    <style:style style:name="ce39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400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01" style:family="table-cell" style:parent-style-name="Default">
      <style:table-cell-properties fo:border-bottom="0.06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02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03" style:family="table-cell" style:parent-style-name="Default" style:data-style-name="N126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0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5" style:family="table-cell" style:parent-style-name="Default" style:data-style-name="N3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08" style:family="table-cell" style:parent-style-name="Default" style:data-style-name="N3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40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9"/>
    </style:style>
    <style:style style:name="ce412" style:family="table-cell" style:parent-style-name="Default" style:data-style-name="N3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41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17" style:family="table-cell" style:parent-style-name="Default" style:data-style-name="N3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1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0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42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22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11" style:base-cell-address="'1.2'.J9"/>
    </style:style>
    <style:style style:name="ce42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25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9"/>
    </style:style>
    <style:style style:name="ce428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429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31" style:family="table-cell" style:parent-style-name="Default">
      <style:table-cell-properties fo:border-bottom="0.74pt solid #000000" fo:background-color="#565656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11" style:base-cell-address="'1.2'.J9"/>
    </style:style>
    <style:style style:name="ce432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3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43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3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37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38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J11"/>
    </style:style>
    <style:style style:name="ce439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40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1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9"/>
    </style:style>
    <style:style style:name="ce442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43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444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5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J19"/>
    </style:style>
    <style:style style:name="ce446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7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  <style:map style:condition="cell-content()&gt;0" style:apply-style-name="ConditionalStyle_5f_6" style:base-cell-address="'1.2'.J19"/>
    </style:style>
    <style:style style:name="ce44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9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45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51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2" style:family="table-cell" style:parent-style-name="Default">
      <style:table-cell-properties fo:border-bottom="0.06pt solid #b7b7b7" fo:background-color="#e6c0f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5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56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9"/>
    </style:style>
    <style:style style:name="ce457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9"/>
    </style:style>
    <style:style style:name="ce458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5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0" style:family="table-cell" style:parent-style-name="Default">
      <style:table-cell-properties fo:border-bottom="0.06pt solid #b7b7b7" fo:background-color="#e6c0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1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62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6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64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6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67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46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9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9"/>
    </style:style>
    <style:style style:name="ce47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47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73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7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5" style:family="table-cell" style:parent-style-name="Default">
      <style:table-cell-properties fo:border-bottom="0.74pt solid #b7b7b7" fo:background-color="#b34c6a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76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7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79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&gt;0" style:apply-style-name="ConditionalStyle_5f_6" style:base-cell-address="'1.2'.J11"/>
    </style:style>
    <style:style style:name="ce480" style:family="table-cell" style:parent-style-name="Default" style:data-style-name="N125">
      <style:table-cell-properties fo:border-bottom="0.06pt solid #b7b7b7" fo:background-color="#cccccc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48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3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9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487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48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8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cell-content()&gt;0" style:apply-style-name="ConditionalStyle_5f_10" style:base-cell-address="'1.2'.I51"/>
    </style:style>
    <style:style style:name="ce490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91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2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93" style:family="table-cell" style:parent-style-name="Default">
      <style:table-cell-properties fo:border-bottom="0.06pt solid #b7b7b7" fo:background-color="#de5f85" style:diagonal-bl-tr="none" style:diagonal-tl-br="none" fo:border-left="0.74pt dotted #000000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94" style:family="table-cell" style:parent-style-name="Default">
      <style:table-cell-properties fo:border-bottom="none" fo:background-color="#de5f85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95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96" style:family="table-cell" style:parent-style-name="Default">
      <style:table-cell-properties fo:border-bottom="none" fo:background-color="#de5f85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97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49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4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500" style:family="table-cell" style:parent-style-name="Default">
      <style:table-cell-properties fo:border-bottom="0.06pt solid #b7b7b7" fo:background-color="#de5f85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501" style:family="table-cell" style:parent-style-name="Default">
      <style:table-cell-properties fo:border-bottom="0.06pt solid #b7b7b7" fo:background-color="#de5f85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1.2'.J11"/>
    </style:style>
    <style:style style:name="ce502" style:family="table-cell" style:parent-style-name="Default">
      <style:table-cell-properties fo:border-bottom="0.74pt solid #b7b7b7" fo:background-color="#4a86e8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03" style:family="table-cell" style:parent-style-name="Default" style:data-style-name="N125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504" style:family="table-cell" style:parent-style-name="Default">
      <style:table-cell-properties fo:border-bottom="0.06pt solid #b7b7b7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505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506" style:family="table-cell" style:parent-style-name="Default">
      <style:table-cell-properties fo:border-bottom="0.06pt solid #b7b7b7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9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510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1" style:family="table-cell" style:parent-style-name="Default">
      <style:table-cell-properties fo:border-bottom="0.06pt solid #b7b7b7" fo:background-color="#de5f85" style:diagonal-bl-tr="none" style:diagonal-tl-br="none" fo:border-left="0.74pt dotted #000000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2" style:family="table-cell" style:parent-style-name="Default">
      <style:table-cell-properties fo:border-bottom="0.06pt solid #b7b7b7" fo:background-color="#de5f85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3" style:family="table-cell" style:parent-style-name="Default">
      <style:table-cell-properties fo:border-bottom="none" fo:background-color="#de5f85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4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5" style:family="table-cell" style:parent-style-name="Default">
      <style:table-cell-properties fo:border-bottom="0.06pt solid #b7b7b7" fo:background-color="#de5f85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6" style:family="table-cell" style:parent-style-name="Default">
      <style:table-cell-properties fo:border-bottom="none" fo:background-color="#de5f85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7" style:family="table-cell" style:parent-style-name="Default">
      <style:table-cell-properties fo:border-bottom="0.74pt solid #b7b7b7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52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4" style:family="table-cell" style:parent-style-name="Default">
      <style:table-cell-properties fo:border-bottom="0.74pt solid #b7b7b7" fo:background-color="#9e435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25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26" style:family="table-cell" style:parent-style-name="Default" style:data-style-name="N125">
      <style:table-cell-properties fo:border-bottom="0.06pt solid #b7b7b7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527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5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1" style:base-cell-address="'1.2'.J9"/>
    </style:style>
    <style:style style:name="ce529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1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533" style:family="table-cell" style:parent-style-name="Default">
      <style:table-cell-properties fo:border-bottom="0.06pt solid #b7b7b7" fo:background-color="#de5f85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4" style:family="table-cell" style:parent-style-name="Default">
      <style:table-cell-properties fo:border-bottom="0.06pt solid #b7b7b7" fo:background-color="#cccccc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5" style:family="table-cell" style:parent-style-name="Default">
      <style:table-cell-properties fo:border-bottom="0.06pt solid #b7b7b7" fo:background-color="#de5f85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6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538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8" style:base-cell-address="'1.2'.I50"/>
    </style:style>
    <style:style style:name="ce539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540" style:family="table-cell" style:parent-style-name="Default">
      <style:table-cell-properties fo:border-bottom="0.06pt solid #b7b7b7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0'.I9"/>
        <table:content-validation table:name="val2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1'.I9"/>
        <table:content-validation table:name="val3" table:condition="of:cell-content-is-in-list(&quot;0%&quot;;&quot;10%&quot;;&quot;20%&quot;;&quot;30%&quot;;&quot;40%&quot;;&quot;50%&quot;;&quot;60%&quot;;&quot;70%&quot;;&quot;80%&quot;;&quot;90%&quot;;&quot;100%&quot;)" table:allow-empty-cell="true" table:display-list="unsorted" table:base-cell-address="'1.2'.I9"/>
      </table:content-validations>
      <table:table table:name="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49"/>
          <table:table-cell table:style-name="ce176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6"/>
          <table:table-cell table:style-name="ce64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45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77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6"/>
          <table:table-cell table:style-name="ce65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O 3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2"/>
          <table:covered-table-cell table:style-name="ce107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56"/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36" office:value-type="string" calcext:value-type="string">
            <text:p>S</text:p>
          </table:table-cell>
          <table:table-cell table:style-name="ce147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8" office:value-type="string" calcext:value-type="string">
            <text:p>S</text:p>
          </table:table-cell>
          <table:table-cell table:style-name="ce178" office:value-type="string" calcext:value-type="string">
            <text:p>M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K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S</text:p>
          </table:table-cell>
          <table:table-cell table:style-name="ce185" office:value-type="string" calcext:value-type="string">
            <text:p>M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K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83"/>
          <table:table-cell table:style-name="ce92" table:number-columns-repeated="2"/>
          <table:table-cell table:style-name="ce105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10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10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105" table:number-columns-repeated="6"/>
          <table:table-cell table:style-name="ce148" office:value-type="date" office:date-value="2019-02-04" calcext:value-type="date">
            <text:p>04/02</text:p>
          </table:table-cell>
          <table:table-cell table:style-name="ce10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10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105" table:number-columns-repeated="6"/>
          <table:table-cell table:style-name="ce148" office:value-type="date" office:date-value="2019-02-25" calcext:value-type="date">
            <text:p>25/02</text:p>
          </table:table-cell>
          <table:table-cell table:style-name="ce105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105" table:number-columns-repeated="6"/>
          <table:table-cell table:number-columns-repeated="952"/>
        </table:table-row>
        <table:table-row-group>
          <table:table-row table:style-name="ro1">
            <table:table-cell table:style-name="ce6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46" office:value-type="float" office:value="10" calcext:value-type="float">
              <text:p>10.0</text:p>
            </table:table-cell>
            <table:table-cell table:style-name="ce51" table:formula="of:=SUM([.J9:.BT9])" office:value-type="float" office:value="13" calcext:value-type="float">
              <text:p>1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68" table:number-columns-repeated="2"/>
            <table:table-cell table:style-name="ce93" table:number-columns-repeated="2"/>
            <table:table-cell table:style-name="ce106" table:number-columns-repeated="3"/>
            <table:table-cell table:style-name="ce109" office:value-type="float" office:value="4" calcext:value-type="float">
              <text:p>4</text:p>
            </table:table-cell>
            <table:table-cell table:number-columns-repeated="3" table:style-name="ce109" office:value-type="float" office:value="3" calcext:value-type="float">
              <text:p>3</text:p>
            </table:table-cell>
            <table:table-cell table:style-name="ce121" table:number-columns-repeated="3"/>
            <table:table-cell table:style-name="ce93" table:number-columns-repeated="7"/>
            <table:table-cell table:style-name="ce127" table:number-columns-repeated="6"/>
            <table:table-cell table:style-name="ce137"/>
            <table:table-cell table:style-name="ce149"/>
            <table:table-cell table:style-name="ce93" table:number-columns-repeated="6"/>
            <table:table-cell table:style-name="ce121" table:number-columns-repeated="7"/>
            <table:table-cell table:style-name="ce93" table:number-columns-repeated="6"/>
            <table:table-cell table:style-name="ce169"/>
            <table:table-cell table:style-name="ce179" office:value-type="string" calcext:value-type="string" table:number-columns-spanned="7" table:number-rows-spanned="34">
              <text:p>Hiihtoloma</text:p>
            </table:table-cell>
            <table:covered-table-cell table:number-columns-repeated="5"/>
            <table:covered-table-cell table:style-name="ce184"/>
            <table:table-cell table:style-name="ce186" office:value-type="string" calcext:value-type="string" table:number-columns-spanned="7" table:number-rows-spanned="35">
              <text:p>Määritteletön</text:p>
            </table:table-cell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.0</text:p>
            </table:table-cell>
            <table:table-cell table:style-name="ce52" table:formula="of:=SUM([.J10:.BT10])" office:value-type="float" office:value="1" calcext:value-type="float">
              <text:p>1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69" table:number-columns-repeated="2"/>
            <table:table-cell table:style-name="ce94" table:number-columns-repeated="5"/>
            <table:table-cell table:style-name="ce110" table:number-columns-repeated="3"/>
            <table:table-cell table:style-name="ce115" office:value-type="float" office:value="1" calcext:value-type="float">
              <text:p>1</text:p>
            </table:table-cell>
            <table:table-cell table:style-name="ce110" table:number-columns-repeated="3"/>
            <table:table-cell table:style-name="ce94" table:number-columns-repeated="7"/>
            <table:table-cell table:style-name="ce128" table:number-columns-repeated="6"/>
            <table:table-cell table:style-name="ce138"/>
            <table:table-cell table:style-name="ce150"/>
            <table:table-cell table:style-name="ce94" table:number-columns-repeated="6"/>
            <table:table-cell table:style-name="ce110" table:number-columns-repeated="7"/>
            <table:table-cell table:style-name="ce94" table:number-columns-repeated="6"/>
            <table:table-cell table:style-name="ce170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.0</text:p>
            </table:table-cell>
            <table:table-cell table:style-name="ce48" table:formula="of:=SUM([.H9:.H10])" office:value-type="float" office:value="14" calcext:value-type="float">
              <text:p>14.0</text:p>
            </table:table-cell>
            <table:table-cell table:style-name="ce59"/>
            <table:table-cell table:style-name="ce70" table:formula="of:=SUM([.J9:.J10])" office:value-type="float" office:value="0" calcext:value-type="float">
              <text:p>$0.00</text:p>
            </table:table-cell>
            <table:table-cell table:style-name="ce70" table:formula="of:=SUM([.K9:.K10])" office:value-type="float" office:value="0" calcext:value-type="float">
              <text:p>$0.00</text:p>
            </table:table-cell>
            <table:table-cell table:style-name="ce95" table:formula="of:=SUM([.L9:.L10])" office:value-type="float" office:value="0" calcext:value-type="float">
              <text:p>0</text:p>
            </table:table-cell>
            <table:table-cell table:style-name="ce95" table:formula="of:=SUM([.M9:.M10])" office:value-type="float" office:value="0" calcext:value-type="float">
              <text:p>0</text:p>
            </table:table-cell>
            <table:table-cell table:style-name="ce95" table:formula="of:=SUM([.N9:.N10])" office:value-type="float" office:value="0" calcext:value-type="float">
              <text:p>0</text:p>
            </table:table-cell>
            <table:table-cell table:style-name="ce95" table:formula="of:=SUM([.O9:.O10])" office:value-type="float" office:value="0" calcext:value-type="float">
              <text:p>0</text:p>
            </table:table-cell>
            <table:table-cell table:style-name="ce95" table:formula="of:=SUM([.P9:.P10])" office:value-type="float" office:value="0" calcext:value-type="float">
              <text:p>0</text:p>
            </table:table-cell>
            <table:table-cell table:style-name="ce95" table:formula="of:=SUM([.Q9:.Q10])" office:value-type="float" office:value="4" calcext:value-type="float">
              <text:p>4</text:p>
            </table:table-cell>
            <table:table-cell table:style-name="ce95" table:formula="of:=SUM([.R9:.R10])" office:value-type="float" office:value="3" calcext:value-type="float">
              <text:p>3</text:p>
            </table:table-cell>
            <table:table-cell table:style-name="ce95" table:formula="of:=SUM([.S9:.S10])" office:value-type="float" office:value="3" calcext:value-type="float">
              <text:p>3</text:p>
            </table:table-cell>
            <table:table-cell table:style-name="ce95" table:formula="of:=SUM([.T9:.T10])" office:value-type="float" office:value="4" calcext:value-type="float">
              <text:p>4</text:p>
            </table:table-cell>
            <table:table-cell table:style-name="ce95" table:formula="of:=SUM([.U9:.U10])" office:value-type="float" office:value="0" calcext:value-type="float">
              <text:p>0</text:p>
            </table:table-cell>
            <table:table-cell table:style-name="ce95" table:formula="of:=SUM([.V9:.V10])" office:value-type="float" office:value="0" calcext:value-type="float">
              <text:p>0</text:p>
            </table:table-cell>
            <table:table-cell table:style-name="ce95" table:formula="of:=SUM([.W9:.W10])" office:value-type="float" office:value="0" calcext:value-type="float">
              <text:p>0</text:p>
            </table:table-cell>
            <table:table-cell table:style-name="ce95" table:formula="of:=SUM([.X9:.X10])" office:value-type="float" office:value="0" calcext:value-type="float">
              <text:p>0</text:p>
            </table:table-cell>
            <table:table-cell table:style-name="ce95" table:formula="of:=SUM([.Y9:.Y10])" office:value-type="float" office:value="0" calcext:value-type="float">
              <text:p>0</text:p>
            </table:table-cell>
            <table:table-cell table:style-name="ce95" table:formula="of:=SUM([.Z9:.Z10])" office:value-type="float" office:value="0" calcext:value-type="float">
              <text:p>0</text:p>
            </table:table-cell>
            <table:table-cell table:style-name="ce95" table:formula="of:=SUM([.AA9:.AA10])" office:value-type="float" office:value="0" calcext:value-type="float">
              <text:p>0</text:p>
            </table:table-cell>
            <table:table-cell table:style-name="ce95" table:formula="of:=SUM([.AB9:.AB10])" office:value-type="float" office:value="0" calcext:value-type="float">
              <text:p>0</text:p>
            </table:table-cell>
            <table:table-cell table:style-name="ce95" table:formula="of:=SUM([.AC9:.AC10])" office:value-type="float" office:value="0" calcext:value-type="float">
              <text:p>0</text:p>
            </table:table-cell>
            <table:table-cell table:style-name="ce95" table:formula="of:=SUM([.AD9:.AD10])" office:value-type="float" office:value="0" calcext:value-type="float">
              <text:p>0</text:p>
            </table:table-cell>
            <table:table-cell table:style-name="ce95" table:formula="of:=SUM([.AE9:.AE10])" office:value-type="float" office:value="0" calcext:value-type="float">
              <text:p>0</text:p>
            </table:table-cell>
            <table:table-cell table:style-name="ce95" table:formula="of:=SUM([.AF9:.AF10])" office:value-type="float" office:value="0" calcext:value-type="float">
              <text:p>0</text:p>
            </table:table-cell>
            <table:table-cell table:style-name="ce95" table:formula="of:=SUM([.AG9:.AG10])" office:value-type="float" office:value="0" calcext:value-type="float">
              <text:p>0</text:p>
            </table:table-cell>
            <table:table-cell table:style-name="ce95" table:formula="of:=SUM([.AH9:.AH10])" office:value-type="float" office:value="0" calcext:value-type="float">
              <text:p>0</text:p>
            </table:table-cell>
            <table:table-cell table:style-name="ce95" table:formula="of:=SUM([.AI9:.AI10])" office:value-type="float" office:value="0" calcext:value-type="float">
              <text:p>0</text:p>
            </table:table-cell>
            <table:table-cell table:style-name="ce95" table:formula="of:=SUM([.AJ9:.AJ10])" office:value-type="float" office:value="0" calcext:value-type="float">
              <text:p>0</text:p>
            </table:table-cell>
            <table:table-cell table:style-name="ce95" table:formula="of:=SUM([.AK9:.AK10])" office:value-type="float" office:value="0" calcext:value-type="float">
              <text:p>0</text:p>
            </table:table-cell>
            <table:table-cell table:style-name="ce151" table:formula="of:=SUM([.AL9:.AL10])" office:value-type="float" office:value="0" calcext:value-type="float">
              <text:p>0</text:p>
            </table:table-cell>
            <table:table-cell table:style-name="ce95" table:formula="of:=SUM([.AM9:.AM10])" office:value-type="float" office:value="0" calcext:value-type="float">
              <text:p>0</text:p>
            </table:table-cell>
            <table:table-cell table:style-name="ce95" table:formula="of:=SUM([.AN9:.AN10])" office:value-type="float" office:value="0" calcext:value-type="float">
              <text:p>0</text:p>
            </table:table-cell>
            <table:table-cell table:style-name="ce95" table:formula="of:=SUM([.AO9:.AO10])" office:value-type="float" office:value="0" calcext:value-type="float">
              <text:p>0</text:p>
            </table:table-cell>
            <table:table-cell table:style-name="ce95" table:formula="of:=SUM([.AP9:.AP10])" office:value-type="float" office:value="0" calcext:value-type="float">
              <text:p>0</text:p>
            </table:table-cell>
            <table:table-cell table:style-name="ce95" table:formula="of:=SUM([.AQ9:.AQ10])" office:value-type="float" office:value="0" calcext:value-type="float">
              <text:p>0</text:p>
            </table:table-cell>
            <table:table-cell table:style-name="ce95" table:formula="of:=SUM([.AR9:.AR10])" office:value-type="float" office:value="0" calcext:value-type="float">
              <text:p>0</text:p>
            </table:table-cell>
            <table:table-cell table:style-name="ce95" table:formula="of:=SUM([.AS9:.AS10])" office:value-type="float" office:value="0" calcext:value-type="float">
              <text:p>0</text:p>
            </table:table-cell>
            <table:table-cell table:style-name="ce95" table:formula="of:=SUM([.AT9:.AT10])" office:value-type="float" office:value="0" calcext:value-type="float">
              <text:p>0</text:p>
            </table:table-cell>
            <table:table-cell table:style-name="ce95" table:formula="of:=SUM([.AU9:.AU10])" office:value-type="float" office:value="0" calcext:value-type="float">
              <text:p>0</text:p>
            </table:table-cell>
            <table:table-cell table:style-name="ce95" table:formula="of:=SUM([.AV9:.AV10])" office:value-type="float" office:value="0" calcext:value-type="float">
              <text:p>0</text:p>
            </table:table-cell>
            <table:table-cell table:style-name="ce95" table:formula="of:=SUM([.AW9:.AW10])" office:value-type="float" office:value="0" calcext:value-type="float">
              <text:p>0</text:p>
            </table:table-cell>
            <table:table-cell table:style-name="ce95" table:formula="of:=SUM([.AX9:.AX10])" office:value-type="float" office:value="0" calcext:value-type="float">
              <text:p>0</text:p>
            </table:table-cell>
            <table:table-cell table:style-name="ce95" table:formula="of:=SUM([.AY9:.AY10])" office:value-type="float" office:value="0" calcext:value-type="float">
              <text:p>0</text:p>
            </table:table-cell>
            <table:table-cell table:style-name="ce95" table:formula="of:=SUM([.AZ9:.AZ10])" office:value-type="float" office:value="0" calcext:value-type="float">
              <text:p>0</text:p>
            </table:table-cell>
            <table:table-cell table:style-name="ce95" table:formula="of:=SUM([.BA9:.BA10])" office:value-type="float" office:value="0" calcext:value-type="float">
              <text:p>0</text:p>
            </table:table-cell>
            <table:table-cell table:style-name="ce95" table:formula="of:=SUM([.BB9:.BB10])" office:value-type="float" office:value="0" calcext:value-type="float">
              <text:p>0</text:p>
            </table:table-cell>
            <table:table-cell table:style-name="ce95" table:formula="of:=SUM([.BC9:.BC10])" office:value-type="float" office:value="0" calcext:value-type="float">
              <text:p>0</text:p>
            </table:table-cell>
            <table:table-cell table:style-name="ce95" table:formula="of:=SUM([.BD9:.BD10])" office:value-type="float" office:value="0" calcext:value-type="float">
              <text:p>0</text:p>
            </table:table-cell>
            <table:table-cell table:style-name="ce95" table:formula="of:=SUM([.BE9:.BE10])" office:value-type="float" office:value="0" calcext:value-type="float">
              <text:p>0</text:p>
            </table:table-cell>
            <table:table-cell table:style-name="ce95" table:formula="of:=SUM([.BF9:.BF10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4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13:.BT13])" office:value-type="float" office:value="2" calcext:value-type="float">
              <text:p>2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17" office:value-type="float" office:value="1" calcext:value-type="float">
              <text:p>1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97" table:number-columns-repeated="5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4:.BT14])" office:value-type="float" office:value="3" calcext:value-type="float">
              <text:p>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17" office:value-type="float" office:value="2" calcext:value-type="float">
              <text:p>2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97" table:number-columns-repeated="5"/>
            <table:table-cell table:style-name="ce116" table:number-columns-repeated="6"/>
            <table:table-cell table:style-name="ce139"/>
            <table:table-cell table:style-name="ce154"/>
            <table:table-cell table:style-name="ce163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tus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5:.BT15])" office:value-type="float" office:value="2.5" calcext:value-type="float">
              <text:p>2.5</text:p>
            </table:table-cell>
            <table:table-cell table:style-name="ce58" table:content-validation-name="val1" office:value-type="percentage" office:value="0.8" calcext:value-type="percentage">
              <text:p>8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6"/>
            <table:table-cell table:style-name="ce111" table:number-columns-repeated="3"/>
            <table:table-cell table:style-name="ce117" office:value-type="float" office:value="2" calcext:value-type="float">
              <text:p>2</text:p>
            </table:table-cell>
            <table:table-cell table:style-name="ce123" office:value-type="float" office:value="0.5" calcext:value-type="float">
              <text:p>0.5</text:p>
            </table:table-cell>
            <table:table-cell table:style-name="ce123" table:number-columns-repeated="2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16:.BT1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98" table:number-columns-repeated="3"/>
            <table:table-cell table:style-name="ce123" table:number-columns-repeated="6"/>
            <table:table-cell table:style-name="ce116" table:number-columns-repeated="4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n luonno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17:.BT1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23" table:number-columns-repeated="7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18:.BT18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7"/>
            <table:table-cell table:style-name="ce123" table:number-columns-repeated="7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19:.BT19])" office:value-type="float" office:value="3" calcext:value-type="float">
              <text:p>3.0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7" office:value-type="float" office:value="1" calcext:value-type="float">
              <text:p>1</text:p>
            </table:table-cell>
            <table:table-cell table:style-name="ce111" table:number-columns-repeated="3"/>
            <table:table-cell table:style-name="ce117" office:value-type="float" office:value="2" calcext:value-type="float">
              <text:p>2</text:p>
            </table:table-cell>
            <table:table-cell table:style-name="ce98" table:number-columns-repeated="3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0:.BT20])" office:value-type="float" office:value="0" calcext:value-type="float">
              <text:p>0.0</text:p>
            </table:table-cell>
            <table:table-cell table:style-name="ce58" table:content-validation-name="val1" office:value-type="percentage" office:value="0.1" calcext:value-type="percentage">
              <text:p>10%</text:p>
            </table:table-cell>
            <table:table-cell table:style-name="ce73"/>
            <table:table-cell table:style-name="ce86"/>
            <table:table-cell table:style-name="ce98" table:number-columns-repeated="5"/>
            <table:table-cell table:style-name="ce112" table:number-columns-repeated="3"/>
            <table:table-cell table:style-name="ce118"/>
            <table:table-cell table:style-name="ce112" table:number-columns-repeated="3"/>
            <table:table-cell table:style-name="ce123" table:number-columns-repeated="11"/>
            <table:table-cell table:style-name="ce116" table:number-columns-repeated="2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21:.BT21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2"/>
            <table:table-cell table:style-name="ce85"/>
            <table:table-cell table:style-name="ce97" table:number-columns-repeated="5"/>
            <table:table-cell table:style-name="ce111" table:number-columns-repeated="3"/>
            <table:table-cell table:style-name="ce116"/>
            <table:table-cell table:style-name="ce111" table:number-columns-repeated="3"/>
            <table:table-cell table:style-name="ce97"/>
            <table:table-cell table:style-name="ce98" table:number-columns-repeated="3"/>
            <table:table-cell table:style-name="ce97" table:number-columns-repeated="3"/>
            <table:table-cell table:style-name="ce116" table:number-columns-repeated="6"/>
            <table:table-cell table:style-name="ce139"/>
            <table:table-cell table:style-name="ce153"/>
            <table:table-cell table:style-name="ce97" table:number-columns-repeated="6"/>
            <table:table-cell table:style-name="ce111" table:number-columns-repeated="7"/>
            <table:table-cell table:style-name="ce97" table:number-columns-repeated="6"/>
            <table:table-cell table:style-name="ce171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.0</text:p>
          </table:table-cell>
          <table:table-cell table:style-name="ce48" table:formula="of:=SUM([.H13:.H21])" office:value-type="float" office:value="10.5" calcext:value-type="float">
            <text:p>10.5</text:p>
          </table:table-cell>
          <table:table-cell table:style-name="ce60"/>
          <table:table-cell table:style-name="ce74" table:formula="of:=SUM([.J13:.J21])" office:value-type="percentage" office:value="0" calcext:value-type="percentage">
            <text:p>0%</text:p>
          </table:table-cell>
          <table:table-cell table:style-name="ce70" table:formula="of:=SUM([.K13:.K21])" office:value-type="float" office:value="0" calcext:value-type="float">
            <text:p>$0.00</text:p>
          </table:table-cell>
          <table:table-cell table:style-name="ce95" table:formula="of:=SUM([.L13:.L21])" office:value-type="float" office:value="0" calcext:value-type="float">
            <text:p>0</text:p>
          </table:table-cell>
          <table:table-cell table:style-name="ce95" table:formula="of:=SUM([.M13:.M21])" office:value-type="float" office:value="0" calcext:value-type="float">
            <text:p>0</text:p>
          </table:table-cell>
          <table:table-cell table:style-name="ce95" table:formula="of:=SUM([.N13:.N21])" office:value-type="float" office:value="0" calcext:value-type="float">
            <text:p>0</text:p>
          </table:table-cell>
          <table:table-cell table:style-name="ce95" table:formula="of:=SUM([.O13:.O21])" office:value-type="float" office:value="0" calcext:value-type="float">
            <text:p>0</text:p>
          </table:table-cell>
          <table:table-cell table:style-name="ce95" table:formula="of:=SUM([.P13:.P21])" office:value-type="float" office:value="0" calcext:value-type="float">
            <text:p>0</text:p>
          </table:table-cell>
          <table:table-cell table:style-name="ce95" table:formula="of:=SUM([.Q13:.Q21])" office:value-type="float" office:value="0" calcext:value-type="float">
            <text:p>0</text:p>
          </table:table-cell>
          <table:table-cell table:style-name="ce95" table:formula="of:=SUM([.R13:.R21])" office:value-type="float" office:value="0" calcext:value-type="float">
            <text:p>0</text:p>
          </table:table-cell>
          <table:table-cell table:style-name="ce95" table:formula="of:=SUM([.S13:.S21])" office:value-type="float" office:value="0" calcext:value-type="float">
            <text:p>0</text:p>
          </table:table-cell>
          <table:table-cell table:style-name="ce95" table:formula="of:=SUM([.T13:.T21])" office:value-type="float" office:value="1" calcext:value-type="float">
            <text:p>1</text:p>
          </table:table-cell>
          <table:table-cell table:style-name="ce95" table:formula="of:=SUM([.U13:.U21])" office:value-type="float" office:value="0" calcext:value-type="float">
            <text:p>0</text:p>
          </table:table-cell>
          <table:table-cell table:style-name="ce95" table:formula="of:=SUM([.V13:.V21])" office:value-type="float" office:value="0" calcext:value-type="float">
            <text:p>0</text:p>
          </table:table-cell>
          <table:table-cell table:style-name="ce95" table:formula="of:=SUM([.W13:.W21])" office:value-type="float" office:value="0" calcext:value-type="float">
            <text:p>0</text:p>
          </table:table-cell>
          <table:table-cell table:style-name="ce95" table:formula="of:=SUM([.X13:.X21])" office:value-type="float" office:value="7" calcext:value-type="float">
            <text:p>7</text:p>
          </table:table-cell>
          <table:table-cell table:style-name="ce95" table:formula="of:=SUM([.Y13:.Y21])" office:value-type="float" office:value="2.5" calcext:value-type="float">
            <text:p>2.5</text:p>
          </table:table-cell>
          <table:table-cell table:style-name="ce95" table:formula="of:=SUM([.Z13:.Z21])" office:value-type="float" office:value="0" calcext:value-type="float">
            <text:p>0</text:p>
          </table:table-cell>
          <table:table-cell table:style-name="ce95" table:formula="of:=SUM([.AA13:.AA21])" office:value-type="float" office:value="0" calcext:value-type="float">
            <text:p>0</text:p>
          </table:table-cell>
          <table:table-cell table:style-name="ce95" table:formula="of:=SUM([.AB13:.AB21])" office:value-type="float" office:value="0" calcext:value-type="float">
            <text:p>0</text:p>
          </table:table-cell>
          <table:table-cell table:style-name="ce95" table:formula="of:=SUM([.AC13:.AC21])" office:value-type="float" office:value="0" calcext:value-type="float">
            <text:p>0</text:p>
          </table:table-cell>
          <table:table-cell table:style-name="ce95" table:formula="of:=SUM([.AD13:.AD21])" office:value-type="float" office:value="0" calcext:value-type="float">
            <text:p>0</text:p>
          </table:table-cell>
          <table:table-cell table:style-name="ce95" table:formula="of:=SUM([.AE13:.AE21])" office:value-type="float" office:value="0" calcext:value-type="float">
            <text:p>0</text:p>
          </table:table-cell>
          <table:table-cell table:style-name="ce95" table:formula="of:=SUM([.AF13:.AF21])" office:value-type="float" office:value="0" calcext:value-type="float">
            <text:p>0</text:p>
          </table:table-cell>
          <table:table-cell table:style-name="ce95" table:formula="of:=SUM([.AG13:.AG21])" office:value-type="float" office:value="0" calcext:value-type="float">
            <text:p>0</text:p>
          </table:table-cell>
          <table:table-cell table:style-name="ce95" table:formula="of:=SUM([.AH13:.AH21])" office:value-type="float" office:value="0" calcext:value-type="float">
            <text:p>0</text:p>
          </table:table-cell>
          <table:table-cell table:style-name="ce95" table:formula="of:=SUM([.AI13:.AI21])" office:value-type="float" office:value="0" calcext:value-type="float">
            <text:p>0</text:p>
          </table:table-cell>
          <table:table-cell table:style-name="ce95" table:formula="of:=SUM([.AJ13:.AJ21])" office:value-type="float" office:value="0" calcext:value-type="float">
            <text:p>0</text:p>
          </table:table-cell>
          <table:table-cell table:style-name="ce95" table:formula="of:=SUM([.AK13:.AK21])" office:value-type="float" office:value="0" calcext:value-type="float">
            <text:p>0</text:p>
          </table:table-cell>
          <table:table-cell table:style-name="ce151" table:formula="of:=SUM([.AL13:.AL21])" office:value-type="float" office:value="0" calcext:value-type="float">
            <text:p>0</text:p>
          </table:table-cell>
          <table:table-cell table:style-name="ce95" table:formula="of:=SUM([.AM13:.AM21])" office:value-type="float" office:value="0" calcext:value-type="float">
            <text:p>0</text:p>
          </table:table-cell>
          <table:table-cell table:style-name="ce95" table:formula="of:=SUM([.AN13:.AN21])" office:value-type="float" office:value="0" calcext:value-type="float">
            <text:p>0</text:p>
          </table:table-cell>
          <table:table-cell table:style-name="ce95" table:formula="of:=SUM([.AO13:.AO21])" office:value-type="float" office:value="0" calcext:value-type="float">
            <text:p>0</text:p>
          </table:table-cell>
          <table:table-cell table:style-name="ce95" table:formula="of:=SUM([.AP13:.AP21])" office:value-type="float" office:value="0" calcext:value-type="float">
            <text:p>0</text:p>
          </table:table-cell>
          <table:table-cell table:style-name="ce95" table:formula="of:=SUM([.AQ13:.AQ21])" office:value-type="float" office:value="0" calcext:value-type="float">
            <text:p>0</text:p>
          </table:table-cell>
          <table:table-cell table:style-name="ce95" table:formula="of:=SUM([.AR13:.AR21])" office:value-type="float" office:value="0" calcext:value-type="float">
            <text:p>0</text:p>
          </table:table-cell>
          <table:table-cell table:style-name="ce95" table:formula="of:=SUM([.AS13:.AS21])" office:value-type="float" office:value="0" calcext:value-type="float">
            <text:p>0</text:p>
          </table:table-cell>
          <table:table-cell table:style-name="ce95" table:formula="of:=SUM([.AT13:.AT21])" office:value-type="float" office:value="0" calcext:value-type="float">
            <text:p>0</text:p>
          </table:table-cell>
          <table:table-cell table:style-name="ce95" table:formula="of:=SUM([.AU13:.AU21])" office:value-type="float" office:value="0" calcext:value-type="float">
            <text:p>0</text:p>
          </table:table-cell>
          <table:table-cell table:style-name="ce95" table:formula="of:=SUM([.AV13:.AV21])" office:value-type="float" office:value="0" calcext:value-type="float">
            <text:p>0</text:p>
          </table:table-cell>
          <table:table-cell table:style-name="ce95" table:formula="of:=SUM([.AW13:.AW21])" office:value-type="float" office:value="0" calcext:value-type="float">
            <text:p>0</text:p>
          </table:table-cell>
          <table:table-cell table:style-name="ce95" table:formula="of:=SUM([.AX13:.AX21])" office:value-type="float" office:value="0" calcext:value-type="float">
            <text:p>0</text:p>
          </table:table-cell>
          <table:table-cell table:style-name="ce95" table:formula="of:=SUM([.AY13:.AY21])" office:value-type="float" office:value="0" calcext:value-type="float">
            <text:p>0</text:p>
          </table:table-cell>
          <table:table-cell table:style-name="ce95" table:formula="of:=SUM([.AZ13:.AZ21])" office:value-type="float" office:value="0" calcext:value-type="float">
            <text:p>0</text:p>
          </table:table-cell>
          <table:table-cell table:style-name="ce95" table:formula="of:=SUM([.BA13:.BA21])" office:value-type="float" office:value="0" calcext:value-type="float">
            <text:p>0</text:p>
          </table:table-cell>
          <table:table-cell table:style-name="ce95" table:formula="of:=SUM([.BB13:.BB21])" office:value-type="float" office:value="0" calcext:value-type="float">
            <text:p>0</text:p>
          </table:table-cell>
          <table:table-cell table:style-name="ce95" table:formula="of:=SUM([.BC13:.BC21])" office:value-type="float" office:value="0" calcext:value-type="float">
            <text:p>0</text:p>
          </table:table-cell>
          <table:table-cell table:style-name="ce95" table:formula="of:=SUM([.BD13:.BD21])" office:value-type="float" office:value="0" calcext:value-type="float">
            <text:p>0</text:p>
          </table:table-cell>
          <table:table-cell table:style-name="ce95" table:formula="of:=SUM([.BE13:.BE21])" office:value-type="float" office:value="0" calcext:value-type="float">
            <text:p>0</text:p>
          </table:table-cell>
          <table:table-cell table:style-name="ce95" table:formula="of:=SUM([.BF13:.BF21])" office:value-type="float" office:value="0" calcext:value-type="float">
            <text:p>0</text:p>
          </table:table-cell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20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3.1" calcext:value-type="float">
              <text:p>3.1</text:p>
            </table:table-cell>
            <table:table-cell table:style-name="ce18" office:value-type="string" calcext:value-type="string">
              <text:p>Ulkoasu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4];[.E24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4" table:formula="of:=SUM([.J24:.BT24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3" table:number-columns-repeated="3"/>
            <table:table-cell table:style-name="ce135"/>
            <table:table-cell table:style-name="ce133" table:number-columns-repeated="13"/>
            <table:table-cell table:style-name="ce166"/>
            <table:table-cell table:style-name="ce99" table:number-columns-repeated="5"/>
            <table:table-cell table:style-name="ce172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25:.BT25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4" table:number-columns-repeated="3"/>
            <table:table-cell table:style-name="ce155"/>
            <table:table-cell table:style-name="ce164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6:.BT2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5"/>
            <table:table-cell table:style-name="ce87"/>
            <table:table-cell table:style-name="ce99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7"/>
            <table:table-cell table:style-name="ce129" table:number-columns-repeated="4"/>
            <table:table-cell table:style-name="ce134" table:number-columns-repeated="3"/>
            <table:table-cell table:style-name="ce155"/>
            <table:table-cell table:style-name="ce164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2" calcext:value-type="float">
              <text:p>3.2</text:p>
            </table:table-cell>
            <table:table-cell table:style-name="ce18" office:value-type="string" calcext:value-type="string">
              <text:p>PHP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7];[.E27])" office:value-type="float" office:value="30" calcext:value-type="float">
              <text:p>30</text:p>
            </table:table-cell>
            <table:table-cell table:style-name="ce46" table:formula="of:=SUM([.G28:.G32])" office:value-type="float" office:value="50" calcext:value-type="float">
              <text:p>50.0</text:p>
            </table:table-cell>
            <table:table-cell table:style-name="ce53" table:formula="of:=SUM([.J27:.BT2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 table:number-columns-repeated="3"/>
            <table:table-cell table:style-name="ce100" table:number-columns-repeated="7"/>
            <table:table-cell table:style-name="ce119" table:number-columns-repeated="6"/>
            <table:table-cell table:style-name="ce140"/>
            <table:table-cell table:style-name="ce156"/>
            <table:table-cell table:style-name="ce100" table:number-columns-repeated="2"/>
            <table:table-cell table:style-name="ce135" table:number-columns-repeated="1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53" table:formula="of:=SUM([.J28:.BT28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7"/>
            <table:table-cell table:style-name="ce113" table:number-columns-repeated="7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29:.BT29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18" calcext:value-type="float">
              <text:p>18.0</text:p>
            </table:table-cell>
            <table:table-cell table:style-name="ce55" table:formula="of:=SUM([.J30:.BT30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5" table:formula="of:=SUM([.J31:.BT31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5" table:formula="of:=SUM([.J32:.BT32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7"/>
            <table:table-cell table:style-name="ce113" table:number-columns-repeated="7"/>
            <table:table-cell table:style-name="ce164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3" calcext:value-type="float">
              <text:p>3.3</text:p>
            </table:table-cell>
            <table:table-cell table:style-name="ce18" office:value-type="string" calcext:value-type="string">
              <text:p>SQL</text:p>
            </table:table-cell>
            <table:table-cell table:style-name="ce28" office:value-type="string" calcext:value-type="string">
              <text:p>Kylie R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3];[.E33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.0</text:p>
            </table:table-cell>
            <table:table-cell table:style-name="ce53" table:formula="of:=SUM([.J33:.BT33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18" office:value-type="string" calcext:value-type="string">
              <text:p>SQL-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34:.BT34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29" table:number-columns-repeated="6"/>
            <table:table-cell table:style-name="ce141"/>
            <table:table-cell table:style-name="ce135" table:number-columns-repeated="14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35:.BT35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6"/>
            <table:table-cell table:style-name="ce140"/>
            <table:table-cell table:style-name="ce157"/>
            <table:table-cell table:style-name="ce99" table:number-columns-repeated="6"/>
            <table:table-cell table:style-name="ce113" table:number-columns-repeated="7"/>
            <table:table-cell table:style-name="ce135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.0</text:p>
            </table:table-cell>
            <table:table-cell table:style-name="ce53" table:formula="of:=SUM([.J36:.BT36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4"/>
            <table:table-cell table:style-name="ce135" table:number-columns-repeated="2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53" table:formula="of:=SUM([.J37:.BT37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6"/>
            <table:table-cell table:style-name="ce88"/>
            <table:table-cell table:style-name="ce100" table:number-columns-repeated="5"/>
            <table:table-cell table:style-name="ce113" table:number-columns-repeated="3"/>
            <table:table-cell table:style-name="ce119"/>
            <table:table-cell table:style-name="ce113"/>
            <table:table-cell table:style-name="ce122" table:number-columns-repeated="2"/>
            <table:table-cell table:style-name="ce99" table:number-columns-repeated="4"/>
            <table:table-cell table:style-name="ce100" table:number-columns-repeated="3"/>
            <table:table-cell table:style-name="ce119" table:number-columns-repeated="6"/>
            <table:table-cell table:style-name="ce140"/>
            <table:table-cell table:style-name="ce156"/>
            <table:table-cell table:style-name="ce100" table:number-columns-repeated="6"/>
            <table:table-cell table:style-name="ce113" table:number-columns-repeated="7"/>
            <table:table-cell table:style-name="ce100" table:number-columns-repeated="6"/>
            <table:table-cell table:style-name="ce173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24:.G37])" office:value-type="float" office:value="166" calcext:value-type="float">
              <text:p>166.0</text:p>
            </table:table-cell>
            <table:table-cell table:style-name="ce48" table:formula="of:=SUM([.H24:.H37])" office:value-type="float" office:value="0" calcext:value-type="float">
              <text:p>0.0</text:p>
            </table:table-cell>
            <table:table-cell table:style-name="ce60"/>
            <table:table-cell table:style-name="ce74" table:formula="of:=SUM([.J24:.J37])" office:value-type="percentage" office:value="0" calcext:value-type="percentage">
              <text:p>0%</text:p>
            </table:table-cell>
            <table:table-cell table:style-name="ce70" table:formula="of:=SUM([.K24:.K37])" office:value-type="float" office:value="0" calcext:value-type="float">
              <text:p>$0.00</text:p>
            </table:table-cell>
            <table:table-cell table:style-name="ce95" table:formula="of:=SUM([.L24:.L37])" office:value-type="float" office:value="0" calcext:value-type="float">
              <text:p>0</text:p>
            </table:table-cell>
            <table:table-cell table:style-name="ce95" table:formula="of:=SUM([.M24:.M37])" office:value-type="float" office:value="0" calcext:value-type="float">
              <text:p>0</text:p>
            </table:table-cell>
            <table:table-cell table:style-name="ce95" table:formula="of:=SUM([.N24:.N37])" office:value-type="float" office:value="0" calcext:value-type="float">
              <text:p>0</text:p>
            </table:table-cell>
            <table:table-cell table:style-name="ce95" table:formula="of:=SUM([.O24:.O37])" office:value-type="float" office:value="0" calcext:value-type="float">
              <text:p>0</text:p>
            </table:table-cell>
            <table:table-cell table:style-name="ce95" table:formula="of:=SUM([.P24:.P37])" office:value-type="float" office:value="0" calcext:value-type="float">
              <text:p>0</text:p>
            </table:table-cell>
            <table:table-cell table:style-name="ce95" table:formula="of:=SUM([.Q24:.Q37])" office:value-type="float" office:value="0" calcext:value-type="float">
              <text:p>0</text:p>
            </table:table-cell>
            <table:table-cell table:style-name="ce95" table:formula="of:=SUM([.R24:.R37])" office:value-type="float" office:value="0" calcext:value-type="float">
              <text:p>0</text:p>
            </table:table-cell>
            <table:table-cell table:style-name="ce95" table:formula="of:=SUM([.S24:.S37])" office:value-type="float" office:value="0" calcext:value-type="float">
              <text:p>0</text:p>
            </table:table-cell>
            <table:table-cell table:style-name="ce95" table:formula="of:=SUM([.T24:.T37])" office:value-type="float" office:value="0" calcext:value-type="float">
              <text:p>0</text:p>
            </table:table-cell>
            <table:table-cell table:style-name="ce95" table:formula="of:=SUM([.U24:.U37])" office:value-type="float" office:value="0" calcext:value-type="float">
              <text:p>0</text:p>
            </table:table-cell>
            <table:table-cell table:style-name="ce95" table:formula="of:=SUM([.V24:.V37])" office:value-type="float" office:value="0" calcext:value-type="float">
              <text:p>0</text:p>
            </table:table-cell>
            <table:table-cell table:style-name="ce95" table:formula="of:=SUM([.W24:.W37])" office:value-type="float" office:value="0" calcext:value-type="float">
              <text:p>0</text:p>
            </table:table-cell>
            <table:table-cell table:style-name="ce95" table:formula="of:=SUM([.X24:.X37])" office:value-type="float" office:value="0" calcext:value-type="float">
              <text:p>0</text:p>
            </table:table-cell>
            <table:table-cell table:style-name="ce95" table:formula="of:=SUM([.Y24:.Y37])" office:value-type="float" office:value="0" calcext:value-type="float">
              <text:p>0</text:p>
            </table:table-cell>
            <table:table-cell table:style-name="ce95" table:formula="of:=SUM([.Z24:.Z37])" office:value-type="float" office:value="0" calcext:value-type="float">
              <text:p>0</text:p>
            </table:table-cell>
            <table:table-cell table:style-name="ce95" table:formula="of:=SUM([.AA24:.AA37])" office:value-type="float" office:value="0" calcext:value-type="float">
              <text:p>0</text:p>
            </table:table-cell>
            <table:table-cell table:style-name="ce95" table:formula="of:=SUM([.AB24:.AB37])" office:value-type="float" office:value="0" calcext:value-type="float">
              <text:p>0</text:p>
            </table:table-cell>
            <table:table-cell table:style-name="ce95" table:formula="of:=SUM([.AC24:.AC37])" office:value-type="float" office:value="0" calcext:value-type="float">
              <text:p>0</text:p>
            </table:table-cell>
            <table:table-cell table:style-name="ce95" table:formula="of:=SUM([.AD24:.AD37])" office:value-type="float" office:value="0" calcext:value-type="float">
              <text:p>0</text:p>
            </table:table-cell>
            <table:table-cell table:style-name="ce95" table:formula="of:=SUM([.AE24:.AE37])" office:value-type="float" office:value="0" calcext:value-type="float">
              <text:p>0</text:p>
            </table:table-cell>
            <table:table-cell table:style-name="ce95" table:formula="of:=SUM([.AF24:.AF37])" office:value-type="float" office:value="0" calcext:value-type="float">
              <text:p>0</text:p>
            </table:table-cell>
            <table:table-cell table:style-name="ce95" table:formula="of:=SUM([.AG24:.AG37])" office:value-type="float" office:value="0" calcext:value-type="float">
              <text:p>0</text:p>
            </table:table-cell>
            <table:table-cell table:style-name="ce95" table:formula="of:=SUM([.AH24:.AH37])" office:value-type="float" office:value="0" calcext:value-type="float">
              <text:p>0</text:p>
            </table:table-cell>
            <table:table-cell table:style-name="ce95" table:formula="of:=SUM([.AI24:.AI37])" office:value-type="float" office:value="0" calcext:value-type="float">
              <text:p>0</text:p>
            </table:table-cell>
            <table:table-cell table:style-name="ce95" table:formula="of:=SUM([.AJ24:.AJ37])" office:value-type="float" office:value="0" calcext:value-type="float">
              <text:p>0</text:p>
            </table:table-cell>
            <table:table-cell table:style-name="ce95" table:formula="of:=SUM([.AK24:.AK37])" office:value-type="float" office:value="0" calcext:value-type="float">
              <text:p>0</text:p>
            </table:table-cell>
            <table:table-cell table:style-name="ce151" table:formula="of:=SUM([.AL24:.AL37])" office:value-type="float" office:value="0" calcext:value-type="float">
              <text:p>0</text:p>
            </table:table-cell>
            <table:table-cell table:style-name="ce95" table:formula="of:=SUM([.AM24:.AM37])" office:value-type="float" office:value="0" calcext:value-type="float">
              <text:p>0</text:p>
            </table:table-cell>
            <table:table-cell table:style-name="ce95" table:formula="of:=SUM([.AN24:.AN37])" office:value-type="float" office:value="0" calcext:value-type="float">
              <text:p>0</text:p>
            </table:table-cell>
            <table:table-cell table:style-name="ce95" table:formula="of:=SUM([.AO24:.AO37])" office:value-type="float" office:value="0" calcext:value-type="float">
              <text:p>0</text:p>
            </table:table-cell>
            <table:table-cell table:style-name="ce95" table:formula="of:=SUM([.AP24:.AP37])" office:value-type="float" office:value="0" calcext:value-type="float">
              <text:p>0</text:p>
            </table:table-cell>
            <table:table-cell table:style-name="ce95" table:formula="of:=SUM([.AQ24:.AQ37])" office:value-type="float" office:value="0" calcext:value-type="float">
              <text:p>0</text:p>
            </table:table-cell>
            <table:table-cell table:style-name="ce95" table:formula="of:=SUM([.AR24:.AR37])" office:value-type="float" office:value="0" calcext:value-type="float">
              <text:p>0</text:p>
            </table:table-cell>
            <table:table-cell table:style-name="ce95" table:formula="of:=SUM([.AS24:.AS37])" office:value-type="float" office:value="0" calcext:value-type="float">
              <text:p>0</text:p>
            </table:table-cell>
            <table:table-cell table:style-name="ce95" table:formula="of:=SUM([.AT24:.AT37])" office:value-type="float" office:value="0" calcext:value-type="float">
              <text:p>0</text:p>
            </table:table-cell>
            <table:table-cell table:style-name="ce95" table:formula="of:=SUM([.AU24:.AU37])" office:value-type="float" office:value="0" calcext:value-type="float">
              <text:p>0</text:p>
            </table:table-cell>
            <table:table-cell table:style-name="ce95" table:formula="of:=SUM([.AV24:.AV37])" office:value-type="float" office:value="0" calcext:value-type="float">
              <text:p>0</text:p>
            </table:table-cell>
            <table:table-cell table:style-name="ce95" table:formula="of:=SUM([.AW24:.AW37])" office:value-type="float" office:value="0" calcext:value-type="float">
              <text:p>0</text:p>
            </table:table-cell>
            <table:table-cell table:style-name="ce95" table:formula="of:=SUM([.AX24:.AX37])" office:value-type="float" office:value="0" calcext:value-type="float">
              <text:p>0</text:p>
            </table:table-cell>
            <table:table-cell table:style-name="ce95" table:formula="of:=SUM([.AY24:.AY37])" office:value-type="float" office:value="0" calcext:value-type="float">
              <text:p>0</text:p>
            </table:table-cell>
            <table:table-cell table:style-name="ce95" table:formula="of:=SUM([.AZ24:.AZ37])" office:value-type="float" office:value="0" calcext:value-type="float">
              <text:p>0</text:p>
            </table:table-cell>
            <table:table-cell table:style-name="ce95" table:formula="of:=SUM([.BA24:.BA37])" office:value-type="float" office:value="0" calcext:value-type="float">
              <text:p>0</text:p>
            </table:table-cell>
            <table:table-cell table:style-name="ce95" table:formula="of:=SUM([.BB24:.BB37])" office:value-type="float" office:value="0" calcext:value-type="float">
              <text:p>0</text:p>
            </table:table-cell>
            <table:table-cell table:style-name="ce95" table:formula="of:=SUM([.BC24:.BC37])" office:value-type="float" office:value="0" calcext:value-type="float">
              <text:p>0</text:p>
            </table:table-cell>
            <table:table-cell table:style-name="ce95" table:formula="of:=SUM([.BD24:.BD37])" office:value-type="float" office:value="0" calcext:value-type="float">
              <text:p>0</text:p>
            </table:table-cell>
            <table:table-cell table:style-name="ce95" table:formula="of:=SUM([.BE24:.BE37])" office:value-type="float" office:value="0" calcext:value-type="float">
              <text:p>0</text:p>
            </table:table-cell>
            <table:table-cell table:style-name="ce95" table:formula="of:=SUM([.BF24:.BF37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3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 table:number-columns-repeated="2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6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0];[.E40])" office:value-type="float" office:value="47" calcext:value-type="float">
              <text:p>47</text:p>
            </table:table-cell>
            <table:table-cell table:style-name="ce46" office:value-type="float" office:value="4" calcext:value-type="float">
              <text:p>4.0</text:p>
            </table:table-cell>
            <table:table-cell table:style-name="ce53" table:formula="of:=SUM([.J40:.BT40])" office:value-type="float" office:value="0.25" calcext:value-type="float">
              <text:p>0.3</text:p>
            </table:table-cell>
            <table:table-cell table:style-name="ce58" table:content-validation-name="val1" office:value-type="percentage" office:value="0.2" calcext:value-type="percentage">
              <text:p>20%</text:p>
            </table:table-cell>
            <table:table-cell table:style-name="ce77"/>
            <table:table-cell table:style-name="ce89"/>
            <table:table-cell table:style-name="ce101" table:number-columns-repeated="5"/>
            <table:table-cell table:style-name="ce114" table:number-columns-repeated="3"/>
            <table:table-cell table:style-name="ce120" office:value-type="float" office:value="0.25" calcext:value-type="float">
              <text:p>0.25</text:p>
            </table:table-cell>
            <table:table-cell table:style-name="ce114" table:number-columns-repeated="3"/>
            <table:table-cell table:style-name="ce101" table:number-columns-repeated="3"/>
            <table:table-cell table:style-name="ce126"/>
            <table:table-cell table:style-name="ce101" table:number-columns-repeated="3"/>
            <table:table-cell table:style-name="ce130" table:number-columns-repeated="3"/>
            <table:table-cell table:style-name="ce126"/>
            <table:table-cell table:style-name="ce130" table:number-columns-repeated="2"/>
            <table:table-cell table:style-name="ce142"/>
            <table:table-cell table:style-name="ce158"/>
            <table:table-cell table:style-name="ce101"/>
            <table:table-cell table:style-name="ce126"/>
            <table:table-cell table:style-name="ce101" table:number-columns-repeated="4"/>
            <table:table-cell table:style-name="ce114" table:number-columns-repeated="2"/>
            <table:table-cell table:style-name="ce126"/>
            <table:table-cell table:style-name="ce114" table:number-columns-repeated="4"/>
            <table:table-cell table:style-name="ce101" table:number-columns-repeated="6"/>
            <table:table-cell table:style-name="ce17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46" office:value-type="float" office:value="1" calcext:value-type="float">
              <text:p>1.0</text:p>
            </table:table-cell>
            <table:table-cell table:style-name="ce53" table:formula="of:=SUM([.J41:.BT41])" office:value-type="float" office:value="0.25" calcext:value-type="float">
              <text:p>0.3</text:p>
            </table:table-cell>
            <table:table-cell table:style-name="ce58" table:content-validation-name="val1" office:value-type="percentage" office:value="1" calcext:value-type="percentage">
              <text:p>10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20" office:value-type="float" office:value="0.25" calcext:value-type="float">
              <text:p>0.25</text:p>
            </table:table-cell>
            <table:table-cell table:style-name="ce114" table:number-columns-repeated="3"/>
            <table:table-cell table:style-name="ce102" table:number-columns-repeated="7"/>
            <table:table-cell table:style-name="ce131" table:number-columns-repeated="6"/>
            <table:table-cell table:style-name="ce143"/>
            <table:table-cell table:style-name="ce159"/>
            <table:table-cell table:style-name="ce102" table:number-columns-repeated="6"/>
            <table:table-cell table:style-name="ce132" table:number-columns-repeated="7"/>
            <table:table-cell table:style-name="ce102" table:number-columns-repeated="6"/>
            <table:table-cell table:style-name="ce17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46" office:value-type="float" office:value="5" calcext:value-type="float">
              <text:p>5.0</text:p>
            </table:table-cell>
            <table:table-cell table:style-name="ce53" table:formula="of:=SUM([.J42:.BT42])" office:value-type="float" office:value="1" calcext:value-type="float">
              <text:p>1.0</text:p>
            </table:table-cell>
            <table:table-cell table:style-name="ce58" table:content-validation-name="val1" office:value-type="percentage" office:value="0.2" calcext:value-type="percentage">
              <text:p>2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14" table:number-columns-repeated="3"/>
            <table:table-cell table:style-name="ce101" table:number-columns-repeated="3"/>
            <table:table-cell table:style-name="ce126"/>
            <table:table-cell table:style-name="ce102" table:number-columns-repeated="3"/>
            <table:table-cell table:style-name="ce130" table:number-columns-repeated="3"/>
            <table:table-cell table:style-name="ce126"/>
            <table:table-cell table:style-name="ce130" table:number-columns-repeated="2"/>
            <table:table-cell table:style-name="ce142"/>
            <table:table-cell table:style-name="ce159"/>
            <table:table-cell table:style-name="ce102"/>
            <table:table-cell table:style-name="ce126"/>
            <table:table-cell table:style-name="ce102" table:number-columns-repeated="4"/>
            <table:table-cell table:style-name="ce132" table:number-columns-repeated="2"/>
            <table:table-cell table:style-name="ce126"/>
            <table:table-cell table:style-name="ce132" table:number-columns-repeated="4"/>
            <table:table-cell table:style-name="ce102" table:number-columns-repeated="6"/>
            <table:table-cell table:style-name="ce17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.0</text:p>
            </table:table-cell>
            <table:table-cell table:style-name="ce53" table:formula="of:=SUM([.J43:.BT43])" office:value-type="float" office:value="0" calcext:value-type="float">
              <text:p>0.0</text:p>
            </table:table-cell>
            <table:table-cell table:style-name="ce58" table:content-validation-name="val1" office:value-type="percentage" office:value="0" calcext:value-type="percentage">
              <text:p>0%</text:p>
            </table:table-cell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7"/>
            <table:table-cell table:style-name="ce78"/>
            <table:table-cell table:style-name="ce90"/>
            <table:table-cell table:style-name="ce102" table:number-columns-repeated="3"/>
            <table:table-cell table:style-name="ce101" table:number-columns-repeated="2"/>
            <table:table-cell table:style-name="ce114" table:number-columns-repeated="3"/>
            <table:table-cell table:style-name="ce132" table:number-columns-repeated="3"/>
            <table:table-cell table:style-name="ce144"/>
            <table:table-cell table:style-name="ce159"/>
            <table:table-cell table:style-name="ce102" table:number-columns-repeated="6"/>
            <table:table-cell table:style-name="ce114" table:number-columns-repeated="3"/>
            <table:table-cell table:style-name="ce132" table:number-columns-repeated="4"/>
            <table:table-cell table:style-name="ce102" table:number-columns-repeated="6"/>
            <table:table-cell table:style-name="ce175"/>
            <table:table-cell table:style-name="ce181"/>
            <table:table-cell table:style-name="ce183" table:number-columns-repeated="6"/>
            <table:covered-table-cell table:style-name="ce188"/>
            <table:covered-table-cell table:number-columns-repeated="5" table:style-name="ce190"/>
            <table:covered-table-cell table:style-name="ce191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0:.G43])" office:value-type="float" office:value="13" calcext:value-type="float">
              <text:p>13.0</text:p>
            </table:table-cell>
            <table:table-cell table:style-name="ce49" table:formula="of:=SUM([.H40:.H43])" office:value-type="float" office:value="1.5" calcext:value-type="float">
              <text:p>1.5</text:p>
            </table:table-cell>
            <table:table-cell table:style-name="ce61"/>
            <table:table-cell table:style-name="ce79" table:formula="of:=SUM([.J40:.J43])" office:value-type="percentage" office:value="0" calcext:value-type="percentage">
              <text:p>0%</text:p>
            </table:table-cell>
            <table:table-cell table:style-name="ce91" table:formula="of:=SUM([.K40:.K43])" office:value-type="float" office:value="0" calcext:value-type="float">
              <text:p>$0.00</text:p>
            </table:table-cell>
            <table:table-cell table:style-name="ce103" table:formula="of:=SUM([.L40:.L43])" office:value-type="float" office:value="0" calcext:value-type="float">
              <text:p>0</text:p>
            </table:table-cell>
            <table:table-cell table:style-name="ce103" table:formula="of:=SUM([.M40:.M43])" office:value-type="float" office:value="0" calcext:value-type="float">
              <text:p>0</text:p>
            </table:table-cell>
            <table:table-cell table:style-name="ce103" table:formula="of:=SUM([.N40:.N43])" office:value-type="float" office:value="0" calcext:value-type="float">
              <text:p>0</text:p>
            </table:table-cell>
            <table:table-cell table:style-name="ce103" table:formula="of:=SUM([.O40:.O43])" office:value-type="float" office:value="0" calcext:value-type="float">
              <text:p>0</text:p>
            </table:table-cell>
            <table:table-cell table:style-name="ce103" table:formula="of:=SUM([.P40:.P43])" office:value-type="float" office:value="0" calcext:value-type="float">
              <text:p>0</text:p>
            </table:table-cell>
            <table:table-cell table:style-name="ce103" table:formula="of:=SUM([.Q40:.Q43])" office:value-type="float" office:value="0" calcext:value-type="float">
              <text:p>0</text:p>
            </table:table-cell>
            <table:table-cell table:style-name="ce103" table:formula="of:=SUM([.R40:.R43])" office:value-type="float" office:value="0" calcext:value-type="float">
              <text:p>0</text:p>
            </table:table-cell>
            <table:table-cell table:style-name="ce103" table:formula="of:=SUM([.S40:.S43])" office:value-type="float" office:value="0" calcext:value-type="float">
              <text:p>0</text:p>
            </table:table-cell>
            <table:table-cell table:style-name="ce103" table:formula="of:=SUM([.T40:.T43])" office:value-type="float" office:value="1.5" calcext:value-type="float">
              <text:p>1.5</text:p>
            </table:table-cell>
            <table:table-cell table:style-name="ce103" table:formula="of:=SUM([.U40:.U43])" office:value-type="float" office:value="0" calcext:value-type="float">
              <text:p>0</text:p>
            </table:table-cell>
            <table:table-cell table:style-name="ce103" table:formula="of:=SUM([.V40:.V43])" office:value-type="float" office:value="0" calcext:value-type="float">
              <text:p>0</text:p>
            </table:table-cell>
            <table:table-cell table:style-name="ce103" table:formula="of:=SUM([.W40:.W43])" office:value-type="float" office:value="0" calcext:value-type="float">
              <text:p>0</text:p>
            </table:table-cell>
            <table:table-cell table:style-name="ce103" table:formula="of:=SUM([.X40:.X43])" office:value-type="float" office:value="0" calcext:value-type="float">
              <text:p>0</text:p>
            </table:table-cell>
            <table:table-cell table:style-name="ce103" table:formula="of:=SUM([.Y40:.Y43])" office:value-type="float" office:value="0" calcext:value-type="float">
              <text:p>0</text:p>
            </table:table-cell>
            <table:table-cell table:style-name="ce103" table:formula="of:=SUM([.Z40:.Z43])" office:value-type="float" office:value="0" calcext:value-type="float">
              <text:p>0</text:p>
            </table:table-cell>
            <table:table-cell table:style-name="ce103" table:formula="of:=SUM([.AA40:.AA43])" office:value-type="float" office:value="0" calcext:value-type="float">
              <text:p>0</text:p>
            </table:table-cell>
            <table:table-cell table:style-name="ce103" table:formula="of:=SUM([.AB40:.AB43])" office:value-type="float" office:value="0" calcext:value-type="float">
              <text:p>0</text:p>
            </table:table-cell>
            <table:table-cell table:style-name="ce103" table:formula="of:=SUM([.AC40:.AC43])" office:value-type="float" office:value="0" calcext:value-type="float">
              <text:p>0</text:p>
            </table:table-cell>
            <table:table-cell table:style-name="ce103" table:formula="of:=SUM([.AD40:.AD43])" office:value-type="float" office:value="0" calcext:value-type="float">
              <text:p>0</text:p>
            </table:table-cell>
            <table:table-cell table:style-name="ce103" table:formula="of:=SUM([.AE40:.AE43])" office:value-type="float" office:value="0" calcext:value-type="float">
              <text:p>0</text:p>
            </table:table-cell>
            <table:table-cell table:style-name="ce103" table:formula="of:=SUM([.AF40:.AF43])" office:value-type="float" office:value="0" calcext:value-type="float">
              <text:p>0</text:p>
            </table:table-cell>
            <table:table-cell table:style-name="ce103" table:formula="of:=SUM([.AG40:.AG43])" office:value-type="float" office:value="0" calcext:value-type="float">
              <text:p>0</text:p>
            </table:table-cell>
            <table:table-cell table:style-name="ce103" table:formula="of:=SUM([.AH40:.AH43])" office:value-type="float" office:value="0" calcext:value-type="float">
              <text:p>0</text:p>
            </table:table-cell>
            <table:table-cell table:style-name="ce103" table:formula="of:=SUM([.AI40:.AI43])" office:value-type="float" office:value="0" calcext:value-type="float">
              <text:p>0</text:p>
            </table:table-cell>
            <table:table-cell table:style-name="ce103" table:formula="of:=SUM([.AJ40:.AJ43])" office:value-type="float" office:value="0" calcext:value-type="float">
              <text:p>0</text:p>
            </table:table-cell>
            <table:table-cell table:style-name="ce103" table:formula="of:=SUM([.AK40:.AK43])" office:value-type="float" office:value="0" calcext:value-type="float">
              <text:p>0</text:p>
            </table:table-cell>
            <table:table-cell table:style-name="ce160" table:formula="of:=SUM([.AL40:.AL43])" office:value-type="float" office:value="0" calcext:value-type="float">
              <text:p>0</text:p>
            </table:table-cell>
            <table:table-cell table:style-name="ce103" table:formula="of:=SUM([.AM40:.AM43])" office:value-type="float" office:value="0" calcext:value-type="float">
              <text:p>0</text:p>
            </table:table-cell>
            <table:table-cell table:style-name="ce103" table:formula="of:=SUM([.AN40:.AN43])" office:value-type="float" office:value="0" calcext:value-type="float">
              <text:p>0</text:p>
            </table:table-cell>
            <table:table-cell table:style-name="ce103" table:formula="of:=SUM([.AO40:.AO43])" office:value-type="float" office:value="0" calcext:value-type="float">
              <text:p>0</text:p>
            </table:table-cell>
            <table:table-cell table:style-name="ce103" table:formula="of:=SUM([.AP40:.AP43])" office:value-type="float" office:value="0" calcext:value-type="float">
              <text:p>0</text:p>
            </table:table-cell>
            <table:table-cell table:style-name="ce103" table:formula="of:=SUM([.AQ40:.AQ43])" office:value-type="float" office:value="0" calcext:value-type="float">
              <text:p>0</text:p>
            </table:table-cell>
            <table:table-cell table:style-name="ce103" table:formula="of:=SUM([.AR40:.AR43])" office:value-type="float" office:value="0" calcext:value-type="float">
              <text:p>0</text:p>
            </table:table-cell>
            <table:table-cell table:style-name="ce103" table:formula="of:=SUM([.AS40:.AS43])" office:value-type="float" office:value="0" calcext:value-type="float">
              <text:p>0</text:p>
            </table:table-cell>
            <table:table-cell table:style-name="ce103" table:formula="of:=SUM([.AT40:.AT43])" office:value-type="float" office:value="0" calcext:value-type="float">
              <text:p>0</text:p>
            </table:table-cell>
            <table:table-cell table:style-name="ce103" table:formula="of:=SUM([.AU40:.AU43])" office:value-type="float" office:value="0" calcext:value-type="float">
              <text:p>0</text:p>
            </table:table-cell>
            <table:table-cell table:style-name="ce103" table:formula="of:=SUM([.AV40:.AV43])" office:value-type="float" office:value="0" calcext:value-type="float">
              <text:p>0</text:p>
            </table:table-cell>
            <table:table-cell table:style-name="ce103" table:formula="of:=SUM([.AW40:.AW43])" office:value-type="float" office:value="0" calcext:value-type="float">
              <text:p>0</text:p>
            </table:table-cell>
            <table:table-cell table:style-name="ce103" table:formula="of:=SUM([.AX40:.AX43])" office:value-type="float" office:value="0" calcext:value-type="float">
              <text:p>0</text:p>
            </table:table-cell>
            <table:table-cell table:style-name="ce103" table:formula="of:=SUM([.AY40:.AY43])" office:value-type="float" office:value="0" calcext:value-type="float">
              <text:p>0</text:p>
            </table:table-cell>
            <table:table-cell table:style-name="ce103" table:formula="of:=SUM([.AZ40:.AZ43])" office:value-type="float" office:value="0" calcext:value-type="float">
              <text:p>0</text:p>
            </table:table-cell>
            <table:table-cell table:style-name="ce103" table:formula="of:=SUM([.BA40:.BA43])" office:value-type="float" office:value="0" calcext:value-type="float">
              <text:p>0</text:p>
            </table:table-cell>
            <table:table-cell table:style-name="ce103" table:formula="of:=SUM([.BB40:.BB43])" office:value-type="float" office:value="0" calcext:value-type="float">
              <text:p>0</text:p>
            </table:table-cell>
            <table:table-cell table:style-name="ce103" table:formula="of:=SUM([.BC40:.BC43])" office:value-type="float" office:value="0" calcext:value-type="float">
              <text:p>0</text:p>
            </table:table-cell>
            <table:table-cell table:style-name="ce103" table:formula="of:=SUM([.BD40:.BD43])" office:value-type="float" office:value="0" calcext:value-type="float">
              <text:p>0</text:p>
            </table:table-cell>
            <table:table-cell table:style-name="ce103" table:formula="of:=SUM([.BE40:.BE43])" office:value-type="float" office:value="0" calcext:value-type="float">
              <text:p>0</text:p>
            </table:table-cell>
            <table:table-cell table:style-name="ce103" table:formula="of:=SUM([.BF40:.BF43])" office:value-type="float" office:value="0" calcext:value-type="float">
              <text:p>0</text:p>
            </table:table-cell>
            <table:table-cell table:style-name="ce160" table:formula="of:=SUM([.BG40:.BG43])" office:value-type="float" office:value="0" calcext:value-type="float">
              <text:p>0</text:p>
            </table:table-cell>
            <table:table-cell table:style-name="ce103" table:formula="of:=SUM([.BH40:.BH43])" office:value-type="float" office:value="0" calcext:value-type="float">
              <text:p>0</text:p>
            </table:table-cell>
            <table:table-cell table:style-name="ce103" table:formula="of:=SUM([.BI40:.BI43])" office:value-type="float" office:value="0" calcext:value-type="float">
              <text:p>0</text:p>
            </table:table-cell>
            <table:table-cell table:style-name="ce103" table:formula="of:=SUM([.BJ40:.BJ43])" office:value-type="float" office:value="0" calcext:value-type="float">
              <text:p>0</text:p>
            </table:table-cell>
            <table:table-cell table:style-name="ce103" table:formula="of:=SUM([.BK40:.BK43])" office:value-type="float" office:value="0" calcext:value-type="float">
              <text:p>0</text:p>
            </table:table-cell>
            <table:table-cell table:style-name="ce103" table:formula="of:=SUM([.BL40:.BL43])" office:value-type="float" office:value="0" calcext:value-type="float">
              <text:p>0</text:p>
            </table:table-cell>
            <table:table-cell table:style-name="ce103" table:formula="of:=SUM([.BM40:.BM43])" office:value-type="float" office:value="0" calcext:value-type="float">
              <text:p>0</text:p>
            </table:table-cell>
            <table:table-cell table:style-name="ce189" table:formula="of:=SUM([.BN40:.BN42])" office:value-type="float" office:value="0" calcext:value-type="float">
              <text:p>0</text:p>
            </table:table-cell>
            <table:table-cell table:style-name="ce189" table:formula="of:=SUM([.BO40:.BO42])" office:value-type="float" office:value="0" calcext:value-type="float">
              <text:p>0</text:p>
            </table:table-cell>
            <table:table-cell table:style-name="ce189" table:formula="of:=SUM([.BP40:.BP42])" office:value-type="float" office:value="0" calcext:value-type="float">
              <text:p>0</text:p>
            </table:table-cell>
            <table:table-cell table:style-name="ce189" table:formula="of:=SUM([.BQ40:.BQ42])" office:value-type="float" office:value="0" calcext:value-type="float">
              <text:p>0</text:p>
            </table:table-cell>
            <table:table-cell table:style-name="ce189" table:formula="of:=SUM([.BR40:.BR42])" office:value-type="float" office:value="0" calcext:value-type="float">
              <text:p>0</text:p>
            </table:table-cell>
            <table:table-cell table:style-name="ce189" table:formula="of:=SUM([.BS40:.BS42])" office:value-type="float" office:value="0" calcext:value-type="float">
              <text:p>0</text:p>
            </table:table-cell>
            <table:table-cell table:style-name="ce189" table:formula="of:=SUM([.BT40:.BT42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8]+[.G44])" office:value-type="float" office:value="236" calcext:value-type="float">
            <text:p>236.0</text:p>
          </table:table-cell>
          <table:table-cell table:style-name="ce50" table:formula="of:=SUM([.H11]+[.H22]+[.H38]+[.H44])" office:value-type="float" office:value="26" calcext:value-type="float">
            <text:p>26.0</text:p>
          </table:table-cell>
          <table:table-cell table:style-name="ce62" table:formula="of:=SUM([.I11]+[.I22]+[.I38]+[.I44])" office:value-type="percentage" office:value="0" calcext:value-type="percentage">
            <text:p>0%</text:p>
          </table:table-cell>
          <table:table-cell table:style-name="ce80" table:formula="of:=SUM([.J11]+[.J22]+[.J38]+[.J44])" office:value-type="float" office:value="0" calcext:value-type="float">
            <text:p>$0.00</text:p>
          </table:table-cell>
          <table:table-cell table:style-name="ce80" table:formula="of:=SUM([.K11]+[.K22]+[.K38]+[.K44])" office:value-type="float" office:value="0" calcext:value-type="float">
            <text:p>$0.00</text:p>
          </table:table-cell>
          <table:table-cell table:style-name="ce104" table:formula="of:=SUM([.L11]+[.L22]+[.L38]+[.L44])" office:value-type="float" office:value="0" calcext:value-type="float">
            <text:p>0</text:p>
          </table:table-cell>
          <table:table-cell table:style-name="ce104" table:formula="of:=SUM([.M11]+[.M22]+[.M38]+[.M44])" office:value-type="float" office:value="0" calcext:value-type="float">
            <text:p>0</text:p>
          </table:table-cell>
          <table:table-cell table:style-name="ce104" table:formula="of:=SUM([.N11]+[.N22]+[.N38]+[.N44])" office:value-type="float" office:value="0" calcext:value-type="float">
            <text:p>0</text:p>
          </table:table-cell>
          <table:table-cell table:style-name="ce104" table:formula="of:=SUM([.O11]+[.O22]+[.O38]+[.O44])" office:value-type="float" office:value="0" calcext:value-type="float">
            <text:p>0</text:p>
          </table:table-cell>
          <table:table-cell table:style-name="ce104" table:formula="of:=SUM([.P11]+[.P22]+[.P38]+[.P44])" office:value-type="float" office:value="0" calcext:value-type="float">
            <text:p>0</text:p>
          </table:table-cell>
          <table:table-cell table:style-name="ce104" table:formula="of:=SUM([.Q11]+[.Q22]+[.Q38]+[.Q44])" office:value-type="float" office:value="4" calcext:value-type="float">
            <text:p>4</text:p>
          </table:table-cell>
          <table:table-cell table:style-name="ce104" table:formula="of:=SUM([.R11]+[.R22]+[.R38]+[.R44])" office:value-type="float" office:value="3" calcext:value-type="float">
            <text:p>3</text:p>
          </table:table-cell>
          <table:table-cell table:style-name="ce104" table:formula="of:=SUM([.S11]+[.S22]+[.S38]+[.S44])" office:value-type="float" office:value="3" calcext:value-type="float">
            <text:p>3</text:p>
          </table:table-cell>
          <table:table-cell table:style-name="ce104" table:formula="of:=SUM([.T11]+[.T22]+[.T38]+[.T44])" office:value-type="float" office:value="6.5" calcext:value-type="float">
            <text:p>6.5</text:p>
          </table:table-cell>
          <table:table-cell table:style-name="ce104" table:formula="of:=SUM([.U11]+[.U22]+[.U38]+[.U44])" office:value-type="float" office:value="0" calcext:value-type="float">
            <text:p>0</text:p>
          </table:table-cell>
          <table:table-cell table:style-name="ce104" table:formula="of:=SUM([.V11]+[.V22]+[.V38]+[.V44])" office:value-type="float" office:value="0" calcext:value-type="float">
            <text:p>0</text:p>
          </table:table-cell>
          <table:table-cell table:style-name="ce104" table:formula="of:=SUM([.W11]+[.W22]+[.W38]+[.W44])" office:value-type="float" office:value="0" calcext:value-type="float">
            <text:p>0</text:p>
          </table:table-cell>
          <table:table-cell table:style-name="ce104" table:formula="of:=SUM([.X11]+[.X22]+[.X38]+[.X44])" office:value-type="float" office:value="7" calcext:value-type="float">
            <text:p>7</text:p>
          </table:table-cell>
          <table:table-cell table:style-name="ce104" table:formula="of:=SUM([.Y11]+[.Y22]+[.Y38]+[.Y44])" office:value-type="float" office:value="2.5" calcext:value-type="float">
            <text:p>2.5</text:p>
          </table:table-cell>
          <table:table-cell table:style-name="ce104" table:formula="of:=SUM([.Z11]+[.Z22]+[.Z38]+[.Z44])" office:value-type="float" office:value="0" calcext:value-type="float">
            <text:p>0</text:p>
          </table:table-cell>
          <table:table-cell table:style-name="ce104" table:formula="of:=SUM([.AA11]+[.AA22]+[.AA38]+[.AA44])" office:value-type="float" office:value="0" calcext:value-type="float">
            <text:p>0</text:p>
          </table:table-cell>
          <table:table-cell table:style-name="ce104" table:formula="of:=SUM([.AB11]+[.AB22]+[.AB38]+[.AB44])" office:value-type="float" office:value="0" calcext:value-type="float">
            <text:p>0</text:p>
          </table:table-cell>
          <table:table-cell table:style-name="ce104" table:formula="of:=SUM([.AC11]+[.AC22]+[.AC38]+[.AC44])" office:value-type="float" office:value="0" calcext:value-type="float">
            <text:p>0</text:p>
          </table:table-cell>
          <table:table-cell table:style-name="ce104" table:formula="of:=SUM([.AD11]+[.AD22]+[.AD38]+[.AD44])" office:value-type="float" office:value="0" calcext:value-type="float">
            <text:p>0</text:p>
          </table:table-cell>
          <table:table-cell table:style-name="ce104" table:formula="of:=SUM([.AE11]+[.AE22]+[.AE38]+[.AE44])" office:value-type="float" office:value="0" calcext:value-type="float">
            <text:p>0</text:p>
          </table:table-cell>
          <table:table-cell table:style-name="ce104" table:formula="of:=SUM([.AF11]+[.AF22]+[.AF38]+[.AF44])" office:value-type="float" office:value="0" calcext:value-type="float">
            <text:p>0</text:p>
          </table:table-cell>
          <table:table-cell table:style-name="ce104" table:formula="of:=SUM([.AG11]+[.AG22]+[.AG38]+[.AG44])" office:value-type="float" office:value="0" calcext:value-type="float">
            <text:p>0</text:p>
          </table:table-cell>
          <table:table-cell table:style-name="ce104" table:formula="of:=SUM([.AH11]+[.AH22]+[.AH38]+[.AH44])" office:value-type="float" office:value="0" calcext:value-type="float">
            <text:p>0</text:p>
          </table:table-cell>
          <table:table-cell table:style-name="ce104" table:formula="of:=SUM([.AI11]+[.AI22]+[.AI38]+[.AI44])" office:value-type="float" office:value="0" calcext:value-type="float">
            <text:p>0</text:p>
          </table:table-cell>
          <table:table-cell table:style-name="ce104" table:formula="of:=SUM([.AJ11]+[.AJ22]+[.AJ38]+[.AJ44])" office:value-type="float" office:value="0" calcext:value-type="float">
            <text:p>0</text:p>
          </table:table-cell>
          <table:table-cell table:style-name="ce104" table:formula="of:=SUM([.AK11]+[.AK22]+[.AK38]+[.AK44])" office:value-type="float" office:value="0" calcext:value-type="float">
            <text:p>0</text:p>
          </table:table-cell>
          <table:table-cell table:style-name="ce161" table:formula="of:=SUM([.AL11]+[.AL22]+[.AL38]+[.AL44])" office:value-type="float" office:value="0" calcext:value-type="float">
            <text:p>0</text:p>
          </table:table-cell>
          <table:table-cell table:style-name="ce104" table:formula="of:=SUM([.AM11]+[.AM22]+[.AM38]+[.AM44])" office:value-type="float" office:value="0" calcext:value-type="float">
            <text:p>0</text:p>
          </table:table-cell>
          <table:table-cell table:style-name="ce104" table:formula="of:=SUM([.AN11]+[.AN22]+[.AN38]+[.AN44])" office:value-type="float" office:value="0" calcext:value-type="float">
            <text:p>0</text:p>
          </table:table-cell>
          <table:table-cell table:style-name="ce104" table:formula="of:=SUM([.AO11]+[.AO22]+[.AO38]+[.AO44])" office:value-type="float" office:value="0" calcext:value-type="float">
            <text:p>0</text:p>
          </table:table-cell>
          <table:table-cell table:style-name="ce104" table:formula="of:=SUM([.AP11]+[.AP22]+[.AP38]+[.AP44])" office:value-type="float" office:value="0" calcext:value-type="float">
            <text:p>0</text:p>
          </table:table-cell>
          <table:table-cell table:style-name="ce104" table:formula="of:=SUM([.AQ11]+[.AQ22]+[.AQ38]+[.AQ44])" office:value-type="float" office:value="0" calcext:value-type="float">
            <text:p>0</text:p>
          </table:table-cell>
          <table:table-cell table:style-name="ce104" table:formula="of:=SUM([.AR11]+[.AR22]+[.AR38]+[.AR44])" office:value-type="float" office:value="0" calcext:value-type="float">
            <text:p>0</text:p>
          </table:table-cell>
          <table:table-cell table:style-name="ce104" table:formula="of:=SUM([.AS11]+[.AS22]+[.AS38]+[.AS44])" office:value-type="float" office:value="0" calcext:value-type="float">
            <text:p>0</text:p>
          </table:table-cell>
          <table:table-cell table:style-name="ce104" table:formula="of:=SUM([.AT11]+[.AT22]+[.AT38]+[.AT44])" office:value-type="float" office:value="0" calcext:value-type="float">
            <text:p>0</text:p>
          </table:table-cell>
          <table:table-cell table:style-name="ce104" table:formula="of:=SUM([.AU11]+[.AU22]+[.AU38]+[.AU44])" office:value-type="float" office:value="0" calcext:value-type="float">
            <text:p>0</text:p>
          </table:table-cell>
          <table:table-cell table:style-name="ce104" table:formula="of:=SUM([.AV11]+[.AV22]+[.AV38]+[.AV44])" office:value-type="float" office:value="0" calcext:value-type="float">
            <text:p>0</text:p>
          </table:table-cell>
          <table:table-cell table:style-name="ce104" table:formula="of:=SUM([.AW11]+[.AW22]+[.AW38]+[.AW44])" office:value-type="float" office:value="0" calcext:value-type="float">
            <text:p>0</text:p>
          </table:table-cell>
          <table:table-cell table:style-name="ce104" table:formula="of:=SUM([.AX11]+[.AX22]+[.AX38]+[.AX44])" office:value-type="float" office:value="0" calcext:value-type="float">
            <text:p>0</text:p>
          </table:table-cell>
          <table:table-cell table:style-name="ce104" table:formula="of:=SUM([.AY11]+[.AY22]+[.AY38]+[.AY44])" office:value-type="float" office:value="0" calcext:value-type="float">
            <text:p>0</text:p>
          </table:table-cell>
          <table:table-cell table:style-name="ce104" table:formula="of:=SUM([.AZ11]+[.AZ22]+[.AZ38]+[.AZ44])" office:value-type="float" office:value="0" calcext:value-type="float">
            <text:p>0</text:p>
          </table:table-cell>
          <table:table-cell table:style-name="ce104" table:formula="of:=SUM([.BA11]+[.BA22]+[.BA38]+[.BA44])" office:value-type="float" office:value="0" calcext:value-type="float">
            <text:p>0</text:p>
          </table:table-cell>
          <table:table-cell table:style-name="ce104" table:formula="of:=SUM([.BB11]+[.BB22]+[.BB38]+[.BB44])" office:value-type="float" office:value="0" calcext:value-type="float">
            <text:p>0</text:p>
          </table:table-cell>
          <table:table-cell table:style-name="ce104" table:formula="of:=SUM([.BC11]+[.BC22]+[.BC38]+[.BC44])" office:value-type="float" office:value="0" calcext:value-type="float">
            <text:p>0</text:p>
          </table:table-cell>
          <table:table-cell table:style-name="ce104" table:formula="of:=SUM([.BD11]+[.BD22]+[.BD38]+[.BD44])" office:value-type="float" office:value="0" calcext:value-type="float">
            <text:p>0</text:p>
          </table:table-cell>
          <table:table-cell table:style-name="ce104" table:formula="of:=SUM([.BE11]+[.BE22]+[.BE38]+[.BE44])" office:value-type="float" office:value="0" calcext:value-type="float">
            <text:p>0</text:p>
          </table:table-cell>
          <table:table-cell table:style-name="ce104" table:formula="of:=SUM([.BF11]+[.BF22]+[.BF38]+[.BF44])" office:value-type="float" office:value="0" calcext:value-type="float">
            <text:p>0</text:p>
          </table:table-cell>
          <table:table-cell table:style-name="ce161" table:formula="of:=SUM([.BG11]+[.BG22]+[.BG38]+[.BG44])" office:value-type="float" office:value="0" calcext:value-type="float">
            <text:p>0</text:p>
          </table:table-cell>
          <table:table-cell table:style-name="ce104" table:formula="of:=SUM([.BH11]+[.BH22]+[.BH38]+[.BH44])" office:value-type="float" office:value="0" calcext:value-type="float">
            <text:p>0</text:p>
          </table:table-cell>
          <table:table-cell table:style-name="ce104" table:formula="of:=SUM([.BI11]+[.BI22]+[.BI38]+[.BI44])" office:value-type="float" office:value="0" calcext:value-type="float">
            <text:p>0</text:p>
          </table:table-cell>
          <table:table-cell table:style-name="ce104" table:formula="of:=SUM([.BJ11]+[.BJ22]+[.BJ38]+[.BJ44])" office:value-type="float" office:value="0" calcext:value-type="float">
            <text:p>0</text:p>
          </table:table-cell>
          <table:table-cell table:style-name="ce104" table:formula="of:=SUM([.BK11]+[.BK22]+[.BK38]+[.BK44])" office:value-type="float" office:value="0" calcext:value-type="float">
            <text:p>0</text:p>
          </table:table-cell>
          <table:table-cell table:style-name="ce104" table:formula="of:=SUM([.BL11]+[.BL22]+[.BL38]+[.BL44])" office:value-type="float" office:value="0" calcext:value-type="float">
            <text:p>0</text:p>
          </table:table-cell>
          <table:table-cell table:style-name="ce104" table:formula="of:=SUM([.BM11]+[.BM22]+[.BM38]+[.BM44])" office:value-type="float" office:value="0" calcext:value-type="float">
            <text:p>0</text:p>
          </table:table-cell>
          <table:table-cell table:style-name="ce104" table:formula="of:=SUM([.BN11]+[.BN22]+[.BN38]+[.BN44])" office:value-type="float" office:value="0" calcext:value-type="float">
            <text:p>0</text:p>
          </table:table-cell>
          <table:table-cell table:style-name="ce104" table:formula="of:=SUM([.BO11]+[.BO22]+[.BO38]+[.BO44])" office:value-type="float" office:value="0" calcext:value-type="float">
            <text:p>0</text:p>
          </table:table-cell>
          <table:table-cell table:style-name="ce104" table:formula="of:=SUM([.BP11]+[.BP22]+[.BP38]+[.BP44])" office:value-type="float" office:value="0" calcext:value-type="float">
            <text:p>0</text:p>
          </table:table-cell>
          <table:table-cell table:style-name="ce104" table:formula="of:=SUM([.BQ11]+[.BQ22]+[.BQ38]+[.BQ44])" office:value-type="float" office:value="0" calcext:value-type="float">
            <text:p>0</text:p>
          </table:table-cell>
          <table:table-cell table:style-name="ce104" table:formula="of:=SUM([.BR11]+[.BR22]+[.BR38]+[.BR44])" office:value-type="float" office:value="0" calcext:value-type="float">
            <text:p>0</text:p>
          </table:table-cell>
          <table:table-cell table:style-name="ce104" table:formula="of:=SUM([.BS11]+[.BS22]+[.BS38]+[.BS44])" office:value-type="float" office:value="0" calcext:value-type="float">
            <text:p>0</text:p>
          </table:table-cell>
          <table:table-cell table:style-name="ce104" table:formula="of:=SUM([.BT11]+[.BT22]+[.BT38]+[.BT44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1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0'.H9:'1.0'.H10 '1.0'.H13:'1.0'.H21 '1.0'.H24:'1.0'.H37 '1.0'.H40:'1.0'.H43">
            <calcext:condition calcext:apply-style-name="ConditionalStyle_1" calcext:value="formula-is([.H9]&gt;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2" calcext:value="formula-is([.H9]=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3" calcext:value="formula-is([.H9]&lt;[.G9])" calcext:base-cell-address="'1.0'.H9"/>
          </calcext:conditional-format>
          <calcext:conditional-format calcext:target-range-address="'1.0'.H24:'1.0'.H24">
            <calcext:condition calcext:apply-style-name="ConditionalStyle_4" calcext:value="formula-is([.H9]*0)" calcext:base-cell-address="'1.0'.H24"/>
          </calcext:conditional-format>
          <calcext:conditional-format calcext:target-range-address="'1.0'.H9:'1.0'.H9">
            <calcext:condition calcext:apply-style-name="ConditionalStyle_4" calcext:value="formula-is([.H9]*0&gt;[.H9])" calcext:base-cell-address="'1.0'.H9"/>
          </calcext:conditional-format>
          <calcext:conditional-format calcext:target-range-address="'1.0'.J11:'1.0'.BF11 '1.0'.J22:'1.0'.BF22 '1.0'.J38:'1.0'.BF38 '1.0'.J44:'1.0'.BT45 '1.0'.I45:'1.0'.I45">
            <calcext:condition calcext:apply-style-name="ConditionalStyle_5" calcext:value="=0" calcext:base-cell-address="'1.0'.I45"/>
          </calcext:conditional-format>
          <calcext:conditional-format calcext:target-range-address="'1.0'.J40:'1.0'.BF43">
            <calcext:condition calcext:apply-style-name="ConditionalStyle_6" calcext:value="formula-is(LEN(TRIM([.J40]))&gt;0)" calcext:base-cell-address="'1.0'.J40"/>
          </calcext:conditional-format>
          <calcext:conditional-format calcext:target-range-address="'1.0'.J24:'1.0'.BF37">
            <calcext:condition calcext:apply-style-name="ConditionalStyle_6" calcext:value="formula-is(LEN(TRIM([.J24]))&gt;0)" calcext:base-cell-address="'1.0'.J24"/>
          </calcext:conditional-format>
          <calcext:conditional-format calcext:target-range-address="'1.0'.J13:'1.0'.BF21">
            <calcext:condition calcext:apply-style-name="ConditionalStyle_6" calcext:value="formula-is(LEN(TRIM([.J13]))&gt;0)" calcext:base-cell-address="'1.0'.J13"/>
          </calcext:conditional-format>
          <calcext:conditional-format calcext:target-range-address="'1.0'.J9:'1.0'.BF10">
            <calcext:condition calcext:apply-style-name="ConditionalStyle_6" calcext:value="formula-is(LEN(TRIM([.J9]))&gt;0)" calcext:base-cell-address="'1.0'.J9"/>
          </calcext:conditional-format>
        </calcext:conditional-formats>
      </table:table>
      <table:table table:name="1.1" table:style-name="ta2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49"/>
          <table:table-cell table:style-name="ce176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6"/>
          <table:table-cell table:style-name="ce64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45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77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6"/>
          <table:table-cell table:style-name="ce65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O 3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2"/>
          <table:covered-table-cell table:style-name="ce107"/>
          <table:table-cell table:style-name="ce146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2"/>
          <table:covered-table-cell table:style-name="ce107"/>
          <table:table-cell table:style-name="ce65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2"/>
          <table:covered-table-cell table:style-name="ce107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42"/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S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T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L</text:p>
          </table:table-cell>
          <table:table-cell table:style-name="ce136" office:value-type="string" calcext:value-type="string">
            <text:p>S</text:p>
          </table:table-cell>
          <table:table-cell table:style-name="ce147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2" office:value-type="string" calcext:value-type="string">
            <text:p>S</text:p>
          </table:table-cell>
          <table:table-cell table:style-name="ce162" office:value-type="string" calcext:value-type="string">
            <text:p>M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K</text:p>
          </table:table-cell>
          <table:table-cell table:style-name="ce162" office:value-type="string" calcext:value-type="string">
            <text:p>T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L</text:p>
          </table:table-cell>
          <table:table-cell table:style-name="ce168" office:value-type="string" calcext:value-type="string">
            <text:p>S</text:p>
          </table:table-cell>
          <table:table-cell table:style-name="ce178" office:value-type="string" calcext:value-type="string">
            <text:p>M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K</text:p>
          </table:table-cell>
          <table:table-cell table:style-name="ce182" office:value-type="string" calcext:value-type="string">
            <text:p>T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L</text:p>
          </table:table-cell>
          <table:table-cell table:style-name="ce182" office:value-type="string" calcext:value-type="string">
            <text:p>S</text:p>
          </table:table-cell>
          <table:table-cell table:style-name="ce185" office:value-type="string" calcext:value-type="string">
            <text:p>M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K</text:p>
          </table:table-cell>
          <table:table-cell table:style-name="ce185" office:value-type="string" calcext:value-type="string">
            <text:p>T</text:p>
          </table:table-cell>
          <table:table-cell table:style-name="ce185" office:value-type="string" calcext:value-type="string">
            <text:p>P</text:p>
          </table:table-cell>
          <table:table-cell table:style-name="ce185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83"/>
          <table:table-cell table:style-name="ce92" table:number-columns-repeated="2"/>
          <table:table-cell table:style-name="ce105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10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10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105" table:number-columns-repeated="6"/>
          <table:table-cell table:style-name="ce148" office:value-type="date" office:date-value="2019-02-04" calcext:value-type="date">
            <text:p>04/02</text:p>
          </table:table-cell>
          <table:table-cell table:style-name="ce10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10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105" table:number-columns-repeated="6"/>
          <table:table-cell table:style-name="ce148" office:value-type="date" office:date-value="2019-02-25" calcext:value-type="date">
            <text:p>25/02</text:p>
          </table:table-cell>
          <table:table-cell table:style-name="ce105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105" table:number-columns-repeated="6"/>
          <table:table-cell table:number-columns-repeated="952"/>
        </table:table-row>
        <table:table-row-group>
          <table:table-row table:style-name="ro1">
            <table:table-cell table:style-name="ce192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198" office:value-type="float" office:value="10" calcext:value-type="float">
              <text:p>10.0</text:p>
            </table:table-cell>
            <table:table-cell table:style-name="ce200" table:formula="of:=SUM([.J9:.BT9])" office:value-type="float" office:value="13" calcext:value-type="float">
              <text:p>13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2" table:number-columns-repeated="2"/>
            <table:table-cell table:style-name="ce234" table:number-columns-repeated="2"/>
            <table:table-cell table:style-name="ce244" table:number-columns-repeated="3"/>
            <table:table-cell table:style-name="ce245" office:value-type="float" office:value="4" calcext:value-type="float">
              <text:p>4</text:p>
            </table:table-cell>
            <table:table-cell table:number-columns-repeated="3" table:style-name="ce245" office:value-type="float" office:value="3" calcext:value-type="float">
              <text:p>3</text:p>
            </table:table-cell>
            <table:table-cell table:style-name="ce257" table:number-columns-repeated="3"/>
            <table:table-cell table:style-name="ce234" table:number-columns-repeated="7"/>
            <table:table-cell table:style-name="ce262" table:number-columns-repeated="6"/>
            <table:table-cell table:style-name="ce271"/>
            <table:table-cell table:style-name="ce279"/>
            <table:table-cell table:style-name="ce234" table:number-columns-repeated="6"/>
            <table:table-cell table:style-name="ce257" table:number-columns-repeated="7"/>
            <table:table-cell table:style-name="ce234" table:number-columns-repeated="6"/>
            <table:table-cell table:style-name="ce293"/>
            <table:table-cell table:style-name="ce179" office:value-type="string" calcext:value-type="string" table:number-columns-spanned="7" table:number-rows-spanned="35">
              <text:p>Hiihtoloma</text:p>
            </table:table-cell>
            <table:covered-table-cell table:number-columns-repeated="5"/>
            <table:covered-table-cell table:style-name="ce184"/>
            <table:table-cell table:style-name="ce186" office:value-type="string" calcext:value-type="string" table:number-columns-spanned="7" table:number-rows-spanned="36">
              <text:p>Määritteletön</text:p>
            </table:table-cell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.0</text:p>
            </table:table-cell>
            <table:table-cell table:style-name="ce201" table:formula="of:=SUM([.J10:.BT10])" office:value-type="float" office:value="1" calcext:value-type="float">
              <text:p>1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3" table:number-columns-repeated="2"/>
            <table:table-cell table:style-name="ce235" table:number-columns-repeated="5"/>
            <table:table-cell table:style-name="ce246" table:number-columns-repeated="3"/>
            <table:table-cell table:style-name="ce251" office:value-type="float" office:value="1" calcext:value-type="float">
              <text:p>1</text:p>
            </table:table-cell>
            <table:table-cell table:style-name="ce246" table:number-columns-repeated="3"/>
            <table:table-cell table:style-name="ce235" table:number-columns-repeated="7"/>
            <table:table-cell table:style-name="ce263" table:number-columns-repeated="6"/>
            <table:table-cell table:style-name="ce272"/>
            <table:table-cell table:style-name="ce280"/>
            <table:table-cell table:style-name="ce235" table:number-columns-repeated="6"/>
            <table:table-cell table:style-name="ce246" table:number-columns-repeated="7"/>
            <table:table-cell table:style-name="ce235" table:number-columns-repeated="6"/>
            <table:table-cell table:style-name="ce29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.0</text:p>
            </table:table-cell>
            <table:table-cell table:style-name="ce48" table:formula="of:=SUM([.H9:.H10])" office:value-type="float" office:value="14" calcext:value-type="float">
              <text:p>14.0</text:p>
            </table:table-cell>
            <table:table-cell table:style-name="ce59"/>
            <table:table-cell table:style-name="ce214" table:formula="of:=SUM([.J9:.J10])" office:value-type="float" office:value="0" calcext:value-type="float">
              <text:p>$0.00</text:p>
            </table:table-cell>
            <table:table-cell table:style-name="ce214" table:formula="of:=SUM([.K9:.K10])" office:value-type="float" office:value="0" calcext:value-type="float">
              <text:p>$0.00</text:p>
            </table:table-cell>
            <table:table-cell table:style-name="ce221" table:formula="of:=SUM([.L9:.L10])" office:value-type="float" office:value="0" calcext:value-type="float">
              <text:p>0</text:p>
            </table:table-cell>
            <table:table-cell table:style-name="ce221" table:formula="of:=SUM([.M9:.M10])" office:value-type="float" office:value="0" calcext:value-type="float">
              <text:p>0</text:p>
            </table:table-cell>
            <table:table-cell table:style-name="ce221" table:formula="of:=SUM([.N9:.N10])" office:value-type="float" office:value="0" calcext:value-type="float">
              <text:p>0</text:p>
            </table:table-cell>
            <table:table-cell table:style-name="ce221" table:formula="of:=SUM([.O9:.O10])" office:value-type="float" office:value="0" calcext:value-type="float">
              <text:p>0</text:p>
            </table:table-cell>
            <table:table-cell table:style-name="ce221" table:formula="of:=SUM([.P9:.P10])" office:value-type="float" office:value="0" calcext:value-type="float">
              <text:p>0</text:p>
            </table:table-cell>
            <table:table-cell table:style-name="ce221" table:formula="of:=SUM([.Q9:.Q10])" office:value-type="float" office:value="4" calcext:value-type="float">
              <text:p>4</text:p>
            </table:table-cell>
            <table:table-cell table:style-name="ce221" table:formula="of:=SUM([.R9:.R10])" office:value-type="float" office:value="3" calcext:value-type="float">
              <text:p>3</text:p>
            </table:table-cell>
            <table:table-cell table:style-name="ce221" table:formula="of:=SUM([.S9:.S10])" office:value-type="float" office:value="3" calcext:value-type="float">
              <text:p>3</text:p>
            </table:table-cell>
            <table:table-cell table:style-name="ce221" table:formula="of:=SUM([.T9:.T10])" office:value-type="float" office:value="4" calcext:value-type="float">
              <text:p>4</text:p>
            </table:table-cell>
            <table:table-cell table:style-name="ce221" table:formula="of:=SUM([.U9:.U10])" office:value-type="float" office:value="0" calcext:value-type="float">
              <text:p>0</text:p>
            </table:table-cell>
            <table:table-cell table:style-name="ce221" table:formula="of:=SUM([.V9:.V10])" office:value-type="float" office:value="0" calcext:value-type="float">
              <text:p>0</text:p>
            </table:table-cell>
            <table:table-cell table:style-name="ce221" table:formula="of:=SUM([.W9:.W10])" office:value-type="float" office:value="0" calcext:value-type="float">
              <text:p>0</text:p>
            </table:table-cell>
            <table:table-cell table:style-name="ce221" table:formula="of:=SUM([.X9:.X10])" office:value-type="float" office:value="0" calcext:value-type="float">
              <text:p>0</text:p>
            </table:table-cell>
            <table:table-cell table:style-name="ce221" table:formula="of:=SUM([.Y9:.Y10])" office:value-type="float" office:value="0" calcext:value-type="float">
              <text:p>0</text:p>
            </table:table-cell>
            <table:table-cell table:style-name="ce221" table:formula="of:=SUM([.Z9:.Z10])" office:value-type="float" office:value="0" calcext:value-type="float">
              <text:p>0</text:p>
            </table:table-cell>
            <table:table-cell table:style-name="ce221" table:formula="of:=SUM([.AA9:.AA10])" office:value-type="float" office:value="0" calcext:value-type="float">
              <text:p>0</text:p>
            </table:table-cell>
            <table:table-cell table:style-name="ce221" table:formula="of:=SUM([.AB9:.AB10])" office:value-type="float" office:value="0" calcext:value-type="float">
              <text:p>0</text:p>
            </table:table-cell>
            <table:table-cell table:style-name="ce221" table:formula="of:=SUM([.AC9:.AC10])" office:value-type="float" office:value="0" calcext:value-type="float">
              <text:p>0</text:p>
            </table:table-cell>
            <table:table-cell table:style-name="ce221" table:formula="of:=SUM([.AD9:.AD10])" office:value-type="float" office:value="0" calcext:value-type="float">
              <text:p>0</text:p>
            </table:table-cell>
            <table:table-cell table:style-name="ce221" table:formula="of:=SUM([.AE9:.AE10])" office:value-type="float" office:value="0" calcext:value-type="float">
              <text:p>0</text:p>
            </table:table-cell>
            <table:table-cell table:style-name="ce221" table:formula="of:=SUM([.AF9:.AF10])" office:value-type="float" office:value="0" calcext:value-type="float">
              <text:p>0</text:p>
            </table:table-cell>
            <table:table-cell table:style-name="ce221" table:formula="of:=SUM([.AG9:.AG10])" office:value-type="float" office:value="0" calcext:value-type="float">
              <text:p>0</text:p>
            </table:table-cell>
            <table:table-cell table:style-name="ce221" table:formula="of:=SUM([.AH9:.AH10])" office:value-type="float" office:value="0" calcext:value-type="float">
              <text:p>0</text:p>
            </table:table-cell>
            <table:table-cell table:style-name="ce221" table:formula="of:=SUM([.AI9:.AI10])" office:value-type="float" office:value="0" calcext:value-type="float">
              <text:p>0</text:p>
            </table:table-cell>
            <table:table-cell table:style-name="ce221" table:formula="of:=SUM([.AJ9:.AJ10])" office:value-type="float" office:value="0" calcext:value-type="float">
              <text:p>0</text:p>
            </table:table-cell>
            <table:table-cell table:style-name="ce221" table:formula="of:=SUM([.AK9:.AK10])" office:value-type="float" office:value="0" calcext:value-type="float">
              <text:p>0</text:p>
            </table:table-cell>
            <table:table-cell table:style-name="ce281" table:formula="of:=SUM([.AL9:.AL10])" office:value-type="float" office:value="0" calcext:value-type="float">
              <text:p>0</text:p>
            </table:table-cell>
            <table:table-cell table:style-name="ce221" table:formula="of:=SUM([.AM9:.AM10])" office:value-type="float" office:value="0" calcext:value-type="float">
              <text:p>0</text:p>
            </table:table-cell>
            <table:table-cell table:style-name="ce221" table:formula="of:=SUM([.AN9:.AN10])" office:value-type="float" office:value="0" calcext:value-type="float">
              <text:p>0</text:p>
            </table:table-cell>
            <table:table-cell table:style-name="ce221" table:formula="of:=SUM([.AO9:.AO10])" office:value-type="float" office:value="0" calcext:value-type="float">
              <text:p>0</text:p>
            </table:table-cell>
            <table:table-cell table:style-name="ce221" table:formula="of:=SUM([.AP9:.AP10])" office:value-type="float" office:value="0" calcext:value-type="float">
              <text:p>0</text:p>
            </table:table-cell>
            <table:table-cell table:style-name="ce221" table:formula="of:=SUM([.AQ9:.AQ10])" office:value-type="float" office:value="0" calcext:value-type="float">
              <text:p>0</text:p>
            </table:table-cell>
            <table:table-cell table:style-name="ce221" table:formula="of:=SUM([.AR9:.AR10])" office:value-type="float" office:value="0" calcext:value-type="float">
              <text:p>0</text:p>
            </table:table-cell>
            <table:table-cell table:style-name="ce221" table:formula="of:=SUM([.AS9:.AS10])" office:value-type="float" office:value="0" calcext:value-type="float">
              <text:p>0</text:p>
            </table:table-cell>
            <table:table-cell table:style-name="ce221" table:formula="of:=SUM([.AT9:.AT10])" office:value-type="float" office:value="0" calcext:value-type="float">
              <text:p>0</text:p>
            </table:table-cell>
            <table:table-cell table:style-name="ce221" table:formula="of:=SUM([.AU9:.AU10])" office:value-type="float" office:value="0" calcext:value-type="float">
              <text:p>0</text:p>
            </table:table-cell>
            <table:table-cell table:style-name="ce221" table:formula="of:=SUM([.AV9:.AV10])" office:value-type="float" office:value="0" calcext:value-type="float">
              <text:p>0</text:p>
            </table:table-cell>
            <table:table-cell table:style-name="ce221" table:formula="of:=SUM([.AW9:.AW10])" office:value-type="float" office:value="0" calcext:value-type="float">
              <text:p>0</text:p>
            </table:table-cell>
            <table:table-cell table:style-name="ce221" table:formula="of:=SUM([.AX9:.AX10])" office:value-type="float" office:value="0" calcext:value-type="float">
              <text:p>0</text:p>
            </table:table-cell>
            <table:table-cell table:style-name="ce221" table:formula="of:=SUM([.AY9:.AY10])" office:value-type="float" office:value="0" calcext:value-type="float">
              <text:p>0</text:p>
            </table:table-cell>
            <table:table-cell table:style-name="ce221" table:formula="of:=SUM([.AZ9:.AZ10])" office:value-type="float" office:value="0" calcext:value-type="float">
              <text:p>0</text:p>
            </table:table-cell>
            <table:table-cell table:style-name="ce221" table:formula="of:=SUM([.BA9:.BA10])" office:value-type="float" office:value="0" calcext:value-type="float">
              <text:p>0</text:p>
            </table:table-cell>
            <table:table-cell table:style-name="ce221" table:formula="of:=SUM([.BB9:.BB10])" office:value-type="float" office:value="0" calcext:value-type="float">
              <text:p>0</text:p>
            </table:table-cell>
            <table:table-cell table:style-name="ce221" table:formula="of:=SUM([.BC9:.BC10])" office:value-type="float" office:value="0" calcext:value-type="float">
              <text:p>0</text:p>
            </table:table-cell>
            <table:table-cell table:style-name="ce221" table:formula="of:=SUM([.BD9:.BD10])" office:value-type="float" office:value="0" calcext:value-type="float">
              <text:p>0</text:p>
            </table:table-cell>
            <table:table-cell table:style-name="ce221" table:formula="of:=SUM([.BE9:.BE10])" office:value-type="float" office:value="0" calcext:value-type="float">
              <text:p>0</text:p>
            </table:table-cell>
            <table:table-cell table:style-name="ce221" table:formula="of:=SUM([.BF9:.BF10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4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2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198" office:value-type="float" office:value="2" calcext:value-type="float">
              <text:p>2.0</text:p>
            </table:table-cell>
            <table:table-cell table:style-name="ce202" table:formula="of:=SUM([.J13:.BT13])" office:value-type="float" office:value="2" calcext:value-type="float">
              <text:p>2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3" office:value-type="float" office:value="1" calcext:value-type="float">
              <text:p>1</text:p>
            </table:table-cell>
            <table:table-cell table:style-name="ce260" office:value-type="float" office:value="1" calcext:value-type="float">
              <text:p>1</text:p>
            </table:table-cell>
            <table:table-cell table:style-name="ce236" table:number-columns-repeated="5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2" table:formula="of:=SUM([.J14:.BT14])" office:value-type="float" office:value="3" calcext:value-type="float">
              <text:p>3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3" office:value-type="float" office:value="2" calcext:value-type="float">
              <text:p>2</text:p>
            </table:table-cell>
            <table:table-cell table:style-name="ce260" office:value-type="float" office:value="1" calcext:value-type="float">
              <text:p>1</text:p>
            </table:table-cell>
            <table:table-cell table:style-name="ce236" table:number-columns-repeated="5"/>
            <table:table-cell table:style-name="ce252" table:number-columns-repeated="6"/>
            <table:table-cell table:style-name="ce273"/>
            <table:table-cell table:style-name="ce283"/>
            <table:table-cell table:style-name="ce290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2" table:formula="of:=SUM([.J15:.BT15])" office:value-type="float" office:value="2.75" calcext:value-type="float">
              <text:p>2.8</text:p>
            </table:table-cell>
            <table:table-cell table:style-name="ce207" table:content-validation-name="val2" office:value-type="percentage" office:value="0.8" calcext:value-type="percentage">
              <text:p>8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2"/>
            <table:table-cell table:style-name="ce247" table:number-columns-repeated="3"/>
            <table:table-cell table:style-name="ce253" office:value-type="float" office:value="2" calcext:value-type="float">
              <text:p>2</text:p>
            </table:table-cell>
            <table:table-cell table:style-name="ce259" office:value-type="float" office:value="0.5" calcext:value-type="float">
              <text:p>0.5</text:p>
            </table:table-cell>
            <table:table-cell table:style-name="ce259" office:value-type="float" office:value="0.25" calcext:value-type="float">
              <text:p>0.25</text:p>
            </table:table-cell>
            <table:table-cell table:style-name="ce259"/>
            <table:table-cell table:style-name="ce236" table:number-columns-repeated="3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2" table:formula="of:=SUM([.J16:.BT16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37" table:number-columns-repeated="3"/>
            <table:table-cell table:style-name="ce259" table:number-columns-repeated="6"/>
            <table:table-cell table:style-name="ce252" table:number-columns-repeated="4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198" office:value-type="float" office:value="8" calcext:value-type="float">
              <text:p>8.0</text:p>
            </table:table-cell>
            <table:table-cell table:style-name="ce202" table:formula="of:=SUM([.J17:.BT17])" office:value-type="float" office:value="3" calcext:value-type="float">
              <text:p>3.0</text:p>
            </table:table-cell>
            <table:table-cell table:style-name="ce207" table:content-validation-name="val2" office:value-type="percentage" office:value="0.3" calcext:value-type="percentage">
              <text:p>3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9" table:number-columns-repeated="2"/>
            <table:table-cell table:style-name="ce259" office:value-type="float" office:value="3" calcext:value-type="float">
              <text:p>3</text:p>
            </table:table-cell>
            <table:table-cell table:style-name="ce259" table:number-columns-repeated="4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198" office:value-type="float" office:value="8" calcext:value-type="float">
              <text:p>8.0</text:p>
            </table:table-cell>
            <table:table-cell table:style-name="ce202" table:formula="of:=SUM([.J18:.BT18])" office:value-type="float" office:value="3" calcext:value-type="float">
              <text:p>3.0</text:p>
            </table:table-cell>
            <table:table-cell table:style-name="ce207" table:content-validation-name="val2" office:value-type="percentage" office:value="0.2" calcext:value-type="percentage">
              <text:p>2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7"/>
            <table:table-cell table:style-name="ce259" table:number-columns-repeated="2"/>
            <table:table-cell table:style-name="ce259" office:value-type="float" office:value="3" calcext:value-type="float">
              <text:p>3</text:p>
            </table:table-cell>
            <table:table-cell table:style-name="ce259" table:number-columns-repeated="4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198" office:value-type="float" office:value="2" calcext:value-type="float">
              <text:p>2.0</text:p>
            </table:table-cell>
            <table:table-cell table:style-name="ce202" table:formula="of:=SUM([.J19:.BT19])" office:value-type="float" office:value="3" calcext:value-type="float">
              <text:p>3.0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3" office:value-type="float" office:value="1" calcext:value-type="float">
              <text:p>1</text:p>
            </table:table-cell>
            <table:table-cell table:style-name="ce247" table:number-columns-repeated="3"/>
            <table:table-cell table:style-name="ce253" office:value-type="float" office:value="2" calcext:value-type="float">
              <text:p>2</text:p>
            </table:table-cell>
            <table:table-cell table:style-name="ce237" table:number-columns-repeated="3"/>
            <table:table-cell table:style-name="ce236" table:number-columns-repeated="3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198" office:value-type="float" office:value="12" calcext:value-type="float">
              <text:p>12.0</text:p>
            </table:table-cell>
            <table:table-cell table:style-name="ce202" table:formula="of:=SUM([.J20:.BT20])" office:value-type="float" office:value="1" calcext:value-type="float">
              <text:p>1.0</text:p>
            </table:table-cell>
            <table:table-cell table:style-name="ce207" table:content-validation-name="val2" office:value-type="percentage" office:value="0.1" calcext:value-type="percentage">
              <text:p>10%</text:p>
            </table:table-cell>
            <table:table-cell table:style-name="ce216"/>
            <table:table-cell table:style-name="ce227"/>
            <table:table-cell table:style-name="ce237" table:number-columns-repeated="5"/>
            <table:table-cell table:style-name="ce248" table:number-columns-repeated="3"/>
            <table:table-cell table:style-name="ce254"/>
            <table:table-cell table:style-name="ce248" table:number-columns-repeated="3"/>
            <table:table-cell table:style-name="ce259" table:number-columns-repeated="2"/>
            <table:table-cell table:style-name="ce259" office:value-type="float" office:value="1" calcext:value-type="float">
              <text:p>1</text:p>
            </table:table-cell>
            <table:table-cell table:style-name="ce259" table:number-columns-repeated="8"/>
            <table:table-cell table:style-name="ce252" table:number-columns-repeated="2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203" table:formula="of:=SUM([.J21:.BT21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5"/>
            <table:table-cell table:style-name="ce226"/>
            <table:table-cell table:style-name="ce236" table:number-columns-repeated="5"/>
            <table:table-cell table:style-name="ce247" table:number-columns-repeated="3"/>
            <table:table-cell table:style-name="ce252"/>
            <table:table-cell table:style-name="ce247" table:number-columns-repeated="3"/>
            <table:table-cell table:style-name="ce236"/>
            <table:table-cell table:style-name="ce237" table:number-columns-repeated="3"/>
            <table:table-cell table:style-name="ce236" table:number-columns-repeated="3"/>
            <table:table-cell table:style-name="ce252" table:number-columns-repeated="6"/>
            <table:table-cell table:style-name="ce273"/>
            <table:table-cell table:style-name="ce282"/>
            <table:table-cell table:style-name="ce236" table:number-columns-repeated="6"/>
            <table:table-cell table:style-name="ce247" table:number-columns-repeated="7"/>
            <table:table-cell table:style-name="ce236" table:number-columns-repeated="6"/>
            <table:table-cell table:style-name="ce295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.0</text:p>
          </table:table-cell>
          <table:table-cell table:style-name="ce48" table:formula="of:=SUM([.H13:.H21])" office:value-type="float" office:value="17.75" calcext:value-type="float">
            <text:p>17.8</text:p>
          </table:table-cell>
          <table:table-cell table:style-name="ce208"/>
          <table:table-cell table:style-name="ce217" table:formula="of:=SUM([.J13:.J21])" office:value-type="percentage" office:value="0" calcext:value-type="percentage">
            <text:p>0%</text:p>
          </table:table-cell>
          <table:table-cell table:style-name="ce214" table:formula="of:=SUM([.K13:.K21])" office:value-type="float" office:value="0" calcext:value-type="float">
            <text:p>$0.00</text:p>
          </table:table-cell>
          <table:table-cell table:style-name="ce221" table:formula="of:=SUM([.L13:.L21])" office:value-type="float" office:value="0" calcext:value-type="float">
            <text:p>0</text:p>
          </table:table-cell>
          <table:table-cell table:style-name="ce221" table:formula="of:=SUM([.M13:.M21])" office:value-type="float" office:value="0" calcext:value-type="float">
            <text:p>0</text:p>
          </table:table-cell>
          <table:table-cell table:style-name="ce221" table:formula="of:=SUM([.N13:.N21])" office:value-type="float" office:value="0" calcext:value-type="float">
            <text:p>0</text:p>
          </table:table-cell>
          <table:table-cell table:style-name="ce221" table:formula="of:=SUM([.O13:.O21])" office:value-type="float" office:value="0" calcext:value-type="float">
            <text:p>0</text:p>
          </table:table-cell>
          <table:table-cell table:style-name="ce221" table:formula="of:=SUM([.P13:.P21])" office:value-type="float" office:value="0" calcext:value-type="float">
            <text:p>0</text:p>
          </table:table-cell>
          <table:table-cell table:style-name="ce221" table:formula="of:=SUM([.Q13:.Q21])" office:value-type="float" office:value="0" calcext:value-type="float">
            <text:p>0</text:p>
          </table:table-cell>
          <table:table-cell table:style-name="ce221" table:formula="of:=SUM([.R13:.R21])" office:value-type="float" office:value="0" calcext:value-type="float">
            <text:p>0</text:p>
          </table:table-cell>
          <table:table-cell table:style-name="ce221" table:formula="of:=SUM([.S13:.S21])" office:value-type="float" office:value="0" calcext:value-type="float">
            <text:p>0</text:p>
          </table:table-cell>
          <table:table-cell table:style-name="ce221" table:formula="of:=SUM([.T13:.T21])" office:value-type="float" office:value="1" calcext:value-type="float">
            <text:p>1</text:p>
          </table:table-cell>
          <table:table-cell table:style-name="ce221" table:formula="of:=SUM([.U13:.U21])" office:value-type="float" office:value="0" calcext:value-type="float">
            <text:p>0</text:p>
          </table:table-cell>
          <table:table-cell table:style-name="ce221" table:formula="of:=SUM([.V13:.V21])" office:value-type="float" office:value="0" calcext:value-type="float">
            <text:p>0</text:p>
          </table:table-cell>
          <table:table-cell table:style-name="ce221" table:formula="of:=SUM([.W13:.W21])" office:value-type="float" office:value="0" calcext:value-type="float">
            <text:p>0</text:p>
          </table:table-cell>
          <table:table-cell table:style-name="ce221" table:formula="of:=SUM([.X13:.X21])" office:value-type="float" office:value="7" calcext:value-type="float">
            <text:p>7</text:p>
          </table:table-cell>
          <table:table-cell table:style-name="ce221" table:formula="of:=SUM([.Y13:.Y21])" office:value-type="float" office:value="2.5" calcext:value-type="float">
            <text:p>2.5</text:p>
          </table:table-cell>
          <table:table-cell table:style-name="ce221" table:formula="of:=SUM([.Z13:.Z21])" office:value-type="float" office:value="7.25" calcext:value-type="float">
            <text:p>7.25</text:p>
          </table:table-cell>
          <table:table-cell table:style-name="ce221" table:formula="of:=SUM([.AA13:.AA21])" office:value-type="float" office:value="0" calcext:value-type="float">
            <text:p>0</text:p>
          </table:table-cell>
          <table:table-cell table:style-name="ce221" table:formula="of:=SUM([.AB13:.AB21])" office:value-type="float" office:value="0" calcext:value-type="float">
            <text:p>0</text:p>
          </table:table-cell>
          <table:table-cell table:style-name="ce221" table:formula="of:=SUM([.AC13:.AC21])" office:value-type="float" office:value="0" calcext:value-type="float">
            <text:p>0</text:p>
          </table:table-cell>
          <table:table-cell table:style-name="ce221" table:formula="of:=SUM([.AD13:.AD21])" office:value-type="float" office:value="0" calcext:value-type="float">
            <text:p>0</text:p>
          </table:table-cell>
          <table:table-cell table:style-name="ce221" table:formula="of:=SUM([.AE13:.AE21])" office:value-type="float" office:value="0" calcext:value-type="float">
            <text:p>0</text:p>
          </table:table-cell>
          <table:table-cell table:style-name="ce221" table:formula="of:=SUM([.AF13:.AF21])" office:value-type="float" office:value="0" calcext:value-type="float">
            <text:p>0</text:p>
          </table:table-cell>
          <table:table-cell table:style-name="ce221" table:formula="of:=SUM([.AG13:.AG21])" office:value-type="float" office:value="0" calcext:value-type="float">
            <text:p>0</text:p>
          </table:table-cell>
          <table:table-cell table:style-name="ce221" table:formula="of:=SUM([.AH13:.AH21])" office:value-type="float" office:value="0" calcext:value-type="float">
            <text:p>0</text:p>
          </table:table-cell>
          <table:table-cell table:style-name="ce221" table:formula="of:=SUM([.AI13:.AI21])" office:value-type="float" office:value="0" calcext:value-type="float">
            <text:p>0</text:p>
          </table:table-cell>
          <table:table-cell table:style-name="ce221" table:formula="of:=SUM([.AJ13:.AJ21])" office:value-type="float" office:value="0" calcext:value-type="float">
            <text:p>0</text:p>
          </table:table-cell>
          <table:table-cell table:style-name="ce221" table:formula="of:=SUM([.AK13:.AK21])" office:value-type="float" office:value="0" calcext:value-type="float">
            <text:p>0</text:p>
          </table:table-cell>
          <table:table-cell table:style-name="ce281" table:formula="of:=SUM([.AL13:.AL21])" office:value-type="float" office:value="0" calcext:value-type="float">
            <text:p>0</text:p>
          </table:table-cell>
          <table:table-cell table:style-name="ce221" table:formula="of:=SUM([.AM13:.AM21])" office:value-type="float" office:value="0" calcext:value-type="float">
            <text:p>0</text:p>
          </table:table-cell>
          <table:table-cell table:style-name="ce221" table:formula="of:=SUM([.AN13:.AN21])" office:value-type="float" office:value="0" calcext:value-type="float">
            <text:p>0</text:p>
          </table:table-cell>
          <table:table-cell table:style-name="ce221" table:formula="of:=SUM([.AO13:.AO21])" office:value-type="float" office:value="0" calcext:value-type="float">
            <text:p>0</text:p>
          </table:table-cell>
          <table:table-cell table:style-name="ce221" table:formula="of:=SUM([.AP13:.AP21])" office:value-type="float" office:value="0" calcext:value-type="float">
            <text:p>0</text:p>
          </table:table-cell>
          <table:table-cell table:style-name="ce221" table:formula="of:=SUM([.AQ13:.AQ21])" office:value-type="float" office:value="0" calcext:value-type="float">
            <text:p>0</text:p>
          </table:table-cell>
          <table:table-cell table:style-name="ce221" table:formula="of:=SUM([.AR13:.AR21])" office:value-type="float" office:value="0" calcext:value-type="float">
            <text:p>0</text:p>
          </table:table-cell>
          <table:table-cell table:style-name="ce221" table:formula="of:=SUM([.AS13:.AS21])" office:value-type="float" office:value="0" calcext:value-type="float">
            <text:p>0</text:p>
          </table:table-cell>
          <table:table-cell table:style-name="ce221" table:formula="of:=SUM([.AT13:.AT21])" office:value-type="float" office:value="0" calcext:value-type="float">
            <text:p>0</text:p>
          </table:table-cell>
          <table:table-cell table:style-name="ce221" table:formula="of:=SUM([.AU13:.AU21])" office:value-type="float" office:value="0" calcext:value-type="float">
            <text:p>0</text:p>
          </table:table-cell>
          <table:table-cell table:style-name="ce221" table:formula="of:=SUM([.AV13:.AV21])" office:value-type="float" office:value="0" calcext:value-type="float">
            <text:p>0</text:p>
          </table:table-cell>
          <table:table-cell table:style-name="ce221" table:formula="of:=SUM([.AW13:.AW21])" office:value-type="float" office:value="0" calcext:value-type="float">
            <text:p>0</text:p>
          </table:table-cell>
          <table:table-cell table:style-name="ce221" table:formula="of:=SUM([.AX13:.AX21])" office:value-type="float" office:value="0" calcext:value-type="float">
            <text:p>0</text:p>
          </table:table-cell>
          <table:table-cell table:style-name="ce221" table:formula="of:=SUM([.AY13:.AY21])" office:value-type="float" office:value="0" calcext:value-type="float">
            <text:p>0</text:p>
          </table:table-cell>
          <table:table-cell table:style-name="ce221" table:formula="of:=SUM([.AZ13:.AZ21])" office:value-type="float" office:value="0" calcext:value-type="float">
            <text:p>0</text:p>
          </table:table-cell>
          <table:table-cell table:style-name="ce221" table:formula="of:=SUM([.BA13:.BA21])" office:value-type="float" office:value="0" calcext:value-type="float">
            <text:p>0</text:p>
          </table:table-cell>
          <table:table-cell table:style-name="ce221" table:formula="of:=SUM([.BB13:.BB21])" office:value-type="float" office:value="0" calcext:value-type="float">
            <text:p>0</text:p>
          </table:table-cell>
          <table:table-cell table:style-name="ce221" table:formula="of:=SUM([.BC13:.BC21])" office:value-type="float" office:value="0" calcext:value-type="float">
            <text:p>0</text:p>
          </table:table-cell>
          <table:table-cell table:style-name="ce221" table:formula="of:=SUM([.BD13:.BD21])" office:value-type="float" office:value="0" calcext:value-type="float">
            <text:p>0</text:p>
          </table:table-cell>
          <table:table-cell table:style-name="ce221" table:formula="of:=SUM([.BE13:.BE21])" office:value-type="float" office:value="0" calcext:value-type="float">
            <text:p>0</text:p>
          </table:table-cell>
          <table:table-cell table:style-name="ce221" table:formula="of:=SUM([.BF13:.BF21])" office:value-type="float" office:value="0" calcext:value-type="float">
            <text:p>0</text:p>
          </table:table-cell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20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3" office:value-type="float" office:value="3.1" calcext:value-type="float">
              <text:p>3.1</text:p>
            </table:table-cell>
            <table:table-cell table:style-name="ce194" office:value-type="string" calcext:value-type="string">
              <text:p>Ulkoasu</text:p>
            </table:table-cell>
            <table:table-cell table:style-name="ce195" office:value-type="string" calcext:value-type="string">
              <text:p>Pete S</text:p>
            </table:table-cell>
            <table:table-cell table:style-name="ce196" office:value-type="date" office:date-value="2019-02-04" calcext:value-type="date">
              <text:p>04/02/19</text:p>
            </table:table-cell>
            <table:table-cell table:style-name="ce196" office:value-type="date" office:date-value="2019-03-04" calcext:value-type="date">
              <text:p>04/03/19</text:p>
            </table:table-cell>
            <table:table-cell table:style-name="ce197" table:formula="of:=DAYS360([.D24];[.E24])" office:value-type="float" office:value="30" calcext:value-type="float">
              <text:p>30</text:p>
            </table:table-cell>
            <table:table-cell table:style-name="ce199" table:formula="of:=SUM([.G25:.G26])" office:value-type="float" office:value="28" calcext:value-type="float">
              <text:p>28.0</text:p>
            </table:table-cell>
            <table:table-cell table:style-name="ce204" table:formula="of:=SUM([.J24:.BT24])" office:value-type="float" office:value="0" calcext:value-type="float">
              <text:p>0.0</text:p>
            </table:table-cell>
            <table:table-cell table:style-name="ce209" table:content-validation-name="val2" office:value-type="percentage" office:value="0" calcext:value-type="percentage">
              <text:p>0%</text:p>
            </table:table-cell>
            <table:table-cell table:style-name="ce218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3" table:formula="of:=SUM([.J25:.BT25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7"/>
            <table:table-cell table:style-name="ce264" table:number-columns-repeated="4"/>
            <table:table-cell table:style-name="ce268"/>
            <table:table-cell table:style-name="ce270" table:number-columns-repeated="3"/>
            <table:table-cell table:style-name="ce291"/>
            <table:table-cell table:style-name="ce270" table:number-columns-repeated="3"/>
            <table:table-cell table:style-name="ce269" table:number-columns-repeated="1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.0</text:p>
            </table:table-cell>
            <table:table-cell table:style-name="ce203" table:formula="of:=SUM([.J26:.BT26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19"/>
            <table:table-cell table:style-name="ce229"/>
            <table:table-cell table:style-name="ce238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7"/>
            <table:table-cell table:style-name="ce264" table:number-columns-repeated="4"/>
            <table:table-cell table:style-name="ce268"/>
            <table:table-cell table:style-name="ce270" table:number-columns-repeated="3"/>
            <table:table-cell table:style-name="ce291"/>
            <table:table-cell table:style-name="ce270" table:number-columns-repeated="3"/>
            <table:table-cell table:style-name="ce269" table:number-columns-repeated="1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3" office:value-type="float" office:value="3.2" calcext:value-type="float">
              <text:p>3.2</text:p>
            </table:table-cell>
            <table:table-cell table:style-name="ce194" office:value-type="string" calcext:value-type="string">
              <text:p>PHP</text:p>
            </table:table-cell>
            <table:table-cell table:style-name="ce195" office:value-type="string" calcext:value-type="string">
              <text:p>Leon W</text:p>
            </table:table-cell>
            <table:table-cell table:style-name="ce196" office:value-type="date" office:date-value="2019-02-04" calcext:value-type="date">
              <text:p>04/02/19</text:p>
            </table:table-cell>
            <table:table-cell table:style-name="ce196" office:value-type="date" office:date-value="2019-03-04" calcext:value-type="date">
              <text:p>04/03/19</text:p>
            </table:table-cell>
            <table:table-cell table:style-name="ce197" table:formula="of:=DAYS360([.D27];[.E27])" office:value-type="float" office:value="30" calcext:value-type="float">
              <text:p>30</text:p>
            </table:table-cell>
            <table:table-cell table:style-name="ce199" table:formula="of:=SUM([.G28:.G32])" office:value-type="float" office:value="72" calcext:value-type="float">
              <text:p>72.0</text:p>
            </table:table-cell>
            <table:table-cell table:style-name="ce205" table:formula="of:=SUM([.J27:.BT27])" office:value-type="float" office:value="0" calcext:value-type="float">
              <text:p>0.0</text:p>
            </table:table-cell>
            <table:table-cell table:style-name="ce209" table:content-validation-name="val2" office:value-type="percentage" office:value="0" calcext:value-type="percentage">
              <text:p>0%</text:p>
            </table:table-cell>
            <table:table-cell table:style-name="ce218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3" table:formula="of:=SUM([.J28:.BT28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69" table:number-columns-repeated="7"/>
            <table:table-cell table:style-name="ce249" table:number-columns-repeated="7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3" table:formula="of:=SUM([.J29:.BT29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69" table:number-columns-repeated="11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24" calcext:value-type="float">
              <text:p>24.0</text:p>
            </table:table-cell>
            <table:table-cell table:style-name="ce206" table:formula="of:=SUM([.J30:.BT30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84"/>
            <table:table-cell table:style-name="ce238" table:number-columns-repeated="2"/>
            <table:table-cell table:style-name="ce269" table:number-columns-repeated="8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6" table:formula="of:=SUM([.J31:.BT31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69" table:number-columns-repeated="11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.0</text:p>
            </table:table-cell>
            <table:table-cell table:style-name="ce206" table:formula="of:=SUM([.J32:.BT32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84"/>
            <table:table-cell table:style-name="ce238" table:number-columns-repeated="2"/>
            <table:table-cell table:style-name="ce284"/>
            <table:table-cell table:style-name="ce238" table:number-columns-repeated="2"/>
            <table:table-cell table:style-name="ce269" table:number-columns-repeated="6"/>
            <table:table-cell table:style-name="ce249" table:number-columns-repeated="2"/>
            <table:table-cell table:style-name="ce292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3" office:value-type="float" office:value="3.3" calcext:value-type="float">
              <text:p>3.3</text:p>
            </table:table-cell>
            <table:table-cell table:style-name="ce194" office:value-type="string" calcext:value-type="string">
              <text:p>SQL</text:p>
            </table:table-cell>
            <table:table-cell table:style-name="ce195" office:value-type="string" calcext:value-type="string">
              <text:p>Kylie R</text:p>
            </table:table-cell>
            <table:table-cell table:style-name="ce196" office:value-type="date" office:date-value="2019-02-04" calcext:value-type="date">
              <text:p>04/02/19</text:p>
            </table:table-cell>
            <table:table-cell table:style-name="ce196" office:value-type="date" office:date-value="2019-03-04" calcext:value-type="date">
              <text:p>04/03/19</text:p>
            </table:table-cell>
            <table:table-cell table:style-name="ce197" table:formula="of:=DAYS360([.D33];[.E33])" office:value-type="float" office:value="30" calcext:value-type="float">
              <text:p>30</text:p>
            </table:table-cell>
            <table:table-cell table:style-name="ce199" table:formula="of:=SUM([.G34:.G35])" office:value-type="float" office:value="12" calcext:value-type="float">
              <text:p>12.0</text:p>
            </table:table-cell>
            <table:table-cell table:style-name="ce205" table:formula="of:=SUM([.J33:.BT33])" office:value-type="float" office:value="0" calcext:value-type="float">
              <text:p>0.0</text:p>
            </table:table-cell>
            <table:table-cell table:style-name="ce209" table:content-validation-name="val2" office:value-type="percentage" office:value="0" calcext:value-type="percentage">
              <text:p>0%</text:p>
            </table:table-cell>
            <table:table-cell table:style-name="ce218" office:value-type="string" calcext:value-type="string" table:number-columns-spanned="49" table:number-rows-spanned="1">
              <text:p>VARAUS</text:p>
            </table:table-cell>
            <table:covered-table-cell table:number-columns-repeated="48" table:style-name="ce22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21" office:value-type="string" calcext:value-type="string">
              <text:p>- taulut, ja integraatio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6" calcext:value-type="float">
              <text:p>6.0</text:p>
            </table:table-cell>
            <table:table-cell table:style-name="ce203" table:formula="of:=SUM([.J34:.BT34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69" table:number-columns-repeated="14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2</text:p>
            </table:table-cell>
            <table:table-cell table:style-name="ce21" office:value-type="string" calcext:value-type="string">
              <text:p>- 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6" calcext:value-type="float">
              <text:p>6.0</text:p>
            </table:table-cell>
            <table:table-cell table:style-name="ce203" table:formula="of:=SUM([.J35:.BT35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64" table:number-columns-repeated="6"/>
            <table:table-cell table:style-name="ce274"/>
            <table:table-cell table:style-name="ce269" table:number-columns-repeated="14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198" office:value-type="float" office:value="6" calcext:value-type="float">
              <text:p>6.0</text:p>
            </table:table-cell>
            <table:table-cell table:style-name="ce202" table:formula="of:=SUM([.J36:.BT36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55" table:number-columns-repeated="6"/>
            <table:table-cell table:style-name="ce275"/>
            <table:table-cell table:style-name="ce284"/>
            <table:table-cell table:style-name="ce238" table:number-columns-repeated="6"/>
            <table:table-cell table:style-name="ce249" table:number-columns-repeated="7"/>
            <table:table-cell table:style-name="ce269" table:number-columns-repeated="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198" office:value-type="float" office:value="12" calcext:value-type="float">
              <text:p>12.0</text:p>
            </table:table-cell>
            <table:table-cell table:style-name="ce202" table:formula="of:=SUM([.J37:.BT37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55" table:number-columns-repeated="4"/>
            <table:table-cell table:style-name="ce269" table:number-columns-repeated="24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8];[.E38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.0</text:p>
            </table:table-cell>
            <table:table-cell table:style-name="ce203" table:formula="of:=SUM([.J38:.BT38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0"/>
            <table:table-cell table:style-name="ce230"/>
            <table:table-cell table:style-name="ce239" table:number-columns-repeated="5"/>
            <table:table-cell table:style-name="ce249" table:number-columns-repeated="3"/>
            <table:table-cell table:style-name="ce255"/>
            <table:table-cell table:style-name="ce249"/>
            <table:table-cell table:style-name="ce258" table:number-columns-repeated="2"/>
            <table:table-cell table:style-name="ce238" table:number-columns-repeated="4"/>
            <table:table-cell table:style-name="ce239" table:number-columns-repeated="3"/>
            <table:table-cell table:style-name="ce255" table:number-columns-repeated="6"/>
            <table:table-cell table:style-name="ce275"/>
            <table:table-cell table:style-name="ce285"/>
            <table:table-cell table:style-name="ce239" table:number-columns-repeated="6"/>
            <table:table-cell table:style-name="ce249" table:number-columns-repeated="7"/>
            <table:table-cell table:style-name="ce239" table:number-columns-repeated="6"/>
            <table:table-cell table:style-name="ce296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[.G24]+[.G27]+[.G33]+[.G35]+[.G36]+[.G37]+[.G38]" office:value-type="float" office:value="138" calcext:value-type="float">
              <text:p>138.0</text:p>
            </table:table-cell>
            <table:table-cell table:style-name="ce48" table:formula="of:=[.H24]+[.H27]+[.H33]+[.H35]+[.H36]+[.H37]+[.H38]" office:value-type="float" office:value="0" calcext:value-type="float">
              <text:p>0.0</text:p>
            </table:table-cell>
            <table:table-cell table:style-name="ce208"/>
            <table:table-cell table:style-name="ce221" table:formula="of:=SUM([.J24:.J38])" office:value-type="float" office:value="0" calcext:value-type="float">
              <text:p>0</text:p>
            </table:table-cell>
            <table:table-cell table:style-name="ce221" table:formula="of:=SUM([.K24:.K38])" office:value-type="float" office:value="0" calcext:value-type="float">
              <text:p>0</text:p>
            </table:table-cell>
            <table:table-cell table:style-name="ce221" table:formula="of:=SUM([.L24:.L38])" office:value-type="float" office:value="0" calcext:value-type="float">
              <text:p>0</text:p>
            </table:table-cell>
            <table:table-cell table:style-name="ce221" table:formula="of:=SUM([.M24:.M38])" office:value-type="float" office:value="0" calcext:value-type="float">
              <text:p>0</text:p>
            </table:table-cell>
            <table:table-cell table:style-name="ce221" table:formula="of:=SUM([.N24:.N38])" office:value-type="float" office:value="0" calcext:value-type="float">
              <text:p>0</text:p>
            </table:table-cell>
            <table:table-cell table:style-name="ce221" table:formula="of:=SUM([.O24:.O38])" office:value-type="float" office:value="0" calcext:value-type="float">
              <text:p>0</text:p>
            </table:table-cell>
            <table:table-cell table:style-name="ce221" table:formula="of:=SUM([.P24:.P38])" office:value-type="float" office:value="0" calcext:value-type="float">
              <text:p>0</text:p>
            </table:table-cell>
            <table:table-cell table:style-name="ce221" table:formula="of:=SUM([.Q24:.Q38])" office:value-type="float" office:value="0" calcext:value-type="float">
              <text:p>0</text:p>
            </table:table-cell>
            <table:table-cell table:style-name="ce221" table:formula="of:=SUM([.R24:.R38])" office:value-type="float" office:value="0" calcext:value-type="float">
              <text:p>0</text:p>
            </table:table-cell>
            <table:table-cell table:style-name="ce221" table:formula="of:=SUM([.S24:.S38])" office:value-type="float" office:value="0" calcext:value-type="float">
              <text:p>0</text:p>
            </table:table-cell>
            <table:table-cell table:style-name="ce221" table:formula="of:=SUM([.T24:.T38])" office:value-type="float" office:value="0" calcext:value-type="float">
              <text:p>0</text:p>
            </table:table-cell>
            <table:table-cell table:style-name="ce221" table:formula="of:=SUM([.U24:.U38])" office:value-type="float" office:value="0" calcext:value-type="float">
              <text:p>0</text:p>
            </table:table-cell>
            <table:table-cell table:style-name="ce221" table:formula="of:=SUM([.V24:.V38])" office:value-type="float" office:value="0" calcext:value-type="float">
              <text:p>0</text:p>
            </table:table-cell>
            <table:table-cell table:style-name="ce221" table:formula="of:=SUM([.W24:.W38])" office:value-type="float" office:value="0" calcext:value-type="float">
              <text:p>0</text:p>
            </table:table-cell>
            <table:table-cell table:style-name="ce221" table:formula="of:=SUM([.X24:.X38])" office:value-type="float" office:value="0" calcext:value-type="float">
              <text:p>0</text:p>
            </table:table-cell>
            <table:table-cell table:style-name="ce221" table:formula="of:=SUM([.Y24:.Y38])" office:value-type="float" office:value="0" calcext:value-type="float">
              <text:p>0</text:p>
            </table:table-cell>
            <table:table-cell table:style-name="ce221" table:formula="of:=SUM([.Z24:.Z38])" office:value-type="float" office:value="0" calcext:value-type="float">
              <text:p>0</text:p>
            </table:table-cell>
            <table:table-cell table:style-name="ce221" table:formula="of:=SUM([.AA24:.AA38])" office:value-type="float" office:value="0" calcext:value-type="float">
              <text:p>0</text:p>
            </table:table-cell>
            <table:table-cell table:style-name="ce221" table:formula="of:=SUM([.AB24:.AB38])" office:value-type="float" office:value="0" calcext:value-type="float">
              <text:p>0</text:p>
            </table:table-cell>
            <table:table-cell table:style-name="ce221" table:formula="of:=SUM([.AC24:.AC38])" office:value-type="float" office:value="0" calcext:value-type="float">
              <text:p>0</text:p>
            </table:table-cell>
            <table:table-cell table:style-name="ce221" table:formula="of:=SUM([.AD24:.AD38])" office:value-type="float" office:value="0" calcext:value-type="float">
              <text:p>0</text:p>
            </table:table-cell>
            <table:table-cell table:style-name="ce221" table:formula="of:=SUM([.AE24:.AE38])" office:value-type="float" office:value="0" calcext:value-type="float">
              <text:p>0</text:p>
            </table:table-cell>
            <table:table-cell table:style-name="ce221" table:formula="of:=SUM([.AF24:.AF38])" office:value-type="float" office:value="0" calcext:value-type="float">
              <text:p>0</text:p>
            </table:table-cell>
            <table:table-cell table:style-name="ce221" table:formula="of:=SUM([.AG24:.AG38])" office:value-type="float" office:value="0" calcext:value-type="float">
              <text:p>0</text:p>
            </table:table-cell>
            <table:table-cell table:style-name="ce221" table:formula="of:=SUM([.AH24:.AH38])" office:value-type="float" office:value="0" calcext:value-type="float">
              <text:p>0</text:p>
            </table:table-cell>
            <table:table-cell table:style-name="ce221" table:formula="of:=SUM([.AI24:.AI38])" office:value-type="float" office:value="0" calcext:value-type="float">
              <text:p>0</text:p>
            </table:table-cell>
            <table:table-cell table:style-name="ce221" table:formula="of:=SUM([.AJ24:.AJ38])" office:value-type="float" office:value="0" calcext:value-type="float">
              <text:p>0</text:p>
            </table:table-cell>
            <table:table-cell table:style-name="ce221" table:formula="of:=SUM([.AK24:.AK38])" office:value-type="float" office:value="0" calcext:value-type="float">
              <text:p>0</text:p>
            </table:table-cell>
            <table:table-cell table:style-name="ce281" table:formula="of:=SUM([.AL24:.AL38])" office:value-type="float" office:value="0" calcext:value-type="float">
              <text:p>0</text:p>
            </table:table-cell>
            <table:table-cell table:style-name="ce221" table:formula="of:=SUM([.AM24:.AM38])" office:value-type="float" office:value="0" calcext:value-type="float">
              <text:p>0</text:p>
            </table:table-cell>
            <table:table-cell table:style-name="ce221" table:formula="of:=SUM([.AN24:.AN38])" office:value-type="float" office:value="0" calcext:value-type="float">
              <text:p>0</text:p>
            </table:table-cell>
            <table:table-cell table:style-name="ce221" table:formula="of:=SUM([.AO24:.AO38])" office:value-type="float" office:value="0" calcext:value-type="float">
              <text:p>0</text:p>
            </table:table-cell>
            <table:table-cell table:style-name="ce221" table:formula="of:=SUM([.AP24:.AP38])" office:value-type="float" office:value="0" calcext:value-type="float">
              <text:p>0</text:p>
            </table:table-cell>
            <table:table-cell table:style-name="ce221" table:formula="of:=SUM([.AQ24:.AQ38])" office:value-type="float" office:value="0" calcext:value-type="float">
              <text:p>0</text:p>
            </table:table-cell>
            <table:table-cell table:style-name="ce221" table:formula="of:=SUM([.AR24:.AR38])" office:value-type="float" office:value="0" calcext:value-type="float">
              <text:p>0</text:p>
            </table:table-cell>
            <table:table-cell table:style-name="ce221" table:formula="of:=SUM([.AS24:.AS38])" office:value-type="float" office:value="0" calcext:value-type="float">
              <text:p>0</text:p>
            </table:table-cell>
            <table:table-cell table:style-name="ce221" table:formula="of:=SUM([.AT24:.AT38])" office:value-type="float" office:value="0" calcext:value-type="float">
              <text:p>0</text:p>
            </table:table-cell>
            <table:table-cell table:style-name="ce221" table:formula="of:=SUM([.AU24:.AU38])" office:value-type="float" office:value="0" calcext:value-type="float">
              <text:p>0</text:p>
            </table:table-cell>
            <table:table-cell table:style-name="ce221" table:formula="of:=SUM([.AV24:.AV38])" office:value-type="float" office:value="0" calcext:value-type="float">
              <text:p>0</text:p>
            </table:table-cell>
            <table:table-cell table:style-name="ce221" table:formula="of:=SUM([.AW24:.AW38])" office:value-type="float" office:value="0" calcext:value-type="float">
              <text:p>0</text:p>
            </table:table-cell>
            <table:table-cell table:style-name="ce221" table:formula="of:=SUM([.AX24:.AX38])" office:value-type="float" office:value="0" calcext:value-type="float">
              <text:p>0</text:p>
            </table:table-cell>
            <table:table-cell table:style-name="ce221" table:formula="of:=SUM([.AY24:.AY38])" office:value-type="float" office:value="0" calcext:value-type="float">
              <text:p>0</text:p>
            </table:table-cell>
            <table:table-cell table:style-name="ce221" table:formula="of:=SUM([.AZ24:.AZ38])" office:value-type="float" office:value="0" calcext:value-type="float">
              <text:p>0</text:p>
            </table:table-cell>
            <table:table-cell table:style-name="ce221" table:formula="of:=SUM([.BA24:.BA38])" office:value-type="float" office:value="0" calcext:value-type="float">
              <text:p>0</text:p>
            </table:table-cell>
            <table:table-cell table:style-name="ce221" table:formula="of:=SUM([.BB24:.BB38])" office:value-type="float" office:value="0" calcext:value-type="float">
              <text:p>0</text:p>
            </table:table-cell>
            <table:table-cell table:style-name="ce221" table:formula="of:=SUM([.BC24:.BC38])" office:value-type="float" office:value="0" calcext:value-type="float">
              <text:p>0</text:p>
            </table:table-cell>
            <table:table-cell table:style-name="ce221" table:formula="of:=SUM([.BD24:.BD38])" office:value-type="float" office:value="0" calcext:value-type="float">
              <text:p>0</text:p>
            </table:table-cell>
            <table:table-cell table:style-name="ce221" table:formula="of:=SUM([.BE24:.BE38])" office:value-type="float" office:value="0" calcext:value-type="float">
              <text:p>0</text:p>
            </table:table-cell>
            <table:table-cell table:style-name="ce221" table:formula="of:=SUM([.BF24:.BF38])" office:value-type="float" office:value="0" calcext:value-type="float">
              <text:p>0</text:p>
            </table:table-cell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71"/>
          <table:table-cell table:style-name="ce84"/>
          <table:table-cell table:style-name="ce96" table:number-columns-repeated="2"/>
          <table:table-cell table:style-name="ce71" table:number-columns-repeated="24"/>
          <table:table-cell table:style-name="ce152"/>
          <table:table-cell table:style-name="ce71" table:number-columns-repeated="3"/>
          <table:table-cell table:style-name="ce165" table:number-columns-repeated="11"/>
          <table:table-cell table:style-name="ce167" table:number-columns-repeated="3"/>
          <table:table-cell table:style-name="ce165"/>
          <table:table-cell table:style-name="ce71" table:number-columns-repeated="2"/>
          <table:covered-table-cell table:style-name="ce180"/>
          <table:covered-table-cell table:number-columns-repeated="5"/>
          <table:covered-table-cell table:style-name="ce184"/>
          <table:covered-table-cell table:style-name="ce187"/>
          <table:covered-table-cell table:number-columns-repeated="5"/>
          <table:covered-table-cell table:style-name="ce184"/>
          <table:table-cell table:number-columns-repeated="952"/>
        </table:table-row>
        <table:table-row-group>
          <table:table-row table:style-name="ro1">
            <table:table-cell table:style-name="ce192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198" office:value-type="float" office:value="4" calcext:value-type="float">
              <text:p>4.0</text:p>
            </table:table-cell>
            <table:table-cell table:style-name="ce203" table:formula="of:=SUM([.J41:.BT41])" office:value-type="float" office:value="0.25" calcext:value-type="float">
              <text:p>0.3</text:p>
            </table:table-cell>
            <table:table-cell table:style-name="ce207" table:content-validation-name="val2" office:value-type="percentage" office:value="0.2" calcext:value-type="percentage">
              <text:p>20%</text:p>
            </table:table-cell>
            <table:table-cell table:style-name="ce222"/>
            <table:table-cell table:style-name="ce231"/>
            <table:table-cell table:style-name="ce240" table:number-columns-repeated="5"/>
            <table:table-cell table:style-name="ce250" table:number-columns-repeated="3"/>
            <table:table-cell table:style-name="ce256" office:value-type="float" office:value="0.25" calcext:value-type="float">
              <text:p>0.25</text:p>
            </table:table-cell>
            <table:table-cell table:style-name="ce250" table:number-columns-repeated="3"/>
            <table:table-cell table:style-name="ce240" table:number-columns-repeated="3"/>
            <table:table-cell table:style-name="ce261"/>
            <table:table-cell table:style-name="ce240" table:number-columns-repeated="3"/>
            <table:table-cell table:style-name="ce265" table:number-columns-repeated="3"/>
            <table:table-cell table:style-name="ce261"/>
            <table:table-cell table:style-name="ce265" table:number-columns-repeated="2"/>
            <table:table-cell table:style-name="ce276"/>
            <table:table-cell table:style-name="ce286"/>
            <table:table-cell table:style-name="ce240"/>
            <table:table-cell table:style-name="ce261"/>
            <table:table-cell table:style-name="ce240" table:number-columns-repeated="4"/>
            <table:table-cell table:style-name="ce250" table:number-columns-repeated="2"/>
            <table:table-cell table:style-name="ce261"/>
            <table:table-cell table:style-name="ce250" table:number-columns-repeated="4"/>
            <table:table-cell table:style-name="ce240" table:number-columns-repeated="6"/>
            <table:table-cell table:style-name="ce297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198" office:value-type="float" office:value="1" calcext:value-type="float">
              <text:p>1.0</text:p>
            </table:table-cell>
            <table:table-cell table:style-name="ce203" table:formula="of:=SUM([.J42:.BT42])" office:value-type="float" office:value="0.25" calcext:value-type="float">
              <text:p>0.3</text:p>
            </table:table-cell>
            <table:table-cell table:style-name="ce207" table:content-validation-name="val2" office:value-type="percentage" office:value="1" calcext:value-type="percentage">
              <text:p>100%</text:p>
            </table:table-cell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3"/>
            <table:table-cell table:style-name="ce256" office:value-type="float" office:value="0.25" calcext:value-type="float">
              <text:p>0.25</text:p>
            </table:table-cell>
            <table:table-cell table:style-name="ce250" table:number-columns-repeated="3"/>
            <table:table-cell table:style-name="ce241" table:number-columns-repeated="7"/>
            <table:table-cell table:style-name="ce266" table:number-columns-repeated="6"/>
            <table:table-cell table:style-name="ce277"/>
            <table:table-cell table:style-name="ce287"/>
            <table:table-cell table:style-name="ce241" table:number-columns-repeated="6"/>
            <table:table-cell table:style-name="ce267" table:number-columns-repeated="7"/>
            <table:table-cell table:style-name="ce241" table:number-columns-repeated="6"/>
            <table:table-cell table:style-name="ce29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192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198" office:value-type="float" office:value="5" calcext:value-type="float">
              <text:p>5.0</text:p>
            </table:table-cell>
            <table:table-cell table:style-name="ce203" table:formula="of:=SUM([.J43:.BT43])" office:value-type="float" office:value="1" calcext:value-type="float">
              <text:p>1.0</text:p>
            </table:table-cell>
            <table:table-cell table:style-name="ce207" table:content-validation-name="val2" office:value-type="percentage" office:value="0.2" calcext:value-type="percentage">
              <text:p>20%</text:p>
            </table:table-cell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3"/>
            <table:table-cell table:style-name="ce256" office:value-type="float" office:value="1" calcext:value-type="float">
              <text:p>1</text:p>
            </table:table-cell>
            <table:table-cell table:style-name="ce250" table:number-columns-repeated="3"/>
            <table:table-cell table:style-name="ce240" table:number-columns-repeated="3"/>
            <table:table-cell table:style-name="ce261"/>
            <table:table-cell table:style-name="ce241" table:number-columns-repeated="3"/>
            <table:table-cell table:style-name="ce265" table:number-columns-repeated="3"/>
            <table:table-cell table:style-name="ce261"/>
            <table:table-cell table:style-name="ce265" table:number-columns-repeated="2"/>
            <table:table-cell table:style-name="ce276"/>
            <table:table-cell table:style-name="ce287"/>
            <table:table-cell table:style-name="ce241"/>
            <table:table-cell table:style-name="ce261"/>
            <table:table-cell table:style-name="ce241" table:number-columns-repeated="4"/>
            <table:table-cell table:style-name="ce267" table:number-columns-repeated="2"/>
            <table:table-cell table:style-name="ce261"/>
            <table:table-cell table:style-name="ce267" table:number-columns-repeated="4"/>
            <table:table-cell table:style-name="ce241" table:number-columns-repeated="6"/>
            <table:table-cell table:style-name="ce298"/>
            <table:covered-table-cell table:style-name="ce180"/>
            <table:covered-table-cell table:number-columns-repeated="5"/>
            <table:covered-table-cell table:style-name="ce184"/>
            <table:covered-table-cell table:style-name="ce187"/>
            <table:covered-table-cell table:number-columns-repeated="5"/>
            <table:covered-table-cell table:style-name="ce184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4];[.E44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.0</text:p>
            </table:table-cell>
            <table:table-cell table:style-name="ce203" table:formula="of:=SUM([.J44:.BT44])" office:value-type="float" office:value="0" calcext:value-type="float">
              <text:p>0.0</text:p>
            </table:table-cell>
            <table:table-cell table:style-name="ce207" table:content-validation-name="val2" office:value-type="percentage" office:value="0" calcext:value-type="percentage">
              <text:p>0%</text:p>
            </table:table-cell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7"/>
            <table:table-cell table:style-name="ce223"/>
            <table:table-cell table:style-name="ce232"/>
            <table:table-cell table:style-name="ce241" table:number-columns-repeated="3"/>
            <table:table-cell table:style-name="ce240" table:number-columns-repeated="2"/>
            <table:table-cell table:style-name="ce250" table:number-columns-repeated="3"/>
            <table:table-cell table:style-name="ce267" table:number-columns-repeated="3"/>
            <table:table-cell table:style-name="ce278"/>
            <table:table-cell table:style-name="ce287"/>
            <table:table-cell table:style-name="ce241" table:number-columns-repeated="6"/>
            <table:table-cell table:style-name="ce250" table:number-columns-repeated="3"/>
            <table:table-cell table:style-name="ce267" table:number-columns-repeated="4"/>
            <table:table-cell table:style-name="ce241" table:number-columns-repeated="6"/>
            <table:table-cell table:style-name="ce298"/>
            <table:table-cell table:style-name="ce181"/>
            <table:table-cell table:style-name="ce183" table:number-columns-repeated="6"/>
            <table:covered-table-cell table:style-name="ce188"/>
            <table:covered-table-cell table:number-columns-repeated="5" table:style-name="ce190"/>
            <table:covered-table-cell table:style-name="ce191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1:.G44])" office:value-type="float" office:value="13" calcext:value-type="float">
              <text:p>13.0</text:p>
            </table:table-cell>
            <table:table-cell table:style-name="ce49" table:formula="of:=SUM([.H41:.H44])" office:value-type="float" office:value="1.5" calcext:value-type="float">
              <text:p>1.5</text:p>
            </table:table-cell>
            <table:table-cell table:style-name="ce210"/>
            <table:table-cell table:style-name="ce224" table:formula="of:=SUM([.J41:.J44])" office:value-type="percentage" office:value="0" calcext:value-type="percentage">
              <text:p>0%</text:p>
            </table:table-cell>
            <table:table-cell table:style-name="ce233" table:formula="of:=SUM([.K41:.K44])" office:value-type="float" office:value="0" calcext:value-type="float">
              <text:p>$0.00</text:p>
            </table:table-cell>
            <table:table-cell table:style-name="ce242" table:formula="of:=SUM([.L41:.L44])" office:value-type="float" office:value="0" calcext:value-type="float">
              <text:p>0</text:p>
            </table:table-cell>
            <table:table-cell table:style-name="ce242" table:formula="of:=SUM([.M41:.M44])" office:value-type="float" office:value="0" calcext:value-type="float">
              <text:p>0</text:p>
            </table:table-cell>
            <table:table-cell table:style-name="ce242" table:formula="of:=SUM([.N41:.N44])" office:value-type="float" office:value="0" calcext:value-type="float">
              <text:p>0</text:p>
            </table:table-cell>
            <table:table-cell table:style-name="ce242" table:formula="of:=SUM([.O41:.O44])" office:value-type="float" office:value="0" calcext:value-type="float">
              <text:p>0</text:p>
            </table:table-cell>
            <table:table-cell table:style-name="ce242" table:formula="of:=SUM([.P41:.P44])" office:value-type="float" office:value="0" calcext:value-type="float">
              <text:p>0</text:p>
            </table:table-cell>
            <table:table-cell table:style-name="ce242" table:formula="of:=SUM([.Q41:.Q44])" office:value-type="float" office:value="0" calcext:value-type="float">
              <text:p>0</text:p>
            </table:table-cell>
            <table:table-cell table:style-name="ce242" table:formula="of:=SUM([.R41:.R44])" office:value-type="float" office:value="0" calcext:value-type="float">
              <text:p>0</text:p>
            </table:table-cell>
            <table:table-cell table:style-name="ce242" table:formula="of:=SUM([.S41:.S44])" office:value-type="float" office:value="0" calcext:value-type="float">
              <text:p>0</text:p>
            </table:table-cell>
            <table:table-cell table:style-name="ce242" table:formula="of:=SUM([.T41:.T44])" office:value-type="float" office:value="1.5" calcext:value-type="float">
              <text:p>1.5</text:p>
            </table:table-cell>
            <table:table-cell table:style-name="ce242" table:formula="of:=SUM([.U41:.U44])" office:value-type="float" office:value="0" calcext:value-type="float">
              <text:p>0</text:p>
            </table:table-cell>
            <table:table-cell table:style-name="ce242" table:formula="of:=SUM([.V41:.V44])" office:value-type="float" office:value="0" calcext:value-type="float">
              <text:p>0</text:p>
            </table:table-cell>
            <table:table-cell table:style-name="ce242" table:formula="of:=SUM([.W41:.W44])" office:value-type="float" office:value="0" calcext:value-type="float">
              <text:p>0</text:p>
            </table:table-cell>
            <table:table-cell table:style-name="ce242" table:formula="of:=SUM([.X41:.X44])" office:value-type="float" office:value="0" calcext:value-type="float">
              <text:p>0</text:p>
            </table:table-cell>
            <table:table-cell table:style-name="ce242" table:formula="of:=SUM([.Y41:.Y44])" office:value-type="float" office:value="0" calcext:value-type="float">
              <text:p>0</text:p>
            </table:table-cell>
            <table:table-cell table:style-name="ce242" table:formula="of:=SUM([.Z41:.Z44])" office:value-type="float" office:value="0" calcext:value-type="float">
              <text:p>0</text:p>
            </table:table-cell>
            <table:table-cell table:style-name="ce242" table:formula="of:=SUM([.AA41:.AA44])" office:value-type="float" office:value="0" calcext:value-type="float">
              <text:p>0</text:p>
            </table:table-cell>
            <table:table-cell table:style-name="ce242" table:formula="of:=SUM([.AB41:.AB44])" office:value-type="float" office:value="0" calcext:value-type="float">
              <text:p>0</text:p>
            </table:table-cell>
            <table:table-cell table:style-name="ce242" table:formula="of:=SUM([.AC41:.AC44])" office:value-type="float" office:value="0" calcext:value-type="float">
              <text:p>0</text:p>
            </table:table-cell>
            <table:table-cell table:style-name="ce242" table:formula="of:=SUM([.AD41:.AD44])" office:value-type="float" office:value="0" calcext:value-type="float">
              <text:p>0</text:p>
            </table:table-cell>
            <table:table-cell table:style-name="ce242" table:formula="of:=SUM([.AE41:.AE44])" office:value-type="float" office:value="0" calcext:value-type="float">
              <text:p>0</text:p>
            </table:table-cell>
            <table:table-cell table:style-name="ce242" table:formula="of:=SUM([.AF41:.AF44])" office:value-type="float" office:value="0" calcext:value-type="float">
              <text:p>0</text:p>
            </table:table-cell>
            <table:table-cell table:style-name="ce242" table:formula="of:=SUM([.AG41:.AG44])" office:value-type="float" office:value="0" calcext:value-type="float">
              <text:p>0</text:p>
            </table:table-cell>
            <table:table-cell table:style-name="ce242" table:formula="of:=SUM([.AH41:.AH44])" office:value-type="float" office:value="0" calcext:value-type="float">
              <text:p>0</text:p>
            </table:table-cell>
            <table:table-cell table:style-name="ce242" table:formula="of:=SUM([.AI41:.AI44])" office:value-type="float" office:value="0" calcext:value-type="float">
              <text:p>0</text:p>
            </table:table-cell>
            <table:table-cell table:style-name="ce242" table:formula="of:=SUM([.AJ41:.AJ44])" office:value-type="float" office:value="0" calcext:value-type="float">
              <text:p>0</text:p>
            </table:table-cell>
            <table:table-cell table:style-name="ce242" table:formula="of:=SUM([.AK41:.AK44])" office:value-type="float" office:value="0" calcext:value-type="float">
              <text:p>0</text:p>
            </table:table-cell>
            <table:table-cell table:style-name="ce288" table:formula="of:=SUM([.AL41:.AL44])" office:value-type="float" office:value="0" calcext:value-type="float">
              <text:p>0</text:p>
            </table:table-cell>
            <table:table-cell table:style-name="ce242" table:formula="of:=SUM([.AM41:.AM44])" office:value-type="float" office:value="0" calcext:value-type="float">
              <text:p>0</text:p>
            </table:table-cell>
            <table:table-cell table:style-name="ce242" table:formula="of:=SUM([.AN41:.AN44])" office:value-type="float" office:value="0" calcext:value-type="float">
              <text:p>0</text:p>
            </table:table-cell>
            <table:table-cell table:style-name="ce242" table:formula="of:=SUM([.AO41:.AO44])" office:value-type="float" office:value="0" calcext:value-type="float">
              <text:p>0</text:p>
            </table:table-cell>
            <table:table-cell table:style-name="ce242" table:formula="of:=SUM([.AP41:.AP44])" office:value-type="float" office:value="0" calcext:value-type="float">
              <text:p>0</text:p>
            </table:table-cell>
            <table:table-cell table:style-name="ce242" table:formula="of:=SUM([.AQ41:.AQ44])" office:value-type="float" office:value="0" calcext:value-type="float">
              <text:p>0</text:p>
            </table:table-cell>
            <table:table-cell table:style-name="ce242" table:formula="of:=SUM([.AR41:.AR44])" office:value-type="float" office:value="0" calcext:value-type="float">
              <text:p>0</text:p>
            </table:table-cell>
            <table:table-cell table:style-name="ce242" table:formula="of:=SUM([.AS41:.AS44])" office:value-type="float" office:value="0" calcext:value-type="float">
              <text:p>0</text:p>
            </table:table-cell>
            <table:table-cell table:style-name="ce242" table:formula="of:=SUM([.AT41:.AT44])" office:value-type="float" office:value="0" calcext:value-type="float">
              <text:p>0</text:p>
            </table:table-cell>
            <table:table-cell table:style-name="ce242" table:formula="of:=SUM([.AU41:.AU44])" office:value-type="float" office:value="0" calcext:value-type="float">
              <text:p>0</text:p>
            </table:table-cell>
            <table:table-cell table:style-name="ce242" table:formula="of:=SUM([.AV41:.AV44])" office:value-type="float" office:value="0" calcext:value-type="float">
              <text:p>0</text:p>
            </table:table-cell>
            <table:table-cell table:style-name="ce242" table:formula="of:=SUM([.AW41:.AW44])" office:value-type="float" office:value="0" calcext:value-type="float">
              <text:p>0</text:p>
            </table:table-cell>
            <table:table-cell table:style-name="ce242" table:formula="of:=SUM([.AX41:.AX44])" office:value-type="float" office:value="0" calcext:value-type="float">
              <text:p>0</text:p>
            </table:table-cell>
            <table:table-cell table:style-name="ce242" table:formula="of:=SUM([.AY41:.AY44])" office:value-type="float" office:value="0" calcext:value-type="float">
              <text:p>0</text:p>
            </table:table-cell>
            <table:table-cell table:style-name="ce242" table:formula="of:=SUM([.AZ41:.AZ44])" office:value-type="float" office:value="0" calcext:value-type="float">
              <text:p>0</text:p>
            </table:table-cell>
            <table:table-cell table:style-name="ce242" table:formula="of:=SUM([.BA41:.BA44])" office:value-type="float" office:value="0" calcext:value-type="float">
              <text:p>0</text:p>
            </table:table-cell>
            <table:table-cell table:style-name="ce242" table:formula="of:=SUM([.BB41:.BB44])" office:value-type="float" office:value="0" calcext:value-type="float">
              <text:p>0</text:p>
            </table:table-cell>
            <table:table-cell table:style-name="ce242" table:formula="of:=SUM([.BC41:.BC44])" office:value-type="float" office:value="0" calcext:value-type="float">
              <text:p>0</text:p>
            </table:table-cell>
            <table:table-cell table:style-name="ce242" table:formula="of:=SUM([.BD41:.BD44])" office:value-type="float" office:value="0" calcext:value-type="float">
              <text:p>0</text:p>
            </table:table-cell>
            <table:table-cell table:style-name="ce242" table:formula="of:=SUM([.BE41:.BE44])" office:value-type="float" office:value="0" calcext:value-type="float">
              <text:p>0</text:p>
            </table:table-cell>
            <table:table-cell table:style-name="ce242" table:formula="of:=SUM([.BF41:.BF44])" office:value-type="float" office:value="0" calcext:value-type="float">
              <text:p>0</text:p>
            </table:table-cell>
            <table:table-cell table:style-name="ce288" table:formula="of:=SUM([.BG41:.BG44])" office:value-type="float" office:value="0" calcext:value-type="float">
              <text:p>0</text:p>
            </table:table-cell>
            <table:table-cell table:style-name="ce242" table:formula="of:=SUM([.BH41:.BH44])" office:value-type="float" office:value="0" calcext:value-type="float">
              <text:p>0</text:p>
            </table:table-cell>
            <table:table-cell table:style-name="ce242" table:formula="of:=SUM([.BI41:.BI44])" office:value-type="float" office:value="0" calcext:value-type="float">
              <text:p>0</text:p>
            </table:table-cell>
            <table:table-cell table:style-name="ce242" table:formula="of:=SUM([.BJ41:.BJ44])" office:value-type="float" office:value="0" calcext:value-type="float">
              <text:p>0</text:p>
            </table:table-cell>
            <table:table-cell table:style-name="ce242" table:formula="of:=SUM([.BK41:.BK44])" office:value-type="float" office:value="0" calcext:value-type="float">
              <text:p>0</text:p>
            </table:table-cell>
            <table:table-cell table:style-name="ce242" table:formula="of:=SUM([.BL41:.BL44])" office:value-type="float" office:value="0" calcext:value-type="float">
              <text:p>0</text:p>
            </table:table-cell>
            <table:table-cell table:style-name="ce242" table:formula="of:=SUM([.BM41:.BM44])" office:value-type="float" office:value="0" calcext:value-type="float">
              <text:p>0</text:p>
            </table:table-cell>
            <table:table-cell table:style-name="ce299" table:formula="of:=SUM([.BN41:.BN43])" office:value-type="float" office:value="0" calcext:value-type="float">
              <text:p>0</text:p>
            </table:table-cell>
            <table:table-cell table:style-name="ce299" table:formula="of:=SUM([.BO41:.BO43])" office:value-type="float" office:value="0" calcext:value-type="float">
              <text:p>0</text:p>
            </table:table-cell>
            <table:table-cell table:style-name="ce299" table:formula="of:=SUM([.BP41:.BP43])" office:value-type="float" office:value="0" calcext:value-type="float">
              <text:p>0</text:p>
            </table:table-cell>
            <table:table-cell table:style-name="ce299" table:formula="of:=SUM([.BQ41:.BQ43])" office:value-type="float" office:value="0" calcext:value-type="float">
              <text:p>0</text:p>
            </table:table-cell>
            <table:table-cell table:style-name="ce299" table:formula="of:=SUM([.BR41:.BR43])" office:value-type="float" office:value="0" calcext:value-type="float">
              <text:p>0</text:p>
            </table:table-cell>
            <table:table-cell table:style-name="ce299" table:formula="of:=SUM([.BS41:.BS43])" office:value-type="float" office:value="0" calcext:value-type="float">
              <text:p>0</text:p>
            </table:table-cell>
            <table:table-cell table:style-name="ce299" table:formula="of:=SUM([.BT41:.BT43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9]+[.G45])" office:value-type="float" office:value="208" calcext:value-type="float">
            <text:p>208.0</text:p>
          </table:table-cell>
          <table:table-cell table:style-name="ce50" table:formula="of:=SUM([.H11]+[.H22]+[.H39]+[.H45])" office:value-type="float" office:value="33.25" calcext:value-type="float">
            <text:p>33.3</text:p>
          </table:table-cell>
          <table:table-cell table:style-name="ce211" table:formula="of:=SUM([.I11]+[.I22]+[.I39]+[.I45])" office:value-type="percentage" office:value="0" calcext:value-type="percentage">
            <text:p>0%</text:p>
          </table:table-cell>
          <table:table-cell table:style-name="ce225" table:formula="of:=SUM([.J11]+[.J22]+[.J39]+[.J45])" office:value-type="float" office:value="0" calcext:value-type="float">
            <text:p>$0.00</text:p>
          </table:table-cell>
          <table:table-cell table:style-name="ce225" table:formula="of:=SUM([.K11]+[.K22]+[.K39]+[.K45])" office:value-type="float" office:value="0" calcext:value-type="float">
            <text:p>$0.00</text:p>
          </table:table-cell>
          <table:table-cell table:style-name="ce243" table:formula="of:=SUM([.L11]+[.L22]+[.L39]+[.L45])" office:value-type="float" office:value="0" calcext:value-type="float">
            <text:p>0</text:p>
          </table:table-cell>
          <table:table-cell table:style-name="ce243" table:formula="of:=SUM([.M11]+[.M22]+[.M39]+[.M45])" office:value-type="float" office:value="0" calcext:value-type="float">
            <text:p>0</text:p>
          </table:table-cell>
          <table:table-cell table:style-name="ce243" table:formula="of:=SUM([.N11]+[.N22]+[.N39]+[.N45])" office:value-type="float" office:value="0" calcext:value-type="float">
            <text:p>0</text:p>
          </table:table-cell>
          <table:table-cell table:style-name="ce243" table:formula="of:=SUM([.O11]+[.O22]+[.O39]+[.O45])" office:value-type="float" office:value="0" calcext:value-type="float">
            <text:p>0</text:p>
          </table:table-cell>
          <table:table-cell table:style-name="ce243" table:formula="of:=SUM([.P11]+[.P22]+[.P39]+[.P45])" office:value-type="float" office:value="0" calcext:value-type="float">
            <text:p>0</text:p>
          </table:table-cell>
          <table:table-cell table:style-name="ce243" table:formula="of:=SUM([.Q11]+[.Q22]+[.Q39]+[.Q45])" office:value-type="float" office:value="4" calcext:value-type="float">
            <text:p>4</text:p>
          </table:table-cell>
          <table:table-cell table:style-name="ce243" table:formula="of:=SUM([.R11]+[.R22]+[.R39]+[.R45])" office:value-type="float" office:value="3" calcext:value-type="float">
            <text:p>3</text:p>
          </table:table-cell>
          <table:table-cell table:style-name="ce243" table:formula="of:=SUM([.S11]+[.S22]+[.S39]+[.S45])" office:value-type="float" office:value="3" calcext:value-type="float">
            <text:p>3</text:p>
          </table:table-cell>
          <table:table-cell table:style-name="ce243" table:formula="of:=SUM([.T11]+[.T22]+[.T39]+[.T45])" office:value-type="float" office:value="6.5" calcext:value-type="float">
            <text:p>6.5</text:p>
          </table:table-cell>
          <table:table-cell table:style-name="ce243" table:formula="of:=SUM([.U11]+[.U22]+[.U39]+[.U45])" office:value-type="float" office:value="0" calcext:value-type="float">
            <text:p>0</text:p>
          </table:table-cell>
          <table:table-cell table:style-name="ce243" table:formula="of:=SUM([.V11]+[.V22]+[.V39]+[.V45])" office:value-type="float" office:value="0" calcext:value-type="float">
            <text:p>0</text:p>
          </table:table-cell>
          <table:table-cell table:style-name="ce243" table:formula="of:=SUM([.W11]+[.W22]+[.W39]+[.W45])" office:value-type="float" office:value="0" calcext:value-type="float">
            <text:p>0</text:p>
          </table:table-cell>
          <table:table-cell table:style-name="ce243" table:formula="of:=SUM([.X11]+[.X22]+[.X39]+[.X45])" office:value-type="float" office:value="7" calcext:value-type="float">
            <text:p>7</text:p>
          </table:table-cell>
          <table:table-cell table:style-name="ce243" table:formula="of:=SUM([.Y11]+[.Y22]+[.Y39]+[.Y45])" office:value-type="float" office:value="2.5" calcext:value-type="float">
            <text:p>2.5</text:p>
          </table:table-cell>
          <table:table-cell table:style-name="ce243" table:formula="of:=SUM([.Z11]+[.Z22]+[.Z39]+[.Z45])" office:value-type="float" office:value="7.25" calcext:value-type="float">
            <text:p>7.25</text:p>
          </table:table-cell>
          <table:table-cell table:style-name="ce243" table:formula="of:=SUM([.AA11]+[.AA22]+[.AA39]+[.AA45])" office:value-type="float" office:value="0" calcext:value-type="float">
            <text:p>0</text:p>
          </table:table-cell>
          <table:table-cell table:style-name="ce243" table:formula="of:=SUM([.AB11]+[.AB22]+[.AB39]+[.AB45])" office:value-type="float" office:value="0" calcext:value-type="float">
            <text:p>0</text:p>
          </table:table-cell>
          <table:table-cell table:style-name="ce243" table:formula="of:=SUM([.AC11]+[.AC22]+[.AC39]+[.AC45])" office:value-type="float" office:value="0" calcext:value-type="float">
            <text:p>0</text:p>
          </table:table-cell>
          <table:table-cell table:style-name="ce243" table:formula="of:=SUM([.AD11]+[.AD22]+[.AD39]+[.AD45])" office:value-type="float" office:value="0" calcext:value-type="float">
            <text:p>0</text:p>
          </table:table-cell>
          <table:table-cell table:style-name="ce243" table:formula="of:=SUM([.AE11]+[.AE22]+[.AE39]+[.AE45])" office:value-type="float" office:value="0" calcext:value-type="float">
            <text:p>0</text:p>
          </table:table-cell>
          <table:table-cell table:style-name="ce243" table:formula="of:=SUM([.AF11]+[.AF22]+[.AF39]+[.AF45])" office:value-type="float" office:value="0" calcext:value-type="float">
            <text:p>0</text:p>
          </table:table-cell>
          <table:table-cell table:style-name="ce243" table:formula="of:=SUM([.AG11]+[.AG22]+[.AG39]+[.AG45])" office:value-type="float" office:value="0" calcext:value-type="float">
            <text:p>0</text:p>
          </table:table-cell>
          <table:table-cell table:style-name="ce243" table:formula="of:=SUM([.AH11]+[.AH22]+[.AH39]+[.AH45])" office:value-type="float" office:value="0" calcext:value-type="float">
            <text:p>0</text:p>
          </table:table-cell>
          <table:table-cell table:style-name="ce243" table:formula="of:=SUM([.AI11]+[.AI22]+[.AI39]+[.AI45])" office:value-type="float" office:value="0" calcext:value-type="float">
            <text:p>0</text:p>
          </table:table-cell>
          <table:table-cell table:style-name="ce243" table:formula="of:=SUM([.AJ11]+[.AJ22]+[.AJ39]+[.AJ45])" office:value-type="float" office:value="0" calcext:value-type="float">
            <text:p>0</text:p>
          </table:table-cell>
          <table:table-cell table:style-name="ce243" table:formula="of:=SUM([.AK11]+[.AK22]+[.AK39]+[.AK45])" office:value-type="float" office:value="0" calcext:value-type="float">
            <text:p>0</text:p>
          </table:table-cell>
          <table:table-cell table:style-name="ce289" table:formula="of:=SUM([.AL11]+[.AL22]+[.AL39]+[.AL45])" office:value-type="float" office:value="0" calcext:value-type="float">
            <text:p>0</text:p>
          </table:table-cell>
          <table:table-cell table:style-name="ce243" table:formula="of:=SUM([.AM11]+[.AM22]+[.AM39]+[.AM45])" office:value-type="float" office:value="0" calcext:value-type="float">
            <text:p>0</text:p>
          </table:table-cell>
          <table:table-cell table:style-name="ce243" table:formula="of:=SUM([.AN11]+[.AN22]+[.AN39]+[.AN45])" office:value-type="float" office:value="0" calcext:value-type="float">
            <text:p>0</text:p>
          </table:table-cell>
          <table:table-cell table:style-name="ce243" table:formula="of:=SUM([.AO11]+[.AO22]+[.AO39]+[.AO45])" office:value-type="float" office:value="0" calcext:value-type="float">
            <text:p>0</text:p>
          </table:table-cell>
          <table:table-cell table:style-name="ce243" table:formula="of:=SUM([.AP11]+[.AP22]+[.AP39]+[.AP45])" office:value-type="float" office:value="0" calcext:value-type="float">
            <text:p>0</text:p>
          </table:table-cell>
          <table:table-cell table:style-name="ce243" table:formula="of:=SUM([.AQ11]+[.AQ22]+[.AQ39]+[.AQ45])" office:value-type="float" office:value="0" calcext:value-type="float">
            <text:p>0</text:p>
          </table:table-cell>
          <table:table-cell table:style-name="ce243" table:formula="of:=SUM([.AR11]+[.AR22]+[.AR39]+[.AR45])" office:value-type="float" office:value="0" calcext:value-type="float">
            <text:p>0</text:p>
          </table:table-cell>
          <table:table-cell table:style-name="ce243" table:formula="of:=SUM([.AS11]+[.AS22]+[.AS39]+[.AS45])" office:value-type="float" office:value="0" calcext:value-type="float">
            <text:p>0</text:p>
          </table:table-cell>
          <table:table-cell table:style-name="ce243" table:formula="of:=SUM([.AT11]+[.AT22]+[.AT39]+[.AT45])" office:value-type="float" office:value="0" calcext:value-type="float">
            <text:p>0</text:p>
          </table:table-cell>
          <table:table-cell table:style-name="ce243" table:formula="of:=SUM([.AU11]+[.AU22]+[.AU39]+[.AU45])" office:value-type="float" office:value="0" calcext:value-type="float">
            <text:p>0</text:p>
          </table:table-cell>
          <table:table-cell table:style-name="ce243" table:formula="of:=SUM([.AV11]+[.AV22]+[.AV39]+[.AV45])" office:value-type="float" office:value="0" calcext:value-type="float">
            <text:p>0</text:p>
          </table:table-cell>
          <table:table-cell table:style-name="ce243" table:formula="of:=SUM([.AW11]+[.AW22]+[.AW39]+[.AW45])" office:value-type="float" office:value="0" calcext:value-type="float">
            <text:p>0</text:p>
          </table:table-cell>
          <table:table-cell table:style-name="ce243" table:formula="of:=SUM([.AX11]+[.AX22]+[.AX39]+[.AX45])" office:value-type="float" office:value="0" calcext:value-type="float">
            <text:p>0</text:p>
          </table:table-cell>
          <table:table-cell table:style-name="ce243" table:formula="of:=SUM([.AY11]+[.AY22]+[.AY39]+[.AY45])" office:value-type="float" office:value="0" calcext:value-type="float">
            <text:p>0</text:p>
          </table:table-cell>
          <table:table-cell table:style-name="ce243" table:formula="of:=SUM([.AZ11]+[.AZ22]+[.AZ39]+[.AZ45])" office:value-type="float" office:value="0" calcext:value-type="float">
            <text:p>0</text:p>
          </table:table-cell>
          <table:table-cell table:style-name="ce243" table:formula="of:=SUM([.BA11]+[.BA22]+[.BA39]+[.BA45])" office:value-type="float" office:value="0" calcext:value-type="float">
            <text:p>0</text:p>
          </table:table-cell>
          <table:table-cell table:style-name="ce243" table:formula="of:=SUM([.BB11]+[.BB22]+[.BB39]+[.BB45])" office:value-type="float" office:value="0" calcext:value-type="float">
            <text:p>0</text:p>
          </table:table-cell>
          <table:table-cell table:style-name="ce243" table:formula="of:=SUM([.BC11]+[.BC22]+[.BC39]+[.BC45])" office:value-type="float" office:value="0" calcext:value-type="float">
            <text:p>0</text:p>
          </table:table-cell>
          <table:table-cell table:style-name="ce243" table:formula="of:=SUM([.BD11]+[.BD22]+[.BD39]+[.BD45])" office:value-type="float" office:value="0" calcext:value-type="float">
            <text:p>0</text:p>
          </table:table-cell>
          <table:table-cell table:style-name="ce243" table:formula="of:=SUM([.BE11]+[.BE22]+[.BE39]+[.BE45])" office:value-type="float" office:value="0" calcext:value-type="float">
            <text:p>0</text:p>
          </table:table-cell>
          <table:table-cell table:style-name="ce243" table:formula="of:=SUM([.BF11]+[.BF22]+[.BF39]+[.BF45])" office:value-type="float" office:value="0" calcext:value-type="float">
            <text:p>0</text:p>
          </table:table-cell>
          <table:table-cell table:style-name="ce289" table:formula="of:=SUM([.BG11]+[.BG22]+[.BG39]+[.BG45])" office:value-type="float" office:value="0" calcext:value-type="float">
            <text:p>0</text:p>
          </table:table-cell>
          <table:table-cell table:style-name="ce243" table:formula="of:=SUM([.BH11]+[.BH22]+[.BH39]+[.BH45])" office:value-type="float" office:value="0" calcext:value-type="float">
            <text:p>0</text:p>
          </table:table-cell>
          <table:table-cell table:style-name="ce243" table:formula="of:=SUM([.BI11]+[.BI22]+[.BI39]+[.BI45])" office:value-type="float" office:value="0" calcext:value-type="float">
            <text:p>0</text:p>
          </table:table-cell>
          <table:table-cell table:style-name="ce243" table:formula="of:=SUM([.BJ11]+[.BJ22]+[.BJ39]+[.BJ45])" office:value-type="float" office:value="0" calcext:value-type="float">
            <text:p>0</text:p>
          </table:table-cell>
          <table:table-cell table:style-name="ce243" table:formula="of:=SUM([.BK11]+[.BK22]+[.BK39]+[.BK45])" office:value-type="float" office:value="0" calcext:value-type="float">
            <text:p>0</text:p>
          </table:table-cell>
          <table:table-cell table:style-name="ce243" table:formula="of:=SUM([.BL11]+[.BL22]+[.BL39]+[.BL45])" office:value-type="float" office:value="0" calcext:value-type="float">
            <text:p>0</text:p>
          </table:table-cell>
          <table:table-cell table:style-name="ce243" table:formula="of:=SUM([.BM11]+[.BM22]+[.BM39]+[.BM45])" office:value-type="float" office:value="0" calcext:value-type="float">
            <text:p>0</text:p>
          </table:table-cell>
          <table:table-cell table:style-name="ce243" table:formula="of:=SUM([.BN11]+[.BN22]+[.BN39]+[.BN45])" office:value-type="float" office:value="0" calcext:value-type="float">
            <text:p>0</text:p>
          </table:table-cell>
          <table:table-cell table:style-name="ce243" table:formula="of:=SUM([.BO11]+[.BO22]+[.BO39]+[.BO45])" office:value-type="float" office:value="0" calcext:value-type="float">
            <text:p>0</text:p>
          </table:table-cell>
          <table:table-cell table:style-name="ce243" table:formula="of:=SUM([.BP11]+[.BP22]+[.BP39]+[.BP45])" office:value-type="float" office:value="0" calcext:value-type="float">
            <text:p>0</text:p>
          </table:table-cell>
          <table:table-cell table:style-name="ce243" table:formula="of:=SUM([.BQ11]+[.BQ22]+[.BQ39]+[.BQ45])" office:value-type="float" office:value="0" calcext:value-type="float">
            <text:p>0</text:p>
          </table:table-cell>
          <table:table-cell table:style-name="ce243" table:formula="of:=SUM([.BR11]+[.BR22]+[.BR39]+[.BR45])" office:value-type="float" office:value="0" calcext:value-type="float">
            <text:p>0</text:p>
          </table:table-cell>
          <table:table-cell table:style-name="ce243" table:formula="of:=SUM([.BS11]+[.BS22]+[.BS39]+[.BS45])" office:value-type="float" office:value="0" calcext:value-type="float">
            <text:p>0</text:p>
          </table:table-cell>
          <table:table-cell table:style-name="ce243" table:formula="of:=SUM([.BT11]+[.BT22]+[.BT39]+[.BT45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1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8" table:number-columns-repeated="8"/>
          <table:table-cell table:style-name="ce124" table:number-columns-repeated="49"/>
          <table:table-cell table:number-columns-repeated="952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1'.I9:'1.1'.I10 '1.1'.I13:'1.1'.I22 '1.1'.I24:'1.1'.I39 '1.1'.I41:'1.1'.I45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1'.I9:'1.1'.I10 '1.1'.I13:'1.1'.I22 '1.1'.I24:'1.1'.I39 '1.1'.I41:'1.1'.I4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1'.H9:'1.1'.H10 '1.1'.H13:'1.1'.H21 '1.1'.H24:'1.1'.H38 '1.1'.H41:'1.1'.H44">
            <calcext:condition calcext:apply-style-name="ConditionalStyle_1" calcext:value="formula-is([.H9]&gt;[.G9])" calcext:base-cell-address="'1.1'.H9"/>
          </calcext:conditional-format>
          <calcext:conditional-format calcext:target-range-address="'1.1'.H9:'1.1'.H10 '1.1'.H13:'1.1'.H21 '1.1'.H24:'1.1'.H38 '1.1'.H41:'1.1'.H44">
            <calcext:condition calcext:apply-style-name="ConditionalStyle_2" calcext:value="formula-is([.H9]=[.G9])" calcext:base-cell-address="'1.1'.H9"/>
          </calcext:conditional-format>
          <calcext:conditional-format calcext:target-range-address="'1.1'.H9:'1.1'.H10 '1.1'.H13:'1.1'.H21 '1.1'.H24:'1.1'.H38 '1.1'.H41:'1.1'.H44">
            <calcext:condition calcext:apply-style-name="ConditionalStyle_3" calcext:value="formula-is([.H9]&lt;[.G9])" calcext:base-cell-address="'1.1'.H9"/>
          </calcext:conditional-format>
          <calcext:conditional-format calcext:target-range-address="'1.1'.H24:'1.1'.H24">
            <calcext:condition calcext:apply-style-name="ConditionalStyle_4" calcext:value="formula-is([.H9]*0)" calcext:base-cell-address="'1.1'.H24"/>
          </calcext:conditional-format>
          <calcext:conditional-format calcext:target-range-address="'1.1'.H9:'1.1'.H9">
            <calcext:condition calcext:apply-style-name="ConditionalStyle_4" calcext:value="formula-is([.H9]*0&gt;[.H9])" calcext:base-cell-address="'1.1'.H9"/>
          </calcext:conditional-format>
          <calcext:conditional-format calcext:target-range-address="'1.1'.J11:'1.1'.BF11 '1.1'.J22:'1.1'.BF22 '1.1'.J39:'1.1'.BF39 '1.1'.J45:'1.1'.BT46 '1.1'.I46:'1.1'.I46">
            <calcext:condition calcext:apply-style-name="ConditionalStyle_5" calcext:value="=0" calcext:base-cell-address="'1.1'.I46"/>
          </calcext:conditional-format>
          <calcext:conditional-format calcext:target-range-address="'1.1'.J41:'1.1'.BF44">
            <calcext:condition calcext:apply-style-name="ConditionalStyle_6" calcext:value="&gt;0" calcext:base-cell-address="'1.1'.J41"/>
          </calcext:conditional-format>
          <calcext:conditional-format calcext:target-range-address="'1.1'.J24:'1.1'.BF38">
            <calcext:condition calcext:apply-style-name="ConditionalStyle_6" calcext:value="&gt;0" calcext:base-cell-address="'1.1'.J24"/>
          </calcext:conditional-format>
          <calcext:conditional-format calcext:target-range-address="'1.1'.J13:'1.1'.BF21">
            <calcext:condition calcext:apply-style-name="ConditionalStyle_6" calcext:value="&gt;0" calcext:base-cell-address="'1.1'.J13"/>
          </calcext:conditional-format>
          <calcext:conditional-format calcext:target-range-address="'1.1'.J9:'1.1'.BF10">
            <calcext:condition calcext:apply-style-name="ConditionalStyle_6" calcext:value="&gt;0" calcext:base-cell-address="'1.1'.J9"/>
          </calcext:conditional-format>
          <calcext:conditional-format calcext:target-range-address="'1.1'.J24:'1.1'.J24 '1.1'.J27:'1.1'.J27 '1.1'.J33:'1.1'.J33">
            <calcext:condition calcext:apply-style-name="ConditionalStyle_7" calcext:value="=&quot;VARAUS&quot;" calcext:base-cell-address="'1.1'.J24"/>
          </calcext:conditional-format>
        </calcext:conditional-formats>
      </table:table>
      <table:table table:name="1.2" table:style-name="ta3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84" table:default-cell-style-name="Default"/>
        <table:table-column table:style-name="co8" table:number-columns-repeated="931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84"/>
          <table:table-cell table:number-columns-repeated="931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84"/>
          <table:table-cell table:number-columns-repeated="931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3" table:number-columns-repeated="84"/>
          <table:table-cell table:number-columns-repeated="931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3" table:number-columns-repeated="84"/>
          <table:table-cell table:number-columns-repeated="931"/>
        </table:table-row>
        <table:table-row table:style-name="ro1">
          <table:table-cell table:style-name="ce300"/>
          <table:table-cell table:style-name="ce312"/>
          <table:table-cell table:style-name="ce313" table:number-columns-repeated="4"/>
          <table:table-cell table:style-name="ce340" table:number-columns-spanned="2" table:number-rows-spanned="1"/>
          <table:covered-table-cell/>
          <table:table-cell table:style-name="ce358"/>
          <table:table-cell table:style-name="ce368" office:value-type="string" calcext:value-type="string" table:number-columns-spanned="28" table:number-rows-spanned="1">
            <text:p>VAIHE YKSI</text:p>
          </table:table-cell>
          <table:covered-table-cell table:number-columns-repeated="26" table:style-name="ce392"/>
          <table:covered-table-cell table:style-name="ce422"/>
          <table:table-cell table:style-name="ce475" office:value-type="string" calcext:value-type="string" table:number-columns-spanned="35" table:number-rows-spanned="1">
            <text:p>VAIHE KAKSI</text:p>
          </table:table-cell>
          <table:covered-table-cell table:number-columns-repeated="33" table:style-name="ce392"/>
          <table:covered-table-cell table:style-name="ce517"/>
          <table:table-cell table:style-name="ce524" office:value-type="string" calcext:value-type="string" table:number-columns-spanned="21" table:number-rows-spanned="1">
            <text:p>VAIHE KOLME</text:p>
          </table:table-cell>
          <table:covered-table-cell table:number-columns-repeated="20" table:style-name="ce392"/>
          <table:table-cell table:number-columns-repeated="931"/>
        </table:table-row>
        <table:table-row table:style-name="ro1">
          <table:table-cell table:style-name="ce300"/>
          <table:table-cell table:style-name="ce313" table:number-columns-repeated="5"/>
          <table:table-cell table:style-name="ce340" table:number-columns-spanned="2" table:number-rows-spanned="1"/>
          <table:covered-table-cell/>
          <table:table-cell table:style-name="ce358"/>
          <table:table-cell table:style-name="ce369" office:value-type="string" calcext:value-type="string" table:number-columns-spanned="7" table:number-rows-spanned="1">
            <text:p>VIIKKO 2</text:p>
          </table:table-cell>
          <table:covered-table-cell table:number-columns-repeated="5" table:style-name="ce392"/>
          <table:covered-table-cell table:style-name="ce422"/>
          <table:table-cell table:style-name="ce369" office:value-type="string" calcext:value-type="string" table:number-columns-spanned="7" table:number-rows-spanned="1">
            <text:p>VIIKO 3</text:p>
          </table:table-cell>
          <table:covered-table-cell table:number-columns-repeated="5" table:style-name="ce392"/>
          <table:covered-table-cell table:style-name="ce422"/>
          <table:table-cell table:style-name="ce369" office:value-type="string" calcext:value-type="string" table:number-columns-spanned="7" table:number-rows-spanned="1">
            <text:p>VIIKKO 4</text:p>
          </table:table-cell>
          <table:covered-table-cell table:number-columns-repeated="5" table:style-name="ce392"/>
          <table:covered-table-cell table:style-name="ce422"/>
          <table:table-cell table:style-name="ce369" office:value-type="string" calcext:value-type="string" table:number-columns-spanned="7" table:number-rows-spanned="1">
            <text:p>VIIKKO 5</text:p>
          </table:table-cell>
          <table:covered-table-cell table:number-columns-repeated="5" table:style-name="ce392"/>
          <table:covered-table-cell table:style-name="ce422"/>
          <table:table-cell table:style-name="ce369" office:value-type="string" calcext:value-type="string" table:number-columns-spanned="7" table:number-rows-spanned="1">
            <text:p>VIIKKO 6</text:p>
          </table:table-cell>
          <table:covered-table-cell table:number-columns-repeated="5" table:style-name="ce392"/>
          <table:covered-table-cell table:style-name="ce422"/>
          <table:table-cell table:style-name="ce369" office:value-type="string" calcext:value-type="string" table:number-columns-spanned="7" table:number-rows-spanned="1">
            <text:p>VIIKKO 7</text:p>
          </table:table-cell>
          <table:covered-table-cell table:number-columns-repeated="5" table:style-name="ce392"/>
          <table:covered-table-cell table:style-name="ce422"/>
          <table:table-cell table:style-name="ce369" office:value-type="string" calcext:value-type="string" table:number-columns-spanned="7" table:number-rows-spanned="1">
            <text:p>VIIKKO 8</text:p>
          </table:table-cell>
          <table:covered-table-cell table:number-columns-repeated="5" table:style-name="ce392"/>
          <table:covered-table-cell table:style-name="ce422"/>
          <table:table-cell table:style-name="ce502" office:value-type="string" calcext:value-type="string" table:number-columns-spanned="7" table:number-rows-spanned="1">
            <text:p>VIIKKO 9 (HIIHTOLOMA)</text:p>
          </table:table-cell>
          <table:covered-table-cell table:number-columns-repeated="5" table:style-name="ce392"/>
          <table:covered-table-cell table:style-name="ce422"/>
          <table:table-cell table:style-name="ce369" office:value-type="string" calcext:value-type="string" table:number-columns-spanned="7" table:number-rows-spanned="1">
            <text:p>VIIKKO 10</text:p>
          </table:table-cell>
          <table:covered-table-cell table:number-columns-repeated="5" table:style-name="ce392"/>
          <table:covered-table-cell table:style-name="ce422"/>
          <table:table-cell table:style-name="ce369" office:value-type="string" calcext:value-type="string" table:number-columns-spanned="7" table:number-rows-spanned="1">
            <text:p>VIIKKO 11</text:p>
          </table:table-cell>
          <table:covered-table-cell table:number-columns-repeated="5" table:style-name="ce392"/>
          <table:covered-table-cell table:style-name="ce422"/>
          <table:table-cell table:style-name="ce369" office:value-type="string" calcext:value-type="string" table:number-columns-spanned="7" table:number-rows-spanned="1">
            <text:p>VIIKKO 12</text:p>
          </table:table-cell>
          <table:covered-table-cell table:number-columns-repeated="5" table:style-name="ce392"/>
          <table:covered-table-cell table:style-name="ce422"/>
          <table:table-cell table:style-name="ce369" office:value-type="string" calcext:value-type="string" table:number-columns-spanned="7" table:number-rows-spanned="1">
            <text:p>VIIKKO 13</text:p>
          </table:table-cell>
          <table:covered-table-cell table:number-columns-repeated="5" table:style-name="ce392"/>
          <table:covered-table-cell table:style-name="ce422"/>
          <table:table-cell table:number-columns-repeated="931"/>
        </table:table-row>
        <table:table-row table:style-name="ro1">
          <table:table-cell table:style-name="ce300"/>
          <table:table-cell table:style-name="ce313" table:number-columns-repeated="5"/>
          <table:table-cell table:style-name="ce341" office:value-type="string" calcext:value-type="string" table:number-columns-spanned="2" table:number-rows-spanned="1">
            <text:p>TYÖTUNNIT</text:p>
          </table:table-cell>
          <table:covered-table-cell/>
          <table:table-cell table:style-name="ce359"/>
          <table:table-cell table:style-name="ce370" office:value-type="string" calcext:value-type="string">
            <text:p>M</text:p>
          </table:table-cell>
          <table:table-cell table:style-name="ce370" office:value-type="string" calcext:value-type="string">
            <text:p>T</text:p>
          </table:table-cell>
          <table:table-cell table:style-name="ce370" office:value-type="string" calcext:value-type="string">
            <text:p>K</text:p>
          </table:table-cell>
          <table:table-cell table:style-name="ce370" office:value-type="string" calcext:value-type="string">
            <text:p>T</text:p>
          </table:table-cell>
          <table:table-cell table:style-name="ce370" office:value-type="string" calcext:value-type="string">
            <text:p>P</text:p>
          </table:table-cell>
          <table:table-cell table:style-name="ce370" office:value-type="string" calcext:value-type="string">
            <text:p>L</text:p>
          </table:table-cell>
          <table:table-cell table:style-name="ce370" office:value-type="string" calcext:value-type="string">
            <text:p>S</text:p>
          </table:table-cell>
          <table:table-cell table:style-name="ce370" office:value-type="string" calcext:value-type="string">
            <text:p>M</text:p>
          </table:table-cell>
          <table:table-cell table:style-name="ce370" office:value-type="string" calcext:value-type="string">
            <text:p>T</text:p>
          </table:table-cell>
          <table:table-cell table:style-name="ce370" office:value-type="string" calcext:value-type="string">
            <text:p>K</text:p>
          </table:table-cell>
          <table:table-cell table:style-name="ce370" office:value-type="string" calcext:value-type="string">
            <text:p>T</text:p>
          </table:table-cell>
          <table:table-cell table:style-name="ce370" office:value-type="string" calcext:value-type="string">
            <text:p>P</text:p>
          </table:table-cell>
          <table:table-cell table:style-name="ce370" office:value-type="string" calcext:value-type="string">
            <text:p>L</text:p>
          </table:table-cell>
          <table:table-cell table:style-name="ce370" office:value-type="string" calcext:value-type="string">
            <text:p>S</text:p>
          </table:table-cell>
          <table:table-cell table:style-name="ce442" office:value-type="string" calcext:value-type="string">
            <text:p>M</text:p>
          </table:table-cell>
          <table:table-cell table:style-name="ce442" office:value-type="string" calcext:value-type="string">
            <text:p>T</text:p>
          </table:table-cell>
          <table:table-cell table:style-name="ce442" office:value-type="string" calcext:value-type="string">
            <text:p>K</text:p>
          </table:table-cell>
          <table:table-cell table:style-name="ce442" office:value-type="string" calcext:value-type="string">
            <text:p>T</text:p>
          </table:table-cell>
          <table:table-cell table:style-name="ce442" office:value-type="string" calcext:value-type="string">
            <text:p>P</text:p>
          </table:table-cell>
          <table:table-cell table:style-name="ce442" office:value-type="string" calcext:value-type="string">
            <text:p>L</text:p>
          </table:table-cell>
          <table:table-cell table:style-name="ce442" office:value-type="string" calcext:value-type="string">
            <text:p>S</text:p>
          </table:table-cell>
          <table:table-cell table:style-name="ce370" office:value-type="string" calcext:value-type="string">
            <text:p>M</text:p>
          </table:table-cell>
          <table:table-cell table:style-name="ce370" office:value-type="string" calcext:value-type="string">
            <text:p>T</text:p>
          </table:table-cell>
          <table:table-cell table:style-name="ce370" office:value-type="string" calcext:value-type="string">
            <text:p>K</text:p>
          </table:table-cell>
          <table:table-cell table:style-name="ce370" office:value-type="string" calcext:value-type="string">
            <text:p>T</text:p>
          </table:table-cell>
          <table:table-cell table:style-name="ce370" office:value-type="string" calcext:value-type="string">
            <text:p>P</text:p>
          </table:table-cell>
          <table:table-cell table:style-name="ce370" office:value-type="string" calcext:value-type="string">
            <text:p>L</text:p>
          </table:table-cell>
          <table:table-cell table:style-name="ce463" office:value-type="string" calcext:value-type="string">
            <text:p>S</text:p>
          </table:table-cell>
          <table:table-cell table:style-name="ce476" office:value-type="string" calcext:value-type="string">
            <text:p>M</text:p>
          </table:table-cell>
          <table:table-cell table:style-name="ce476" office:value-type="string" calcext:value-type="string">
            <text:p>T</text:p>
          </table:table-cell>
          <table:table-cell table:style-name="ce476" office:value-type="string" calcext:value-type="string">
            <text:p>K</text:p>
          </table:table-cell>
          <table:table-cell table:style-name="ce476" office:value-type="string" calcext:value-type="string">
            <text:p>T</text:p>
          </table:table-cell>
          <table:table-cell table:style-name="ce476" office:value-type="string" calcext:value-type="string">
            <text:p>P</text:p>
          </table:table-cell>
          <table:table-cell table:style-name="ce476" office:value-type="string" calcext:value-type="string">
            <text:p>L</text:p>
          </table:table-cell>
          <table:table-cell table:style-name="ce476" office:value-type="string" calcext:value-type="string">
            <text:p>S</text:p>
          </table:table-cell>
          <table:table-cell table:style-name="ce490" office:value-type="string" calcext:value-type="string">
            <text:p>M</text:p>
          </table:table-cell>
          <table:table-cell table:style-name="ce490" office:value-type="string" calcext:value-type="string">
            <text:p>T</text:p>
          </table:table-cell>
          <table:table-cell table:style-name="ce490" office:value-type="string" calcext:value-type="string">
            <text:p>K</text:p>
          </table:table-cell>
          <table:table-cell table:style-name="ce490" office:value-type="string" calcext:value-type="string">
            <text:p>T</text:p>
          </table:table-cell>
          <table:table-cell table:style-name="ce490" office:value-type="string" calcext:value-type="string">
            <text:p>P</text:p>
          </table:table-cell>
          <table:table-cell table:style-name="ce490" office:value-type="string" calcext:value-type="string">
            <text:p>L</text:p>
          </table:table-cell>
          <table:table-cell table:style-name="ce490" office:value-type="string" calcext:value-type="string">
            <text:p>S</text:p>
          </table:table-cell>
          <table:table-cell table:style-name="ce476" office:value-type="string" calcext:value-type="string">
            <text:p>M</text:p>
          </table:table-cell>
          <table:table-cell table:style-name="ce476" office:value-type="string" calcext:value-type="string">
            <text:p>T</text:p>
          </table:table-cell>
          <table:table-cell table:style-name="ce476" office:value-type="string" calcext:value-type="string">
            <text:p>K</text:p>
          </table:table-cell>
          <table:table-cell table:style-name="ce476" office:value-type="string" calcext:value-type="string">
            <text:p>T</text:p>
          </table:table-cell>
          <table:table-cell table:style-name="ce476" office:value-type="string" calcext:value-type="string">
            <text:p>P</text:p>
          </table:table-cell>
          <table:table-cell table:style-name="ce476" office:value-type="string" calcext:value-type="string">
            <text:p>L</text:p>
          </table:table-cell>
          <table:table-cell table:style-name="ce476" office:value-type="string" calcext:value-type="string">
            <text:p>S</text:p>
          </table:table-cell>
          <table:table-cell table:style-name="ce490" office:value-type="string" calcext:value-type="string">
            <text:p>M</text:p>
          </table:table-cell>
          <table:table-cell table:style-name="ce490" office:value-type="string" calcext:value-type="string">
            <text:p>T</text:p>
          </table:table-cell>
          <table:table-cell table:style-name="ce490" office:value-type="string" calcext:value-type="string">
            <text:p>K</text:p>
          </table:table-cell>
          <table:table-cell table:style-name="ce490" office:value-type="string" calcext:value-type="string">
            <text:p>T</text:p>
          </table:table-cell>
          <table:table-cell table:style-name="ce490" office:value-type="string" calcext:value-type="string">
            <text:p>P</text:p>
          </table:table-cell>
          <table:table-cell table:style-name="ce490" office:value-type="string" calcext:value-type="string">
            <text:p>L</text:p>
          </table:table-cell>
          <table:table-cell table:style-name="ce490" office:value-type="string" calcext:value-type="string">
            <text:p>S</text:p>
          </table:table-cell>
          <table:table-cell table:style-name="ce476" office:value-type="string" calcext:value-type="string">
            <text:p>M</text:p>
          </table:table-cell>
          <table:table-cell table:style-name="ce476" office:value-type="string" calcext:value-type="string">
            <text:p>T</text:p>
          </table:table-cell>
          <table:table-cell table:style-name="ce476" office:value-type="string" calcext:value-type="string">
            <text:p>K</text:p>
          </table:table-cell>
          <table:table-cell table:style-name="ce476" office:value-type="string" calcext:value-type="string">
            <text:p>T</text:p>
          </table:table-cell>
          <table:table-cell table:style-name="ce476" office:value-type="string" calcext:value-type="string">
            <text:p>P</text:p>
          </table:table-cell>
          <table:table-cell table:style-name="ce476" office:value-type="string" calcext:value-type="string">
            <text:p>L</text:p>
          </table:table-cell>
          <table:table-cell table:style-name="ce476" office:value-type="string" calcext:value-type="string">
            <text:p>S</text:p>
          </table:table-cell>
          <table:table-cell table:style-name="ce525" office:value-type="string" calcext:value-type="string">
            <text:p>M</text:p>
          </table:table-cell>
          <table:table-cell table:style-name="ce525" office:value-type="string" calcext:value-type="string">
            <text:p>T</text:p>
          </table:table-cell>
          <table:table-cell table:style-name="ce525" office:value-type="string" calcext:value-type="string">
            <text:p>K</text:p>
          </table:table-cell>
          <table:table-cell table:style-name="ce525" office:value-type="string" calcext:value-type="string">
            <text:p>T</text:p>
          </table:table-cell>
          <table:table-cell table:style-name="ce525" office:value-type="string" calcext:value-type="string">
            <text:p>P</text:p>
          </table:table-cell>
          <table:table-cell table:style-name="ce525" office:value-type="string" calcext:value-type="string">
            <text:p>L</text:p>
          </table:table-cell>
          <table:table-cell table:style-name="ce525" office:value-type="string" calcext:value-type="string">
            <text:p>S</text:p>
          </table:table-cell>
          <table:table-cell table:style-name="ce539" office:value-type="string" calcext:value-type="string">
            <text:p>M</text:p>
          </table:table-cell>
          <table:table-cell table:style-name="ce539" office:value-type="string" calcext:value-type="string">
            <text:p>T</text:p>
          </table:table-cell>
          <table:table-cell table:style-name="ce539" office:value-type="string" calcext:value-type="string">
            <text:p>K</text:p>
          </table:table-cell>
          <table:table-cell table:style-name="ce539" office:value-type="string" calcext:value-type="string">
            <text:p>T</text:p>
          </table:table-cell>
          <table:table-cell table:style-name="ce539" office:value-type="string" calcext:value-type="string">
            <text:p>P</text:p>
          </table:table-cell>
          <table:table-cell table:style-name="ce539" office:value-type="string" calcext:value-type="string">
            <text:p>L</text:p>
          </table:table-cell>
          <table:table-cell table:style-name="ce539" office:value-type="string" calcext:value-type="string">
            <text:p>S</text:p>
          </table:table-cell>
          <table:table-cell table:style-name="ce525" office:value-type="string" calcext:value-type="string">
            <text:p>M</text:p>
          </table:table-cell>
          <table:table-cell table:style-name="ce525" office:value-type="string" calcext:value-type="string">
            <text:p>T</text:p>
          </table:table-cell>
          <table:table-cell table:style-name="ce525" office:value-type="string" calcext:value-type="string">
            <text:p>K</text:p>
          </table:table-cell>
          <table:table-cell table:style-name="ce525" office:value-type="string" calcext:value-type="string">
            <text:p>T</text:p>
          </table:table-cell>
          <table:table-cell table:style-name="ce525" office:value-type="string" calcext:value-type="string">
            <text:p>P</text:p>
          </table:table-cell>
          <table:table-cell table:style-name="ce525" office:value-type="string" calcext:value-type="string">
            <text:p>L</text:p>
          </table:table-cell>
          <table:table-cell table:style-name="ce525" office:value-type="string" calcext:value-type="string">
            <text:p>S</text:p>
          </table:table-cell>
          <table:table-cell table:number-columns-repeated="931"/>
        </table:table-row>
        <table:table-row table:style-name="ro3">
          <table:table-cell table:style-name="ce301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321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67" office:value-type="date" office:date-value="2019-01-07" calcext:value-type="date">
            <text:p>07/01</text:p>
          </table:table-cell>
          <table:table-cell table:style-name="ce393"/>
          <table:table-cell table:style-name="ce405" table:number-columns-repeated="2"/>
          <table:table-cell table:style-name="ce419" table:number-columns-repeated="3"/>
          <table:table-cell table:style-name="ce67" office:value-type="date" office:date-value="2019-01-14" calcext:value-type="date">
            <text:p>14/01</text:p>
          </table:table-cell>
          <table:table-cell table:style-name="ce325" table:number-columns-repeated="6"/>
          <table:table-cell table:style-name="ce67" office:value-type="date" office:date-value="2019-01-21" calcext:value-type="date">
            <text:p>21/01</text:p>
          </table:table-cell>
          <table:table-cell table:style-name="ce325" table:number-columns-repeated="6"/>
          <table:table-cell table:style-name="ce67" office:value-type="date" office:date-value="2019-01-28" calcext:value-type="date">
            <text:p>28/01</text:p>
          </table:table-cell>
          <table:table-cell table:style-name="ce325" table:number-columns-repeated="5"/>
          <table:table-cell table:style-name="ce464"/>
          <table:table-cell table:style-name="ce67" office:value-type="date" office:date-value="2019-02-04" calcext:value-type="date">
            <text:p>04/02</text:p>
          </table:table-cell>
          <table:table-cell table:style-name="ce325" table:number-columns-repeated="6"/>
          <table:table-cell table:style-name="ce67" office:value-type="date" office:date-value="2019-02-11" calcext:value-type="date">
            <text:p>11/02</text:p>
          </table:table-cell>
          <table:table-cell table:style-name="ce325" table:number-columns-repeated="6"/>
          <table:table-cell table:style-name="ce67" office:value-type="date" office:date-value="2019-01-18" calcext:value-type="date">
            <text:p>18/01</text:p>
          </table:table-cell>
          <table:table-cell table:style-name="ce325" table:number-columns-repeated="6"/>
          <table:table-cell table:style-name="ce503" office:value-type="date" office:date-value="2019-02-25" calcext:value-type="date">
            <text:p>25/02</text:p>
          </table:table-cell>
          <table:table-cell table:style-name="ce510" table:number-columns-repeated="6"/>
          <table:table-cell table:style-name="ce67" office:value-type="date" office:date-value="2019-03-04" calcext:value-type="date">
            <text:p>04/03</text:p>
          </table:table-cell>
          <table:table-cell table:style-name="ce325" table:number-columns-repeated="5"/>
          <table:table-cell table:style-name="ce464"/>
          <table:table-cell table:style-name="ce526" office:value-type="date" office:date-value="2019-03-11" calcext:value-type="date">
            <text:p>11/03</text:p>
          </table:table-cell>
          <table:table-cell table:style-name="ce419" table:number-columns-repeated="4"/>
          <table:table-cell table:style-name="ce325" table:number-columns-repeated="2"/>
          <table:table-cell table:style-name="ce67" office:value-type="date" office:date-value="2019-03-18" calcext:value-type="date">
            <text:p>18/03</text:p>
          </table:table-cell>
          <table:table-cell table:style-name="ce325" table:number-columns-repeated="3"/>
          <table:table-cell table:style-name="ce419" table:number-columns-repeated="3"/>
          <table:table-cell table:style-name="ce526" office:value-type="date" office:date-value="2019-03-25" calcext:value-type="date">
            <text:p>25/03</text:p>
          </table:table-cell>
          <table:table-cell table:style-name="ce419" table:number-columns-repeated="4"/>
          <table:table-cell table:style-name="ce325" table:number-columns-repeated="2"/>
          <table:table-cell table:number-columns-repeated="931"/>
        </table:table-row>
        <table:table-row table:style-name="ro1">
          <table:table-cell table:style-name="ce302" office:value-type="float" office:value="1.1" calcext:value-type="float">
            <text:p>1.1</text:p>
          </table:table-cell>
          <table:table-cell table:style-name="ce314" office:value-type="string" calcext:value-type="string">
            <text:p>Alustava suunnitelma</text:p>
          </table:table-cell>
          <table:table-cell table:style-name="ce322" office:value-type="string" calcext:value-type="string">
            <text:p>Leon W</text:p>
          </table:table-cell>
          <table:table-cell table:style-name="ce327" office:value-type="date" office:date-value="2019-01-09" calcext:value-type="date">
            <text:p>09/01/19</text:p>
          </table:table-cell>
          <table:table-cell table:style-name="ce327" office:value-type="date" office:date-value="2019-01-17" calcext:value-type="date">
            <text:p>17/01/19</text:p>
          </table:table-cell>
          <table:table-cell table:style-name="ce335" table:formula="of:=DAYS360([.D9];[.E9])" office:value-type="float" office:value="8" calcext:value-type="float">
            <text:p>8</text:p>
          </table:table-cell>
          <table:table-cell table:style-name="ce342" office:value-type="float" office:value="10" calcext:value-type="float">
            <text:p>10.0</text:p>
          </table:table-cell>
          <table:table-cell table:style-name="ce350" table:formula="of:=SUM([.J9:.CO9])" office:value-type="float" office:value="13" calcext:value-type="float">
            <text:p>13.0</text:p>
          </table:table-cell>
          <table:table-cell table:style-name="ce360" table:content-validation-name="val3" office:value-type="percentage" office:value="1" calcext:value-type="percentage">
            <text:p>100%</text:p>
          </table:table-cell>
          <table:table-cell table:style-name="ce371" table:number-columns-repeated="2"/>
          <table:table-cell table:style-name="ce406" table:number-columns-repeated="5"/>
          <table:table-cell table:style-name="ce423" office:value-type="float" office:value="4" calcext:value-type="float">
            <text:p>4</text:p>
          </table:table-cell>
          <table:table-cell table:number-columns-repeated="3" table:style-name="ce423" office:value-type="float" office:value="3" calcext:value-type="float">
            <text:p>3</text:p>
          </table:table-cell>
          <table:table-cell table:style-name="ce439" table:number-columns-repeated="3"/>
          <table:table-cell table:style-name="ce406" table:number-columns-repeated="7"/>
          <table:table-cell table:style-name="ce454" table:number-columns-repeated="6"/>
          <table:table-cell table:style-name="ce465"/>
          <table:table-cell table:style-name="ce477"/>
          <table:table-cell table:style-name="ce406" table:number-columns-repeated="6"/>
          <table:table-cell table:style-name="ce439" table:number-columns-repeated="7"/>
          <table:table-cell table:style-name="ce406" table:number-columns-repeated="6"/>
          <table:table-cell table:style-name="ce498"/>
          <table:table-cell table:style-name="ce504" table:number-columns-repeated="7"/>
          <table:table-cell table:style-name="ce406" table:number-columns-repeated="6"/>
          <table:table-cell table:style-name="ce498"/>
          <table:table-cell table:style-name="ce527"/>
          <table:table-cell table:style-name="ce439" table:number-columns-repeated="2"/>
          <table:table-cell table:style-name="ce454"/>
          <table:table-cell table:style-name="ce439" table:number-columns-repeated="3"/>
          <table:table-cell table:style-name="ce406" table:number-columns-repeated="7"/>
          <table:table-cell table:style-name="ce439" table:number-columns-repeated="3"/>
          <table:table-cell table:style-name="ce454"/>
          <table:table-cell table:style-name="ce439" table:number-columns-repeated="3"/>
          <table:table-cell table:number-columns-repeated="931"/>
        </table:table-row>
        <table:table-row table:style-name="ro1">
          <table:table-cell table:style-name="ce303" office:value-type="string" calcext:value-type="string">
            <text:p>1.1.1</text:p>
          </table:table-cell>
          <table:table-cell table:style-name="ce315" office:value-type="string" calcext:value-type="string">
            <text:p>- Tarkistukset, muutokset</text:p>
          </table:table-cell>
          <table:table-cell table:style-name="ce323" office:value-type="string" calcext:value-type="string">
            <text:p>Kylie R</text:p>
          </table:table-cell>
          <table:table-cell table:style-name="ce328" office:value-type="date" office:date-value="2019-01-17" calcext:value-type="date">
            <text:p>17/01/19</text:p>
          </table:table-cell>
          <table:table-cell table:style-name="ce328" office:value-type="date" office:date-value="2019-01-18" calcext:value-type="date">
            <text:p>18/01/19</text:p>
          </table:table-cell>
          <table:table-cell table:style-name="ce336" table:formula="of:=DAYS360([.D10];[.E10])" office:value-type="float" office:value="1" calcext:value-type="float">
            <text:p>1</text:p>
          </table:table-cell>
          <table:table-cell table:style-name="ce343" office:value-type="float" office:value="1" calcext:value-type="float">
            <text:p>1.0</text:p>
          </table:table-cell>
          <table:table-cell table:style-name="ce350" table:formula="of:=SUM([.J10:.CO10])" office:value-type="float" office:value="1" calcext:value-type="float">
            <text:p>1.0</text:p>
          </table:table-cell>
          <table:table-cell table:style-name="ce360" table:content-validation-name="val3" office:value-type="percentage" office:value="1" calcext:value-type="percentage">
            <text:p>100%</text:p>
          </table:table-cell>
          <table:table-cell table:style-name="ce372" table:number-columns-repeated="2"/>
          <table:table-cell table:style-name="ce407" table:number-columns-repeated="5"/>
          <table:table-cell table:style-name="ce424" table:number-columns-repeated="3"/>
          <table:table-cell table:style-name="ce431" office:value-type="float" office:value="1" calcext:value-type="float">
            <text:p>1</text:p>
          </table:table-cell>
          <table:table-cell table:style-name="ce424" table:number-columns-repeated="3"/>
          <table:table-cell table:style-name="ce407" table:number-columns-repeated="7"/>
          <table:table-cell table:style-name="ce455" table:number-columns-repeated="6"/>
          <table:table-cell table:style-name="ce466"/>
          <table:table-cell table:style-name="ce478"/>
          <table:table-cell table:style-name="ce407" table:number-columns-repeated="6"/>
          <table:table-cell table:style-name="ce424" table:number-columns-repeated="7"/>
          <table:table-cell table:style-name="ce407" table:number-columns-repeated="6"/>
          <table:table-cell table:style-name="ce499"/>
          <table:table-cell table:style-name="ce505" table:number-columns-repeated="7"/>
          <table:table-cell table:style-name="ce407" table:number-columns-repeated="6"/>
          <table:table-cell table:style-name="ce499"/>
          <table:table-cell table:style-name="ce528"/>
          <table:table-cell table:style-name="ce424" table:number-columns-repeated="2"/>
          <table:table-cell table:style-name="ce455"/>
          <table:table-cell table:style-name="ce424" table:number-columns-repeated="3"/>
          <table:table-cell table:style-name="ce407" table:number-columns-repeated="7"/>
          <table:table-cell table:style-name="ce424" table:number-columns-repeated="3"/>
          <table:table-cell table:style-name="ce455"/>
          <table:table-cell table:style-name="ce424" table:number-columns-repeated="3"/>
          <table:table-cell table:number-columns-repeated="931"/>
        </table:table-row>
        <table:table-row table:style-name="ro1">
          <table:table-cell table:style-name="ce300"/>
          <table:table-cell table:style-name="ce316" table:number-columns-repeated="2"/>
          <table:table-cell table:style-name="ce329" table:number-columns-repeated="2"/>
          <table:table-cell table:style-name="ce337" office:value-type="string" calcext:value-type="string">
            <text:p>Yhteensä</text:p>
          </table:table-cell>
          <table:table-cell table:style-name="ce344" table:formula="of:=SUM([.G9:.G10])" office:value-type="float" office:value="11" calcext:value-type="float">
            <text:p>11.0</text:p>
          </table:table-cell>
          <table:table-cell table:style-name="ce344" table:formula="of:=SUM([.H9:.H10])" office:value-type="float" office:value="14" calcext:value-type="float">
            <text:p>14.0</text:p>
          </table:table-cell>
          <table:table-cell table:style-name="ce361"/>
          <table:table-cell table:style-name="ce373" table:formula="of:=SUM([.J9:.J10])" office:value-type="float" office:value="0" calcext:value-type="float">
            <text:p>$0.00</text:p>
          </table:table-cell>
          <table:table-cell table:style-name="ce373" table:formula="of:=SUM([.K9:.K10])" office:value-type="float" office:value="0" calcext:value-type="float">
            <text:p>$0.00</text:p>
          </table:table-cell>
          <table:table-cell table:style-name="ce388" table:formula="of:=SUM([.L9:.L10])" office:value-type="float" office:value="0" calcext:value-type="float">
            <text:p>0</text:p>
          </table:table-cell>
          <table:table-cell table:style-name="ce388" table:formula="of:=SUM([.M9:.M10])" office:value-type="float" office:value="0" calcext:value-type="float">
            <text:p>0</text:p>
          </table:table-cell>
          <table:table-cell table:style-name="ce388" table:formula="of:=SUM([.N9:.N10])" office:value-type="float" office:value="0" calcext:value-type="float">
            <text:p>0</text:p>
          </table:table-cell>
          <table:table-cell table:style-name="ce388" table:formula="of:=SUM([.O9:.O10])" office:value-type="float" office:value="0" calcext:value-type="float">
            <text:p>0</text:p>
          </table:table-cell>
          <table:table-cell table:style-name="ce388" table:formula="of:=SUM([.P9:.P10])" office:value-type="float" office:value="0" calcext:value-type="float">
            <text:p>0</text:p>
          </table:table-cell>
          <table:table-cell table:style-name="ce388" table:formula="of:=SUM([.Q9:.Q10])" office:value-type="float" office:value="4" calcext:value-type="float">
            <text:p>4</text:p>
          </table:table-cell>
          <table:table-cell table:style-name="ce388" table:formula="of:=SUM([.R9:.R10])" office:value-type="float" office:value="3" calcext:value-type="float">
            <text:p>3</text:p>
          </table:table-cell>
          <table:table-cell table:style-name="ce388" table:formula="of:=SUM([.S9:.S10])" office:value-type="float" office:value="3" calcext:value-type="float">
            <text:p>3</text:p>
          </table:table-cell>
          <table:table-cell table:style-name="ce388" table:formula="of:=SUM([.T9:.T10])" office:value-type="float" office:value="4" calcext:value-type="float">
            <text:p>4</text:p>
          </table:table-cell>
          <table:table-cell table:style-name="ce388" table:formula="of:=SUM([.U9:.U10])" office:value-type="float" office:value="0" calcext:value-type="float">
            <text:p>0</text:p>
          </table:table-cell>
          <table:table-cell table:style-name="ce388" table:formula="of:=SUM([.V9:.V10])" office:value-type="float" office:value="0" calcext:value-type="float">
            <text:p>0</text:p>
          </table:table-cell>
          <table:table-cell table:style-name="ce388" table:formula="of:=SUM([.W9:.W10])" office:value-type="float" office:value="0" calcext:value-type="float">
            <text:p>0</text:p>
          </table:table-cell>
          <table:table-cell table:style-name="ce388" table:formula="of:=SUM([.X9:.X10])" office:value-type="float" office:value="0" calcext:value-type="float">
            <text:p>0</text:p>
          </table:table-cell>
          <table:table-cell table:style-name="ce388" table:formula="of:=SUM([.Y9:.Y10])" office:value-type="float" office:value="0" calcext:value-type="float">
            <text:p>0</text:p>
          </table:table-cell>
          <table:table-cell table:style-name="ce388" table:formula="of:=SUM([.Z9:.Z10])" office:value-type="float" office:value="0" calcext:value-type="float">
            <text:p>0</text:p>
          </table:table-cell>
          <table:table-cell table:style-name="ce388" table:formula="of:=SUM([.AA9:.AA10])" office:value-type="float" office:value="0" calcext:value-type="float">
            <text:p>0</text:p>
          </table:table-cell>
          <table:table-cell table:style-name="ce388" table:formula="of:=SUM([.AB9:.AB10])" office:value-type="float" office:value="0" calcext:value-type="float">
            <text:p>0</text:p>
          </table:table-cell>
          <table:table-cell table:style-name="ce388" table:formula="of:=SUM([.AC9:.AC10])" office:value-type="float" office:value="0" calcext:value-type="float">
            <text:p>0</text:p>
          </table:table-cell>
          <table:table-cell table:style-name="ce388" table:formula="of:=SUM([.AD9:.AD10])" office:value-type="float" office:value="0" calcext:value-type="float">
            <text:p>0</text:p>
          </table:table-cell>
          <table:table-cell table:style-name="ce388" table:formula="of:=SUM([.AE9:.AE10])" office:value-type="float" office:value="0" calcext:value-type="float">
            <text:p>0</text:p>
          </table:table-cell>
          <table:table-cell table:style-name="ce388" table:formula="of:=SUM([.AF9:.AF10])" office:value-type="float" office:value="0" calcext:value-type="float">
            <text:p>0</text:p>
          </table:table-cell>
          <table:table-cell table:style-name="ce388" table:formula="of:=SUM([.AG9:.AG10])" office:value-type="float" office:value="0" calcext:value-type="float">
            <text:p>0</text:p>
          </table:table-cell>
          <table:table-cell table:style-name="ce388" table:formula="of:=SUM([.AH9:.AH10])" office:value-type="float" office:value="0" calcext:value-type="float">
            <text:p>0</text:p>
          </table:table-cell>
          <table:table-cell table:style-name="ce388" table:formula="of:=SUM([.AI9:.AI10])" office:value-type="float" office:value="0" calcext:value-type="float">
            <text:p>0</text:p>
          </table:table-cell>
          <table:table-cell table:style-name="ce388" table:formula="of:=SUM([.AJ9:.AJ10])" office:value-type="float" office:value="0" calcext:value-type="float">
            <text:p>0</text:p>
          </table:table-cell>
          <table:table-cell table:style-name="ce388" table:formula="of:=SUM([.AK9:.AK10])" office:value-type="float" office:value="0" calcext:value-type="float">
            <text:p>0</text:p>
          </table:table-cell>
          <table:table-cell table:style-name="ce479" table:formula="of:=SUM([.AL9:.AL10])" office:value-type="float" office:value="0" calcext:value-type="float">
            <text:p>0</text:p>
          </table:table-cell>
          <table:table-cell table:style-name="ce388" table:formula="of:=SUM([.AM9:.AM10])" office:value-type="float" office:value="0" calcext:value-type="float">
            <text:p>0</text:p>
          </table:table-cell>
          <table:table-cell table:style-name="ce388" table:formula="of:=SUM([.AN9:.AN10])" office:value-type="float" office:value="0" calcext:value-type="float">
            <text:p>0</text:p>
          </table:table-cell>
          <table:table-cell table:style-name="ce388" table:formula="of:=SUM([.AO9:.AO10])" office:value-type="float" office:value="0" calcext:value-type="float">
            <text:p>0</text:p>
          </table:table-cell>
          <table:table-cell table:style-name="ce388" table:formula="of:=SUM([.AP9:.AP10])" office:value-type="float" office:value="0" calcext:value-type="float">
            <text:p>0</text:p>
          </table:table-cell>
          <table:table-cell table:style-name="ce388" table:formula="of:=SUM([.AQ9:.AQ10])" office:value-type="float" office:value="0" calcext:value-type="float">
            <text:p>0</text:p>
          </table:table-cell>
          <table:table-cell table:style-name="ce388" table:formula="of:=SUM([.AR9:.AR10])" office:value-type="float" office:value="0" calcext:value-type="float">
            <text:p>0</text:p>
          </table:table-cell>
          <table:table-cell table:style-name="ce388" table:formula="of:=SUM([.AS9:.AS10])" office:value-type="float" office:value="0" calcext:value-type="float">
            <text:p>0</text:p>
          </table:table-cell>
          <table:table-cell table:style-name="ce388" table:formula="of:=SUM([.AT9:.AT10])" office:value-type="float" office:value="0" calcext:value-type="float">
            <text:p>0</text:p>
          </table:table-cell>
          <table:table-cell table:style-name="ce388" table:formula="of:=SUM([.AU9:.AU10])" office:value-type="float" office:value="0" calcext:value-type="float">
            <text:p>0</text:p>
          </table:table-cell>
          <table:table-cell table:style-name="ce388" table:formula="of:=SUM([.AV9:.AV10])" office:value-type="float" office:value="0" calcext:value-type="float">
            <text:p>0</text:p>
          </table:table-cell>
          <table:table-cell table:style-name="ce388" table:formula="of:=SUM([.AW9:.AW10])" office:value-type="float" office:value="0" calcext:value-type="float">
            <text:p>0</text:p>
          </table:table-cell>
          <table:table-cell table:style-name="ce388" table:formula="of:=SUM([.AX9:.AX10])" office:value-type="float" office:value="0" calcext:value-type="float">
            <text:p>0</text:p>
          </table:table-cell>
          <table:table-cell table:style-name="ce388" table:formula="of:=SUM([.AY9:.AY10])" office:value-type="float" office:value="0" calcext:value-type="float">
            <text:p>0</text:p>
          </table:table-cell>
          <table:table-cell table:style-name="ce388" table:formula="of:=SUM([.AZ9:.AZ10])" office:value-type="float" office:value="0" calcext:value-type="float">
            <text:p>0</text:p>
          </table:table-cell>
          <table:table-cell table:style-name="ce388" table:formula="of:=SUM([.BA9:.BA10])" office:value-type="float" office:value="0" calcext:value-type="float">
            <text:p>0</text:p>
          </table:table-cell>
          <table:table-cell table:style-name="ce388" table:formula="of:=SUM([.BB9:.BB10])" office:value-type="float" office:value="0" calcext:value-type="float">
            <text:p>0</text:p>
          </table:table-cell>
          <table:table-cell table:style-name="ce388" table:formula="of:=SUM([.BC9:.BC10])" office:value-type="float" office:value="0" calcext:value-type="float">
            <text:p>0</text:p>
          </table:table-cell>
          <table:table-cell table:style-name="ce388" table:formula="of:=SUM([.BD9:.BD10])" office:value-type="float" office:value="0" calcext:value-type="float">
            <text:p>0</text:p>
          </table:table-cell>
          <table:table-cell table:style-name="ce388" table:formula="of:=SUM([.BE9:.BE10])" office:value-type="float" office:value="0" calcext:value-type="float">
            <text:p>0</text:p>
          </table:table-cell>
          <table:table-cell table:style-name="ce388" table:formula="of:=SUM([.BF9:.BF10])" office:value-type="float" office:value="0" calcext:value-type="float">
            <text:p>0</text:p>
          </table:table-cell>
          <table:table-cell table:style-name="ce388" table:formula="of:=SUM([.BG9:.BG10])" office:value-type="float" office:value="0" calcext:value-type="float">
            <text:p>0</text:p>
          </table:table-cell>
          <table:table-cell table:style-name="ce388" table:formula="of:=SUM([.BH9:.BH10])" office:value-type="float" office:value="0" calcext:value-type="float">
            <text:p>0</text:p>
          </table:table-cell>
          <table:table-cell table:style-name="ce388" table:formula="of:=SUM([.BI9:.BI10])" office:value-type="float" office:value="0" calcext:value-type="float">
            <text:p>0</text:p>
          </table:table-cell>
          <table:table-cell table:style-name="ce388" table:formula="of:=SUM([.BJ9:.BJ10])" office:value-type="float" office:value="0" calcext:value-type="float">
            <text:p>0</text:p>
          </table:table-cell>
          <table:table-cell table:style-name="ce388" table:formula="of:=SUM([.BK9:.BK10])" office:value-type="float" office:value="0" calcext:value-type="float">
            <text:p>0</text:p>
          </table:table-cell>
          <table:table-cell table:style-name="ce388" table:formula="of:=SUM([.BL9:.BL10])" office:value-type="float" office:value="0" calcext:value-type="float">
            <text:p>0</text:p>
          </table:table-cell>
          <table:table-cell table:style-name="ce388" table:formula="of:=SUM([.BM9:.BM10])" office:value-type="float" office:value="0" calcext:value-type="float">
            <text:p>0</text:p>
          </table:table-cell>
          <table:table-cell table:style-name="ce388" table:formula="of:=SUM([.BN9:.BN10])" office:value-type="float" office:value="0" calcext:value-type="float">
            <text:p>0</text:p>
          </table:table-cell>
          <table:table-cell table:style-name="ce388" table:formula="of:=SUM([.BO9:.BO10])" office:value-type="float" office:value="0" calcext:value-type="float">
            <text:p>0</text:p>
          </table:table-cell>
          <table:table-cell table:style-name="ce388" table:formula="of:=SUM([.BP9:.BP10])" office:value-type="float" office:value="0" calcext:value-type="float">
            <text:p>0</text:p>
          </table:table-cell>
          <table:table-cell table:style-name="ce388" table:formula="of:=SUM([.BQ9:.BQ10])" office:value-type="float" office:value="0" calcext:value-type="float">
            <text:p>0</text:p>
          </table:table-cell>
          <table:table-cell table:style-name="ce388" table:formula="of:=SUM([.BR9:.BR10])" office:value-type="float" office:value="0" calcext:value-type="float">
            <text:p>0</text:p>
          </table:table-cell>
          <table:table-cell table:style-name="ce388" table:formula="of:=SUM([.BS9:.BS10])" office:value-type="float" office:value="0" calcext:value-type="float">
            <text:p>0</text:p>
          </table:table-cell>
          <table:table-cell table:style-name="ce388" table:formula="of:=SUM([.BT9:.BT10])" office:value-type="float" office:value="0" calcext:value-type="float">
            <text:p>0</text:p>
          </table:table-cell>
          <table:table-cell table:style-name="ce479" table:formula="of:=SUM([.BU9:.BU10])" office:value-type="float" office:value="0" calcext:value-type="float">
            <text:p>0</text:p>
          </table:table-cell>
          <table:table-cell table:style-name="ce388" table:formula="of:=SUM([.BV9:.BV10])" office:value-type="float" office:value="0" calcext:value-type="float">
            <text:p>0</text:p>
          </table:table-cell>
          <table:table-cell table:style-name="ce388" table:formula="of:=SUM([.BW9:.BW10])" office:value-type="float" office:value="0" calcext:value-type="float">
            <text:p>0</text:p>
          </table:table-cell>
          <table:table-cell table:style-name="ce388" table:formula="of:=SUM([.BX9:.BX10])" office:value-type="float" office:value="0" calcext:value-type="float">
            <text:p>0</text:p>
          </table:table-cell>
          <table:table-cell table:style-name="ce388" table:formula="of:=SUM([.BY9:.BY10])" office:value-type="float" office:value="0" calcext:value-type="float">
            <text:p>0</text:p>
          </table:table-cell>
          <table:table-cell table:style-name="ce388" table:formula="of:=SUM([.BZ9:.BZ10])" office:value-type="float" office:value="0" calcext:value-type="float">
            <text:p>0</text:p>
          </table:table-cell>
          <table:table-cell table:style-name="ce388" table:formula="of:=SUM([.CA9:.CA10])" office:value-type="float" office:value="0" calcext:value-type="float">
            <text:p>0</text:p>
          </table:table-cell>
          <table:table-cell table:style-name="ce388" table:formula="of:=SUM([.CB9:.CB10])" office:value-type="float" office:value="0" calcext:value-type="float">
            <text:p>0</text:p>
          </table:table-cell>
          <table:table-cell table:style-name="ce388" table:formula="of:=SUM([.CC9:.CC10])" office:value-type="float" office:value="0" calcext:value-type="float">
            <text:p>0</text:p>
          </table:table-cell>
          <table:table-cell table:style-name="ce388" table:formula="of:=SUM([.CD9:.CD10])" office:value-type="float" office:value="0" calcext:value-type="float">
            <text:p>0</text:p>
          </table:table-cell>
          <table:table-cell table:style-name="ce388" table:formula="of:=SUM([.CE9:.CE10])" office:value-type="float" office:value="0" calcext:value-type="float">
            <text:p>0</text:p>
          </table:table-cell>
          <table:table-cell table:style-name="ce388" table:formula="of:=SUM([.CF9:.CF10])" office:value-type="float" office:value="0" calcext:value-type="float">
            <text:p>0</text:p>
          </table:table-cell>
          <table:table-cell table:style-name="ce388" table:formula="of:=SUM([.CG9:.CG10])" office:value-type="float" office:value="0" calcext:value-type="float">
            <text:p>0</text:p>
          </table:table-cell>
          <table:table-cell table:style-name="ce388" table:formula="of:=SUM([.CH9:.CH10])" office:value-type="float" office:value="0" calcext:value-type="float">
            <text:p>0</text:p>
          </table:table-cell>
          <table:table-cell table:style-name="ce388" table:formula="of:=SUM([.CI9:.CI10])" office:value-type="float" office:value="0" calcext:value-type="float">
            <text:p>0</text:p>
          </table:table-cell>
          <table:table-cell table:style-name="ce388" table:formula="of:=SUM([.CJ9:.CJ10])" office:value-type="float" office:value="0" calcext:value-type="float">
            <text:p>0</text:p>
          </table:table-cell>
          <table:table-cell table:style-name="ce388" table:formula="of:=SUM([.CK9:.CK10])" office:value-type="float" office:value="0" calcext:value-type="float">
            <text:p>0</text:p>
          </table:table-cell>
          <table:table-cell table:style-name="ce388" table:formula="of:=SUM([.CL9:.CL10])" office:value-type="float" office:value="0" calcext:value-type="float">
            <text:p>0</text:p>
          </table:table-cell>
          <table:table-cell table:style-name="ce388" table:formula="of:=SUM([.CM9:.CM10])" office:value-type="float" office:value="0" calcext:value-type="float">
            <text:p>0</text:p>
          </table:table-cell>
          <table:table-cell table:style-name="ce388" table:formula="of:=SUM([.CN9:.CN10])" office:value-type="float" office:value="0" calcext:value-type="float">
            <text:p>0</text:p>
          </table:table-cell>
          <table:table-cell table:style-name="ce388" table:formula="of:=SUM([.CO9:.CO10])" office:value-type="float" office:value="0" calcext:value-type="float">
            <text:p>0</text:p>
          </table:table-cell>
          <table:table-cell table:number-columns-repeated="931"/>
        </table:table-row>
        <table:table-row table:style-name="ro3">
          <table:table-cell table:style-name="ce301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321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374"/>
          <table:table-cell table:style-name="ce394"/>
          <table:table-cell table:style-name="ce408" table:number-columns-repeated="2"/>
          <table:table-cell table:style-name="ce420" table:number-columns-repeated="3"/>
          <table:table-cell table:style-name="ce374"/>
          <table:table-cell table:style-name="ce420" table:number-columns-repeated="6"/>
          <table:table-cell table:style-name="ce374"/>
          <table:table-cell table:style-name="ce420" table:number-columns-repeated="6"/>
          <table:table-cell table:style-name="ce374"/>
          <table:table-cell table:style-name="ce420" table:number-columns-repeated="5"/>
          <table:table-cell table:style-name="ce467"/>
          <table:table-cell table:style-name="ce480"/>
          <table:table-cell table:style-name="ce420" table:number-columns-repeated="6"/>
          <table:table-cell table:style-name="ce374"/>
          <table:table-cell table:style-name="ce420" table:number-columns-repeated="6"/>
          <table:table-cell table:style-name="ce374"/>
          <table:table-cell table:style-name="ce420" table:number-columns-repeated="6"/>
          <table:table-cell table:style-name="ce374"/>
          <table:table-cell table:style-name="ce420" table:number-columns-repeated="6"/>
          <table:table-cell table:style-name="ce374"/>
          <table:table-cell table:style-name="ce420" table:number-columns-repeated="6"/>
          <table:table-cell table:style-name="ce487"/>
          <table:table-cell table:style-name="ce420" table:number-columns-repeated="4"/>
          <table:table-cell table:style-name="ce538" table:number-columns-repeated="6"/>
          <table:table-cell table:style-name="ce420" table:number-columns-repeated="8"/>
          <table:table-cell table:style-name="ce538" table:number-columns-repeated="2"/>
          <table:table-cell table:number-columns-repeated="931"/>
        </table:table-row>
        <table:table-row table:style-name="ro1">
          <table:table-cell table:style-name="ce302" office:value-type="float" office:value="2.1" calcext:value-type="float">
            <text:p>2.1</text:p>
          </table:table-cell>
          <table:table-cell table:style-name="ce314" office:value-type="string" calcext:value-type="string">
            <text:p>Aikataulu</text:p>
          </table:table-cell>
          <table:table-cell table:style-name="ce322" office:value-type="string" calcext:value-type="string">
            <text:p>Allen W</text:p>
          </table:table-cell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13];[.E13])" office:value-type="float" office:value="22" calcext:value-type="float">
            <text:p>22</text:p>
          </table:table-cell>
          <table:table-cell table:style-name="ce342" office:value-type="float" office:value="4" calcext:value-type="float">
            <text:p>4.0</text:p>
          </table:table-cell>
          <table:table-cell table:style-name="ce350" table:formula="of:=SUM([.J13:.CO13])" office:value-type="float" office:value="2.75" calcext:value-type="float">
            <text:p>2.8</text:p>
          </table:table-cell>
          <table:table-cell table:style-name="ce362" table:content-validation-name="val3" table:formula="of:=([.H13]/[.G13])" office:value-type="percentage" office:value="0.6875" calcext:value-type="percentage">
            <text:p>69%</text:p>
          </table:table-cell>
          <table:table-cell table:style-name="ce375"/>
          <table:table-cell table:style-name="ce395"/>
          <table:table-cell table:style-name="ce409" table:number-columns-repeated="5"/>
          <table:table-cell table:style-name="ce425" table:number-columns-repeated="3"/>
          <table:table-cell table:style-name="ce432"/>
          <table:table-cell table:style-name="ce425" table:number-columns-repeated="3"/>
          <table:table-cell table:style-name="ce443" office:value-type="float" office:value="2" calcext:value-type="float">
            <text:p>2</text:p>
          </table:table-cell>
          <table:table-cell table:style-name="ce443" office:value-type="float" office:value="0.5" calcext:value-type="float">
            <text:p>0.5</text:p>
          </table:table-cell>
          <table:table-cell table:style-name="ce443" office:value-type="float" office:value="0.25" calcext:value-type="float">
            <text:p>0.25</text:p>
          </table:table-cell>
          <table:table-cell table:style-name="ce451"/>
          <table:table-cell table:style-name="ce409" table:number-columns-repeated="3"/>
          <table:table-cell table:style-name="ce432" table:number-columns-repeated="6"/>
          <table:table-cell table:style-name="ce459"/>
          <table:table-cell table:style-name="ce481"/>
          <table:table-cell table:style-name="ce409" table:number-columns-repeated="6"/>
          <table:table-cell table:style-name="ce425" table:number-columns-repeated="7"/>
          <table:table-cell table:style-name="ce409" table:number-columns-repeated="7"/>
          <table:table-cell table:style-name="ce506" table:number-columns-repeated="7"/>
          <table:table-cell table:style-name="ce409" table:number-columns-repeated="6"/>
          <table:table-cell table:style-name="ce518"/>
          <table:table-cell table:style-name="ce529"/>
          <table:table-cell table:style-name="ce425" table:number-columns-repeated="2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2.2" calcext:value-type="float">
            <text:p>2.2</text:p>
          </table:table-cell>
          <table:table-cell table:style-name="ce314" office:value-type="string" calcext:value-type="string">
            <text:p>Dokumenttien pohjat</text:p>
          </table:table-cell>
          <table:table-cell table:style-name="ce322" office:value-type="string" calcext:value-type="string">
            <text:p>Malik M</text:p>
          </table:table-cell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14];[.E14])" office:value-type="float" office:value="22" calcext:value-type="float">
            <text:p>22</text:p>
          </table:table-cell>
          <table:table-cell table:style-name="ce342" office:value-type="float" office:value="2" calcext:value-type="float">
            <text:p>2.0</text:p>
          </table:table-cell>
          <table:table-cell table:style-name="ce350" table:formula="of:=SUM([.J14:.CO14])" office:value-type="float" office:value="3" calcext:value-type="float">
            <text:p>3.0</text:p>
          </table:table-cell>
          <table:table-cell table:style-name="ce360" table:content-validation-name="val3" office:value-type="percentage" office:value="1" calcext:value-type="percentage">
            <text:p>100%</text:p>
          </table:table-cell>
          <table:table-cell table:style-name="ce375"/>
          <table:table-cell table:style-name="ce395"/>
          <table:table-cell table:style-name="ce409" table:number-columns-repeated="5"/>
          <table:table-cell table:style-name="ce425" table:number-columns-repeated="3"/>
          <table:table-cell table:style-name="ce433" office:value-type="float" office:value="1" calcext:value-type="float">
            <text:p>1</text:p>
          </table:table-cell>
          <table:table-cell table:style-name="ce425" table:number-columns-repeated="3"/>
          <table:table-cell table:style-name="ce433" office:value-type="float" office:value="2" calcext:value-type="float">
            <text:p>2</text:p>
          </table:table-cell>
          <table:table-cell table:style-name="ce409" table:number-columns-repeated="6"/>
          <table:table-cell table:style-name="ce432" table:number-columns-repeated="6"/>
          <table:table-cell table:style-name="ce459"/>
          <table:table-cell table:style-name="ce481"/>
          <table:table-cell table:style-name="ce409" table:number-columns-repeated="6"/>
          <table:table-cell table:style-name="ce425" table:number-columns-repeated="7"/>
          <table:table-cell table:style-name="ce409" table:number-columns-repeated="7"/>
          <table:table-cell table:style-name="ce506" table:number-columns-repeated="7"/>
          <table:table-cell table:style-name="ce409" table:number-columns-repeated="6"/>
          <table:table-cell table:style-name="ce518"/>
          <table:table-cell table:style-name="ce529"/>
          <table:table-cell table:style-name="ce425" table:number-columns-repeated="2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2.3" calcext:value-type="float">
            <text:p>2.3</text:p>
          </table:table-cell>
          <table:table-cell table:style-name="ce314" office:value-type="string" calcext:value-type="string">
            <text:p>Dokumentaatio</text:p>
          </table:table-cell>
          <table:table-cell table:style-name="ce324" office:value-type="string" calcext:value-type="string">
            <text:p>Malik M</text:p>
          </table:table-cell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15];[.E15])" office:value-type="float" office:value="22" calcext:value-type="float">
            <text:p>22</text:p>
          </table:table-cell>
          <table:table-cell table:style-name="ce342" office:value-type="float" office:value="8" calcext:value-type="float">
            <text:p>8.0</text:p>
          </table:table-cell>
          <table:table-cell table:style-name="ce350" table:formula="of:=SUM([.J15:.CO15])" office:value-type="float" office:value="1" calcext:value-type="float">
            <text:p>1.0</text:p>
          </table:table-cell>
          <table:table-cell table:style-name="ce362" table:content-validation-name="val3" table:formula="of:=([.H15]/[.G15])" office:value-type="percentage" office:value="0.125" calcext:value-type="percentage">
            <text:p>13%</text:p>
          </table:table-cell>
          <table:table-cell table:style-name="ce375"/>
          <table:table-cell table:style-name="ce395"/>
          <table:table-cell table:style-name="ce409" table:number-columns-repeated="5"/>
          <table:table-cell table:style-name="ce425" table:number-columns-repeated="3"/>
          <table:table-cell table:style-name="ce432"/>
          <table:table-cell table:style-name="ce425" table:number-columns-repeated="2"/>
          <table:table-cell table:style-name="ce440"/>
          <table:table-cell table:style-name="ce444" table:number-columns-repeated="2"/>
          <table:table-cell table:style-name="ce443" office:value-type="float" office:value="1" calcext:value-type="float">
            <text:p>1</text:p>
          </table:table-cell>
          <table:table-cell table:style-name="ce444" table:number-columns-repeated="7"/>
          <table:table-cell table:style-name="ce451"/>
          <table:table-cell table:style-name="ce432" table:number-columns-repeated="2"/>
          <table:table-cell table:style-name="ce459"/>
          <table:table-cell table:style-name="ce481"/>
          <table:table-cell table:style-name="ce409" table:number-columns-repeated="6"/>
          <table:table-cell table:style-name="ce425" table:number-columns-repeated="7"/>
          <table:table-cell table:style-name="ce409" table:number-columns-repeated="7"/>
          <table:table-cell table:style-name="ce506" table:number-columns-repeated="7"/>
          <table:table-cell table:style-name="ce409" table:number-columns-repeated="6"/>
          <table:table-cell table:style-name="ce518"/>
          <table:table-cell table:style-name="ce529"/>
          <table:table-cell table:style-name="ce425" table:number-columns-repeated="2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3" office:value-type="string" calcext:value-type="string">
            <text:p>2.3.1</text:p>
          </table:table-cell>
          <table:table-cell table:style-name="ce315" office:value-type="string" calcext:value-type="string">
            <text:p>- Tarkistukset, muutokset</text:p>
          </table:table-cell>
          <table:table-cell table:style-name="ce323" office:value-type="string" calcext:value-type="string">
            <text:p>Malik M</text:p>
          </table:table-cell>
          <table:table-cell table:style-name="ce328" office:value-type="date" office:date-value="2019-01-21" calcext:value-type="date">
            <text:p>21/01/19</text:p>
          </table:table-cell>
          <table:table-cell table:style-name="ce328" office:value-type="date" office:date-value="2019-02-13" calcext:value-type="date">
            <text:p>13/02/19</text:p>
          </table:table-cell>
          <table:table-cell table:style-name="ce336" table:formula="of:=DAYS360([.D16];[.E16])" office:value-type="float" office:value="22" calcext:value-type="float">
            <text:p>22</text:p>
          </table:table-cell>
          <table:table-cell table:style-name="ce343" office:value-type="float" office:value="2" calcext:value-type="float">
            <text:p>2.0</text:p>
          </table:table-cell>
          <table:table-cell table:style-name="ce350" table:formula="of:=SUM([.J16:.CO16])" office:value-type="float" office:value="0" calcext:value-type="float">
            <text:p>0.0</text:p>
          </table:table-cell>
          <table:table-cell table:style-name="ce362" table:content-validation-name="val3" table:formula="of:=([.H16]/[.G16])" office:value-type="percentage" office:value="0" calcext:value-type="percentage">
            <text:p>0%</text:p>
          </table:table-cell>
          <table:table-cell table:style-name="ce376"/>
          <table:table-cell table:style-name="ce396"/>
          <table:table-cell table:style-name="ce410" table:number-columns-repeated="5"/>
          <table:table-cell table:style-name="ce426" table:number-columns-repeated="3"/>
          <table:table-cell table:style-name="ce434"/>
          <table:table-cell table:style-name="ce426" table:number-columns-repeated="3"/>
          <table:table-cell table:style-name="ce410" table:number-columns-repeated="7"/>
          <table:table-cell table:style-name="ce434" table:number-columns-repeated="6"/>
          <table:table-cell table:style-name="ce468"/>
          <table:table-cell table:style-name="ce482"/>
          <table:table-cell table:style-name="ce410" table:number-columns-repeated="6"/>
          <table:table-cell table:style-name="ce426" table:number-columns-repeated="7"/>
          <table:table-cell table:style-name="ce410" table:number-columns-repeated="7"/>
          <table:table-cell table:style-name="ce507" table:number-columns-repeated="7"/>
          <table:table-cell table:style-name="ce410" table:number-columns-repeated="6"/>
          <table:table-cell table:style-name="ce519"/>
          <table:table-cell table:style-name="ce530"/>
          <table:table-cell table:style-name="ce426" table:number-columns-repeated="2"/>
          <table:table-cell table:style-name="ce434"/>
          <table:table-cell table:style-name="ce426" table:number-columns-repeated="3"/>
          <table:table-cell table:style-name="ce410" table:number-columns-repeated="7"/>
          <table:table-cell table:style-name="ce426" table:number-columns-repeated="3"/>
          <table:table-cell table:style-name="ce434"/>
          <table:table-cell table:style-name="ce426" table:number-columns-repeated="3"/>
          <table:table-cell table:number-columns-repeated="931"/>
        </table:table-row>
        <table:table-row table:style-name="ro1">
          <table:table-cell table:style-name="ce300"/>
          <table:table-cell table:style-name="ce316" table:number-columns-repeated="2"/>
          <table:table-cell table:style-name="ce329" table:number-columns-repeated="2"/>
          <table:table-cell table:style-name="ce337" office:value-type="string" calcext:value-type="string">
            <text:p>Yhteensä</text:p>
          </table:table-cell>
          <table:table-cell table:style-name="ce344" table:formula="of:=SUM([.G13:.G16])" office:value-type="float" office:value="16" calcext:value-type="float">
            <text:p>16.0</text:p>
          </table:table-cell>
          <table:table-cell table:style-name="ce344" table:formula="of:=SUM([.H13:.H16])" office:value-type="float" office:value="6.75" calcext:value-type="float">
            <text:p>6.8</text:p>
          </table:table-cell>
          <table:table-cell table:style-name="ce329"/>
          <table:table-cell table:style-name="ce377" table:formula="of:=SUM([.J13:.J16])" office:value-type="percentage" office:value="0" calcext:value-type="percentage">
            <text:p>0%</text:p>
          </table:table-cell>
          <table:table-cell table:style-name="ce373" table:formula="of:=SUM([.K13:.K16])" office:value-type="float" office:value="0" calcext:value-type="float">
            <text:p>$0.00</text:p>
          </table:table-cell>
          <table:table-cell table:style-name="ce388" table:formula="of:=SUM([.L13:.L16])" office:value-type="float" office:value="0" calcext:value-type="float">
            <text:p>0</text:p>
          </table:table-cell>
          <table:table-cell table:style-name="ce388" table:formula="of:=SUM([.M13:.M16])" office:value-type="float" office:value="0" calcext:value-type="float">
            <text:p>0</text:p>
          </table:table-cell>
          <table:table-cell table:style-name="ce388" table:formula="of:=SUM([.N13:.N16])" office:value-type="float" office:value="0" calcext:value-type="float">
            <text:p>0</text:p>
          </table:table-cell>
          <table:table-cell table:style-name="ce388" table:formula="of:=SUM([.O13:.O16])" office:value-type="float" office:value="0" calcext:value-type="float">
            <text:p>0</text:p>
          </table:table-cell>
          <table:table-cell table:style-name="ce388" table:formula="of:=SUM([.P13:.P16])" office:value-type="float" office:value="0" calcext:value-type="float">
            <text:p>0</text:p>
          </table:table-cell>
          <table:table-cell table:style-name="ce388" table:formula="of:=SUM([.Q13:.Q16])" office:value-type="float" office:value="0" calcext:value-type="float">
            <text:p>0</text:p>
          </table:table-cell>
          <table:table-cell table:style-name="ce388" table:formula="of:=SUM([.R13:.R16])" office:value-type="float" office:value="0" calcext:value-type="float">
            <text:p>0</text:p>
          </table:table-cell>
          <table:table-cell table:style-name="ce388" table:formula="of:=SUM([.S13:.S16])" office:value-type="float" office:value="0" calcext:value-type="float">
            <text:p>0</text:p>
          </table:table-cell>
          <table:table-cell table:style-name="ce388" table:formula="of:=SUM([.T13:.T16])" office:value-type="float" office:value="1" calcext:value-type="float">
            <text:p>1</text:p>
          </table:table-cell>
          <table:table-cell table:style-name="ce388" table:formula="of:=SUM([.U13:.U16])" office:value-type="float" office:value="0" calcext:value-type="float">
            <text:p>0</text:p>
          </table:table-cell>
          <table:table-cell table:style-name="ce388" table:formula="of:=SUM([.V13:.V16])" office:value-type="float" office:value="0" calcext:value-type="float">
            <text:p>0</text:p>
          </table:table-cell>
          <table:table-cell table:style-name="ce388" table:formula="of:=SUM([.W13:.W16])" office:value-type="float" office:value="0" calcext:value-type="float">
            <text:p>0</text:p>
          </table:table-cell>
          <table:table-cell table:style-name="ce388" table:formula="of:=SUM([.X13:.X16])" office:value-type="float" office:value="4" calcext:value-type="float">
            <text:p>4</text:p>
          </table:table-cell>
          <table:table-cell table:style-name="ce388" table:formula="of:=SUM([.Y13:.Y16])" office:value-type="float" office:value="0.5" calcext:value-type="float">
            <text:p>0.5</text:p>
          </table:table-cell>
          <table:table-cell table:style-name="ce388" table:formula="of:=SUM([.Z13:.Z16])" office:value-type="float" office:value="1.25" calcext:value-type="float">
            <text:p>1.25</text:p>
          </table:table-cell>
          <table:table-cell table:style-name="ce388" table:formula="of:=SUM([.AA13:.AA16])" office:value-type="float" office:value="0" calcext:value-type="float">
            <text:p>0</text:p>
          </table:table-cell>
          <table:table-cell table:style-name="ce388" table:formula="of:=SUM([.AB13:.AB16])" office:value-type="float" office:value="0" calcext:value-type="float">
            <text:p>0</text:p>
          </table:table-cell>
          <table:table-cell table:style-name="ce388" table:formula="of:=SUM([.AC13:.AC16])" office:value-type="float" office:value="0" calcext:value-type="float">
            <text:p>0</text:p>
          </table:table-cell>
          <table:table-cell table:style-name="ce388" table:formula="of:=SUM([.AD13:.AD16])" office:value-type="float" office:value="0" calcext:value-type="float">
            <text:p>0</text:p>
          </table:table-cell>
          <table:table-cell table:style-name="ce388" table:formula="of:=SUM([.AE13:.AE16])" office:value-type="float" office:value="0" calcext:value-type="float">
            <text:p>0</text:p>
          </table:table-cell>
          <table:table-cell table:style-name="ce388" table:formula="of:=SUM([.AF13:.AF16])" office:value-type="float" office:value="0" calcext:value-type="float">
            <text:p>0</text:p>
          </table:table-cell>
          <table:table-cell table:style-name="ce388" table:formula="of:=SUM([.AG13:.AG16])" office:value-type="float" office:value="0" calcext:value-type="float">
            <text:p>0</text:p>
          </table:table-cell>
          <table:table-cell table:style-name="ce388" table:formula="of:=SUM([.AH13:.AH16])" office:value-type="float" office:value="0" calcext:value-type="float">
            <text:p>0</text:p>
          </table:table-cell>
          <table:table-cell table:style-name="ce388" table:formula="of:=SUM([.AI13:.AI16])" office:value-type="float" office:value="0" calcext:value-type="float">
            <text:p>0</text:p>
          </table:table-cell>
          <table:table-cell table:style-name="ce388" table:formula="of:=SUM([.AJ13:.AJ16])" office:value-type="float" office:value="0" calcext:value-type="float">
            <text:p>0</text:p>
          </table:table-cell>
          <table:table-cell table:style-name="ce388" table:formula="of:=SUM([.AK13:.AK16])" office:value-type="float" office:value="0" calcext:value-type="float">
            <text:p>0</text:p>
          </table:table-cell>
          <table:table-cell table:style-name="ce479" table:formula="of:=SUM([.AL13:.AL16])" office:value-type="float" office:value="0" calcext:value-type="float">
            <text:p>0</text:p>
          </table:table-cell>
          <table:table-cell table:style-name="ce388" table:formula="of:=SUM([.AM13:.AM16])" office:value-type="float" office:value="0" calcext:value-type="float">
            <text:p>0</text:p>
          </table:table-cell>
          <table:table-cell table:style-name="ce388" table:formula="of:=SUM([.AN13:.AN16])" office:value-type="float" office:value="0" calcext:value-type="float">
            <text:p>0</text:p>
          </table:table-cell>
          <table:table-cell table:style-name="ce388" table:formula="of:=SUM([.AO13:.AO16])" office:value-type="float" office:value="0" calcext:value-type="float">
            <text:p>0</text:p>
          </table:table-cell>
          <table:table-cell table:style-name="ce388" table:formula="of:=SUM([.AP13:.AP16])" office:value-type="float" office:value="0" calcext:value-type="float">
            <text:p>0</text:p>
          </table:table-cell>
          <table:table-cell table:style-name="ce388" table:formula="of:=SUM([.AQ13:.AQ16])" office:value-type="float" office:value="0" calcext:value-type="float">
            <text:p>0</text:p>
          </table:table-cell>
          <table:table-cell table:style-name="ce388" table:formula="of:=SUM([.AR13:.AR16])" office:value-type="float" office:value="0" calcext:value-type="float">
            <text:p>0</text:p>
          </table:table-cell>
          <table:table-cell table:style-name="ce388" table:formula="of:=SUM([.AS13:.AS16])" office:value-type="float" office:value="0" calcext:value-type="float">
            <text:p>0</text:p>
          </table:table-cell>
          <table:table-cell table:style-name="ce388" table:formula="of:=SUM([.AT13:.AT16])" office:value-type="float" office:value="0" calcext:value-type="float">
            <text:p>0</text:p>
          </table:table-cell>
          <table:table-cell table:style-name="ce388" table:formula="of:=SUM([.AU13:.AU16])" office:value-type="float" office:value="0" calcext:value-type="float">
            <text:p>0</text:p>
          </table:table-cell>
          <table:table-cell table:style-name="ce388" table:formula="of:=SUM([.AV13:.AV16])" office:value-type="float" office:value="0" calcext:value-type="float">
            <text:p>0</text:p>
          </table:table-cell>
          <table:table-cell table:style-name="ce388" table:formula="of:=SUM([.AW13:.AW16])" office:value-type="float" office:value="0" calcext:value-type="float">
            <text:p>0</text:p>
          </table:table-cell>
          <table:table-cell table:style-name="ce388" table:formula="of:=SUM([.AX13:.AX16])" office:value-type="float" office:value="0" calcext:value-type="float">
            <text:p>0</text:p>
          </table:table-cell>
          <table:table-cell table:style-name="ce388" table:formula="of:=SUM([.AY13:.AY16])" office:value-type="float" office:value="0" calcext:value-type="float">
            <text:p>0</text:p>
          </table:table-cell>
          <table:table-cell table:style-name="ce388" table:formula="of:=SUM([.AZ13:.AZ16])" office:value-type="float" office:value="0" calcext:value-type="float">
            <text:p>0</text:p>
          </table:table-cell>
          <table:table-cell table:style-name="ce388" table:formula="of:=SUM([.BA13:.BA16])" office:value-type="float" office:value="0" calcext:value-type="float">
            <text:p>0</text:p>
          </table:table-cell>
          <table:table-cell table:style-name="ce388" table:formula="of:=SUM([.BB13:.BB16])" office:value-type="float" office:value="0" calcext:value-type="float">
            <text:p>0</text:p>
          </table:table-cell>
          <table:table-cell table:style-name="ce388" table:formula="of:=SUM([.BC13:.BC16])" office:value-type="float" office:value="0" calcext:value-type="float">
            <text:p>0</text:p>
          </table:table-cell>
          <table:table-cell table:style-name="ce388" table:formula="of:=SUM([.BD13:.BD16])" office:value-type="float" office:value="0" calcext:value-type="float">
            <text:p>0</text:p>
          </table:table-cell>
          <table:table-cell table:style-name="ce388" table:formula="of:=SUM([.BE13:.BE16])" office:value-type="float" office:value="0" calcext:value-type="float">
            <text:p>0</text:p>
          </table:table-cell>
          <table:table-cell table:style-name="ce388" table:formula="of:=SUM([.BF13:.BF16])" office:value-type="float" office:value="0" calcext:value-type="float">
            <text:p>0</text:p>
          </table:table-cell>
          <table:table-cell table:style-name="ce388" table:formula="of:=SUM([.BG13:.BG16])" office:value-type="float" office:value="0" calcext:value-type="float">
            <text:p>0</text:p>
          </table:table-cell>
          <table:table-cell table:style-name="ce388" table:formula="of:=SUM([.BH13:.BH16])" office:value-type="float" office:value="0" calcext:value-type="float">
            <text:p>0</text:p>
          </table:table-cell>
          <table:table-cell table:style-name="ce388" table:formula="of:=SUM([.BI13:.BI16])" office:value-type="float" office:value="0" calcext:value-type="float">
            <text:p>0</text:p>
          </table:table-cell>
          <table:table-cell table:style-name="ce388" table:formula="of:=SUM([.BJ13:.BJ16])" office:value-type="float" office:value="0" calcext:value-type="float">
            <text:p>0</text:p>
          </table:table-cell>
          <table:table-cell table:style-name="ce388" table:formula="of:=SUM([.BK13:.BK16])" office:value-type="float" office:value="0" calcext:value-type="float">
            <text:p>0</text:p>
          </table:table-cell>
          <table:table-cell table:style-name="ce388" table:formula="of:=SUM([.BL13:.BL16])" office:value-type="float" office:value="0" calcext:value-type="float">
            <text:p>0</text:p>
          </table:table-cell>
          <table:table-cell table:style-name="ce388" table:formula="of:=SUM([.BM13:.BM16])" office:value-type="float" office:value="0" calcext:value-type="float">
            <text:p>0</text:p>
          </table:table-cell>
          <table:table-cell table:style-name="ce388" table:formula="of:=SUM([.BN13:.BN16])" office:value-type="float" office:value="0" calcext:value-type="float">
            <text:p>0</text:p>
          </table:table-cell>
          <table:table-cell table:style-name="ce388" table:formula="of:=SUM([.BO13:.BO16])" office:value-type="float" office:value="0" calcext:value-type="float">
            <text:p>0</text:p>
          </table:table-cell>
          <table:table-cell table:style-name="ce388" table:formula="of:=SUM([.BP13:.BP16])" office:value-type="float" office:value="0" calcext:value-type="float">
            <text:p>0</text:p>
          </table:table-cell>
          <table:table-cell table:style-name="ce388" table:formula="of:=SUM([.BQ13:.BQ16])" office:value-type="float" office:value="0" calcext:value-type="float">
            <text:p>0</text:p>
          </table:table-cell>
          <table:table-cell table:style-name="ce388" table:formula="of:=SUM([.BR13:.BR16])" office:value-type="float" office:value="0" calcext:value-type="float">
            <text:p>0</text:p>
          </table:table-cell>
          <table:table-cell table:style-name="ce388" table:formula="of:=SUM([.BS13:.BS16])" office:value-type="float" office:value="0" calcext:value-type="float">
            <text:p>0</text:p>
          </table:table-cell>
          <table:table-cell table:style-name="ce388" table:formula="of:=SUM([.BT13:.BT16])" office:value-type="float" office:value="0" calcext:value-type="float">
            <text:p>0</text:p>
          </table:table-cell>
          <table:table-cell table:style-name="ce479" table:formula="of:=SUM([.BU13:.BU16])" office:value-type="float" office:value="0" calcext:value-type="float">
            <text:p>0</text:p>
          </table:table-cell>
          <table:table-cell table:style-name="ce388" table:formula="of:=SUM([.BV13:.BV16])" office:value-type="float" office:value="0" calcext:value-type="float">
            <text:p>0</text:p>
          </table:table-cell>
          <table:table-cell table:style-name="ce388" table:formula="of:=SUM([.BW13:.BW16])" office:value-type="float" office:value="0" calcext:value-type="float">
            <text:p>0</text:p>
          </table:table-cell>
          <table:table-cell table:style-name="ce388" table:formula="of:=SUM([.BX13:.BX16])" office:value-type="float" office:value="0" calcext:value-type="float">
            <text:p>0</text:p>
          </table:table-cell>
          <table:table-cell table:style-name="ce388" table:formula="of:=SUM([.BY13:.BY16])" office:value-type="float" office:value="0" calcext:value-type="float">
            <text:p>0</text:p>
          </table:table-cell>
          <table:table-cell table:style-name="ce388" table:formula="of:=SUM([.BZ13:.BZ16])" office:value-type="float" office:value="0" calcext:value-type="float">
            <text:p>0</text:p>
          </table:table-cell>
          <table:table-cell table:style-name="ce388" table:formula="of:=SUM([.CA13:.CA16])" office:value-type="float" office:value="0" calcext:value-type="float">
            <text:p>0</text:p>
          </table:table-cell>
          <table:table-cell table:style-name="ce388" table:formula="of:=SUM([.CB13:.CB16])" office:value-type="float" office:value="0" calcext:value-type="float">
            <text:p>0</text:p>
          </table:table-cell>
          <table:table-cell table:style-name="ce388" table:formula="of:=SUM([.CC13:.CC16])" office:value-type="float" office:value="0" calcext:value-type="float">
            <text:p>0</text:p>
          </table:table-cell>
          <table:table-cell table:style-name="ce388" table:formula="of:=SUM([.CD13:.CD16])" office:value-type="float" office:value="0" calcext:value-type="float">
            <text:p>0</text:p>
          </table:table-cell>
          <table:table-cell table:style-name="ce388" table:formula="of:=SUM([.CE13:.CE16])" office:value-type="float" office:value="0" calcext:value-type="float">
            <text:p>0</text:p>
          </table:table-cell>
          <table:table-cell table:style-name="ce388" table:formula="of:=SUM([.CF13:.CF16])" office:value-type="float" office:value="0" calcext:value-type="float">
            <text:p>0</text:p>
          </table:table-cell>
          <table:table-cell table:style-name="ce388" table:formula="of:=SUM([.CG13:.CG16])" office:value-type="float" office:value="0" calcext:value-type="float">
            <text:p>0</text:p>
          </table:table-cell>
          <table:table-cell table:style-name="ce388" table:formula="of:=SUM([.CH13:.CH16])" office:value-type="float" office:value="0" calcext:value-type="float">
            <text:p>0</text:p>
          </table:table-cell>
          <table:table-cell table:style-name="ce388" table:formula="of:=SUM([.CI13:.CI16])" office:value-type="float" office:value="0" calcext:value-type="float">
            <text:p>0</text:p>
          </table:table-cell>
          <table:table-cell table:style-name="ce388" table:formula="of:=SUM([.CJ13:.CJ16])" office:value-type="float" office:value="0" calcext:value-type="float">
            <text:p>0</text:p>
          </table:table-cell>
          <table:table-cell table:style-name="ce388" table:formula="of:=SUM([.CK13:.CK16])" office:value-type="float" office:value="0" calcext:value-type="float">
            <text:p>0</text:p>
          </table:table-cell>
          <table:table-cell table:style-name="ce388" table:formula="of:=SUM([.CL13:.CL16])" office:value-type="float" office:value="0" calcext:value-type="float">
            <text:p>0</text:p>
          </table:table-cell>
          <table:table-cell table:style-name="ce388" table:formula="of:=SUM([.CM13:.CM16])" office:value-type="float" office:value="0" calcext:value-type="float">
            <text:p>0</text:p>
          </table:table-cell>
          <table:table-cell table:style-name="ce388" table:formula="of:=SUM([.CN13:.CN16])" office:value-type="float" office:value="0" calcext:value-type="float">
            <text:p>0</text:p>
          </table:table-cell>
          <table:table-cell table:style-name="ce388" table:formula="of:=SUM([.CO13:.CO16])" office:value-type="float" office:value="0" calcext:value-type="float">
            <text:p>0</text:p>
          </table:table-cell>
          <table:table-cell table:number-columns-repeated="931"/>
        </table:table-row>
        <table:table-row table:style-name="ro3">
          <table:table-cell table:style-name="ce304" office:value-type="float" office:value="3" calcext:value-type="float">
            <text:p>3</text:p>
          </table:table-cell>
          <table:table-cell table:style-name="ce317" office:value-type="string" calcext:value-type="string">
            <text:p>Toiminnallinen määrittely</text:p>
          </table:table-cell>
          <table:table-cell table:style-name="ce325"/>
          <table:table-cell table:style-name="ce330" office:value-type="string" calcext:value-type="string">
            <text:p>ALKAMISPÄIVÄ</text:p>
          </table:table-cell>
          <table:table-cell table:style-name="ce333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378"/>
          <table:table-cell table:style-name="ce393"/>
          <table:table-cell table:style-name="ce405" table:number-columns-repeated="2"/>
          <table:table-cell table:style-name="ce325" table:number-columns-repeated="23"/>
          <table:table-cell table:style-name="ce464"/>
          <table:table-cell table:style-name="ce483"/>
          <table:table-cell table:style-name="ce325" table:number-columns-repeated="34"/>
          <table:table-cell table:style-name="ce483"/>
          <table:table-cell table:style-name="ce325" table:number-columns-repeated="20"/>
          <table:table-cell table:number-columns-repeated="931"/>
        </table:table-row>
        <table:table-row table:style-name="ro1">
          <table:table-cell table:style-name="ce302" office:value-type="float" office:value="3.1" calcext:value-type="float">
            <text:p>3.1</text:p>
          </table:table-cell>
          <table:table-cell table:style-name="ce314" office:value-type="string" calcext:value-type="string">
            <text:p>Käsitteet</text:p>
          </table:table-cell>
          <table:table-cell table:style-name="ce322" office:value-type="string" calcext:value-type="string">
            <text:p>Steve L</text:p>
          </table:table-cell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19];[.E19])" office:value-type="float" office:value="22" calcext:value-type="float">
            <text:p>22</text:p>
          </table:table-cell>
          <table:table-cell table:style-name="ce342" office:value-type="float" office:value="2" calcext:value-type="float">
            <text:p>2.0</text:p>
          </table:table-cell>
          <table:table-cell table:style-name="ce350" table:formula="of:=SUM([.J19:.CO19])" office:value-type="float" office:value="0" calcext:value-type="float">
            <text:p>0.0</text:p>
          </table:table-cell>
          <table:table-cell table:style-name="ce362" table:content-validation-name="val3" table:formula="of:=([.H19]/[.G19])" office:value-type="percentage" office:value="0" calcext:value-type="percentage">
            <text:p>0%</text:p>
          </table:table-cell>
          <table:table-cell table:style-name="ce379"/>
          <table:table-cell table:style-name="ce397"/>
          <table:table-cell table:style-name="ce411" table:number-columns-repeated="5"/>
          <table:table-cell table:style-name="ce427" table:number-columns-repeated="7"/>
          <table:table-cell table:style-name="ce411" table:number-columns-repeated="3"/>
          <table:table-cell table:style-name="ce444" table:number-columns-repeated="4"/>
          <table:table-cell table:style-name="ce456" table:number-columns-repeated="6"/>
          <table:table-cell table:style-name="ce469"/>
          <table:table-cell table:style-name="ce484"/>
          <table:table-cell table:style-name="ce411"/>
          <table:table-cell table:style-name="ce409" table:number-columns-repeated="5"/>
          <table:table-cell table:style-name="ce425" table:number-columns-repeated="7"/>
          <table:table-cell table:style-name="ce409" table:number-columns-repeated="7"/>
          <table:table-cell table:style-name="ce506" table:number-columns-repeated="7"/>
          <table:table-cell table:style-name="ce409" table:number-columns-repeated="6"/>
          <table:table-cell table:style-name="ce518"/>
          <table:table-cell table:style-name="ce529"/>
          <table:table-cell table:style-name="ce425" table:number-columns-repeated="2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3.2" calcext:value-type="float">
            <text:p>3.2</text:p>
          </table:table-cell>
          <table:table-cell table:style-name="ce314" office:value-type="string" calcext:value-type="string">
            <text:p>ER-kaavio</text:p>
          </table:table-cell>
          <table:table-cell table:style-name="ce322" office:value-type="string" calcext:value-type="string">
            <text:p>Steve L</text:p>
          </table:table-cell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20];[.E20])" office:value-type="float" office:value="22" calcext:value-type="float">
            <text:p>22</text:p>
          </table:table-cell>
          <table:table-cell table:style-name="ce342" office:value-type="float" office:value="2" calcext:value-type="float">
            <text:p>2.0</text:p>
          </table:table-cell>
          <table:table-cell table:style-name="ce350" table:formula="of:=SUM([.J20:.CO20])" office:value-type="float" office:value="2" calcext:value-type="float">
            <text:p>2.0</text:p>
          </table:table-cell>
          <table:table-cell table:style-name="ce362" table:content-validation-name="val3" table:formula="of:=([.H20]/[.G20])" office:value-type="percentage" office:value="1" calcext:value-type="percentage">
            <text:p>100%</text:p>
          </table:table-cell>
          <table:table-cell table:style-name="ce379"/>
          <table:table-cell table:style-name="ce397"/>
          <table:table-cell table:style-name="ce411" table:number-columns-repeated="5"/>
          <table:table-cell table:style-name="ce427" table:number-columns-repeated="7"/>
          <table:table-cell table:style-name="ce445" office:value-type="float" office:value="1" calcext:value-type="float">
            <text:p>1</text:p>
          </table:table-cell>
          <table:table-cell table:style-name="ce447" office:value-type="float" office:value="1" calcext:value-type="float">
            <text:p>1</text:p>
          </table:table-cell>
          <table:table-cell table:style-name="ce411" table:number-columns-repeated="5"/>
          <table:table-cell table:style-name="ce456" table:number-columns-repeated="6"/>
          <table:table-cell table:style-name="ce469"/>
          <table:table-cell table:style-name="ce484"/>
          <table:table-cell table:style-name="ce411"/>
          <table:table-cell table:style-name="ce409" table:number-columns-repeated="5"/>
          <table:table-cell table:style-name="ce425" table:number-columns-repeated="7"/>
          <table:table-cell table:style-name="ce409" table:number-columns-repeated="7"/>
          <table:table-cell table:style-name="ce506" table:number-columns-repeated="7"/>
          <table:table-cell table:style-name="ce409" table:number-columns-repeated="6"/>
          <table:table-cell table:style-name="ce518"/>
          <table:table-cell table:style-name="ce529"/>
          <table:table-cell table:style-name="ce425" table:number-columns-repeated="2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3.3" calcext:value-type="float">
            <text:p>3.3</text:p>
          </table:table-cell>
          <table:table-cell table:style-name="ce314" office:value-type="string" calcext:value-type="string">
            <text:p>Tietokantakaavio</text:p>
          </table:table-cell>
          <table:table-cell table:style-name="ce322"/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21];[.E21])" office:value-type="float" office:value="22" calcext:value-type="float">
            <text:p>22</text:p>
          </table:table-cell>
          <table:table-cell table:style-name="ce342" office:value-type="float" office:value="4" calcext:value-type="float">
            <text:p>4.0</text:p>
          </table:table-cell>
          <table:table-cell table:style-name="ce350" table:formula="of:=SUM([.J21:.CO21])" office:value-type="float" office:value="3" calcext:value-type="float">
            <text:p>3.0</text:p>
          </table:table-cell>
          <table:table-cell table:style-name="ce362" table:content-validation-name="val3" table:formula="of:=([.H21]/[.G21])" office:value-type="percentage" office:value="0.75" calcext:value-type="percentage">
            <text:p>75%</text:p>
          </table:table-cell>
          <table:table-cell table:style-name="ce379"/>
          <table:table-cell table:style-name="ce397"/>
          <table:table-cell table:style-name="ce411" table:number-columns-repeated="5"/>
          <table:table-cell table:style-name="ce427" table:number-columns-repeated="7"/>
          <table:table-cell table:style-name="ce445" office:value-type="float" office:value="2" calcext:value-type="float">
            <text:p>2</text:p>
          </table:table-cell>
          <table:table-cell table:style-name="ce447" office:value-type="float" office:value="1" calcext:value-type="float">
            <text:p>1</text:p>
          </table:table-cell>
          <table:table-cell table:style-name="ce411" table:number-columns-repeated="5"/>
          <table:table-cell table:style-name="ce456" table:number-columns-repeated="6"/>
          <table:table-cell table:style-name="ce469"/>
          <table:table-cell table:style-name="ce484"/>
          <table:table-cell table:style-name="ce411" table:number-columns-repeated="2"/>
          <table:table-cell table:style-name="ce409" table:number-columns-repeated="4"/>
          <table:table-cell table:style-name="ce425" table:number-columns-repeated="7"/>
          <table:table-cell table:style-name="ce409" table:number-columns-repeated="7"/>
          <table:table-cell table:style-name="ce506" table:number-columns-repeated="7"/>
          <table:table-cell table:style-name="ce409" table:number-columns-repeated="6"/>
          <table:table-cell table:style-name="ce518"/>
          <table:table-cell table:style-name="ce529"/>
          <table:table-cell table:style-name="ce425" table:number-columns-repeated="2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3.4" calcext:value-type="float">
            <text:p>3.4</text:p>
          </table:table-cell>
          <table:table-cell table:style-name="ce314" office:value-type="string" calcext:value-type="string">
            <text:p>Näyttökartat</text:p>
          </table:table-cell>
          <table:table-cell table:style-name="ce322"/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22];[.E22])" office:value-type="float" office:value="22" calcext:value-type="float">
            <text:p>22</text:p>
          </table:table-cell>
          <table:table-cell table:style-name="ce342" office:value-type="float" office:value="4" calcext:value-type="float">
            <text:p>4.0</text:p>
          </table:table-cell>
          <table:table-cell table:style-name="ce350" table:formula="of:=SUM([.J22:.CO22])" office:value-type="float" office:value="0" calcext:value-type="float">
            <text:p>0.0</text:p>
          </table:table-cell>
          <table:table-cell table:style-name="ce362" table:content-validation-name="val3" table:formula="of:=([.H22]/[.G22])" office:value-type="percentage" office:value="0" calcext:value-type="percentage">
            <text:p>0%</text:p>
          </table:table-cell>
          <table:table-cell table:style-name="ce379"/>
          <table:table-cell table:style-name="ce397"/>
          <table:table-cell table:style-name="ce411" table:number-columns-repeated="5"/>
          <table:table-cell table:style-name="ce427" table:number-columns-repeated="7"/>
          <table:table-cell table:style-name="ce409" table:number-columns-repeated="2"/>
          <table:table-cell table:style-name="ce448"/>
          <table:table-cell table:style-name="ce444" table:number-columns-repeated="5"/>
          <table:table-cell table:style-name="ce451"/>
          <table:table-cell table:style-name="ce432" table:number-columns-repeated="4"/>
          <table:table-cell table:style-name="ce459"/>
          <table:table-cell table:style-name="ce481"/>
          <table:table-cell table:style-name="ce409" table:number-columns-repeated="6"/>
          <table:table-cell table:style-name="ce425" table:number-columns-repeated="7"/>
          <table:table-cell table:style-name="ce409" table:number-columns-repeated="7"/>
          <table:table-cell table:style-name="ce506" table:number-columns-repeated="7"/>
          <table:table-cell table:style-name="ce409" table:number-columns-repeated="6"/>
          <table:table-cell table:style-name="ce518"/>
          <table:table-cell table:style-name="ce529"/>
          <table:table-cell table:style-name="ce425" table:number-columns-repeated="2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3.5" calcext:value-type="float">
            <text:p>3.5</text:p>
          </table:table-cell>
          <table:table-cell table:style-name="ce314" office:value-type="string" calcext:value-type="string">
            <text:p>Toiminnot ja käyttötapaukset</text:p>
          </table:table-cell>
          <table:table-cell table:style-name="ce322"/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23];[.E23])" office:value-type="float" office:value="22" calcext:value-type="float">
            <text:p>22</text:p>
          </table:table-cell>
          <table:table-cell table:style-name="ce342" office:value-type="float" office:value="4" calcext:value-type="float">
            <text:p>4.0</text:p>
          </table:table-cell>
          <table:table-cell table:style-name="ce350" table:formula="of:=SUM([.J23:.CO23])" office:value-type="float" office:value="0" calcext:value-type="float">
            <text:p>0.0</text:p>
          </table:table-cell>
          <table:table-cell table:style-name="ce362" table:content-validation-name="val3" table:formula="of:=([.H23]/[.G23])" office:value-type="percentage" office:value="0" calcext:value-type="percentage">
            <text:p>0%</text:p>
          </table:table-cell>
          <table:table-cell table:style-name="ce375"/>
          <table:table-cell table:style-name="ce395"/>
          <table:table-cell table:style-name="ce412" table:number-columns-repeated="2"/>
          <table:table-cell table:style-name="ce409" table:number-columns-repeated="3"/>
          <table:table-cell table:style-name="ce427" table:number-columns-repeated="7"/>
          <table:table-cell table:style-name="ce409" table:number-columns-repeated="2"/>
          <table:table-cell table:style-name="ce448"/>
          <table:table-cell table:style-name="ce444" table:number-columns-repeated="5"/>
          <table:table-cell table:style-name="ce451"/>
          <table:table-cell table:style-name="ce432" table:number-columns-repeated="4"/>
          <table:table-cell table:style-name="ce459"/>
          <table:table-cell table:style-name="ce481"/>
          <table:table-cell table:style-name="ce409" table:number-columns-repeated="6"/>
          <table:table-cell table:style-name="ce425" table:number-columns-repeated="7"/>
          <table:table-cell table:style-name="ce409" table:number-columns-repeated="7"/>
          <table:table-cell table:style-name="ce506" table:number-columns-repeated="7"/>
          <table:table-cell table:style-name="ce409" table:number-columns-repeated="6"/>
          <table:table-cell table:style-name="ce518"/>
          <table:table-cell table:style-name="ce529"/>
          <table:table-cell table:style-name="ce425" table:number-columns-repeated="2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3.5" calcext:value-type="float">
            <text:p>3.5</text:p>
          </table:table-cell>
          <table:table-cell table:style-name="ce314" office:value-type="string" calcext:value-type="string">
            <text:p>Ulkoiset liittymät</text:p>
          </table:table-cell>
          <table:table-cell table:style-name="ce322"/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24];[.E24])" office:value-type="float" office:value="22" calcext:value-type="float">
            <text:p>22</text:p>
          </table:table-cell>
          <table:table-cell table:style-name="ce342" office:value-type="float" office:value="4" calcext:value-type="float">
            <text:p>4.0</text:p>
          </table:table-cell>
          <table:table-cell table:style-name="ce350" table:formula="of:=SUM([.J24:.CO24])" office:value-type="float" office:value="0" calcext:value-type="float">
            <text:p>0.0</text:p>
          </table:table-cell>
          <table:table-cell table:style-name="ce362" table:content-validation-name="val3" table:formula="of:=([.H24]/[.G24])" office:value-type="percentage" office:value="0" calcext:value-type="percentage">
            <text:p>0%</text:p>
          </table:table-cell>
          <table:table-cell table:style-name="ce375"/>
          <table:table-cell table:style-name="ce395"/>
          <table:table-cell table:style-name="ce412" table:number-columns-repeated="2"/>
          <table:table-cell table:style-name="ce409" table:number-columns-repeated="3"/>
          <table:table-cell table:style-name="ce427" table:number-columns-repeated="7"/>
          <table:table-cell table:style-name="ce409" table:number-columns-repeated="2"/>
          <table:table-cell table:style-name="ce448"/>
          <table:table-cell table:style-name="ce444" table:number-columns-repeated="5"/>
          <table:table-cell table:style-name="ce451"/>
          <table:table-cell table:style-name="ce432" table:number-columns-repeated="4"/>
          <table:table-cell table:style-name="ce459"/>
          <table:table-cell table:style-name="ce481"/>
          <table:table-cell table:style-name="ce409" table:number-columns-repeated="6"/>
          <table:table-cell table:style-name="ce425" table:number-columns-repeated="7"/>
          <table:table-cell table:style-name="ce409" table:number-columns-repeated="7"/>
          <table:table-cell table:style-name="ce506" table:number-columns-repeated="7"/>
          <table:table-cell table:style-name="ce409" table:number-columns-repeated="6"/>
          <table:table-cell table:style-name="ce518"/>
          <table:table-cell table:style-name="ce529"/>
          <table:table-cell table:style-name="ce425" table:number-columns-repeated="2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3.6" calcext:value-type="float">
            <text:p>3.6</text:p>
          </table:table-cell>
          <table:table-cell table:style-name="ce314" office:value-type="string" calcext:value-type="string">
            <text:p>Tyyliopas</text:p>
          </table:table-cell>
          <table:table-cell table:style-name="ce322"/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25];[.E25])" office:value-type="float" office:value="22" calcext:value-type="float">
            <text:p>22</text:p>
          </table:table-cell>
          <table:table-cell table:style-name="ce342" office:value-type="float" office:value="8" calcext:value-type="float">
            <text:p>8.0</text:p>
          </table:table-cell>
          <table:table-cell table:style-name="ce350" table:formula="of:=SUM([.J25:.CO25])" office:value-type="float" office:value="3" calcext:value-type="float">
            <text:p>3.0</text:p>
          </table:table-cell>
          <table:table-cell table:style-name="ce362" table:content-validation-name="val3" table:formula="of:=([.H25]/[.G25])" office:value-type="percentage" office:value="0.375" calcext:value-type="percentage">
            <text:p>38%</text:p>
          </table:table-cell>
          <table:table-cell table:style-name="ce380"/>
          <table:table-cell table:style-name="ce398"/>
          <table:table-cell table:style-name="ce413" table:number-columns-repeated="5"/>
          <table:table-cell table:style-name="ce425" table:number-columns-repeated="7"/>
          <table:table-cell table:style-name="ce446" table:number-columns-repeated="2"/>
          <table:table-cell table:style-name="ce449" office:value-type="float" office:value="3" calcext:value-type="float">
            <text:p>3</text:p>
          </table:table-cell>
          <table:table-cell table:style-name="ce446" table:number-columns-repeated="3"/>
          <table:table-cell table:style-name="ce453"/>
          <table:table-cell table:style-name="ce456" table:number-columns-repeated="6"/>
          <table:table-cell table:style-name="ce470"/>
          <table:table-cell table:style-name="ce485"/>
          <table:table-cell table:style-name="ce413" table:number-columns-repeated="6"/>
          <table:table-cell table:style-name="ce491" table:number-columns-repeated="7"/>
          <table:table-cell table:style-name="ce413" table:number-columns-repeated="7"/>
          <table:table-cell table:style-name="ce508" table:number-columns-repeated="7"/>
          <table:table-cell table:style-name="ce413" table:number-columns-repeated="6"/>
          <table:table-cell table:style-name="ce520"/>
          <table:table-cell table:style-name="ce531"/>
          <table:table-cell table:style-name="ce491" table:number-columns-repeated="2"/>
          <table:table-cell table:style-name="ce536"/>
          <table:table-cell table:style-name="ce491" table:number-columns-repeated="3"/>
          <table:table-cell table:style-name="ce413" table:number-columns-repeated="7"/>
          <table:table-cell table:style-name="ce491" table:number-columns-repeated="3"/>
          <table:table-cell table:style-name="ce536"/>
          <table:table-cell table:style-name="ce491" table:number-columns-repeated="3"/>
          <table:table-cell table:number-columns-repeated="931"/>
        </table:table-row>
        <table:table-row table:style-name="ro1">
          <table:table-cell table:style-name="ce302" office:value-type="float" office:value="3.7" calcext:value-type="float">
            <text:p>3.7</text:p>
          </table:table-cell>
          <table:table-cell table:style-name="ce314" office:value-type="string" calcext:value-type="string">
            <text:p>Tarkistukset, muutokset</text:p>
          </table:table-cell>
          <table:table-cell table:style-name="ce322"/>
          <table:table-cell table:style-name="ce327" office:value-type="date" office:date-value="2019-01-21" calcext:value-type="date">
            <text:p>21/01/19</text:p>
          </table:table-cell>
          <table:table-cell table:style-name="ce327" office:value-type="date" office:date-value="2019-02-13" calcext:value-type="date">
            <text:p>13/02/19</text:p>
          </table:table-cell>
          <table:table-cell table:style-name="ce335" table:formula="of:=DAYS360([.D26];[.E26])" office:value-type="float" office:value="22" calcext:value-type="float">
            <text:p>22</text:p>
          </table:table-cell>
          <table:table-cell table:style-name="ce342" office:value-type="float" office:value="2" calcext:value-type="float">
            <text:p>2.0</text:p>
          </table:table-cell>
          <table:table-cell table:style-name="ce350" table:formula="of:=SUM([.J26:.CO26])" office:value-type="float" office:value="0" calcext:value-type="float">
            <text:p>0.0</text:p>
          </table:table-cell>
          <table:table-cell table:style-name="ce362" table:content-validation-name="val3" table:formula="of:=([.H26]/[.G26])" office:value-type="percentage" office:value="0" calcext:value-type="percentage">
            <text:p>0%</text:p>
          </table:table-cell>
          <table:table-cell table:style-name="ce381"/>
          <table:table-cell table:style-name="ce399"/>
          <table:table-cell table:style-name="ce414" table:number-columns-repeated="5"/>
          <table:table-cell table:style-name="ce428" table:number-columns-repeated="6"/>
          <table:table-cell table:style-name="ce441"/>
          <table:table-cell table:style-name="ce414" table:number-columns-repeated="3"/>
          <table:table-cell table:style-name="ce399"/>
          <table:table-cell table:style-name="ce414" table:number-columns-repeated="3"/>
          <table:table-cell table:style-name="ce456"/>
          <table:table-cell table:style-name="ce457" table:number-columns-repeated="5"/>
          <table:table-cell table:style-name="ce471"/>
          <table:table-cell table:style-name="ce486"/>
          <table:table-cell table:style-name="ce414" table:number-columns-repeated="6"/>
          <table:table-cell table:style-name="ce428" table:number-columns-repeated="7"/>
          <table:table-cell table:style-name="ce414" table:number-columns-repeated="7"/>
          <table:table-cell table:style-name="ce509" table:number-columns-repeated="7"/>
          <table:table-cell table:style-name="ce414" table:number-columns-repeated="6"/>
          <table:table-cell table:style-name="ce521"/>
          <table:table-cell table:style-name="ce532"/>
          <table:table-cell table:style-name="ce428" table:number-columns-repeated="2"/>
          <table:table-cell table:style-name="ce537"/>
          <table:table-cell table:style-name="ce428" table:number-columns-repeated="3"/>
          <table:table-cell table:style-name="ce414" table:number-columns-repeated="7"/>
          <table:table-cell table:style-name="ce428" table:number-columns-repeated="3"/>
          <table:table-cell table:style-name="ce537"/>
          <table:table-cell table:style-name="ce428" table:number-columns-repeated="3"/>
          <table:table-cell table:number-columns-repeated="931"/>
        </table:table-row>
        <table:table-row table:style-name="ro1">
          <table:table-cell table:style-name="ce300"/>
          <table:table-cell table:style-name="ce316" table:number-columns-repeated="2"/>
          <table:table-cell table:style-name="ce329" table:number-columns-repeated="2"/>
          <table:table-cell table:style-name="ce337" office:value-type="string" calcext:value-type="string">
            <text:p>Yhteensä</text:p>
          </table:table-cell>
          <table:table-cell table:style-name="ce344" table:formula="of:=SUM([.G19:.G25])" office:value-type="float" office:value="28" calcext:value-type="float">
            <text:p>28.0</text:p>
          </table:table-cell>
          <table:table-cell table:style-name="ce344" table:formula="of:=SUM([.H19:.H25])" office:value-type="float" office:value="8" calcext:value-type="float">
            <text:p>8.0</text:p>
          </table:table-cell>
          <table:table-cell table:style-name="ce35"/>
          <table:table-cell table:style-name="ce377" table:formula="of:=SUM([.J19:.J26])" office:value-type="percentage" office:value="0" calcext:value-type="percentage">
            <text:p>0%</text:p>
          </table:table-cell>
          <table:table-cell table:style-name="ce373" table:formula="of:=SUM([.K19:.K26])" office:value-type="float" office:value="0" calcext:value-type="float">
            <text:p>$0.00</text:p>
          </table:table-cell>
          <table:table-cell table:style-name="ce388" table:formula="of:=SUM([.L19:.L26])" office:value-type="float" office:value="0" calcext:value-type="float">
            <text:p>0</text:p>
          </table:table-cell>
          <table:table-cell table:style-name="ce388" table:formula="of:=SUM([.M19:.M26])" office:value-type="float" office:value="0" calcext:value-type="float">
            <text:p>0</text:p>
          </table:table-cell>
          <table:table-cell table:style-name="ce388" table:formula="of:=SUM([.N19:.N26])" office:value-type="float" office:value="0" calcext:value-type="float">
            <text:p>0</text:p>
          </table:table-cell>
          <table:table-cell table:style-name="ce388" table:formula="of:=SUM([.O19:.O26])" office:value-type="float" office:value="0" calcext:value-type="float">
            <text:p>0</text:p>
          </table:table-cell>
          <table:table-cell table:style-name="ce388" table:formula="of:=SUM([.P19:.P26])" office:value-type="float" office:value="0" calcext:value-type="float">
            <text:p>0</text:p>
          </table:table-cell>
          <table:table-cell table:style-name="ce388" table:formula="of:=SUM([.Q19:.Q26])" office:value-type="float" office:value="0" calcext:value-type="float">
            <text:p>0</text:p>
          </table:table-cell>
          <table:table-cell table:style-name="ce388" table:formula="of:=SUM([.R19:.R26])" office:value-type="float" office:value="0" calcext:value-type="float">
            <text:p>0</text:p>
          </table:table-cell>
          <table:table-cell table:style-name="ce388" table:formula="of:=SUM([.S19:.S26])" office:value-type="float" office:value="0" calcext:value-type="float">
            <text:p>0</text:p>
          </table:table-cell>
          <table:table-cell table:style-name="ce388" table:formula="of:=SUM([.T19:.T26])" office:value-type="float" office:value="0" calcext:value-type="float">
            <text:p>0</text:p>
          </table:table-cell>
          <table:table-cell table:style-name="ce388" table:formula="of:=SUM([.U19:.U26])" office:value-type="float" office:value="0" calcext:value-type="float">
            <text:p>0</text:p>
          </table:table-cell>
          <table:table-cell table:style-name="ce388" table:formula="of:=SUM([.V19:.V26])" office:value-type="float" office:value="0" calcext:value-type="float">
            <text:p>0</text:p>
          </table:table-cell>
          <table:table-cell table:style-name="ce388" table:formula="of:=SUM([.W19:.W26])" office:value-type="float" office:value="0" calcext:value-type="float">
            <text:p>0</text:p>
          </table:table-cell>
          <table:table-cell table:style-name="ce388" table:formula="of:=SUM([.X19:.X26])" office:value-type="float" office:value="3" calcext:value-type="float">
            <text:p>3</text:p>
          </table:table-cell>
          <table:table-cell table:style-name="ce388" table:formula="of:=SUM([.Y19:.Y26])" office:value-type="float" office:value="2" calcext:value-type="float">
            <text:p>2</text:p>
          </table:table-cell>
          <table:table-cell table:style-name="ce388" table:formula="of:=SUM([.Z19:.Z26])" office:value-type="float" office:value="3" calcext:value-type="float">
            <text:p>3</text:p>
          </table:table-cell>
          <table:table-cell table:style-name="ce388" table:formula="of:=SUM([.AA19:.AA26])" office:value-type="float" office:value="0" calcext:value-type="float">
            <text:p>0</text:p>
          </table:table-cell>
          <table:table-cell table:style-name="ce388" table:formula="of:=SUM([.AB19:.AB26])" office:value-type="float" office:value="0" calcext:value-type="float">
            <text:p>0</text:p>
          </table:table-cell>
          <table:table-cell table:style-name="ce388" table:formula="of:=SUM([.AC19:.AC26])" office:value-type="float" office:value="0" calcext:value-type="float">
            <text:p>0</text:p>
          </table:table-cell>
          <table:table-cell table:style-name="ce388" table:formula="of:=SUM([.AD19:.AD26])" office:value-type="float" office:value="0" calcext:value-type="float">
            <text:p>0</text:p>
          </table:table-cell>
          <table:table-cell table:style-name="ce388" table:formula="of:=SUM([.AE19:.AE26])" office:value-type="float" office:value="0" calcext:value-type="float">
            <text:p>0</text:p>
          </table:table-cell>
          <table:table-cell table:style-name="ce388" table:formula="of:=SUM([.AF19:.AF26])" office:value-type="float" office:value="0" calcext:value-type="float">
            <text:p>0</text:p>
          </table:table-cell>
          <table:table-cell table:style-name="ce388" table:formula="of:=SUM([.AG19:.AG26])" office:value-type="float" office:value="0" calcext:value-type="float">
            <text:p>0</text:p>
          </table:table-cell>
          <table:table-cell table:style-name="ce388" table:formula="of:=SUM([.AH19:.AH26])" office:value-type="float" office:value="0" calcext:value-type="float">
            <text:p>0</text:p>
          </table:table-cell>
          <table:table-cell table:style-name="ce388" table:formula="of:=SUM([.AI19:.AI26])" office:value-type="float" office:value="0" calcext:value-type="float">
            <text:p>0</text:p>
          </table:table-cell>
          <table:table-cell table:style-name="ce388" table:formula="of:=SUM([.AJ19:.AJ26])" office:value-type="float" office:value="0" calcext:value-type="float">
            <text:p>0</text:p>
          </table:table-cell>
          <table:table-cell table:style-name="ce388" table:formula="of:=SUM([.AK19:.AK26])" office:value-type="float" office:value="0" calcext:value-type="float">
            <text:p>0</text:p>
          </table:table-cell>
          <table:table-cell table:style-name="ce479" table:formula="of:=SUM([.AL19:.AL26])" office:value-type="float" office:value="0" calcext:value-type="float">
            <text:p>0</text:p>
          </table:table-cell>
          <table:table-cell table:style-name="ce388" table:formula="of:=SUM([.AM19:.AM26])" office:value-type="float" office:value="0" calcext:value-type="float">
            <text:p>0</text:p>
          </table:table-cell>
          <table:table-cell table:style-name="ce388" table:formula="of:=SUM([.AN19:.AN26])" office:value-type="float" office:value="0" calcext:value-type="float">
            <text:p>0</text:p>
          </table:table-cell>
          <table:table-cell table:style-name="ce388" table:formula="of:=SUM([.AO19:.AO26])" office:value-type="float" office:value="0" calcext:value-type="float">
            <text:p>0</text:p>
          </table:table-cell>
          <table:table-cell table:style-name="ce388" table:formula="of:=SUM([.AP19:.AP26])" office:value-type="float" office:value="0" calcext:value-type="float">
            <text:p>0</text:p>
          </table:table-cell>
          <table:table-cell table:style-name="ce388" table:formula="of:=SUM([.AQ19:.AQ26])" office:value-type="float" office:value="0" calcext:value-type="float">
            <text:p>0</text:p>
          </table:table-cell>
          <table:table-cell table:style-name="ce388" table:formula="of:=SUM([.AR19:.AR26])" office:value-type="float" office:value="0" calcext:value-type="float">
            <text:p>0</text:p>
          </table:table-cell>
          <table:table-cell table:style-name="ce388" table:formula="of:=SUM([.AS19:.AS26])" office:value-type="float" office:value="0" calcext:value-type="float">
            <text:p>0</text:p>
          </table:table-cell>
          <table:table-cell table:style-name="ce388" table:formula="of:=SUM([.AT19:.AT26])" office:value-type="float" office:value="0" calcext:value-type="float">
            <text:p>0</text:p>
          </table:table-cell>
          <table:table-cell table:style-name="ce388" table:formula="of:=SUM([.AU19:.AU26])" office:value-type="float" office:value="0" calcext:value-type="float">
            <text:p>0</text:p>
          </table:table-cell>
          <table:table-cell table:style-name="ce388" table:formula="of:=SUM([.AV19:.AV26])" office:value-type="float" office:value="0" calcext:value-type="float">
            <text:p>0</text:p>
          </table:table-cell>
          <table:table-cell table:style-name="ce388" table:formula="of:=SUM([.AW19:.AW26])" office:value-type="float" office:value="0" calcext:value-type="float">
            <text:p>0</text:p>
          </table:table-cell>
          <table:table-cell table:style-name="ce388" table:formula="of:=SUM([.AX19:.AX26])" office:value-type="float" office:value="0" calcext:value-type="float">
            <text:p>0</text:p>
          </table:table-cell>
          <table:table-cell table:style-name="ce388" table:formula="of:=SUM([.AY19:.AY26])" office:value-type="float" office:value="0" calcext:value-type="float">
            <text:p>0</text:p>
          </table:table-cell>
          <table:table-cell table:style-name="ce388" table:formula="of:=SUM([.AZ19:.AZ26])" office:value-type="float" office:value="0" calcext:value-type="float">
            <text:p>0</text:p>
          </table:table-cell>
          <table:table-cell table:style-name="ce388" table:formula="of:=SUM([.BA19:.BA26])" office:value-type="float" office:value="0" calcext:value-type="float">
            <text:p>0</text:p>
          </table:table-cell>
          <table:table-cell table:style-name="ce388" table:formula="of:=SUM([.BB19:.BB26])" office:value-type="float" office:value="0" calcext:value-type="float">
            <text:p>0</text:p>
          </table:table-cell>
          <table:table-cell table:style-name="ce388" table:formula="of:=SUM([.BC19:.BC26])" office:value-type="float" office:value="0" calcext:value-type="float">
            <text:p>0</text:p>
          </table:table-cell>
          <table:table-cell table:style-name="ce388" table:formula="of:=SUM([.BD19:.BD26])" office:value-type="float" office:value="0" calcext:value-type="float">
            <text:p>0</text:p>
          </table:table-cell>
          <table:table-cell table:style-name="ce388" table:formula="of:=SUM([.BE19:.BE26])" office:value-type="float" office:value="0" calcext:value-type="float">
            <text:p>0</text:p>
          </table:table-cell>
          <table:table-cell table:style-name="ce388" table:formula="of:=SUM([.BF19:.BF26])" office:value-type="float" office:value="0" calcext:value-type="float">
            <text:p>0</text:p>
          </table:table-cell>
          <table:table-cell table:style-name="ce388" table:formula="of:=SUM([.BG19:.BG26])" office:value-type="float" office:value="0" calcext:value-type="float">
            <text:p>0</text:p>
          </table:table-cell>
          <table:table-cell table:style-name="ce388" table:formula="of:=SUM([.BH19:.BH26])" office:value-type="float" office:value="0" calcext:value-type="float">
            <text:p>0</text:p>
          </table:table-cell>
          <table:table-cell table:style-name="ce388" table:formula="of:=SUM([.BI19:.BI26])" office:value-type="float" office:value="0" calcext:value-type="float">
            <text:p>0</text:p>
          </table:table-cell>
          <table:table-cell table:style-name="ce388" table:formula="of:=SUM([.BJ19:.BJ26])" office:value-type="float" office:value="0" calcext:value-type="float">
            <text:p>0</text:p>
          </table:table-cell>
          <table:table-cell table:style-name="ce388" table:formula="of:=SUM([.BK19:.BK26])" office:value-type="float" office:value="0" calcext:value-type="float">
            <text:p>0</text:p>
          </table:table-cell>
          <table:table-cell table:style-name="ce388" table:formula="of:=SUM([.BL19:.BL26])" office:value-type="float" office:value="0" calcext:value-type="float">
            <text:p>0</text:p>
          </table:table-cell>
          <table:table-cell table:style-name="ce388" table:formula="of:=SUM([.BM19:.BM26])" office:value-type="float" office:value="0" calcext:value-type="float">
            <text:p>0</text:p>
          </table:table-cell>
          <table:table-cell table:style-name="ce388" table:formula="of:=SUM([.BN19:.BN26])" office:value-type="float" office:value="0" calcext:value-type="float">
            <text:p>0</text:p>
          </table:table-cell>
          <table:table-cell table:style-name="ce388" table:formula="of:=SUM([.BO19:.BO26])" office:value-type="float" office:value="0" calcext:value-type="float">
            <text:p>0</text:p>
          </table:table-cell>
          <table:table-cell table:style-name="ce388" table:formula="of:=SUM([.BP19:.BP26])" office:value-type="float" office:value="0" calcext:value-type="float">
            <text:p>0</text:p>
          </table:table-cell>
          <table:table-cell table:style-name="ce388" table:formula="of:=SUM([.BQ19:.BQ26])" office:value-type="float" office:value="0" calcext:value-type="float">
            <text:p>0</text:p>
          </table:table-cell>
          <table:table-cell table:style-name="ce388" table:formula="of:=SUM([.BR19:.BR26])" office:value-type="float" office:value="0" calcext:value-type="float">
            <text:p>0</text:p>
          </table:table-cell>
          <table:table-cell table:style-name="ce388" table:formula="of:=SUM([.BS19:.BS26])" office:value-type="float" office:value="0" calcext:value-type="float">
            <text:p>0</text:p>
          </table:table-cell>
          <table:table-cell table:style-name="ce388" table:formula="of:=SUM([.BT19:.BT26])" office:value-type="float" office:value="0" calcext:value-type="float">
            <text:p>0</text:p>
          </table:table-cell>
          <table:table-cell table:style-name="ce479" table:formula="of:=SUM([.BU19:.BU26])" office:value-type="float" office:value="0" calcext:value-type="float">
            <text:p>0</text:p>
          </table:table-cell>
          <table:table-cell table:style-name="ce388" table:formula="of:=SUM([.BV19:.BV26])" office:value-type="float" office:value="0" calcext:value-type="float">
            <text:p>0</text:p>
          </table:table-cell>
          <table:table-cell table:style-name="ce388" table:formula="of:=SUM([.BW19:.BW26])" office:value-type="float" office:value="0" calcext:value-type="float">
            <text:p>0</text:p>
          </table:table-cell>
          <table:table-cell table:style-name="ce388" table:formula="of:=SUM([.BX19:.BX26])" office:value-type="float" office:value="0" calcext:value-type="float">
            <text:p>0</text:p>
          </table:table-cell>
          <table:table-cell table:style-name="ce388" table:formula="of:=SUM([.BY19:.BY26])" office:value-type="float" office:value="0" calcext:value-type="float">
            <text:p>0</text:p>
          </table:table-cell>
          <table:table-cell table:style-name="ce388" table:formula="of:=SUM([.BZ19:.BZ26])" office:value-type="float" office:value="0" calcext:value-type="float">
            <text:p>0</text:p>
          </table:table-cell>
          <table:table-cell table:style-name="ce388" table:formula="of:=SUM([.CA19:.CA26])" office:value-type="float" office:value="0" calcext:value-type="float">
            <text:p>0</text:p>
          </table:table-cell>
          <table:table-cell table:style-name="ce388" table:formula="of:=SUM([.CB19:.CB26])" office:value-type="float" office:value="0" calcext:value-type="float">
            <text:p>0</text:p>
          </table:table-cell>
          <table:table-cell table:style-name="ce388" table:formula="of:=SUM([.CC19:.CC26])" office:value-type="float" office:value="0" calcext:value-type="float">
            <text:p>0</text:p>
          </table:table-cell>
          <table:table-cell table:style-name="ce388" table:formula="of:=SUM([.CD19:.CD26])" office:value-type="float" office:value="0" calcext:value-type="float">
            <text:p>0</text:p>
          </table:table-cell>
          <table:table-cell table:style-name="ce388" table:formula="of:=SUM([.CE19:.CE26])" office:value-type="float" office:value="0" calcext:value-type="float">
            <text:p>0</text:p>
          </table:table-cell>
          <table:table-cell table:style-name="ce388" table:formula="of:=SUM([.CF19:.CF26])" office:value-type="float" office:value="0" calcext:value-type="float">
            <text:p>0</text:p>
          </table:table-cell>
          <table:table-cell table:style-name="ce388" table:formula="of:=SUM([.CG19:.CG26])" office:value-type="float" office:value="0" calcext:value-type="float">
            <text:p>0</text:p>
          </table:table-cell>
          <table:table-cell table:style-name="ce388" table:formula="of:=SUM([.CH19:.CH26])" office:value-type="float" office:value="0" calcext:value-type="float">
            <text:p>0</text:p>
          </table:table-cell>
          <table:table-cell table:style-name="ce388" table:formula="of:=SUM([.CI19:.CI26])" office:value-type="float" office:value="0" calcext:value-type="float">
            <text:p>0</text:p>
          </table:table-cell>
          <table:table-cell table:style-name="ce388" table:formula="of:=SUM([.CJ19:.CJ26])" office:value-type="float" office:value="0" calcext:value-type="float">
            <text:p>0</text:p>
          </table:table-cell>
          <table:table-cell table:style-name="ce388" table:formula="of:=SUM([.CK19:.CK26])" office:value-type="float" office:value="0" calcext:value-type="float">
            <text:p>0</text:p>
          </table:table-cell>
          <table:table-cell table:style-name="ce388" table:formula="of:=SUM([.CL19:.CL26])" office:value-type="float" office:value="0" calcext:value-type="float">
            <text:p>0</text:p>
          </table:table-cell>
          <table:table-cell table:style-name="ce388" table:formula="of:=SUM([.CM19:.CM26])" office:value-type="float" office:value="0" calcext:value-type="float">
            <text:p>0</text:p>
          </table:table-cell>
          <table:table-cell table:style-name="ce388" table:formula="of:=SUM([.CN19:.CN26])" office:value-type="float" office:value="0" calcext:value-type="float">
            <text:p>0</text:p>
          </table:table-cell>
          <table:table-cell table:style-name="ce388" table:formula="of:=SUM([.CO19:.CO26])" office:value-type="float" office:value="0" calcext:value-type="float">
            <text:p>0</text:p>
          </table:table-cell>
          <table:table-cell table:number-columns-repeated="931"/>
        </table:table-row>
        <table:table-row table:style-name="ro3">
          <table:table-cell table:style-name="ce301" office:value-type="float" office:value="4" calcext:value-type="float">
            <text:p>4</text:p>
          </table:table-cell>
          <table:table-cell table:style-name="ce17" office:value-type="string" calcext:value-type="string">
            <text:p>Prototyyppi</text:p>
          </table:table-cell>
          <table:table-cell table:style-name="ce321"/>
          <table:table-cell table:style-name="ce330" office:value-type="string" calcext:value-type="string">
            <text:p>ALKAMISPÄIVÄ</text:p>
          </table:table-cell>
          <table:table-cell table:style-name="ce333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382"/>
          <table:table-cell table:style-name="ce394"/>
          <table:table-cell table:style-name="ce408" table:number-columns-repeated="2"/>
          <table:table-cell table:style-name="ce420" table:number-columns-repeated="23"/>
          <table:table-cell table:style-name="ce467"/>
          <table:table-cell table:style-name="ce487"/>
          <table:table-cell table:style-name="ce420" table:number-columns-repeated="34"/>
          <table:table-cell table:style-name="ce487"/>
          <table:table-cell table:style-name="ce420" table:number-columns-repeated="20"/>
          <table:table-cell table:number-columns-repeated="931"/>
        </table:table-row>
        <table:table-row table:style-name="ro1">
          <table:table-cell table:style-name="ce305" office:value-type="float" office:value="4.1" calcext:value-type="float">
            <text:p>4.1</text:p>
          </table:table-cell>
          <table:table-cell table:style-name="ce318" office:value-type="string" calcext:value-type="string">
            <text:p>Ulkoasu</text:p>
          </table:table-cell>
          <table:table-cell table:style-name="ce326" office:value-type="string" calcext:value-type="string">
            <text:p>Pete S</text:p>
          </table:table-cell>
          <table:table-cell table:style-name="ce331" office:value-type="date" office:date-value="2019-02-04" calcext:value-type="date">
            <text:p>04/02/19</text:p>
          </table:table-cell>
          <table:table-cell table:style-name="ce331" office:value-type="date" office:date-value="2019-03-04" calcext:value-type="date">
            <text:p>04/03/19</text:p>
          </table:table-cell>
          <table:table-cell table:style-name="ce338" table:formula="of:=DAYS360([.D29];[.E29])" office:value-type="float" office:value="30" calcext:value-type="float">
            <text:p>30</text:p>
          </table:table-cell>
          <table:table-cell table:style-name="ce345" table:formula="of:=SUM([.G30:.G31])" office:value-type="float" office:value="42" calcext:value-type="float">
            <text:p>42.0</text:p>
          </table:table-cell>
          <table:table-cell table:style-name="ce351" table:formula="of:=SUM([.H30:.H31])" office:value-type="float" office:value="3.5" calcext:value-type="float">
            <text:p>3.5</text:p>
          </table:table-cell>
          <table:table-cell table:style-name="ce362" table:content-validation-name="val3" table:formula="of:=([.H29]/[.G29])" office:value-type="percentage" office:value="0.0833333333333333" calcext:value-type="percentage">
            <text:p>8%</text:p>
          </table:table-cell>
          <table:table-cell table:style-name="ce383" office:value-type="string" calcext:value-type="string" table:number-columns-spanned="84" table:number-rows-spanned="1">
            <text:p>VARAUS</text:p>
          </table:table-cell>
          <table:covered-table-cell table:number-columns-repeated="82" table:style-name="ce190"/>
          <table:covered-table-cell table:style-name="ce540"/>
          <table:table-cell table:number-columns-repeated="931"/>
        </table:table-row>
        <table:table-row table:style-name="ro1">
          <table:table-cell table:style-name="ce306" office:value-type="string" calcext:value-type="string">
            <text:p>4.1.1</text:p>
          </table:table-cell>
          <table:table-cell table:style-name="ce319" office:value-type="string" calcext:value-type="string">
            <text:p>- HTML</text:p>
          </table:table-cell>
          <table:table-cell table:style-name="ce322"/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30];[.E30])" office:value-type="float" office:value="30" calcext:value-type="float">
            <text:p>30</text:p>
          </table:table-cell>
          <table:table-cell table:style-name="ce346" office:value-type="float" office:value="24" calcext:value-type="float">
            <text:p>24.0</text:p>
          </table:table-cell>
          <table:table-cell table:style-name="ce352" table:formula="of:=SUM([.J30:.BT30])" office:value-type="float" office:value="3" calcext:value-type="float">
            <text:p>3.0</text:p>
          </table:table-cell>
          <table:table-cell table:style-name="ce362" table:content-validation-name="val3" table:formula="of:=([.H30]/[.G30])" office:value-type="percentage" office:value="0.125" calcext:value-type="percentage">
            <text:p>13%</text:p>
          </table:table-cell>
          <table:table-cell table:style-name="ce375"/>
          <table:table-cell table:style-name="ce395"/>
          <table:table-cell table:style-name="ce409" table:number-columns-repeated="5"/>
          <table:table-cell table:style-name="ce425" table:number-columns-repeated="3"/>
          <table:table-cell table:style-name="ce432"/>
          <table:table-cell table:style-name="ce425" table:number-columns-repeated="3"/>
          <table:table-cell table:style-name="ce409" table:number-columns-repeated="3"/>
          <table:table-cell table:style-name="ce452" office:value-type="float" office:value="3" calcext:value-type="float">
            <text:p>3</text:p>
          </table:table-cell>
          <table:table-cell table:style-name="ce452" table:number-columns-repeated="6"/>
          <table:table-cell table:style-name="ce460"/>
          <table:table-cell table:style-name="ce444" table:number-columns-repeated="23"/>
          <table:table-cell table:style-name="ce451"/>
          <table:table-cell table:style-name="ce506" table:number-columns-repeated="7"/>
          <table:table-cell table:style-name="ce444" table:number-columns-repeated="6"/>
          <table:table-cell table:style-name="ce451"/>
          <table:table-cell table:style-name="ce444" table:number-columns-repeated="6"/>
          <table:table-cell table:style-name="ce451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4">
          <table:table-cell table:style-name="ce306" office:value-type="string" calcext:value-type="string">
            <text:p>4.1.2</text:p>
          </table:table-cell>
          <table:table-cell table:style-name="ce319" office:value-type="string" calcext:value-type="string">
            <text:p>- JQuery, Skriptaus, jne.</text:p>
          </table:table-cell>
          <table:table-cell table:style-name="ce322"/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31];[.E31])" office:value-type="float" office:value="30" calcext:value-type="float">
            <text:p>30</text:p>
          </table:table-cell>
          <table:table-cell table:style-name="ce346" office:value-type="float" office:value="18" calcext:value-type="float">
            <text:p>18.0</text:p>
          </table:table-cell>
          <table:table-cell table:style-name="ce353" table:formula="of:=SUM([.J31:.BT31])" office:value-type="float" office:value="0.5" calcext:value-type="float">
            <text:p>0.5</text:p>
          </table:table-cell>
          <table:table-cell table:style-name="ce362" table:content-validation-name="val3" table:formula="of:=([.H31]/[.G31])" office:value-type="percentage" office:value="0.0277777777777778" calcext:value-type="percentage">
            <text:p>3%</text:p>
          </table:table-cell>
          <table:table-cell table:style-name="ce375"/>
          <table:table-cell table:style-name="ce395"/>
          <table:table-cell table:style-name="ce409" table:number-columns-repeated="5"/>
          <table:table-cell table:style-name="ce425" table:number-columns-repeated="3"/>
          <table:table-cell table:style-name="ce432"/>
          <table:table-cell table:style-name="ce425" table:number-columns-repeated="3"/>
          <table:table-cell table:style-name="ce409" table:number-columns-repeated="3"/>
          <table:table-cell table:style-name="ce452" office:value-type="float" office:value="0.5" calcext:value-type="float">
            <text:p>0.5</text:p>
          </table:table-cell>
          <table:table-cell table:style-name="ce409" table:number-columns-repeated="3"/>
          <table:table-cell table:style-name="ce432" table:number-columns-repeated="3"/>
          <table:table-cell table:style-name="ce459"/>
          <table:table-cell table:style-name="ce444" table:number-columns-repeated="23"/>
          <table:table-cell table:style-name="ce451"/>
          <table:table-cell table:style-name="ce506" table:number-columns-repeated="7"/>
          <table:table-cell table:style-name="ce444" table:number-columns-repeated="6"/>
          <table:table-cell table:style-name="ce451"/>
          <table:table-cell table:style-name="ce444" table:number-columns-repeated="6"/>
          <table:table-cell table:style-name="ce451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5" office:value-type="float" office:value="4.2" calcext:value-type="float">
            <text:p>4.2</text:p>
          </table:table-cell>
          <table:table-cell table:style-name="ce318" office:value-type="string" calcext:value-type="string">
            <text:p>PHP</text:p>
          </table:table-cell>
          <table:table-cell table:style-name="ce326" office:value-type="string" calcext:value-type="string">
            <text:p>Leon W</text:p>
          </table:table-cell>
          <table:table-cell table:style-name="ce331" office:value-type="date" office:date-value="2019-02-04" calcext:value-type="date">
            <text:p>04/02/19</text:p>
          </table:table-cell>
          <table:table-cell table:style-name="ce331" office:value-type="date" office:date-value="2019-03-04" calcext:value-type="date">
            <text:p>04/03/19</text:p>
          </table:table-cell>
          <table:table-cell table:style-name="ce338" table:formula="of:=DAYS360([.D32];[.E32])" office:value-type="float" office:value="30" calcext:value-type="float">
            <text:p>30</text:p>
          </table:table-cell>
          <table:table-cell table:style-name="ce345" table:formula="of:=SUM([.G33:.G37])" office:value-type="float" office:value="78" calcext:value-type="float">
            <text:p>78.0</text:p>
          </table:table-cell>
          <table:table-cell table:style-name="ce351" table:formula="of:=SUM([.H33:.H37])" office:value-type="float" office:value="0" calcext:value-type="float">
            <text:p>0.0</text:p>
          </table:table-cell>
          <table:table-cell table:style-name="ce362" table:content-validation-name="val3" table:formula="of:=([.H32]/[.G32])" office:value-type="percentage" office:value="0" calcext:value-type="percentage">
            <text:p>0%</text:p>
          </table:table-cell>
          <table:table-cell table:style-name="ce383" office:value-type="string" calcext:value-type="string" table:number-columns-spanned="84" table:number-rows-spanned="1">
            <text:p>VARAUS</text:p>
          </table:table-cell>
          <table:covered-table-cell table:number-columns-repeated="82" table:style-name="ce190"/>
          <table:covered-table-cell table:style-name="ce540"/>
          <table:table-cell table:number-columns-repeated="931"/>
        </table:table-row>
        <table:table-row table:style-name="ro1">
          <table:table-cell table:style-name="ce306" office:value-type="string" calcext:value-type="string">
            <text:p>4.2.1</text:p>
          </table:table-cell>
          <table:table-cell table:style-name="ce319" office:value-type="string" calcext:value-type="string">
            <text:p>- käyttäjät</text:p>
          </table:table-cell>
          <table:table-cell table:style-name="ce322"/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33];[.E33])" office:value-type="float" office:value="30" calcext:value-type="float">
            <text:p>30</text:p>
          </table:table-cell>
          <table:table-cell table:style-name="ce346" office:value-type="float" office:value="12" calcext:value-type="float">
            <text:p>12.0</text:p>
          </table:table-cell>
          <table:table-cell table:style-name="ce354" table:formula="of:=SUM([.J33:.CO33])" office:value-type="float" office:value="0" calcext:value-type="float">
            <text:p>0.0</text:p>
          </table:table-cell>
          <table:table-cell table:style-name="ce362" table:content-validation-name="val3" table:formula="of:=([.H33]/[.G33])" office:value-type="percentage" office:value="0" calcext:value-type="percentage">
            <text:p>0%</text:p>
          </table:table-cell>
          <table:table-cell table:style-name="ce384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5"/>
          <table:table-cell table:style-name="ce429" table:number-columns-repeated="3"/>
          <table:table-cell table:style-name="ce415" table:number-columns-repeated="7"/>
          <table:table-cell table:style-name="ce435" table:number-columns-repeated="6"/>
          <table:table-cell table:style-name="ce458"/>
          <table:table-cell table:style-name="ce488" table:number-columns-repeated="3"/>
          <table:table-cell table:style-name="ce462" table:number-columns-repeated="3"/>
          <table:table-cell table:style-name="ce461"/>
          <table:table-cell table:style-name="ce462" table:number-columns-repeated="14"/>
          <table:table-cell table:style-name="ce506" table:number-columns-repeated="7"/>
          <table:table-cell table:style-name="ce409" table:number-columns-repeated="6"/>
          <table:table-cell table:style-name="ce522"/>
          <table:table-cell table:style-name="ce425" table:number-columns-repeated="3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6" office:value-type="string" calcext:value-type="string">
            <text:p>4.2.2</text:p>
          </table:table-cell>
          <table:table-cell table:style-name="ce319" office:value-type="string" calcext:value-type="string">
            <text:p>- päiväkirja</text:p>
          </table:table-cell>
          <table:table-cell table:style-name="ce322"/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34];[.E34])" office:value-type="float" office:value="30" calcext:value-type="float">
            <text:p>30</text:p>
          </table:table-cell>
          <table:table-cell table:style-name="ce346" office:value-type="float" office:value="18" calcext:value-type="float">
            <text:p>18.0</text:p>
          </table:table-cell>
          <table:table-cell table:style-name="ce350" table:formula="of:=SUM([.J34:.CO34])" office:value-type="float" office:value="0" calcext:value-type="float">
            <text:p>0.0</text:p>
          </table:table-cell>
          <table:table-cell table:style-name="ce362" table:content-validation-name="val3" table:formula="of:=([.H34]/[.G34])" office:value-type="percentage" office:value="0" calcext:value-type="percentage">
            <text:p>0%</text:p>
          </table:table-cell>
          <table:table-cell table:style-name="ce385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5"/>
          <table:table-cell table:style-name="ce429" table:number-columns-repeated="3"/>
          <table:table-cell table:style-name="ce415" table:number-columns-repeated="7"/>
          <table:table-cell table:style-name="ce435" table:number-columns-repeated="6"/>
          <table:table-cell table:style-name="ce458"/>
          <table:table-cell table:style-name="ce415" table:number-columns-repeated="2"/>
          <table:table-cell table:style-name="ce450"/>
          <table:table-cell table:style-name="ce488" table:number-columns-repeated="3"/>
          <table:table-cell table:style-name="ce462" table:number-columns-repeated="14"/>
          <table:table-cell table:style-name="ce461"/>
          <table:table-cell table:style-name="ce506" table:number-columns-repeated="7"/>
          <table:table-cell table:style-name="ce511"/>
          <table:table-cell table:style-name="ce514" table:number-columns-repeated="3"/>
          <table:table-cell table:style-name="ce409" table:number-columns-repeated="2"/>
          <table:table-cell table:style-name="ce522"/>
          <table:table-cell table:style-name="ce425" table:number-columns-repeated="3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6" office:value-type="string" calcext:value-type="string">
            <text:p>4.2.3</text:p>
          </table:table-cell>
          <table:table-cell table:style-name="ce320" office:value-type="string" calcext:value-type="string">
            <text:p>- päiväkirja muut ominaisuudet mm. ateria, liikunta, pelisessiot</text:p>
          </table:table-cell>
          <table:table-cell table:style-name="ce322"/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35];[.E35])" office:value-type="float" office:value="30" calcext:value-type="float">
            <text:p>30</text:p>
          </table:table-cell>
          <table:table-cell table:style-name="ce346" office:value-type="float" office:value="24" calcext:value-type="float">
            <text:p>24.0</text:p>
          </table:table-cell>
          <table:table-cell table:style-name="ce350" table:formula="of:=SUM([.J35:.CO35])" office:value-type="float" office:value="0" calcext:value-type="float">
            <text:p>0.0</text:p>
          </table:table-cell>
          <table:table-cell table:style-name="ce362" table:content-validation-name="val3" table:formula="of:=([.H35]/[.G35])" office:value-type="percentage" office:value="0" calcext:value-type="percentage">
            <text:p>0%</text:p>
          </table:table-cell>
          <table:table-cell table:style-name="ce385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5"/>
          <table:table-cell table:style-name="ce429" table:number-columns-repeated="3"/>
          <table:table-cell table:style-name="ce415" table:number-columns-repeated="7"/>
          <table:table-cell table:style-name="ce435" table:number-columns-repeated="6"/>
          <table:table-cell table:style-name="ce458"/>
          <table:table-cell table:style-name="ce415" table:number-columns-repeated="5"/>
          <table:table-cell table:style-name="ce450"/>
          <table:table-cell table:style-name="ce462" table:number-columns-repeated="14"/>
          <table:table-cell table:style-name="ce461"/>
          <table:table-cell table:style-name="ce506" table:number-columns-repeated="7"/>
          <table:table-cell table:style-name="ce512"/>
          <table:table-cell table:style-name="ce515" table:number-columns-repeated="3"/>
          <table:table-cell table:style-name="ce409" table:number-columns-repeated="2"/>
          <table:table-cell table:style-name="ce522"/>
          <table:table-cell table:style-name="ce425" table:number-columns-repeated="3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6" office:value-type="string" calcext:value-type="string">
            <text:p>4.2.4</text:p>
          </table:table-cell>
          <table:table-cell table:style-name="ce319" office:value-type="string" calcext:value-type="string">
            <text:p>- raportit</text:p>
          </table:table-cell>
          <table:table-cell table:style-name="ce322"/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36];[.E36])" office:value-type="float" office:value="30" calcext:value-type="float">
            <text:p>30</text:p>
          </table:table-cell>
          <table:table-cell table:style-name="ce346" office:value-type="float" office:value="12" calcext:value-type="float">
            <text:p>12.0</text:p>
          </table:table-cell>
          <table:table-cell table:style-name="ce350" table:formula="of:=SUM([.J36:.CO36])" office:value-type="float" office:value="0" calcext:value-type="float">
            <text:p>0.0</text:p>
          </table:table-cell>
          <table:table-cell table:style-name="ce362" table:content-validation-name="val3" table:formula="of:=([.H36]/[.G36])" office:value-type="percentage" office:value="0" calcext:value-type="percentage">
            <text:p>0%</text:p>
          </table:table-cell>
          <table:table-cell table:style-name="ce384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5"/>
          <table:table-cell table:style-name="ce429" table:number-columns-repeated="3"/>
          <table:table-cell table:style-name="ce415" table:number-columns-repeated="7"/>
          <table:table-cell table:style-name="ce435" table:number-columns-repeated="6"/>
          <table:table-cell table:style-name="ce458"/>
          <table:table-cell table:style-name="ce415" table:number-columns-repeated="2"/>
          <table:table-cell table:style-name="ce450"/>
          <table:table-cell table:style-name="ce488" table:number-columns-repeated="3"/>
          <table:table-cell table:style-name="ce462" table:number-columns-repeated="14"/>
          <table:table-cell table:style-name="ce461"/>
          <table:table-cell table:style-name="ce506" table:number-columns-repeated="7"/>
          <table:table-cell table:style-name="ce511"/>
          <table:table-cell table:style-name="ce514" table:number-columns-repeated="6"/>
          <table:table-cell table:style-name="ce533"/>
          <table:table-cell table:style-name="ce462"/>
          <table:table-cell table:style-name="ce425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6" office:value-type="string" calcext:value-type="string">
            <text:p>4.2.5</text:p>
          </table:table-cell>
          <table:table-cell table:style-name="ce319" office:value-type="string" calcext:value-type="string">
            <text:p>- muut</text:p>
          </table:table-cell>
          <table:table-cell table:style-name="ce322"/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37];[.E37])" office:value-type="float" office:value="30" calcext:value-type="float">
            <text:p>30</text:p>
          </table:table-cell>
          <table:table-cell table:style-name="ce346" office:value-type="float" office:value="12" calcext:value-type="float">
            <text:p>12.0</text:p>
          </table:table-cell>
          <table:table-cell table:style-name="ce350" table:formula="of:=SUM([.J37:.CO37])" office:value-type="float" office:value="0" calcext:value-type="float">
            <text:p>0.0</text:p>
          </table:table-cell>
          <table:table-cell table:style-name="ce362" table:content-validation-name="val3" table:formula="of:=([.H37]/[.G37])" office:value-type="percentage" office:value="0" calcext:value-type="percentage">
            <text:p>0%</text:p>
          </table:table-cell>
          <table:table-cell table:style-name="ce385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5"/>
          <table:table-cell table:style-name="ce429" table:number-columns-repeated="3"/>
          <table:table-cell table:style-name="ce415" table:number-columns-repeated="7"/>
          <table:table-cell table:style-name="ce435" table:number-columns-repeated="6"/>
          <table:table-cell table:style-name="ce458"/>
          <table:table-cell table:style-name="ce415" table:number-columns-repeated="5"/>
          <table:table-cell table:style-name="ce450"/>
          <table:table-cell table:style-name="ce429" table:number-columns-repeated="8"/>
          <table:table-cell table:style-name="ce415" table:number-columns-repeated="2"/>
          <table:table-cell table:style-name="ce462" table:number-columns-repeated="4"/>
          <table:table-cell table:style-name="ce461"/>
          <table:table-cell table:style-name="ce506" table:number-columns-repeated="7"/>
          <table:table-cell table:style-name="ce462" table:number-columns-repeated="5"/>
          <table:table-cell table:style-name="ce461" table:number-columns-repeated="2"/>
          <table:table-cell table:style-name="ce462" table:number-columns-repeated="5"/>
          <table:table-cell table:style-name="ce461"/>
          <table:table-cell table:style-name="ce425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5" office:value-type="float" office:value="4.3" calcext:value-type="float">
            <text:p>4.3</text:p>
          </table:table-cell>
          <table:table-cell table:style-name="ce318" office:value-type="string" calcext:value-type="string">
            <text:p>SQL</text:p>
          </table:table-cell>
          <table:table-cell table:style-name="ce326" office:value-type="string" calcext:value-type="string">
            <text:p>Kylie R</text:p>
          </table:table-cell>
          <table:table-cell table:style-name="ce331" office:value-type="date" office:date-value="2019-02-04" calcext:value-type="date">
            <text:p>04/02/19</text:p>
          </table:table-cell>
          <table:table-cell table:style-name="ce331" office:value-type="date" office:date-value="2019-03-04" calcext:value-type="date">
            <text:p>04/03/19</text:p>
          </table:table-cell>
          <table:table-cell table:style-name="ce338" table:formula="of:=DAYS360([.D38];[.E38])" office:value-type="float" office:value="30" calcext:value-type="float">
            <text:p>30</text:p>
          </table:table-cell>
          <table:table-cell table:style-name="ce345" table:formula="of:=SUM([.G39:.G40])" office:value-type="float" office:value="16" calcext:value-type="float">
            <text:p>16.0</text:p>
          </table:table-cell>
          <table:table-cell table:style-name="ce351" table:formula="of:=SUM([.H39:.H40])" office:value-type="float" office:value="0" calcext:value-type="float">
            <text:p>0.0</text:p>
          </table:table-cell>
          <table:table-cell table:style-name="ce362" table:content-validation-name="val3" table:formula="of:=([.H38]/[.G38])" office:value-type="percentage" office:value="0" calcext:value-type="percentage">
            <text:p>0%</text:p>
          </table:table-cell>
          <table:table-cell table:style-name="ce386" office:value-type="string" calcext:value-type="string" table:number-columns-spanned="84" table:number-rows-spanned="1">
            <text:p>VARAUS</text:p>
          </table:table-cell>
          <table:covered-table-cell table:number-columns-repeated="48" table:style-name="ce401"/>
          <table:covered-table-cell table:number-columns-repeated="34" table:style-name="ce190"/>
          <table:covered-table-cell table:style-name="ce540"/>
          <table:table-cell table:number-columns-repeated="931"/>
        </table:table-row>
        <table:table-row table:style-name="ro1">
          <table:table-cell table:style-name="ce306" office:value-type="string" calcext:value-type="string">
            <text:p>4.3.1</text:p>
          </table:table-cell>
          <table:table-cell table:style-name="ce319" office:value-type="string" calcext:value-type="string">
            <text:p>- taulut, ja integraatio</text:p>
          </table:table-cell>
          <table:table-cell table:style-name="ce322"/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39];[.E39])" office:value-type="float" office:value="30" calcext:value-type="float">
            <text:p>30</text:p>
          </table:table-cell>
          <table:table-cell table:style-name="ce346" office:value-type="float" office:value="8" calcext:value-type="float">
            <text:p>8.0</text:p>
          </table:table-cell>
          <table:table-cell table:style-name="ce350" table:formula="of:=SUM([.J39:.CO39])" office:value-type="float" office:value="0" calcext:value-type="float">
            <text:p>0.0</text:p>
          </table:table-cell>
          <table:table-cell table:style-name="ce362" table:content-validation-name="val3" table:formula="of:=([.H39]/[.G39])" office:value-type="percentage" office:value="0" calcext:value-type="percentage">
            <text:p>0%</text:p>
          </table:table-cell>
          <table:table-cell table:style-name="ce385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5"/>
          <table:table-cell table:style-name="ce429" table:number-columns-repeated="3"/>
          <table:table-cell table:style-name="ce415" table:number-columns-repeated="7"/>
          <table:table-cell table:style-name="ce435" table:number-columns-repeated="6"/>
          <table:table-cell table:style-name="ce458"/>
          <table:table-cell table:style-name="ce462" table:number-columns-repeated="12"/>
          <table:table-cell table:style-name="ce493"/>
          <table:table-cell table:style-name="ce495" table:number-columns-repeated="7"/>
          <table:table-cell table:style-name="ce500"/>
          <table:table-cell table:style-name="ce506" table:number-columns-repeated="7"/>
          <table:table-cell table:style-name="ce511"/>
          <table:table-cell table:style-name="ce514" table:number-columns-repeated="7"/>
          <table:table-cell table:style-name="ce533"/>
          <table:table-cell table:style-name="ce425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6" office:value-type="string" calcext:value-type="string">
            <text:p>4.3.2</text:p>
          </table:table-cell>
          <table:table-cell table:style-name="ce319" office:value-type="string" calcext:value-type="string">
            <text:p>- tietojen syöttäminen</text:p>
          </table:table-cell>
          <table:table-cell table:style-name="ce322"/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40];[.E40])" office:value-type="float" office:value="30" calcext:value-type="float">
            <text:p>30</text:p>
          </table:table-cell>
          <table:table-cell table:style-name="ce346" office:value-type="float" office:value="8" calcext:value-type="float">
            <text:p>8.0</text:p>
          </table:table-cell>
          <table:table-cell table:style-name="ce350" table:formula="of:=SUM([.J40:.CO40])" office:value-type="float" office:value="0" calcext:value-type="float">
            <text:p>0.0</text:p>
          </table:table-cell>
          <table:table-cell table:style-name="ce362" table:content-validation-name="val3" table:formula="of:=([.H40]/[.G40])" office:value-type="percentage" office:value="0" calcext:value-type="percentage">
            <text:p>0%</text:p>
          </table:table-cell>
          <table:table-cell table:style-name="ce385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5"/>
          <table:table-cell table:style-name="ce429" table:number-columns-repeated="3"/>
          <table:table-cell table:style-name="ce415" table:number-columns-repeated="7"/>
          <table:table-cell table:style-name="ce435" table:number-columns-repeated="6"/>
          <table:table-cell table:style-name="ce458"/>
          <table:table-cell table:style-name="ce488" table:number-columns-repeated="7"/>
          <table:table-cell table:style-name="ce462" table:number-columns-repeated="4"/>
          <table:table-cell table:style-name="ce488"/>
          <table:table-cell table:style-name="ce494"/>
          <table:table-cell table:style-name="ce496"/>
          <table:table-cell table:style-name="ce497" table:number-columns-repeated="6"/>
          <table:table-cell table:style-name="ce501"/>
          <table:table-cell table:style-name="ce506" table:number-columns-repeated="7"/>
          <table:table-cell table:style-name="ce513"/>
          <table:table-cell table:style-name="ce516"/>
          <table:table-cell table:style-name="ce515" table:number-columns-repeated="6"/>
          <table:table-cell table:style-name="ce535"/>
          <table:table-cell table:style-name="ce425"/>
          <table:table-cell table:style-name="ce432"/>
          <table:table-cell table:style-name="ce425" table:number-columns-repeated="3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4.4" calcext:value-type="float">
            <text:p>4.4</text:p>
          </table:table-cell>
          <table:table-cell table:style-name="ce314" office:value-type="string" calcext:value-type="string">
            <text:p>Testaus</text:p>
          </table:table-cell>
          <table:table-cell table:style-name="ce322" office:value-type="string" calcext:value-type="string">
            <text:p>Pete S</text:p>
          </table:table-cell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41];[.E41])" office:value-type="float" office:value="30" calcext:value-type="float">
            <text:p>30</text:p>
          </table:table-cell>
          <table:table-cell table:style-name="ce342" office:value-type="float" office:value="12" calcext:value-type="float">
            <text:p>12.0</text:p>
          </table:table-cell>
          <table:table-cell table:style-name="ce350" table:formula="of:=SUM([.J41:.CO41])" office:value-type="float" office:value="0" calcext:value-type="float">
            <text:p>0.0</text:p>
          </table:table-cell>
          <table:table-cell table:style-name="ce362" table:content-validation-name="val3" table:formula="of:=([.H41]/[.G41])" office:value-type="percentage" office:value="0" calcext:value-type="percentage">
            <text:p>0%</text:p>
          </table:table-cell>
          <table:table-cell table:style-name="ce385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5"/>
          <table:table-cell table:style-name="ce429" table:number-columns-repeated="3"/>
          <table:table-cell table:style-name="ce415" table:number-columns-repeated="7"/>
          <table:table-cell table:style-name="ce435" table:number-columns-repeated="6"/>
          <table:table-cell table:style-name="ce458"/>
          <table:table-cell table:style-name="ce415" table:number-columns-repeated="7"/>
          <table:table-cell table:style-name="ce429" table:number-columns-repeated="6"/>
          <table:table-cell table:style-name="ce492"/>
          <table:table-cell table:style-name="ce462" table:number-columns-repeated="6"/>
          <table:table-cell table:style-name="ce461"/>
          <table:table-cell table:style-name="ce506" table:number-columns-repeated="7"/>
          <table:table-cell table:style-name="ce462"/>
          <table:table-cell table:style-name="ce461" table:number-columns-repeated="2"/>
          <table:table-cell table:style-name="ce462" table:number-columns-repeated="11"/>
          <table:table-cell table:style-name="ce461"/>
          <table:table-cell table:style-name="ce533" table:number-columns-repeated="2"/>
          <table:table-cell table:style-name="ce409" table:number-columns-repeated="4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4.5" calcext:value-type="float">
            <text:p>4.5</text:p>
          </table:table-cell>
          <table:table-cell table:style-name="ce314" office:value-type="string" calcext:value-type="string">
            <text:p>Dokumentaatio</text:p>
          </table:table-cell>
          <table:table-cell table:style-name="ce322" office:value-type="string" calcext:value-type="string">
            <text:p>Malik M</text:p>
          </table:table-cell>
          <table:table-cell table:style-name="ce327" office:value-type="date" office:date-value="2019-02-04" calcext:value-type="date">
            <text:p>04/02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42];[.E42])" office:value-type="float" office:value="30" calcext:value-type="float">
            <text:p>30</text:p>
          </table:table-cell>
          <table:table-cell table:style-name="ce342" office:value-type="float" office:value="12" calcext:value-type="float">
            <text:p>12.0</text:p>
          </table:table-cell>
          <table:table-cell table:style-name="ce350" table:formula="of:=SUM([.J42:.CO42])" office:value-type="float" office:value="0" calcext:value-type="float">
            <text:p>0.0</text:p>
          </table:table-cell>
          <table:table-cell table:style-name="ce362" table:content-validation-name="val3" table:formula="of:=([.H42]/[.G42])" office:value-type="percentage" office:value="0" calcext:value-type="percentage">
            <text:p>0%</text:p>
          </table:table-cell>
          <table:table-cell table:style-name="ce384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5"/>
          <table:table-cell table:style-name="ce429" table:number-columns-repeated="3"/>
          <table:table-cell table:style-name="ce415" table:number-columns-repeated="7"/>
          <table:table-cell table:style-name="ce435" table:number-columns-repeated="3"/>
          <table:table-cell table:style-name="ce458"/>
          <table:table-cell table:style-name="ce462" table:number-columns-repeated="23"/>
          <table:table-cell table:style-name="ce461"/>
          <table:table-cell table:style-name="ce506" table:number-columns-repeated="7"/>
          <table:table-cell table:style-name="ce462" table:number-columns-repeated="6"/>
          <table:table-cell table:style-name="ce461"/>
          <table:table-cell table:style-name="ce462" table:number-columns-repeated="6"/>
          <table:table-cell table:style-name="ce461"/>
          <table:table-cell table:style-name="ce462" table:number-columns-repeated="6"/>
          <table:table-cell table:style-name="ce461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3" office:value-type="string" calcext:value-type="string">
            <text:p>4.5.1</text:p>
          </table:table-cell>
          <table:table-cell table:style-name="ce315" office:value-type="string" calcext:value-type="string">
            <text:p>- Tarkistukset, muutokset</text:p>
          </table:table-cell>
          <table:table-cell table:style-name="ce323"/>
          <table:table-cell table:style-name="ce328" office:value-type="date" office:date-value="2019-02-04" calcext:value-type="date">
            <text:p>04/02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43];[.E43])" office:value-type="float" office:value="30" calcext:value-type="float">
            <text:p>30</text:p>
          </table:table-cell>
          <table:table-cell table:style-name="ce343" office:value-type="float" office:value="2" calcext:value-type="float">
            <text:p>2.0</text:p>
          </table:table-cell>
          <table:table-cell table:style-name="ce350" table:formula="of:=SUM([.J43:.CO43])" office:value-type="float" office:value="0" calcext:value-type="float">
            <text:p>0.0</text:p>
          </table:table-cell>
          <table:table-cell table:style-name="ce362" table:content-validation-name="val3" table:formula="of:=([.H43]/[.G43])" office:value-type="percentage" office:value="0" calcext:value-type="percentage">
            <text:p>0%</text:p>
          </table:table-cell>
          <table:table-cell table:style-name="ce387"/>
          <table:table-cell table:style-name="ce402"/>
          <table:table-cell table:style-name="ce416" table:number-columns-repeated="5"/>
          <table:table-cell table:style-name="ce430" table:number-columns-repeated="3"/>
          <table:table-cell table:style-name="ce436"/>
          <table:table-cell table:style-name="ce430" table:number-columns-repeated="3"/>
          <table:table-cell table:style-name="ce416" table:number-columns-repeated="7"/>
          <table:table-cell table:style-name="ce436" table:number-columns-repeated="6"/>
          <table:table-cell table:style-name="ce472"/>
          <table:table-cell table:style-name="ce416" table:number-columns-repeated="7"/>
          <table:table-cell table:style-name="ce430" table:number-columns-repeated="7"/>
          <table:table-cell table:style-name="ce416" table:number-columns-repeated="7"/>
          <table:table-cell table:style-name="ce508"/>
          <table:table-cell table:style-name="ce507" table:number-columns-repeated="6"/>
          <table:table-cell table:style-name="ce410" table:number-columns-repeated="6"/>
          <table:table-cell table:style-name="ce523"/>
          <table:table-cell table:style-name="ce426" table:number-columns-repeated="3"/>
          <table:table-cell table:style-name="ce434"/>
          <table:table-cell table:style-name="ce426" table:number-columns-repeated="3"/>
          <table:table-cell table:style-name="ce410" table:number-columns-repeated="7"/>
          <table:table-cell table:style-name="ce426" table:number-columns-repeated="3"/>
          <table:table-cell table:style-name="ce434"/>
          <table:table-cell table:style-name="ce426" table:number-columns-repeated="3"/>
          <table:table-cell table:number-columns-repeated="931"/>
        </table:table-row>
        <table:table-row table:style-name="ro1">
          <table:table-cell table:style-name="ce300"/>
          <table:table-cell table:style-name="ce316" table:number-columns-repeated="2"/>
          <table:table-cell table:style-name="ce329" table:number-columns-repeated="2"/>
          <table:table-cell table:style-name="ce337" office:value-type="string" calcext:value-type="string">
            <text:p>Yhteensä</text:p>
          </table:table-cell>
          <table:table-cell table:style-name="ce344" table:formula="of:=[.G29]+[.G32]+[.G38]+[.G41]+[.G42]+[.G43]" office:value-type="float" office:value="162" calcext:value-type="float">
            <text:p>162.0</text:p>
          </table:table-cell>
          <table:table-cell table:style-name="ce344" table:formula="of:=[.H29]+[.H32]+[.H38]+[.H41]+[.H42]+[.H43]" office:value-type="float" office:value="3.5" calcext:value-type="float">
            <text:p>3.5</text:p>
          </table:table-cell>
          <table:table-cell table:style-name="ce35"/>
          <table:table-cell table:style-name="ce388" table:formula="of:=SUM([.J29:.J43])" office:value-type="float" office:value="0" calcext:value-type="float">
            <text:p>0</text:p>
          </table:table-cell>
          <table:table-cell table:style-name="ce388" table:formula="of:=SUM([.K29:.K43])" office:value-type="float" office:value="0" calcext:value-type="float">
            <text:p>0</text:p>
          </table:table-cell>
          <table:table-cell table:style-name="ce388" table:formula="of:=SUM([.L29:.L43])" office:value-type="float" office:value="0" calcext:value-type="float">
            <text:p>0</text:p>
          </table:table-cell>
          <table:table-cell table:style-name="ce388" table:formula="of:=SUM([.M29:.M43])" office:value-type="float" office:value="0" calcext:value-type="float">
            <text:p>0</text:p>
          </table:table-cell>
          <table:table-cell table:style-name="ce388" table:formula="of:=SUM([.N29:.N43])" office:value-type="float" office:value="0" calcext:value-type="float">
            <text:p>0</text:p>
          </table:table-cell>
          <table:table-cell table:style-name="ce388" table:formula="of:=SUM([.O29:.O43])" office:value-type="float" office:value="0" calcext:value-type="float">
            <text:p>0</text:p>
          </table:table-cell>
          <table:table-cell table:style-name="ce388" table:formula="of:=SUM([.P29:.P43])" office:value-type="float" office:value="0" calcext:value-type="float">
            <text:p>0</text:p>
          </table:table-cell>
          <table:table-cell table:style-name="ce388" table:formula="of:=SUM([.Q29:.Q43])" office:value-type="float" office:value="0" calcext:value-type="float">
            <text:p>0</text:p>
          </table:table-cell>
          <table:table-cell table:style-name="ce388" table:formula="of:=SUM([.R29:.R43])" office:value-type="float" office:value="0" calcext:value-type="float">
            <text:p>0</text:p>
          </table:table-cell>
          <table:table-cell table:style-name="ce388" table:formula="of:=SUM([.S29:.S43])" office:value-type="float" office:value="0" calcext:value-type="float">
            <text:p>0</text:p>
          </table:table-cell>
          <table:table-cell table:style-name="ce388" table:formula="of:=SUM([.T29:.T43])" office:value-type="float" office:value="0" calcext:value-type="float">
            <text:p>0</text:p>
          </table:table-cell>
          <table:table-cell table:style-name="ce388" table:formula="of:=SUM([.U29:.U43])" office:value-type="float" office:value="0" calcext:value-type="float">
            <text:p>0</text:p>
          </table:table-cell>
          <table:table-cell table:style-name="ce388" table:formula="of:=SUM([.V29:.V43])" office:value-type="float" office:value="0" calcext:value-type="float">
            <text:p>0</text:p>
          </table:table-cell>
          <table:table-cell table:style-name="ce388" table:formula="of:=SUM([.W29:.W43])" office:value-type="float" office:value="0" calcext:value-type="float">
            <text:p>0</text:p>
          </table:table-cell>
          <table:table-cell table:style-name="ce388" table:formula="of:=SUM([.X29:.X43])" office:value-type="float" office:value="0" calcext:value-type="float">
            <text:p>0</text:p>
          </table:table-cell>
          <table:table-cell table:style-name="ce388" table:formula="of:=SUM([.Y29:.Y43])" office:value-type="float" office:value="0" calcext:value-type="float">
            <text:p>0</text:p>
          </table:table-cell>
          <table:table-cell table:style-name="ce388" table:formula="of:=SUM([.Z29:.Z43])" office:value-type="float" office:value="0" calcext:value-type="float">
            <text:p>0</text:p>
          </table:table-cell>
          <table:table-cell table:style-name="ce388" table:formula="of:=SUM([.AA29:.AA43])" office:value-type="float" office:value="3.5" calcext:value-type="float">
            <text:p>3.5</text:p>
          </table:table-cell>
          <table:table-cell table:style-name="ce388" table:formula="of:=SUM([.AB29:.AB43])" office:value-type="float" office:value="0" calcext:value-type="float">
            <text:p>0</text:p>
          </table:table-cell>
          <table:table-cell table:style-name="ce388" table:formula="of:=SUM([.AC29:.AC43])" office:value-type="float" office:value="0" calcext:value-type="float">
            <text:p>0</text:p>
          </table:table-cell>
          <table:table-cell table:style-name="ce388" table:formula="of:=SUM([.AD29:.AD43])" office:value-type="float" office:value="0" calcext:value-type="float">
            <text:p>0</text:p>
          </table:table-cell>
          <table:table-cell table:style-name="ce388" table:formula="of:=SUM([.AE29:.AE43])" office:value-type="float" office:value="0" calcext:value-type="float">
            <text:p>0</text:p>
          </table:table-cell>
          <table:table-cell table:style-name="ce388" table:formula="of:=SUM([.AF29:.AF43])" office:value-type="float" office:value="0" calcext:value-type="float">
            <text:p>0</text:p>
          </table:table-cell>
          <table:table-cell table:style-name="ce388" table:formula="of:=SUM([.AG29:.AG43])" office:value-type="float" office:value="0" calcext:value-type="float">
            <text:p>0</text:p>
          </table:table-cell>
          <table:table-cell table:style-name="ce388" table:formula="of:=SUM([.AH29:.AH43])" office:value-type="float" office:value="0" calcext:value-type="float">
            <text:p>0</text:p>
          </table:table-cell>
          <table:table-cell table:style-name="ce388" table:formula="of:=SUM([.AI29:.AI43])" office:value-type="float" office:value="0" calcext:value-type="float">
            <text:p>0</text:p>
          </table:table-cell>
          <table:table-cell table:style-name="ce388" table:formula="of:=SUM([.AJ29:.AJ43])" office:value-type="float" office:value="0" calcext:value-type="float">
            <text:p>0</text:p>
          </table:table-cell>
          <table:table-cell table:style-name="ce388" table:formula="of:=SUM([.AK29:.AK43])" office:value-type="float" office:value="0" calcext:value-type="float">
            <text:p>0</text:p>
          </table:table-cell>
          <table:table-cell table:style-name="ce388" table:formula="of:=SUM([.AL29:.AL43])" office:value-type="float" office:value="0" calcext:value-type="float">
            <text:p>0</text:p>
          </table:table-cell>
          <table:table-cell table:style-name="ce388" table:formula="of:=SUM([.AM29:.AM43])" office:value-type="float" office:value="0" calcext:value-type="float">
            <text:p>0</text:p>
          </table:table-cell>
          <table:table-cell table:style-name="ce388" table:formula="of:=SUM([.AN29:.AN43])" office:value-type="float" office:value="0" calcext:value-type="float">
            <text:p>0</text:p>
          </table:table-cell>
          <table:table-cell table:style-name="ce388" table:formula="of:=SUM([.AO29:.AO43])" office:value-type="float" office:value="0" calcext:value-type="float">
            <text:p>0</text:p>
          </table:table-cell>
          <table:table-cell table:style-name="ce388" table:formula="of:=SUM([.AP29:.AP43])" office:value-type="float" office:value="0" calcext:value-type="float">
            <text:p>0</text:p>
          </table:table-cell>
          <table:table-cell table:style-name="ce388" table:formula="of:=SUM([.AQ29:.AQ43])" office:value-type="float" office:value="0" calcext:value-type="float">
            <text:p>0</text:p>
          </table:table-cell>
          <table:table-cell table:style-name="ce388" table:formula="of:=SUM([.AR29:.AR43])" office:value-type="float" office:value="0" calcext:value-type="float">
            <text:p>0</text:p>
          </table:table-cell>
          <table:table-cell table:style-name="ce388" table:formula="of:=SUM([.AS29:.AS43])" office:value-type="float" office:value="0" calcext:value-type="float">
            <text:p>0</text:p>
          </table:table-cell>
          <table:table-cell table:style-name="ce388" table:formula="of:=SUM([.AT29:.AT43])" office:value-type="float" office:value="0" calcext:value-type="float">
            <text:p>0</text:p>
          </table:table-cell>
          <table:table-cell table:style-name="ce388" table:formula="of:=SUM([.AU29:.AU43])" office:value-type="float" office:value="0" calcext:value-type="float">
            <text:p>0</text:p>
          </table:table-cell>
          <table:table-cell table:style-name="ce388" table:formula="of:=SUM([.AV29:.AV43])" office:value-type="float" office:value="0" calcext:value-type="float">
            <text:p>0</text:p>
          </table:table-cell>
          <table:table-cell table:style-name="ce388" table:formula="of:=SUM([.AW29:.AW43])" office:value-type="float" office:value="0" calcext:value-type="float">
            <text:p>0</text:p>
          </table:table-cell>
          <table:table-cell table:style-name="ce388" table:formula="of:=SUM([.AX29:.AX43])" office:value-type="float" office:value="0" calcext:value-type="float">
            <text:p>0</text:p>
          </table:table-cell>
          <table:table-cell table:style-name="ce388" table:formula="of:=SUM([.AY29:.AY43])" office:value-type="float" office:value="0" calcext:value-type="float">
            <text:p>0</text:p>
          </table:table-cell>
          <table:table-cell table:style-name="ce388" table:formula="of:=SUM([.AZ29:.AZ43])" office:value-type="float" office:value="0" calcext:value-type="float">
            <text:p>0</text:p>
          </table:table-cell>
          <table:table-cell table:style-name="ce388" table:formula="of:=SUM([.BA29:.BA43])" office:value-type="float" office:value="0" calcext:value-type="float">
            <text:p>0</text:p>
          </table:table-cell>
          <table:table-cell table:style-name="ce388" table:formula="of:=SUM([.BB29:.BB43])" office:value-type="float" office:value="0" calcext:value-type="float">
            <text:p>0</text:p>
          </table:table-cell>
          <table:table-cell table:style-name="ce388" table:formula="of:=SUM([.BC29:.BC43])" office:value-type="float" office:value="0" calcext:value-type="float">
            <text:p>0</text:p>
          </table:table-cell>
          <table:table-cell table:style-name="ce388" table:formula="of:=SUM([.BD29:.BD43])" office:value-type="float" office:value="0" calcext:value-type="float">
            <text:p>0</text:p>
          </table:table-cell>
          <table:table-cell table:style-name="ce388" table:formula="of:=SUM([.BE29:.BE43])" office:value-type="float" office:value="0" calcext:value-type="float">
            <text:p>0</text:p>
          </table:table-cell>
          <table:table-cell table:style-name="ce388" table:formula="of:=SUM([.BF29:.BF43])" office:value-type="float" office:value="0" calcext:value-type="float">
            <text:p>0</text:p>
          </table:table-cell>
          <table:table-cell table:style-name="ce388" table:formula="of:=SUM([.BG29:.BG43])" office:value-type="float" office:value="0" calcext:value-type="float">
            <text:p>0</text:p>
          </table:table-cell>
          <table:table-cell table:style-name="ce388" table:formula="of:=SUM([.BH29:.BH43])" office:value-type="float" office:value="0" calcext:value-type="float">
            <text:p>0</text:p>
          </table:table-cell>
          <table:table-cell table:style-name="ce388" table:formula="of:=SUM([.BI29:.BI43])" office:value-type="float" office:value="0" calcext:value-type="float">
            <text:p>0</text:p>
          </table:table-cell>
          <table:table-cell table:style-name="ce388" table:formula="of:=SUM([.BJ29:.BJ43])" office:value-type="float" office:value="0" calcext:value-type="float">
            <text:p>0</text:p>
          </table:table-cell>
          <table:table-cell table:style-name="ce388" table:formula="of:=SUM([.BK29:.BK43])" office:value-type="float" office:value="0" calcext:value-type="float">
            <text:p>0</text:p>
          </table:table-cell>
          <table:table-cell table:style-name="ce388" table:formula="of:=SUM([.BL29:.BL43])" office:value-type="float" office:value="0" calcext:value-type="float">
            <text:p>0</text:p>
          </table:table-cell>
          <table:table-cell table:style-name="ce388" table:formula="of:=SUM([.BM29:.BM43])" office:value-type="float" office:value="0" calcext:value-type="float">
            <text:p>0</text:p>
          </table:table-cell>
          <table:table-cell table:style-name="ce388" table:formula="of:=SUM([.BN29:.BN43])" office:value-type="float" office:value="0" calcext:value-type="float">
            <text:p>0</text:p>
          </table:table-cell>
          <table:table-cell table:style-name="ce388" table:formula="of:=SUM([.BO29:.BO43])" office:value-type="float" office:value="0" calcext:value-type="float">
            <text:p>0</text:p>
          </table:table-cell>
          <table:table-cell table:style-name="ce388" table:formula="of:=SUM([.BP29:.BP43])" office:value-type="float" office:value="0" calcext:value-type="float">
            <text:p>0</text:p>
          </table:table-cell>
          <table:table-cell table:style-name="ce388" table:formula="of:=SUM([.BQ29:.BQ43])" office:value-type="float" office:value="0" calcext:value-type="float">
            <text:p>0</text:p>
          </table:table-cell>
          <table:table-cell table:style-name="ce388" table:formula="of:=SUM([.BR29:.BR43])" office:value-type="float" office:value="0" calcext:value-type="float">
            <text:p>0</text:p>
          </table:table-cell>
          <table:table-cell table:style-name="ce388" table:formula="of:=SUM([.BS29:.BS43])" office:value-type="float" office:value="0" calcext:value-type="float">
            <text:p>0</text:p>
          </table:table-cell>
          <table:table-cell table:style-name="ce388" table:formula="of:=SUM([.BT29:.BT43])" office:value-type="float" office:value="0" calcext:value-type="float">
            <text:p>0</text:p>
          </table:table-cell>
          <table:table-cell table:style-name="ce479" table:formula="of:=SUM([.BU29:.BU43])" office:value-type="float" office:value="0" calcext:value-type="float">
            <text:p>0</text:p>
          </table:table-cell>
          <table:table-cell table:style-name="ce388" table:formula="of:=SUM([.BV29:.BV43])" office:value-type="float" office:value="0" calcext:value-type="float">
            <text:p>0</text:p>
          </table:table-cell>
          <table:table-cell table:style-name="ce388" table:formula="of:=SUM([.BW29:.BW43])" office:value-type="float" office:value="0" calcext:value-type="float">
            <text:p>0</text:p>
          </table:table-cell>
          <table:table-cell table:style-name="ce388" table:formula="of:=SUM([.BX29:.BX43])" office:value-type="float" office:value="0" calcext:value-type="float">
            <text:p>0</text:p>
          </table:table-cell>
          <table:table-cell table:style-name="ce388" table:formula="of:=SUM([.BY29:.BY43])" office:value-type="float" office:value="0" calcext:value-type="float">
            <text:p>0</text:p>
          </table:table-cell>
          <table:table-cell table:style-name="ce388" table:formula="of:=SUM([.BZ29:.BZ43])" office:value-type="float" office:value="0" calcext:value-type="float">
            <text:p>0</text:p>
          </table:table-cell>
          <table:table-cell table:style-name="ce388" table:formula="of:=SUM([.CA29:.CA43])" office:value-type="float" office:value="0" calcext:value-type="float">
            <text:p>0</text:p>
          </table:table-cell>
          <table:table-cell table:style-name="ce388" table:formula="of:=SUM([.CB29:.CB43])" office:value-type="float" office:value="0" calcext:value-type="float">
            <text:p>0</text:p>
          </table:table-cell>
          <table:table-cell table:style-name="ce388" table:formula="of:=SUM([.CC29:.CC43])" office:value-type="float" office:value="0" calcext:value-type="float">
            <text:p>0</text:p>
          </table:table-cell>
          <table:table-cell table:style-name="ce388" table:formula="of:=SUM([.CD29:.CD43])" office:value-type="float" office:value="0" calcext:value-type="float">
            <text:p>0</text:p>
          </table:table-cell>
          <table:table-cell table:style-name="ce388" table:formula="of:=SUM([.CE29:.CE43])" office:value-type="float" office:value="0" calcext:value-type="float">
            <text:p>0</text:p>
          </table:table-cell>
          <table:table-cell table:style-name="ce388" table:formula="of:=SUM([.CF29:.CF43])" office:value-type="float" office:value="0" calcext:value-type="float">
            <text:p>0</text:p>
          </table:table-cell>
          <table:table-cell table:style-name="ce388" table:formula="of:=SUM([.CG29:.CG43])" office:value-type="float" office:value="0" calcext:value-type="float">
            <text:p>0</text:p>
          </table:table-cell>
          <table:table-cell table:style-name="ce388" table:formula="of:=SUM([.CH29:.CH43])" office:value-type="float" office:value="0" calcext:value-type="float">
            <text:p>0</text:p>
          </table:table-cell>
          <table:table-cell table:style-name="ce388" table:formula="of:=SUM([.CI29:.CI43])" office:value-type="float" office:value="0" calcext:value-type="float">
            <text:p>0</text:p>
          </table:table-cell>
          <table:table-cell table:style-name="ce388" table:formula="of:=SUM([.CJ29:.CJ43])" office:value-type="float" office:value="0" calcext:value-type="float">
            <text:p>0</text:p>
          </table:table-cell>
          <table:table-cell table:style-name="ce388" table:formula="of:=SUM([.CK29:.CK43])" office:value-type="float" office:value="0" calcext:value-type="float">
            <text:p>0</text:p>
          </table:table-cell>
          <table:table-cell table:style-name="ce388" table:formula="of:=SUM([.CL29:.CL43])" office:value-type="float" office:value="0" calcext:value-type="float">
            <text:p>0</text:p>
          </table:table-cell>
          <table:table-cell table:style-name="ce388" table:formula="of:=SUM([.CM29:.CM43])" office:value-type="float" office:value="0" calcext:value-type="float">
            <text:p>0</text:p>
          </table:table-cell>
          <table:table-cell table:style-name="ce388" table:formula="of:=SUM([.CN29:.CN43])" office:value-type="float" office:value="0" calcext:value-type="float">
            <text:p>0</text:p>
          </table:table-cell>
          <table:table-cell table:style-name="ce388" table:formula="of:=SUM([.CO29:.CO43])" office:value-type="float" office:value="0" calcext:value-type="float">
            <text:p>0</text:p>
          </table:table-cell>
          <table:table-cell table:number-columns-repeated="931"/>
        </table:table-row>
        <table:table-row table:style-name="ro3">
          <table:table-cell table:style-name="ce301" office:value-type="float" office:value="5" calcext:value-type="float">
            <text:p>5</text:p>
          </table:table-cell>
          <table:table-cell table:style-name="ce17" office:value-type="string" calcext:value-type="string">
            <text:p>Tapaamiset</text:p>
          </table:table-cell>
          <table:table-cell table:style-name="ce321"/>
          <table:table-cell table:style-name="ce330" office:value-type="string" calcext:value-type="string">
            <text:p>ALKAMISPÄIVÄ</text:p>
          </table:table-cell>
          <table:table-cell table:style-name="ce333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7" office:value-type="string" calcext:value-type="string">
            <text:p>VALMISTUMISPROSENTTI</text:p>
          </table:table-cell>
          <table:table-cell table:style-name="ce389"/>
          <table:table-cell table:style-name="ce403"/>
          <table:table-cell table:style-name="ce417" table:number-columns-repeated="2"/>
          <table:table-cell table:style-name="ce421" table:number-columns-repeated="6"/>
          <table:table-cell table:style-name="ce437"/>
          <table:table-cell table:style-name="ce421" table:number-columns-repeated="6"/>
          <table:table-cell table:style-name="ce437"/>
          <table:table-cell table:style-name="ce421" table:number-columns-repeated="6"/>
          <table:table-cell table:style-name="ce437"/>
          <table:table-cell table:style-name="ce421" table:number-columns-repeated="2"/>
          <table:table-cell table:style-name="ce473"/>
          <table:table-cell table:style-name="ce421" table:number-columns-repeated="2"/>
          <table:table-cell table:style-name="ce437"/>
          <table:table-cell table:style-name="ce421" table:number-columns-repeated="18"/>
          <table:table-cell table:style-name="ce419" table:number-columns-repeated="7"/>
          <table:table-cell table:style-name="ce325" table:number-columns-repeated="4"/>
          <table:table-cell table:style-name="ce419" table:number-columns-repeated="3"/>
          <table:table-cell table:style-name="ce534"/>
          <table:table-cell table:style-name="ce419" table:number-columns-repeated="4"/>
          <table:table-cell table:style-name="ce325" table:number-columns-repeated="6"/>
          <table:table-cell table:style-name="ce419" table:number-columns-repeated="8"/>
          <table:table-cell table:style-name="ce325" table:number-columns-repeated="2"/>
          <table:table-cell table:number-columns-repeated="931"/>
        </table:table-row>
        <table:table-row table:style-name="ro1">
          <table:table-cell table:style-name="ce302" office:value-type="float" office:value="5.1" calcext:value-type="float">
            <text:p>5.1</text:p>
          </table:table-cell>
          <table:table-cell table:style-name="ce314" office:value-type="string" calcext:value-type="string">
            <text:p>Ohjauspiste</text:p>
          </table:table-cell>
          <table:table-cell table:style-name="ce322" office:value-type="string" calcext:value-type="string">
            <text:p>Steve L</text:p>
          </table:table-cell>
          <table:table-cell table:style-name="ce327" office:value-type="date" office:date-value="2019-01-17" calcext:value-type="date">
            <text:p>17/01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46];[.E46])" office:value-type="float" office:value="47" calcext:value-type="float">
            <text:p>47</text:p>
          </table:table-cell>
          <table:table-cell table:style-name="ce342" office:value-type="float" office:value="6" calcext:value-type="float">
            <text:p>6.0</text:p>
          </table:table-cell>
          <table:table-cell table:style-name="ce352" table:formula="of:=SUM([.J46:.BT46])" office:value-type="float" office:value="0.5" calcext:value-type="float">
            <text:p>0.5</text:p>
          </table:table-cell>
          <table:table-cell table:style-name="ce363" table:content-validation-name="val3" office:value-type="percentage" office:value="0.2" calcext:value-type="percentage">
            <text:p>20%</text:p>
          </table:table-cell>
          <table:table-cell table:style-name="ce385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8" office:value-type="float" office:value="0.25" calcext:value-type="float">
            <text:p>0.25</text:p>
          </table:table-cell>
          <table:table-cell table:style-name="ce429" table:number-columns-repeated="3"/>
          <table:table-cell table:style-name="ce415" table:number-columns-repeated="2"/>
          <table:table-cell table:style-name="ce450"/>
          <table:table-cell table:style-name="ce438" office:value-type="float" office:value="0.25" calcext:value-type="float">
            <text:p>0.25</text:p>
          </table:table-cell>
          <table:table-cell table:style-name="ce415" table:number-columns-repeated="3"/>
          <table:table-cell table:style-name="ce435" table:number-columns-repeated="2"/>
          <table:table-cell table:style-name="ce458"/>
          <table:table-cell table:style-name="ce461"/>
          <table:table-cell table:style-name="ce435" table:number-columns-repeated="2"/>
          <table:table-cell table:style-name="ce458"/>
          <table:table-cell table:style-name="ce415"/>
          <table:table-cell table:style-name="ce450"/>
          <table:table-cell table:style-name="ce461"/>
          <table:table-cell table:style-name="ce415" table:number-columns-repeated="4"/>
          <table:table-cell table:style-name="ce429" table:number-columns-repeated="2"/>
          <table:table-cell table:style-name="ce492"/>
          <table:table-cell table:style-name="ce461"/>
          <table:table-cell table:style-name="ce429" table:number-columns-repeated="3"/>
          <table:table-cell table:style-name="ce415" table:number-columns-repeated="3"/>
          <table:table-cell table:style-name="ce461"/>
          <table:table-cell table:style-name="ce415" table:number-columns-repeated="3"/>
          <table:table-cell table:style-name="ce506" table:number-columns-repeated="7"/>
          <table:table-cell table:style-name="ce409" table:number-columns-repeated="3"/>
          <table:table-cell table:style-name="ce461"/>
          <table:table-cell table:style-name="ce409" table:number-columns-repeated="2"/>
          <table:table-cell table:style-name="ce518"/>
          <table:table-cell table:style-name="ce529"/>
          <table:table-cell table:style-name="ce425" table:number-columns-repeated="2"/>
          <table:table-cell table:style-name="ce461"/>
          <table:table-cell table:style-name="ce425" table:number-columns-repeated="3"/>
          <table:table-cell table:style-name="ce409" table:number-columns-repeated="3"/>
          <table:table-cell table:style-name="ce461"/>
          <table:table-cell table:style-name="ce409" table:number-columns-repeated="3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5.2" calcext:value-type="float">
            <text:p>5.2</text:p>
          </table:table-cell>
          <table:table-cell table:style-name="ce314" office:value-type="string" calcext:value-type="string">
            <text:p>Haastattelut</text:p>
          </table:table-cell>
          <table:table-cell table:style-name="ce322" office:value-type="string" calcext:value-type="string">
            <text:p>Allen W</text:p>
          </table:table-cell>
          <table:table-cell table:style-name="ce327" office:value-type="date" office:date-value="2019-01-17" calcext:value-type="date">
            <text:p>17/01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47];[.E47])" office:value-type="float" office:value="47" calcext:value-type="float">
            <text:p>47</text:p>
          </table:table-cell>
          <table:table-cell table:style-name="ce342" office:value-type="float" office:value="1" calcext:value-type="float">
            <text:p>1.0</text:p>
          </table:table-cell>
          <table:table-cell table:style-name="ce352" table:formula="of:=SUM([.J47:.BT47])" office:value-type="float" office:value="0.25" calcext:value-type="float">
            <text:p>0.3</text:p>
          </table:table-cell>
          <table:table-cell table:style-name="ce364" table:content-validation-name="val3" office:value-type="percentage" office:value="1" calcext:value-type="percentage">
            <text:p>100%</text:p>
          </table:table-cell>
          <table:table-cell table:style-name="ce385"/>
          <table:table-cell table:style-name="ce400"/>
          <table:table-cell table:style-name="ce415" table:number-columns-repeated="5"/>
          <table:table-cell table:style-name="ce429" table:number-columns-repeated="3"/>
          <table:table-cell table:style-name="ce438" office:value-type="float" office:value="0.25" calcext:value-type="float">
            <text:p>0.25</text:p>
          </table:table-cell>
          <table:table-cell table:style-name="ce429" table:number-columns-repeated="3"/>
          <table:table-cell table:style-name="ce415" table:number-columns-repeated="7"/>
          <table:table-cell table:style-name="ce435" table:number-columns-repeated="6"/>
          <table:table-cell table:style-name="ce458"/>
          <table:table-cell table:style-name="ce415" table:number-columns-repeated="7"/>
          <table:table-cell table:style-name="ce429" table:number-columns-repeated="3"/>
          <table:table-cell table:style-name="ce435"/>
          <table:table-cell table:style-name="ce429" table:number-columns-repeated="3"/>
          <table:table-cell table:style-name="ce415" table:number-columns-repeated="3"/>
          <table:table-cell table:style-name="ce409"/>
          <table:table-cell table:style-name="ce415" table:number-columns-repeated="3"/>
          <table:table-cell table:style-name="ce506" table:number-columns-repeated="7"/>
          <table:table-cell table:style-name="ce409" table:number-columns-repeated="6"/>
          <table:table-cell table:style-name="ce518"/>
          <table:table-cell table:style-name="ce529"/>
          <table:table-cell table:style-name="ce425" table:number-columns-repeated="6"/>
          <table:table-cell table:style-name="ce409" table:number-columns-repeated="7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2" office:value-type="float" office:value="5.3" calcext:value-type="float">
            <text:p>5.3</text:p>
          </table:table-cell>
          <table:table-cell table:style-name="ce314" office:value-type="string" calcext:value-type="string">
            <text:p>Dokumentaatio</text:p>
          </table:table-cell>
          <table:table-cell table:style-name="ce322" office:value-type="string" calcext:value-type="string">
            <text:p>Malik M</text:p>
          </table:table-cell>
          <table:table-cell table:style-name="ce327" office:value-type="date" office:date-value="2019-01-17" calcext:value-type="date">
            <text:p>17/01/19</text:p>
          </table:table-cell>
          <table:table-cell table:style-name="ce327" office:value-type="date" office:date-value="2019-03-04" calcext:value-type="date">
            <text:p>04/03/19</text:p>
          </table:table-cell>
          <table:table-cell table:style-name="ce335" table:formula="of:=DAYS360([.D48];[.E48])" office:value-type="float" office:value="47" calcext:value-type="float">
            <text:p>47</text:p>
          </table:table-cell>
          <table:table-cell table:style-name="ce342" office:value-type="float" office:value="5" calcext:value-type="float">
            <text:p>5.0</text:p>
          </table:table-cell>
          <table:table-cell table:style-name="ce353" table:formula="of:=SUM([.J48:.BT48])" office:value-type="float" office:value="1.25" calcext:value-type="float">
            <text:p>1.3</text:p>
          </table:table-cell>
          <table:table-cell table:style-name="ce363" table:content-validation-name="val3" office:value-type="percentage" office:value="0" calcext:value-type="percentage">
            <text:p>0%</text:p>
          </table:table-cell>
          <table:table-cell table:style-name="ce375"/>
          <table:table-cell table:style-name="ce395"/>
          <table:table-cell table:style-name="ce409" table:number-columns-repeated="5"/>
          <table:table-cell table:style-name="ce425" table:number-columns-repeated="3"/>
          <table:table-cell table:style-name="ce433" office:value-type="float" office:value="1" calcext:value-type="float">
            <text:p>1</text:p>
          </table:table-cell>
          <table:table-cell table:style-name="ce425" table:number-columns-repeated="3"/>
          <table:table-cell table:style-name="ce409" table:number-columns-repeated="2"/>
          <table:table-cell table:style-name="ce448"/>
          <table:table-cell table:style-name="ce433" office:value-type="float" office:value="0.25" calcext:value-type="float">
            <text:p>0.25</text:p>
          </table:table-cell>
          <table:table-cell table:style-name="ce409" table:number-columns-repeated="3"/>
          <table:table-cell table:style-name="ce432" table:number-columns-repeated="2"/>
          <table:table-cell table:style-name="ce459"/>
          <table:table-cell table:style-name="ce451"/>
          <table:table-cell table:style-name="ce432" table:number-columns-repeated="2"/>
          <table:table-cell table:style-name="ce459"/>
          <table:table-cell table:style-name="ce409"/>
          <table:table-cell table:style-name="ce448"/>
          <table:table-cell table:style-name="ce451"/>
          <table:table-cell table:style-name="ce409" table:number-columns-repeated="4"/>
          <table:table-cell table:style-name="ce425" table:number-columns-repeated="2"/>
          <table:table-cell table:style-name="ce440"/>
          <table:table-cell table:style-name="ce451"/>
          <table:table-cell table:style-name="ce425" table:number-columns-repeated="3"/>
          <table:table-cell table:style-name="ce409" table:number-columns-repeated="3"/>
          <table:table-cell table:style-name="ce451"/>
          <table:table-cell table:style-name="ce409" table:number-columns-repeated="3"/>
          <table:table-cell table:style-name="ce506" table:number-columns-repeated="7"/>
          <table:table-cell table:style-name="ce409" table:number-columns-repeated="3"/>
          <table:table-cell table:style-name="ce451"/>
          <table:table-cell table:style-name="ce409" table:number-columns-repeated="2"/>
          <table:table-cell table:style-name="ce518"/>
          <table:table-cell table:style-name="ce529"/>
          <table:table-cell table:style-name="ce425" table:number-columns-repeated="2"/>
          <table:table-cell table:style-name="ce451"/>
          <table:table-cell table:style-name="ce425" table:number-columns-repeated="3"/>
          <table:table-cell table:style-name="ce409" table:number-columns-repeated="3"/>
          <table:table-cell table:style-name="ce451"/>
          <table:table-cell table:style-name="ce409" table:number-columns-repeated="3"/>
          <table:table-cell table:style-name="ce425" table:number-columns-repeated="3"/>
          <table:table-cell table:style-name="ce432"/>
          <table:table-cell table:style-name="ce425" table:number-columns-repeated="3"/>
          <table:table-cell table:number-columns-repeated="931"/>
        </table:table-row>
        <table:table-row table:style-name="ro1">
          <table:table-cell table:style-name="ce303" office:value-type="string" calcext:value-type="string">
            <text:p>5.3.1</text:p>
          </table:table-cell>
          <table:table-cell table:style-name="ce315" office:value-type="string" calcext:value-type="string">
            <text:p>- Tarkistukset, muutokset</text:p>
          </table:table-cell>
          <table:table-cell table:style-name="ce323"/>
          <table:table-cell table:style-name="ce328" office:value-type="date" office:date-value="2019-01-17" calcext:value-type="date">
            <text:p>17/01/19</text:p>
          </table:table-cell>
          <table:table-cell table:style-name="ce328" office:value-type="date" office:date-value="2019-03-04" calcext:value-type="date">
            <text:p>04/03/19</text:p>
          </table:table-cell>
          <table:table-cell table:style-name="ce336" table:formula="of:=DAYS360([.D49];[.E49])" office:value-type="float" office:value="47" calcext:value-type="float">
            <text:p>47</text:p>
          </table:table-cell>
          <table:table-cell table:style-name="ce343" office:value-type="float" office:value="2" calcext:value-type="float">
            <text:p>2.0</text:p>
          </table:table-cell>
          <table:table-cell table:style-name="ce355" table:formula="of:=SUM([.J49:.BT49])" office:value-type="float" office:value="0" calcext:value-type="float">
            <text:p>0.0</text:p>
          </table:table-cell>
          <table:table-cell table:style-name="ce363" table:content-validation-name="val3" office:value-type="percentage" office:value="0" calcext:value-type="percentage">
            <text:p>0%</text:p>
          </table:table-cell>
          <table:table-cell table:style-name="ce376"/>
          <table:table-cell table:style-name="ce396"/>
          <table:table-cell table:style-name="ce418" table:number-columns-repeated="2"/>
          <table:table-cell table:style-name="ce410" table:number-columns-repeated="3"/>
          <table:table-cell table:style-name="ce426" table:number-columns-repeated="6"/>
          <table:table-cell table:style-name="ce427"/>
          <table:table-cell table:style-name="ce376"/>
          <table:table-cell table:style-name="ce396"/>
          <table:table-cell table:style-name="ce410" table:number-columns-repeated="5"/>
          <table:table-cell table:style-name="ce426" table:number-columns-repeated="6"/>
          <table:table-cell table:style-name="ce474"/>
          <table:table-cell table:style-name="ce410" table:number-columns-repeated="7"/>
          <table:table-cell table:style-name="ce426" table:number-columns-repeated="7"/>
          <table:table-cell table:style-name="ce410" table:number-columns-repeated="7"/>
          <table:table-cell table:style-name="ce507" table:number-columns-repeated="7"/>
          <table:table-cell table:style-name="ce410" table:number-columns-repeated="6"/>
          <table:table-cell table:style-name="ce519"/>
          <table:table-cell table:style-name="ce530"/>
          <table:table-cell table:style-name="ce426" table:number-columns-repeated="2"/>
          <table:table-cell table:style-name="ce434"/>
          <table:table-cell table:style-name="ce426" table:number-columns-repeated="3"/>
          <table:table-cell table:style-name="ce410" table:number-columns-repeated="7"/>
          <table:table-cell table:style-name="ce426" table:number-columns-repeated="3"/>
          <table:table-cell table:style-name="ce434"/>
          <table:table-cell table:style-name="ce426" table:number-columns-repeated="3"/>
          <table:table-cell table:number-columns-repeated="931"/>
        </table:table-row>
        <table:table-row-group>
          <table:table-row table:style-name="ro1">
            <table:table-cell table:style-name="ce300"/>
            <table:table-cell table:style-name="ce313" table:number-columns-repeated="2"/>
            <table:table-cell table:style-name="ce332" table:number-columns-repeated="2"/>
            <table:table-cell table:style-name="ce337" office:value-type="string" calcext:value-type="string">
              <text:p>Yhteensä</text:p>
            </table:table-cell>
            <table:table-cell table:style-name="ce347" table:formula="of:=SUM([.G46:.G49])" office:value-type="float" office:value="14" calcext:value-type="float">
              <text:p>14.0</text:p>
            </table:table-cell>
            <table:table-cell table:style-name="ce356" table:formula="of:=SUM([.H37:.H48])" office:value-type="float" office:value="5.5" calcext:value-type="float">
              <text:p>5.5</text:p>
            </table:table-cell>
            <table:table-cell table:style-name="ce365" table:formula="of:=SUM([.I46:.I49])/4" office:value-type="percentage" office:value="0.3" calcext:value-type="percentage">
              <text:p>30%</text:p>
            </table:table-cell>
            <table:table-cell table:style-name="ce377" table:formula="of:=SUM([.J46:.J49])" office:value-type="percentage" office:value="0" calcext:value-type="percentage">
              <text:p>0%</text:p>
            </table:table-cell>
            <table:table-cell table:style-name="ce373" table:formula="of:=SUM([.K46:.K49])" office:value-type="float" office:value="0" calcext:value-type="float">
              <text:p>$0.00</text:p>
            </table:table-cell>
            <table:table-cell table:style-name="ce388" table:formula="of:=SUM([.L46:.L49])" office:value-type="float" office:value="0" calcext:value-type="float">
              <text:p>0</text:p>
            </table:table-cell>
            <table:table-cell table:style-name="ce388" table:formula="of:=SUM([.M46:.M49])" office:value-type="float" office:value="0" calcext:value-type="float">
              <text:p>0</text:p>
            </table:table-cell>
            <table:table-cell table:style-name="ce388" table:formula="of:=SUM([.N46:.N49])" office:value-type="float" office:value="0" calcext:value-type="float">
              <text:p>0</text:p>
            </table:table-cell>
            <table:table-cell table:style-name="ce388" table:formula="of:=SUM([.O46:.O49])" office:value-type="float" office:value="0" calcext:value-type="float">
              <text:p>0</text:p>
            </table:table-cell>
            <table:table-cell table:style-name="ce388" table:formula="of:=SUM([.P46:.P49])" office:value-type="float" office:value="0" calcext:value-type="float">
              <text:p>0</text:p>
            </table:table-cell>
            <table:table-cell table:style-name="ce388" table:formula="of:=SUM([.Q46:.Q49])" office:value-type="float" office:value="0" calcext:value-type="float">
              <text:p>0</text:p>
            </table:table-cell>
            <table:table-cell table:style-name="ce388" table:formula="of:=SUM([.R46:.R49])" office:value-type="float" office:value="0" calcext:value-type="float">
              <text:p>0</text:p>
            </table:table-cell>
            <table:table-cell table:style-name="ce388" table:formula="of:=SUM([.S46:.S49])" office:value-type="float" office:value="0" calcext:value-type="float">
              <text:p>0</text:p>
            </table:table-cell>
            <table:table-cell table:style-name="ce388" table:formula="of:=SUM([.T46:.T49])" office:value-type="float" office:value="1.5" calcext:value-type="float">
              <text:p>1.5</text:p>
            </table:table-cell>
            <table:table-cell table:style-name="ce388" table:formula="of:=SUM([.U46:.U49])" office:value-type="float" office:value="0" calcext:value-type="float">
              <text:p>0</text:p>
            </table:table-cell>
            <table:table-cell table:style-name="ce388" table:formula="of:=SUM([.V46:.V49])" office:value-type="float" office:value="0" calcext:value-type="float">
              <text:p>0</text:p>
            </table:table-cell>
            <table:table-cell table:style-name="ce388" table:formula="of:=SUM([.W46:.W49])" office:value-type="float" office:value="0" calcext:value-type="float">
              <text:p>0</text:p>
            </table:table-cell>
            <table:table-cell table:style-name="ce388" table:formula="of:=SUM([.X46:.X49])" office:value-type="float" office:value="0" calcext:value-type="float">
              <text:p>0</text:p>
            </table:table-cell>
            <table:table-cell table:style-name="ce388" table:formula="of:=SUM([.Y46:.Y49])" office:value-type="float" office:value="0" calcext:value-type="float">
              <text:p>0</text:p>
            </table:table-cell>
            <table:table-cell table:style-name="ce388" table:formula="of:=SUM([.Z46:.Z49])" office:value-type="float" office:value="0" calcext:value-type="float">
              <text:p>0</text:p>
            </table:table-cell>
            <table:table-cell table:style-name="ce388" table:formula="of:=SUM([.AA46:.AA49])" office:value-type="float" office:value="0.5" calcext:value-type="float">
              <text:p>0.5</text:p>
            </table:table-cell>
            <table:table-cell table:style-name="ce388" table:formula="of:=SUM([.AB46:.AB49])" office:value-type="float" office:value="0" calcext:value-type="float">
              <text:p>0</text:p>
            </table:table-cell>
            <table:table-cell table:style-name="ce388" table:formula="of:=SUM([.AC46:.AC49])" office:value-type="float" office:value="0" calcext:value-type="float">
              <text:p>0</text:p>
            </table:table-cell>
            <table:table-cell table:style-name="ce388" table:formula="of:=SUM([.AD46:.AD49])" office:value-type="float" office:value="0" calcext:value-type="float">
              <text:p>0</text:p>
            </table:table-cell>
            <table:table-cell table:style-name="ce388" table:formula="of:=SUM([.AE46:.AE49])" office:value-type="float" office:value="0" calcext:value-type="float">
              <text:p>0</text:p>
            </table:table-cell>
            <table:table-cell table:style-name="ce388" table:formula="of:=SUM([.AF46:.AF49])" office:value-type="float" office:value="0" calcext:value-type="float">
              <text:p>0</text:p>
            </table:table-cell>
            <table:table-cell table:style-name="ce388" table:formula="of:=SUM([.AG46:.AG49])" office:value-type="float" office:value="0" calcext:value-type="float">
              <text:p>0</text:p>
            </table:table-cell>
            <table:table-cell table:style-name="ce388" table:formula="of:=SUM([.AH46:.AH49])" office:value-type="float" office:value="0" calcext:value-type="float">
              <text:p>0</text:p>
            </table:table-cell>
            <table:table-cell table:style-name="ce388" table:formula="of:=SUM([.AI46:.AI49])" office:value-type="float" office:value="0" calcext:value-type="float">
              <text:p>0</text:p>
            </table:table-cell>
            <table:table-cell table:style-name="ce388" table:formula="of:=SUM([.AJ46:.AJ49])" office:value-type="float" office:value="0" calcext:value-type="float">
              <text:p>0</text:p>
            </table:table-cell>
            <table:table-cell table:style-name="ce388" table:formula="of:=SUM([.AK46:.AK49])" office:value-type="float" office:value="0" calcext:value-type="float">
              <text:p>0</text:p>
            </table:table-cell>
            <table:table-cell table:style-name="ce479" table:formula="of:=SUM([.AL46:.AL49])" office:value-type="float" office:value="0" calcext:value-type="float">
              <text:p>0</text:p>
            </table:table-cell>
            <table:table-cell table:style-name="ce388" table:formula="of:=SUM([.AM46:.AM49])" office:value-type="float" office:value="0" calcext:value-type="float">
              <text:p>0</text:p>
            </table:table-cell>
            <table:table-cell table:style-name="ce388" table:formula="of:=SUM([.AN46:.AN49])" office:value-type="float" office:value="0" calcext:value-type="float">
              <text:p>0</text:p>
            </table:table-cell>
            <table:table-cell table:style-name="ce388" table:formula="of:=SUM([.AO46:.AO49])" office:value-type="float" office:value="0" calcext:value-type="float">
              <text:p>0</text:p>
            </table:table-cell>
            <table:table-cell table:style-name="ce388" table:formula="of:=SUM([.AP46:.AP49])" office:value-type="float" office:value="0" calcext:value-type="float">
              <text:p>0</text:p>
            </table:table-cell>
            <table:table-cell table:style-name="ce388" table:formula="of:=SUM([.AQ46:.AQ49])" office:value-type="float" office:value="0" calcext:value-type="float">
              <text:p>0</text:p>
            </table:table-cell>
            <table:table-cell table:style-name="ce388" table:formula="of:=SUM([.AR46:.AR49])" office:value-type="float" office:value="0" calcext:value-type="float">
              <text:p>0</text:p>
            </table:table-cell>
            <table:table-cell table:style-name="ce388" table:formula="of:=SUM([.AS46:.AS49])" office:value-type="float" office:value="0" calcext:value-type="float">
              <text:p>0</text:p>
            </table:table-cell>
            <table:table-cell table:style-name="ce388" table:formula="of:=SUM([.AT46:.AT49])" office:value-type="float" office:value="0" calcext:value-type="float">
              <text:p>0</text:p>
            </table:table-cell>
            <table:table-cell table:style-name="ce388" table:formula="of:=SUM([.AU46:.AU49])" office:value-type="float" office:value="0" calcext:value-type="float">
              <text:p>0</text:p>
            </table:table-cell>
            <table:table-cell table:style-name="ce388" table:formula="of:=SUM([.AV46:.AV49])" office:value-type="float" office:value="0" calcext:value-type="float">
              <text:p>0</text:p>
            </table:table-cell>
            <table:table-cell table:style-name="ce388" table:formula="of:=SUM([.AW46:.AW49])" office:value-type="float" office:value="0" calcext:value-type="float">
              <text:p>0</text:p>
            </table:table-cell>
            <table:table-cell table:style-name="ce388" table:formula="of:=SUM([.AX46:.AX49])" office:value-type="float" office:value="0" calcext:value-type="float">
              <text:p>0</text:p>
            </table:table-cell>
            <table:table-cell table:style-name="ce388" table:formula="of:=SUM([.AY46:.AY49])" office:value-type="float" office:value="0" calcext:value-type="float">
              <text:p>0</text:p>
            </table:table-cell>
            <table:table-cell table:style-name="ce388" table:formula="of:=SUM([.AZ46:.AZ49])" office:value-type="float" office:value="0" calcext:value-type="float">
              <text:p>0</text:p>
            </table:table-cell>
            <table:table-cell table:style-name="ce388" table:formula="of:=SUM([.BA46:.BA49])" office:value-type="float" office:value="0" calcext:value-type="float">
              <text:p>0</text:p>
            </table:table-cell>
            <table:table-cell table:style-name="ce388" table:formula="of:=SUM([.BB46:.BB49])" office:value-type="float" office:value="0" calcext:value-type="float">
              <text:p>0</text:p>
            </table:table-cell>
            <table:table-cell table:style-name="ce388" table:formula="of:=SUM([.BC46:.BC49])" office:value-type="float" office:value="0" calcext:value-type="float">
              <text:p>0</text:p>
            </table:table-cell>
            <table:table-cell table:style-name="ce388" table:formula="of:=SUM([.BD46:.BD49])" office:value-type="float" office:value="0" calcext:value-type="float">
              <text:p>0</text:p>
            </table:table-cell>
            <table:table-cell table:style-name="ce388" table:formula="of:=SUM([.BE46:.BE49])" office:value-type="float" office:value="0" calcext:value-type="float">
              <text:p>0</text:p>
            </table:table-cell>
            <table:table-cell table:style-name="ce388" table:formula="of:=SUM([.BF46:.BF49])" office:value-type="float" office:value="0" calcext:value-type="float">
              <text:p>0</text:p>
            </table:table-cell>
            <table:table-cell table:style-name="ce388" table:formula="of:=SUM([.BG46:.BG49])" office:value-type="float" office:value="0" calcext:value-type="float">
              <text:p>0</text:p>
            </table:table-cell>
            <table:table-cell table:style-name="ce388" table:formula="of:=SUM([.BH46:.BH49])" office:value-type="float" office:value="0" calcext:value-type="float">
              <text:p>0</text:p>
            </table:table-cell>
            <table:table-cell table:style-name="ce388" table:formula="of:=SUM([.BI46:.BI49])" office:value-type="float" office:value="0" calcext:value-type="float">
              <text:p>0</text:p>
            </table:table-cell>
            <table:table-cell table:style-name="ce388" table:formula="of:=SUM([.BJ46:.BJ49])" office:value-type="float" office:value="0" calcext:value-type="float">
              <text:p>0</text:p>
            </table:table-cell>
            <table:table-cell table:style-name="ce388" table:formula="of:=SUM([.BK46:.BK49])" office:value-type="float" office:value="0" calcext:value-type="float">
              <text:p>0</text:p>
            </table:table-cell>
            <table:table-cell table:style-name="ce388" table:formula="of:=SUM([.BL46:.BL49])" office:value-type="float" office:value="0" calcext:value-type="float">
              <text:p>0</text:p>
            </table:table-cell>
            <table:table-cell table:style-name="ce388" table:formula="of:=SUM([.BM46:.BM49])" office:value-type="float" office:value="0" calcext:value-type="float">
              <text:p>0</text:p>
            </table:table-cell>
            <table:table-cell table:style-name="ce388" table:formula="of:=SUM([.BN46:.BN49])" office:value-type="float" office:value="0" calcext:value-type="float">
              <text:p>0</text:p>
            </table:table-cell>
            <table:table-cell table:style-name="ce388" table:formula="of:=SUM([.BO46:.BO49])" office:value-type="float" office:value="0" calcext:value-type="float">
              <text:p>0</text:p>
            </table:table-cell>
            <table:table-cell table:style-name="ce388" table:formula="of:=SUM([.BP46:.BP49])" office:value-type="float" office:value="0" calcext:value-type="float">
              <text:p>0</text:p>
            </table:table-cell>
            <table:table-cell table:style-name="ce388" table:formula="of:=SUM([.BQ46:.BQ49])" office:value-type="float" office:value="0" calcext:value-type="float">
              <text:p>0</text:p>
            </table:table-cell>
            <table:table-cell table:style-name="ce388" table:formula="of:=SUM([.BR46:.BR49])" office:value-type="float" office:value="0" calcext:value-type="float">
              <text:p>0</text:p>
            </table:table-cell>
            <table:table-cell table:style-name="ce388" table:formula="of:=SUM([.BS46:.BS49])" office:value-type="float" office:value="0" calcext:value-type="float">
              <text:p>0</text:p>
            </table:table-cell>
            <table:table-cell table:style-name="ce388" table:formula="of:=SUM([.BT46:.BT49])" office:value-type="float" office:value="0" calcext:value-type="float">
              <text:p>0</text:p>
            </table:table-cell>
            <table:table-cell table:style-name="ce479" table:formula="of:=SUM([.BU46:.BU49])" office:value-type="float" office:value="0" calcext:value-type="float">
              <text:p>0</text:p>
            </table:table-cell>
            <table:table-cell table:style-name="ce388" table:formula="of:=SUM([.BV46:.BV49])" office:value-type="float" office:value="0" calcext:value-type="float">
              <text:p>0</text:p>
            </table:table-cell>
            <table:table-cell table:style-name="ce388" table:formula="of:=SUM([.BW46:.BW49])" office:value-type="float" office:value="0" calcext:value-type="float">
              <text:p>0</text:p>
            </table:table-cell>
            <table:table-cell table:style-name="ce388" table:formula="of:=SUM([.BX46:.BX49])" office:value-type="float" office:value="0" calcext:value-type="float">
              <text:p>0</text:p>
            </table:table-cell>
            <table:table-cell table:style-name="ce388" table:formula="of:=SUM([.BY46:.BY49])" office:value-type="float" office:value="0" calcext:value-type="float">
              <text:p>0</text:p>
            </table:table-cell>
            <table:table-cell table:style-name="ce388" table:formula="of:=SUM([.BZ46:.BZ49])" office:value-type="float" office:value="0" calcext:value-type="float">
              <text:p>0</text:p>
            </table:table-cell>
            <table:table-cell table:style-name="ce388" table:formula="of:=SUM([.CA46:.CA49])" office:value-type="float" office:value="0" calcext:value-type="float">
              <text:p>0</text:p>
            </table:table-cell>
            <table:table-cell table:style-name="ce388" table:formula="of:=SUM([.CB46:.CB49])" office:value-type="float" office:value="0" calcext:value-type="float">
              <text:p>0</text:p>
            </table:table-cell>
            <table:table-cell table:style-name="ce388" table:formula="of:=SUM([.CC46:.CC49])" office:value-type="float" office:value="0" calcext:value-type="float">
              <text:p>0</text:p>
            </table:table-cell>
            <table:table-cell table:style-name="ce388" table:formula="of:=SUM([.CD46:.CD49])" office:value-type="float" office:value="0" calcext:value-type="float">
              <text:p>0</text:p>
            </table:table-cell>
            <table:table-cell table:style-name="ce388" table:formula="of:=SUM([.CE46:.CE49])" office:value-type="float" office:value="0" calcext:value-type="float">
              <text:p>0</text:p>
            </table:table-cell>
            <table:table-cell table:style-name="ce388" table:formula="of:=SUM([.CF46:.CF49])" office:value-type="float" office:value="0" calcext:value-type="float">
              <text:p>0</text:p>
            </table:table-cell>
            <table:table-cell table:style-name="ce388" table:formula="of:=SUM([.CG46:.CG49])" office:value-type="float" office:value="0" calcext:value-type="float">
              <text:p>0</text:p>
            </table:table-cell>
            <table:table-cell table:style-name="ce388" table:formula="of:=SUM([.CH46:.CH49])" office:value-type="float" office:value="0" calcext:value-type="float">
              <text:p>0</text:p>
            </table:table-cell>
            <table:table-cell table:style-name="ce388" table:formula="of:=SUM([.CI46:.CI49])" office:value-type="float" office:value="0" calcext:value-type="float">
              <text:p>0</text:p>
            </table:table-cell>
            <table:table-cell table:style-name="ce388" table:formula="of:=SUM([.CJ46:.CJ49])" office:value-type="float" office:value="0" calcext:value-type="float">
              <text:p>0</text:p>
            </table:table-cell>
            <table:table-cell table:style-name="ce388" table:formula="of:=SUM([.CK46:.CK49])" office:value-type="float" office:value="0" calcext:value-type="float">
              <text:p>0</text:p>
            </table:table-cell>
            <table:table-cell table:style-name="ce388" table:formula="of:=SUM([.CL46:.CL49])" office:value-type="float" office:value="0" calcext:value-type="float">
              <text:p>0</text:p>
            </table:table-cell>
            <table:table-cell table:style-name="ce388" table:formula="of:=SUM([.CM46:.CM49])" office:value-type="float" office:value="0" calcext:value-type="float">
              <text:p>0</text:p>
            </table:table-cell>
            <table:table-cell table:style-name="ce388" table:formula="of:=SUM([.CN46:.CN49])" office:value-type="float" office:value="0" calcext:value-type="float">
              <text:p>0</text:p>
            </table:table-cell>
            <table:table-cell table:style-name="ce388" table:formula="of:=SUM([.CO46:.CO49])" office:value-type="float" office:value="0" calcext:value-type="float">
              <text:p>0</text:p>
            </table:table-cell>
            <table:table-cell table:number-columns-repeated="931"/>
          </table:table-row>
          <table:table-row table:style-name="ro1">
            <table:table-cell table:style-name="ce300"/>
            <table:table-cell table:style-name="ce313" table:number-columns-repeated="2"/>
            <table:table-cell table:style-name="ce332"/>
            <table:table-cell table:style-name="ce334" office:value-type="string" calcext:value-type="string" table:number-columns-spanned="2" table:number-rows-spanned="1">
              <text:p>Yhteensä työtunteja</text:p>
            </table:table-cell>
            <table:covered-table-cell table:style-name="ce339"/>
            <table:table-cell table:style-name="ce348" table:formula="of:=SUM([.G11]+[.G17]+[.G44]+[.G50])" office:value-type="float" office:value="203" calcext:value-type="float">
              <text:p>203.0</text:p>
            </table:table-cell>
            <table:table-cell table:style-name="ce357" table:formula="of:=SUM([.H11]+[.H17]+[.H44]+[.H50])" office:value-type="float" office:value="29.75" calcext:value-type="float">
              <text:p>29.8</text:p>
            </table:table-cell>
            <table:table-cell table:style-name="ce366"/>
            <table:table-cell table:style-name="ce390" table:formula="of:=SUM([.J11]+[.J17]+[.J27]+[.J44]+[.J50])" office:value-type="float" office:value="0" calcext:value-type="float">
              <text:p>$0.00</text:p>
            </table:table-cell>
            <table:table-cell table:style-name="ce390" table:formula="of:=SUM([.K11]+[.K17]+[.K27]+[.K44]+[.K50])" office:value-type="float" office:value="0" calcext:value-type="float">
              <text:p>$0.00</text:p>
            </table:table-cell>
            <table:table-cell table:style-name="ce366" table:formula="of:=SUM([.L11]+[.L17]+[.L27]+[.L44]+[.L50])" office:value-type="float" office:value="0" calcext:value-type="float">
              <text:p>0</text:p>
            </table:table-cell>
            <table:table-cell table:style-name="ce366" table:formula="of:=SUM([.M11]+[.M17]+[.M27]+[.M44]+[.M50])" office:value-type="float" office:value="0" calcext:value-type="float">
              <text:p>0</text:p>
            </table:table-cell>
            <table:table-cell table:style-name="ce366" table:formula="of:=SUM([.N11]+[.N17]+[.N27]+[.N44]+[.N50])" office:value-type="float" office:value="0" calcext:value-type="float">
              <text:p>0</text:p>
            </table:table-cell>
            <table:table-cell table:style-name="ce366" table:formula="of:=SUM([.O11]+[.O17]+[.O27]+[.O44]+[.O50])" office:value-type="float" office:value="0" calcext:value-type="float">
              <text:p>0</text:p>
            </table:table-cell>
            <table:table-cell table:style-name="ce366" table:formula="of:=SUM([.P11]+[.P17]+[.P27]+[.P44]+[.P50])" office:value-type="float" office:value="0" calcext:value-type="float">
              <text:p>0</text:p>
            </table:table-cell>
            <table:table-cell table:style-name="ce366" table:formula="of:=SUM([.Q11]+[.Q17]+[.Q27]+[.Q44]+[.Q50])" office:value-type="float" office:value="4" calcext:value-type="float">
              <text:p>4</text:p>
            </table:table-cell>
            <table:table-cell table:style-name="ce366" table:formula="of:=SUM([.R11]+[.R17]+[.R27]+[.R44]+[.R50])" office:value-type="float" office:value="3" calcext:value-type="float">
              <text:p>3</text:p>
            </table:table-cell>
            <table:table-cell table:style-name="ce366" table:formula="of:=SUM([.S11]+[.S17]+[.S27]+[.S44]+[.S50])" office:value-type="float" office:value="3" calcext:value-type="float">
              <text:p>3</text:p>
            </table:table-cell>
            <table:table-cell table:style-name="ce366" table:formula="of:=SUM([.T11]+[.T17]+[.T27]+[.T44]+[.T50])" office:value-type="float" office:value="6.5" calcext:value-type="float">
              <text:p>6.5</text:p>
            </table:table-cell>
            <table:table-cell table:style-name="ce366" table:formula="of:=SUM([.U11]+[.U17]+[.U27]+[.U44]+[.U50])" office:value-type="float" office:value="0" calcext:value-type="float">
              <text:p>0</text:p>
            </table:table-cell>
            <table:table-cell table:style-name="ce366" table:formula="of:=SUM([.V11]+[.V17]+[.V27]+[.V44]+[.V50])" office:value-type="float" office:value="0" calcext:value-type="float">
              <text:p>0</text:p>
            </table:table-cell>
            <table:table-cell table:style-name="ce366" table:formula="of:=SUM([.W11]+[.W17]+[.W27]+[.W44]+[.W50])" office:value-type="float" office:value="0" calcext:value-type="float">
              <text:p>0</text:p>
            </table:table-cell>
            <table:table-cell table:style-name="ce366" table:formula="of:=SUM([.X11]+[.X17]+[.X27]+[.X44]+[.X50])" office:value-type="float" office:value="7" calcext:value-type="float">
              <text:p>7</text:p>
            </table:table-cell>
            <table:table-cell table:style-name="ce366" table:formula="of:=SUM([.Y11]+[.Y17]+[.Y27]+[.Y44]+[.Y50])" office:value-type="float" office:value="2.5" calcext:value-type="float">
              <text:p>2.5</text:p>
            </table:table-cell>
            <table:table-cell table:style-name="ce366" table:formula="of:=SUM([.Z11]+[.Z17]+[.Z44]+[.Z50])" office:value-type="float" office:value="1.25" calcext:value-type="float">
              <text:p>1.25</text:p>
            </table:table-cell>
            <table:table-cell table:style-name="ce366" table:formula="of:=SUM([.AA11]+[.AA17]+[.AA44]+[.AA50])" office:value-type="float" office:value="4" calcext:value-type="float">
              <text:p>4</text:p>
            </table:table-cell>
            <table:table-cell table:style-name="ce366" table:formula="of:=SUM([.AB11]+[.AB17]+[.AB44]+[.AB50])" office:value-type="float" office:value="0" calcext:value-type="float">
              <text:p>0</text:p>
            </table:table-cell>
            <table:table-cell table:style-name="ce366" table:formula="of:=SUM([.AC11]+[.AC17]+[.AC44]+[.AC50])" office:value-type="float" office:value="0" calcext:value-type="float">
              <text:p>0</text:p>
            </table:table-cell>
            <table:table-cell table:style-name="ce366" table:formula="of:=SUM([.AD11]+[.AD17]+[.AD44]+[.AD50])" office:value-type="float" office:value="0" calcext:value-type="float">
              <text:p>0</text:p>
            </table:table-cell>
            <table:table-cell table:style-name="ce366" table:formula="of:=SUM([.AE11]+[.AE17]+[.AE44]+[.AE50])" office:value-type="float" office:value="0" calcext:value-type="float">
              <text:p>0</text:p>
            </table:table-cell>
            <table:table-cell table:style-name="ce366" table:formula="of:=SUM([.AF11]+[.AF17]+[.AF44]+[.AF50])" office:value-type="float" office:value="0" calcext:value-type="float">
              <text:p>0</text:p>
            </table:table-cell>
            <table:table-cell table:style-name="ce366" table:formula="of:=SUM([.AG11]+[.AG17]+[.AG44]+[.AG50])" office:value-type="float" office:value="0" calcext:value-type="float">
              <text:p>0</text:p>
            </table:table-cell>
            <table:table-cell table:style-name="ce366" table:formula="of:=SUM([.AH11]+[.AH17]+[.AH44]+[.AH50])" office:value-type="float" office:value="0" calcext:value-type="float">
              <text:p>0</text:p>
            </table:table-cell>
            <table:table-cell table:style-name="ce366" table:formula="of:=SUM([.AI11]+[.AI17]+[.AI44]+[.AI50])" office:value-type="float" office:value="0" calcext:value-type="float">
              <text:p>0</text:p>
            </table:table-cell>
            <table:table-cell table:style-name="ce366" table:formula="of:=SUM([.AJ11]+[.AJ17]+[.AJ44]+[.AJ50])" office:value-type="float" office:value="0" calcext:value-type="float">
              <text:p>0</text:p>
            </table:table-cell>
            <table:table-cell table:style-name="ce366" table:formula="of:=SUM([.AK11]+[.AK17]+[.AK44]+[.AK50])" office:value-type="float" office:value="0" calcext:value-type="float">
              <text:p>0</text:p>
            </table:table-cell>
            <table:table-cell table:style-name="ce489" table:formula="of:=SUM([.AL11]+[.AL17]+[.AL44]+[.AL50])" office:value-type="float" office:value="0" calcext:value-type="float">
              <text:p>0</text:p>
            </table:table-cell>
            <table:table-cell table:style-name="ce366" table:formula="of:=SUM([.AM11]+[.AM17]+[.AM44]+[.AM50])" office:value-type="float" office:value="0" calcext:value-type="float">
              <text:p>0</text:p>
            </table:table-cell>
            <table:table-cell table:style-name="ce366" table:formula="of:=SUM([.AN11]+[.AN17]+[.AN44]+[.AN50])" office:value-type="float" office:value="0" calcext:value-type="float">
              <text:p>0</text:p>
            </table:table-cell>
            <table:table-cell table:style-name="ce366" table:formula="of:=SUM([.AO11]+[.AO17]+[.AO44]+[.AO50])" office:value-type="float" office:value="0" calcext:value-type="float">
              <text:p>0</text:p>
            </table:table-cell>
            <table:table-cell table:style-name="ce366" table:formula="of:=SUM([.AP11]+[.AP17]+[.AP44]+[.AP50])" office:value-type="float" office:value="0" calcext:value-type="float">
              <text:p>0</text:p>
            </table:table-cell>
            <table:table-cell table:style-name="ce366" table:formula="of:=SUM([.AQ11]+[.AQ17]+[.AQ44]+[.AQ50])" office:value-type="float" office:value="0" calcext:value-type="float">
              <text:p>0</text:p>
            </table:table-cell>
            <table:table-cell table:style-name="ce366" table:formula="of:=SUM([.AR11]+[.AR17]+[.AR44]+[.AR50])" office:value-type="float" office:value="0" calcext:value-type="float">
              <text:p>0</text:p>
            </table:table-cell>
            <table:table-cell table:style-name="ce366" table:formula="of:=SUM([.AS11]+[.AS17]+[.AS44]+[.AS50])" office:value-type="float" office:value="0" calcext:value-type="float">
              <text:p>0</text:p>
            </table:table-cell>
            <table:table-cell table:style-name="ce366" table:formula="of:=SUM([.AT11]+[.AT17]+[.AT44]+[.AT50])" office:value-type="float" office:value="0" calcext:value-type="float">
              <text:p>0</text:p>
            </table:table-cell>
            <table:table-cell table:style-name="ce366" table:formula="of:=SUM([.AU11]+[.AU17]+[.AU44]+[.AU50])" office:value-type="float" office:value="0" calcext:value-type="float">
              <text:p>0</text:p>
            </table:table-cell>
            <table:table-cell table:style-name="ce366" table:formula="of:=SUM([.AV11]+[.AV17]+[.AV44]+[.AV50])" office:value-type="float" office:value="0" calcext:value-type="float">
              <text:p>0</text:p>
            </table:table-cell>
            <table:table-cell table:style-name="ce366" table:formula="of:=SUM([.AW11]+[.AW17]+[.AW44]+[.AW50])" office:value-type="float" office:value="0" calcext:value-type="float">
              <text:p>0</text:p>
            </table:table-cell>
            <table:table-cell table:style-name="ce366" table:formula="of:=SUM([.AX11]+[.AX17]+[.AX44]+[.AX50])" office:value-type="float" office:value="0" calcext:value-type="float">
              <text:p>0</text:p>
            </table:table-cell>
            <table:table-cell table:style-name="ce366" table:formula="of:=SUM([.AY11]+[.AY17]+[.AY44]+[.AY50])" office:value-type="float" office:value="0" calcext:value-type="float">
              <text:p>0</text:p>
            </table:table-cell>
            <table:table-cell table:style-name="ce366" table:formula="of:=SUM([.AZ11]+[.AZ17]+[.AZ44]+[.AZ50])" office:value-type="float" office:value="0" calcext:value-type="float">
              <text:p>0</text:p>
            </table:table-cell>
            <table:table-cell table:style-name="ce366" table:formula="of:=SUM([.BA11]+[.BA17]+[.BA44]+[.BA50])" office:value-type="float" office:value="0" calcext:value-type="float">
              <text:p>0</text:p>
            </table:table-cell>
            <table:table-cell table:style-name="ce366" table:formula="of:=SUM([.BB11]+[.BB17]+[.BB44]+[.BB50])" office:value-type="float" office:value="0" calcext:value-type="float">
              <text:p>0</text:p>
            </table:table-cell>
            <table:table-cell table:style-name="ce366" table:formula="of:=SUM([.BC11]+[.BC17]+[.BC44]+[.BC50])" office:value-type="float" office:value="0" calcext:value-type="float">
              <text:p>0</text:p>
            </table:table-cell>
            <table:table-cell table:style-name="ce366" table:formula="of:=SUM([.BD11]+[.BD17]+[.BD44]+[.BD50])" office:value-type="float" office:value="0" calcext:value-type="float">
              <text:p>0</text:p>
            </table:table-cell>
            <table:table-cell table:style-name="ce366" table:formula="of:=SUM([.BE11]+[.BE17]+[.BE44]+[.BE50])" office:value-type="float" office:value="0" calcext:value-type="float">
              <text:p>0</text:p>
            </table:table-cell>
            <table:table-cell table:style-name="ce366" table:formula="of:=SUM([.BF11]+[.BF17]+[.BF44]+[.BF50])" office:value-type="float" office:value="0" calcext:value-type="float">
              <text:p>0</text:p>
            </table:table-cell>
            <table:table-cell table:style-name="ce366" table:formula="of:=SUM([.BG11]+[.BG17]+[.BG44]+[.BG50])" office:value-type="float" office:value="0" calcext:value-type="float">
              <text:p>0</text:p>
            </table:table-cell>
            <table:table-cell table:style-name="ce366" table:formula="of:=SUM([.BH11]+[.BH17]+[.BH44]+[.BH50])" office:value-type="float" office:value="0" calcext:value-type="float">
              <text:p>0</text:p>
            </table:table-cell>
            <table:table-cell table:style-name="ce366" table:formula="of:=SUM([.BI11]+[.BI17]+[.BI44]+[.BI50])" office:value-type="float" office:value="0" calcext:value-type="float">
              <text:p>0</text:p>
            </table:table-cell>
            <table:table-cell table:style-name="ce366" table:formula="of:=SUM([.BJ11]+[.BJ17]+[.BJ44]+[.BJ50])" office:value-type="float" office:value="0" calcext:value-type="float">
              <text:p>0</text:p>
            </table:table-cell>
            <table:table-cell table:style-name="ce366" table:formula="of:=SUM([.BK11]+[.BK17]+[.BK44]+[.BK50])" office:value-type="float" office:value="0" calcext:value-type="float">
              <text:p>0</text:p>
            </table:table-cell>
            <table:table-cell table:style-name="ce366" table:formula="of:=SUM([.BL11]+[.BL17]+[.BL44]+[.BL50])" office:value-type="float" office:value="0" calcext:value-type="float">
              <text:p>0</text:p>
            </table:table-cell>
            <table:table-cell table:style-name="ce366" table:formula="of:=SUM([.BM11]+[.BM17]+[.BM44]+[.BM50])" office:value-type="float" office:value="0" calcext:value-type="float">
              <text:p>0</text:p>
            </table:table-cell>
            <table:table-cell table:style-name="ce366" table:formula="of:=SUM([.BN11]+[.BN17]+[.BN44]+[.BN50])" office:value-type="float" office:value="0" calcext:value-type="float">
              <text:p>0</text:p>
            </table:table-cell>
            <table:table-cell table:style-name="ce366" table:formula="of:=SUM([.BO11]+[.BO17]+[.BO44]+[.BO50])" office:value-type="float" office:value="0" calcext:value-type="float">
              <text:p>0</text:p>
            </table:table-cell>
            <table:table-cell table:style-name="ce366" table:formula="of:=SUM([.BP11]+[.BP17]+[.BP44]+[.BP50])" office:value-type="float" office:value="0" calcext:value-type="float">
              <text:p>0</text:p>
            </table:table-cell>
            <table:table-cell table:style-name="ce366" table:formula="of:=SUM([.BQ11]+[.BQ17]+[.BQ44]+[.BQ50])" office:value-type="float" office:value="0" calcext:value-type="float">
              <text:p>0</text:p>
            </table:table-cell>
            <table:table-cell table:style-name="ce366" table:formula="of:=SUM([.BR11]+[.BR17]+[.BR44]+[.BR50])" office:value-type="float" office:value="0" calcext:value-type="float">
              <text:p>0</text:p>
            </table:table-cell>
            <table:table-cell table:style-name="ce366" table:formula="of:=SUM([.BS11]+[.BS17]+[.BS44]+[.BS50])" office:value-type="float" office:value="0" calcext:value-type="float">
              <text:p>0</text:p>
            </table:table-cell>
            <table:table-cell table:style-name="ce366" table:formula="of:=SUM([.BT11]+[.BT17]+[.BT44]+[.BT50])" office:value-type="float" office:value="0" calcext:value-type="float">
              <text:p>0</text:p>
            </table:table-cell>
            <table:table-cell table:style-name="ce489" table:formula="of:=SUM([.BU11]+[.BU17]+[.BU44]+[.BU50])" office:value-type="float" office:value="0" calcext:value-type="float">
              <text:p>0</text:p>
            </table:table-cell>
            <table:table-cell table:style-name="ce366" table:formula="of:=SUM([.BV11]+[.BV17]+[.BV44]+[.BV50])" office:value-type="float" office:value="0" calcext:value-type="float">
              <text:p>0</text:p>
            </table:table-cell>
            <table:table-cell table:style-name="ce366" table:formula="of:=SUM([.BW11]+[.BW17]+[.BW44]+[.BW50])" office:value-type="float" office:value="0" calcext:value-type="float">
              <text:p>0</text:p>
            </table:table-cell>
            <table:table-cell table:style-name="ce366" table:formula="of:=SUM([.BX11]+[.BX17]+[.BX44]+[.BX50])" office:value-type="float" office:value="0" calcext:value-type="float">
              <text:p>0</text:p>
            </table:table-cell>
            <table:table-cell table:style-name="ce366" table:formula="of:=SUM([.BY11]+[.BY17]+[.BY44]+[.BY50])" office:value-type="float" office:value="0" calcext:value-type="float">
              <text:p>0</text:p>
            </table:table-cell>
            <table:table-cell table:style-name="ce366" table:formula="of:=SUM([.BZ11]+[.BZ17]+[.BZ44]+[.BZ50])" office:value-type="float" office:value="0" calcext:value-type="float">
              <text:p>0</text:p>
            </table:table-cell>
            <table:table-cell table:style-name="ce366" table:formula="of:=SUM([.CA11]+[.CA17]+[.CA44]+[.CA50])" office:value-type="float" office:value="0" calcext:value-type="float">
              <text:p>0</text:p>
            </table:table-cell>
            <table:table-cell table:style-name="ce366" table:formula="of:=SUM([.CB11]+[.CB17]+[.CB44]+[.CB50])" office:value-type="float" office:value="0" calcext:value-type="float">
              <text:p>0</text:p>
            </table:table-cell>
            <table:table-cell table:style-name="ce366" table:formula="of:=SUM([.CC11]+[.CC17]+[.CC44]+[.CC50])" office:value-type="float" office:value="0" calcext:value-type="float">
              <text:p>0</text:p>
            </table:table-cell>
            <table:table-cell table:style-name="ce366" table:formula="of:=SUM([.CD11]+[.CD17]+[.CD44]+[.CD50])" office:value-type="float" office:value="0" calcext:value-type="float">
              <text:p>0</text:p>
            </table:table-cell>
            <table:table-cell table:style-name="ce366" table:formula="of:=SUM([.CE11]+[.CE17]+[.CE44]+[.CE50])" office:value-type="float" office:value="0" calcext:value-type="float">
              <text:p>0</text:p>
            </table:table-cell>
            <table:table-cell table:style-name="ce366" table:formula="of:=SUM([.CF11]+[.CF17]+[.CF44]+[.CF50])" office:value-type="float" office:value="0" calcext:value-type="float">
              <text:p>0</text:p>
            </table:table-cell>
            <table:table-cell table:style-name="ce366" table:formula="of:=SUM([.CG11]+[.CG17]+[.CG44]+[.CG50])" office:value-type="float" office:value="0" calcext:value-type="float">
              <text:p>0</text:p>
            </table:table-cell>
            <table:table-cell table:style-name="ce366" table:formula="of:=SUM([.CH11]+[.CH17]+[.CH44]+[.CH50])" office:value-type="float" office:value="0" calcext:value-type="float">
              <text:p>0</text:p>
            </table:table-cell>
            <table:table-cell table:style-name="ce366" table:formula="of:=SUM([.CI11]+[.CI17]+[.CI44]+[.CI50])" office:value-type="float" office:value="0" calcext:value-type="float">
              <text:p>0</text:p>
            </table:table-cell>
            <table:table-cell table:style-name="ce366" table:formula="of:=SUM([.CJ11]+[.CJ17]+[.CJ44]+[.CJ50])" office:value-type="float" office:value="0" calcext:value-type="float">
              <text:p>0</text:p>
            </table:table-cell>
            <table:table-cell table:style-name="ce366" table:formula="of:=SUM([.CK11]+[.CK17]+[.CK44]+[.CK50])" office:value-type="float" office:value="0" calcext:value-type="float">
              <text:p>0</text:p>
            </table:table-cell>
            <table:table-cell table:style-name="ce366" table:formula="of:=SUM([.CL11]+[.CL17]+[.CL44]+[.CL50])" office:value-type="float" office:value="0" calcext:value-type="float">
              <text:p>0</text:p>
            </table:table-cell>
            <table:table-cell table:style-name="ce366" table:formula="of:=SUM([.CM11]+[.CM17]+[.CM44]+[.CM50])" office:value-type="float" office:value="0" calcext:value-type="float">
              <text:p>0</text:p>
            </table:table-cell>
            <table:table-cell table:style-name="ce366" table:formula="of:=SUM([.CN11]+[.CN17]+[.CN44]+[.CN50])" office:value-type="float" office:value="0" calcext:value-type="float">
              <text:p>0</text:p>
            </table:table-cell>
            <table:table-cell table:style-name="ce366" table:formula="of:=SUM([.CO11]+[.CO17]+[.CO44]+[.CO50])" office:value-type="float" office:value="0" calcext:value-type="float">
              <text:p>0</text:p>
            </table:table-cell>
            <table:table-cell table:number-columns-repeated="931"/>
          </table:table-row>
          <table:table-row table:style-name="ro1">
            <table:table-cell table:style-name="ce307" office:value-type="string" calcext:value-type="string">
              <text:p>Legendat</text:p>
            </table:table-cell>
            <table:table-cell table:style-name="ce313" table:number-columns-repeated="2"/>
            <table:table-cell table:style-name="ce332" table:number-columns-repeated="2"/>
            <table:table-cell table:style-name="ce313"/>
            <table:table-cell table:style-name="ce349"/>
            <table:table-cell table:style-name="ce329" table:number-columns-repeated="2"/>
            <table:table-cell table:style-name="ce391"/>
            <table:table-cell table:style-name="ce404"/>
            <table:table-cell table:style-name="ce313" table:number-columns-repeated="82"/>
            <table:table-cell table:number-columns-repeated="931"/>
          </table:table-row>
        </table:table-row-group>
        <table:table-row table:style-name="ro6">
          <table:table-cell table:style-name="ce308"/>
          <table:table-cell table:style-name="ce24" office:value-type="string" calcext:value-type="string" table:number-columns-spanned="14" table:number-rows-spanned="1">
            <text:p>Toteutunut</text:p>
          </table:table-cell>
          <table:covered-table-cell table:number-columns-repeated="13"/>
          <table:table-cell table:style-name="ce108" table:number-columns-repeated="8"/>
          <table:table-cell table:style-name="ce124" table:number-columns-repeated="70"/>
          <table:table-cell table:number-columns-repeated="931"/>
        </table:table-row>
        <table:table-row table:style-name="ro6">
          <table:table-cell table:style-name="ce309"/>
          <table:table-cell table:style-name="ce25" office:value-type="string" calcext:value-type="string">
            <text:p>Projektoitu </text:p>
          </table:table-cell>
          <table:table-cell table:style-name="ce30" table:number-columns-repeated="6"/>
          <table:table-cell table:style-name="ce367"/>
          <table:table-cell table:style-name="ce30" table:number-columns-repeated="6"/>
          <table:table-cell table:style-name="ce108" table:number-columns-repeated="8"/>
          <table:table-cell table:style-name="ce124" table:number-columns-repeated="70"/>
          <table:table-cell table:number-columns-repeated="931"/>
        </table:table-row>
        <table:table-row table:style-name="ro6">
          <table:table-cell table:style-name="ce310"/>
          <table:table-cell table:style-name="ce25" office:value-type="string" calcext:value-type="string">
            <text:p>Projektoimaton</text:p>
          </table:table-cell>
          <table:table-cell table:style-name="ce30" table:number-columns-repeated="6"/>
          <table:table-cell table:style-name="ce367"/>
          <table:table-cell table:style-name="ce30" table:number-columns-repeated="6"/>
          <table:table-cell table:style-name="ce108" table:number-columns-repeated="8"/>
          <table:table-cell table:style-name="ce124" table:number-columns-repeated="70"/>
          <table:table-cell table:number-columns-repeated="931"/>
        </table:table-row>
        <table:table-row table:style-name="ro6">
          <table:table-cell table:style-name="ce311"/>
          <table:table-cell table:style-name="ce25" office:value-type="string" calcext:value-type="string">
            <text:p>Ylitetty</text:p>
          </table:table-cell>
          <table:table-cell table:style-name="ce30" table:number-columns-repeated="6"/>
          <table:table-cell table:style-name="ce367"/>
          <table:table-cell table:style-name="ce30" table:number-columns-repeated="6"/>
          <table:table-cell table:style-name="ce108" table:number-columns-repeated="8"/>
          <table:table-cell table:style-name="ce124" table:number-columns-repeated="70"/>
          <table:table-cell table:number-columns-repeated="931"/>
        </table:table-row>
        <table:table-row table:style-name="ro7" table:number-rows-repeated="104851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2'.I9:'1.2'.I10 '1.2'.I13:'1.2'.I16 '1.2'.I19:'1.2'.I26 '1.2'.I29:'1.2'.I43 '1.2'.I46:'1.2'.I49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2'.I9:'1.2'.I10 '1.2'.I13:'1.2'.I16 '1.2'.I19:'1.2'.I26 '1.2'.I29:'1.2'.I43 '1.2'.I46:'1.2'.I4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2'.H9:'1.2'.H10 '1.2'.H13:'1.2'.H16 '1.2'.H19:'1.2'.H26 '1.2'.H29:'1.2'.H30 '1.2'.H32:'1.2'.H43 '1.2'.H46:'1.2'.H47 '1.2'.H51:'1.2'.H51">
            <calcext:condition calcext:apply-style-name="ConditionalStyle_1" calcext:value="formula-is([.H9]&gt;[.G9])" calcext:base-cell-address="'1.2'.H9"/>
          </calcext:conditional-format>
          <calcext:conditional-format calcext:target-range-address="'1.2'.H9:'1.2'.H10 '1.2'.H13:'1.2'.H16 '1.2'.H19:'1.2'.H26 '1.2'.H29:'1.2'.H30 '1.2'.H32:'1.2'.H43 '1.2'.H46:'1.2'.H47 '1.2'.H51:'1.2'.H51">
            <calcext:condition calcext:apply-style-name="ConditionalStyle_2" calcext:value="formula-is([.H9]=[.G9])" calcext:base-cell-address="'1.2'.H9"/>
          </calcext:conditional-format>
          <calcext:conditional-format calcext:target-range-address="'1.2'.H9:'1.2'.H10 '1.2'.H13:'1.2'.H16 '1.2'.H19:'1.2'.H26 '1.2'.H29:'1.2'.H30 '1.2'.H32:'1.2'.H43 '1.2'.H46:'1.2'.H47 '1.2'.H51:'1.2'.H51">
            <calcext:condition calcext:apply-style-name="ConditionalStyle_3" calcext:value="formula-is([.H9]&lt;[.G9])" calcext:base-cell-address="'1.2'.H9"/>
          </calcext:conditional-format>
          <calcext:conditional-format calcext:target-range-address="'1.2'.H33:'1.2'.H33">
            <calcext:condition calcext:apply-style-name="ConditionalStyle_4" calcext:value="formula-is([.H20]*0)" calcext:base-cell-address="'1.2'.H33"/>
          </calcext:conditional-format>
          <calcext:conditional-format calcext:target-range-address="'1.2'.H9:'1.2'.H10 '1.2'.H13:'1.2'.H16 '1.2'.H19:'1.2'.H26 '1.2'.H33:'1.2'.H37 '1.2'.H39:'1.2'.H43">
            <calcext:condition calcext:apply-style-name="ConditionalStyle_4" calcext:value="formula-is([.H9]*0&gt;[.H9])" calcext:base-cell-address="'1.2'.H9"/>
          </calcext:conditional-format>
          <calcext:conditional-format calcext:target-range-address="'1.2'.J11:'1.2'.CO11 '1.2'.J17:'1.2'.CO17 '1.2'.J27:'1.2'.CO27 '1.2'.J33:'1.2'.BB47 '1.2'.BC33:'1.2'.BC46 '1.2'.BD33:'1.2'.BF47 '1.2'.BV36:'1.2'.BV37 '1.2'.BN37:'1.2'.BU37 '1.2'.BW37:'1.2'.BZ37 '1.2'.BN41:'1.2'.CB42 '1.2'.CC42:'1.2'.CH42 '1.2'.BG44:'1.2'.CO44 '1.2'.BQ46:'1.2'.BQ46 '1.2'.BX46:'1.2'.BX46 '1.2'.CE46:'1.2'.CE46 '1.2'.J50:'1.2'.CO50">
            <calcext:condition calcext:apply-style-name="ConditionalStyle_6" calcext:value="&gt;0" calcext:base-cell-address="'1.2'.J11"/>
          </calcext:conditional-format>
          <calcext:conditional-format calcext:target-range-address="'1.2'.J19:'1.2'.P22 '1.2'.Q19:'1.2'.W24 '1.2'.X19:'1.2'.Z21 '1.2'.AE19:'1.2'.AM21 '1.2'.AA20:'1.2'.AD21 '1.2'.AN21:'1.2'.AN21 '1.2'.AE25:'1.2'.AJ26 '1.2'.W26:'1.2'.W26 '1.2'.W49:'1.2'.W49">
            <calcext:condition calcext:apply-style-name="ConditionalStyle_6" calcext:value="&gt;0" calcext:base-cell-address="'1.2'.J19"/>
          </calcext:conditional-format>
          <calcext:conditional-format calcext:target-range-address="'1.2'.J33:'1.2'.J33 '1.2'.J36:'1.2'.J36 '1.2'.J42:'1.2'.J42">
            <calcext:condition calcext:apply-style-name="ConditionalStyle_7" calcext:value="=&quot;VARAUS&quot;" calcext:base-cell-address="'1.2'.J33"/>
          </calcext:conditional-format>
          <calcext:conditional-format calcext:target-range-address="'1.2'.J11:'1.2'.CO12 '1.2'.J17:'1.2'.CO17 '1.2'.J26:'1.2'.AD28 '1.2'.AF26:'1.2'.CO28 '1.2'.AE27:'1.2'.AE28 '1.2'.J44:'1.2'.CO44 '1.2'.I50:'1.2'.CO50">
            <calcext:condition calcext:apply-style-name="ConditionalStyle_8" calcext:value="&gt;0" calcext:base-cell-address="'1.2'.I50"/>
          </calcext:conditional-format>
          <calcext:conditional-format calcext:target-range-address="'1.2'.J11:'1.2'.CO12 '1.2'.J17:'1.2'.CO17 '1.2'.J26:'1.2'.AD28 '1.2'.AF26:'1.2'.CO28 '1.2'.AE27:'1.2'.AE28 '1.2'.J44:'1.2'.CO44 '1.2'.I50:'1.2'.CO50">
            <calcext:condition calcext:apply-style-name="ConditionalStyle_9" calcext:value="&lt;=0" calcext:base-cell-address="'1.2'.I50"/>
          </calcext:conditional-format>
          <calcext:conditional-format calcext:target-range-address="'1.2'.I51:'1.2'.CO51">
            <calcext:condition calcext:apply-style-name="ConditionalStyle_10" calcext:value="&gt;0" calcext:base-cell-address="'1.2'.I51"/>
          </calcext:conditional-format>
          <calcext:conditional-format calcext:target-range-address="'1.2'.I51:'1.2'.CO51">
            <calcext:condition calcext:apply-style-name="ConditionalStyle_5" calcext:value="&lt;=0" calcext:base-cell-address="'1.2'.I51"/>
          </calcext:conditional-format>
          <calcext:conditional-format calcext:target-range-address="'1.2'.J9:'1.2'.CO10">
            <calcext:condition calcext:apply-style-name="ConditionalStyle_11" calcext:value="&gt;0" calcext:base-cell-address="'1.2'.J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day number:style="long"/>
      <number:text>/</number:text>
      <number:month number:style="long"/>
      <number:text>/</number:text>
      <number:year/>
    </number:date-style>
    <number:number-style style:name="N128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69138"/>
    </style:style>
    <style:style style:name="ConditionalStyle_5f_2" style:display-name="ConditionalStyle_2" style:family="table-cell" style:parent-style-name="Default">
      <style:table-cell-properties fo:background-color="#93c47d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ConditionalStyle_5f_4" style:display-name="ConditionalStyle_4" style:family="table-cell" style:parent-style-name="Default">
      <style:table-cell-properties fo:background-color="transparent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565656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4e9e2"/>
      <style:text-properties fo:color="#000000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transparent"/>
      <style:text-properties fo:color="#ffffff"/>
    </style:style>
    <style:style style:name="ConditionalStyle_5f_10" style:display-name="ConditionalStyle_10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0" style:display-name="PageStyle_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1" style:display-name="PageStyle_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" style:display-name="PageStyle_1.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362" meta:object-count="0"/>
    <meta:generator>LibreOfficeDev/6.0.5.2$Linux_X86_64 LibreOffice_project/</meta:generator>
  </office:meta>
</office:document-meta>
</file>